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235.84pt"/>
    </style:style>
    <style:style style:name="co4" style:family="table-column">
      <style:table-column-properties fo:break-before="auto" style:column-width="216.99pt"/>
    </style:style>
    <style:style style:name="co5" style:family="table-column">
      <style:table-column-properties fo:break-before="auto" style:column-width="117.89pt"/>
    </style:style>
    <style:style style:name="co6" style:family="table-column">
      <style:table-column-properties fo:break-before="auto" style:column-width="225.55pt"/>
    </style:style>
    <style:style style:name="co7" style:family="table-column">
      <style:table-column-properties fo:break-before="auto" style:column-width="217.84pt"/>
    </style:style>
    <style:style style:name="co8" style:family="table-column">
      <style:table-column-properties fo:break-before="auto" style:column-width="151pt"/>
    </style:style>
    <style:style style:name="co9" style:family="table-column">
      <style:table-column-properties fo:break-before="auto" style:column-width="208.4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206.96pt"/>
    </style:style>
    <style:style style:name="co12" style:family="table-column">
      <style:table-column-properties fo:break-before="auto" style:column-width="280.46pt"/>
    </style:style>
    <style:style style:name="co13" style:family="table-column">
      <style:table-column-properties fo:break-before="auto" style:column-width="144.9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66pt" fo:break-before="auto" style:use-optimal-row-height="fals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7.05pt" fo:break-before="auto" style:use-optimal-row-height="fals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87.31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ro14" style:family="table-row">
      <style:table-row-properties style:row-height="124.61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untry="non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country-complex="none" style:country-asian="none" style:text-overline-style="none" style:text-overline-color="font-color" style:text-line-through-mode="continuous"/>
    </style:style>
    <style:style style:name="T4" style:family="text">
      <style:text-properties fo:country="non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country-complex="none" style:country-asian="none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5"/>
        <table:table-column table:style-name="co1" table:number-columns-repeated="8" table:default-cell-style-name="ce5"/>
        <table:table-column table:style-name="co14" table:number-columns-repeated="997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SENT1_ITA</text:p>
          </table:table-cell>
          <table:table-cell table:style-name="ce7" office:value-type="string" calcext:value-type="string">
            <text:p>SENT1_string_ITA</text:p>
          </table:table-cell>
          <table:table-cell table:style-name="ce7" office:value-type="string" calcext:value-type="string">
            <text:p>SENT1_DEU</text:p>
          </table:table-cell>
          <table:table-cell table:style-name="ce7" office:value-type="string" calcext:value-type="string">
            <text:p>SENT1_string_DEU</text:p>
          </table:table-cell>
          <table:table-cell table:style-name="ce7" office:value-type="string" calcext:value-type="string">
            <text:p>SENT2_ITA</text:p>
          </table:table-cell>
          <table:table-cell table:style-name="ce20" office:value-type="string" calcext:value-type="string">
            <text:p>SENT2_string_ITA</text:p>
          </table:table-cell>
          <table:table-cell table:style-name="ce7" office:value-type="string" calcext:value-type="string">
            <text:p>SENT2_DEU</text:p>
          </table:table-cell>
          <table:table-cell table:style-name="ce7" office:value-type="string" calcext:value-type="string">
            <text:p>SENT2_string_DEU</text:p>
          </table:table-cell>
          <table:table-cell table:style-name="ce7" office:value-type="string" calcext:value-type="string">
            <text:p>SENT3_ITA</text:p>
          </table:table-cell>
          <table:table-cell table:style-name="ce20" office:value-type="string" calcext:value-type="string">
            <text:p>SENT3_string_ITA</text:p>
          </table:table-cell>
          <table:table-cell table:style-name="ce7" office:value-type="string" calcext:value-type="string">
            <text:p>SENT3_DEU</text:p>
          </table:table-cell>
          <table:table-cell table:style-name="ce7" office:value-type="string" calcext:value-type="string">
            <text:p>SENT3_string_DEU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table:style-name="Default" office:value-type="string" calcext:value-type="string">
            <text:p>occorrono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table:style-name="Default" office:value-type="string" calcext:value-type="string">
            <text:p>Occorre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Credo che occorra un rinnovamento dalle basi.</text:p>
          </table:table-cell>
          <table:table-cell table:style-name="Default" office:value-type="string" calcext:value-type="string">
            <text:p>occorra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i ha avuto la sciagurata idea di riversare i liquami nel fiume?</text:p>
          </table:table-cell>
          <table:table-cell table:style-name="Default" office:value-type="string" calcext:value-type="string">
            <text:p>riversare</text:p>
          </table:table-cell>
          <table:table-cell office:value-type="string" calcext:value-type="string">
            <text:p>Wer hatte die unglückliche Idee, das Abwasser in den Fluss zu schütten?</text:p>
          </table:table-cell>
          <table:table-cell table:style-name="ce15" office:value-type="string" calcext:value-type="string">
            <text:p>schü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Il re governò il paese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e ne dici di mangiare fuori stasera tanto per cambiare?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Ne ho mangiato metà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Ich habe die Hälfte davon gegessen.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Essi non ne parlano, ma si può vedere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Sie sprechen nicht darüber, aber man kann es sehen.</text:p>
          </table:table-cell>
          <table:table-cell table:style-name="ce15" office:value-type="string" calcext:value-type="string">
            <text:p>darüber</text:p>
          </table:table-cell>
          <table:table-cell table:style-name="ce15"/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table:style-name="Default" office:value-type="string" calcext:value-type="string">
            <text:p>sogniamo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La scorsa notte ho sognato degli animali selvatici.</text:p>
          </table:table-cell>
          <table:table-cell table:style-name="Default" office:value-type="string" calcext:value-type="string">
            <text:p>sognato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string" calcext:value-type="string">
            <text:p>Come potrei essere un robot? I robot non sognano.</text:p>
          </table:table-cell>
          <table:table-cell table:style-name="Default" office:value-type="string" calcext:value-type="string">
            <text:p>sognano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Un terzo del territorio della Svizzera è coperto da foreste.</text:p>
          </table:table-cell>
          <table:table-cell table:style-name="Default" office:value-type="string" calcext:value-type="string">
            <text:p>foreste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inventato un nuovo motore che non ha bisogno di benzina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Voi lo sapete chi ha inventato la macchina?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Edison ha inventato molte cose utili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/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table:style-name="Default" office:value-type="string" calcext:value-type="string">
            <text:p>intervento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 chi vincerà alla lotteria e chi perderà?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on compro biglietti della lotteria.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ena arrivato a casa mi sono messo a coccolare il mio cucciolo.</text:p>
          </table:table-cell>
          <table:table-cell table:style-name="Default" office:value-type="string" calcext:value-type="string">
            <text:p>coccolare</text:p>
          </table:table-cell>
          <table:table-cell office:value-type="string" calcext:value-type="string">
            <text:p>Sobald ich nach Hause kam, fing ich an, meinen Welpen zu kuscheln.</text:p>
          </table:table-cell>
          <table:table-cell table:style-name="ce15" office:value-type="string" calcext:value-type="string">
            <text:p>kuschel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ggi ho studiato molto. Adesso mi concedo una pausa!</text:p>
          </table:table-cell>
          <table:table-cell table:style-name="Default" office:value-type="string" calcext:value-type="string">
            <text:p>concedo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string" calcext:value-type="string">
            <text:p>Le banche non concedono più i mutui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string" calcext:value-type="string">
            <text:p>Leggere è un piacere che non tutti si concedono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table:style-name="Default" office:value-type="string" calcext:value-type="string">
            <text:p>preparativi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ausa dell'incidente non è ancora chiar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L'aeroporto è stato chiuso a causa della nebbi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l fumo è la causa maggiore del tumore ai polmoni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una fa sognare gli innamorati, per gli astronomi è solo un astro.</text:p>
          </table:table-cell>
          <table:table-cell table:style-name="Default" office:value-type="string" calcext:value-type="string">
            <text:p>astro</text:p>
          </table:table-cell>
          <table:table-cell office:value-type="string" calcext:value-type="string">
            <text:p>Der Mond lässt Liebende träumen, für Astronomen ist er nur ein Stern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table:style-name="Default" office:value-type="string" calcext:value-type="string">
            <text:p>rubrica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accetti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string" calcext:value-type="string">
            <text:p>Questo ristorante accetta soltanto contanti.</text:p>
          </table:table-cell>
          <table:table-cell table:style-name="Default" office:value-type="string" calcext:value-type="string">
            <text:p>accetta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accettare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Mi aveva quasi convinto che si fosse trattato di un errore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Era convinto che ora lei lo amava perché era incinta di lu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/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 piovuto ininterrottamente durante tutta la settimana scorsa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Alcuni animali dormono ininterrottamente per tutto l'invern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Ecco a Lei i documenti. Ci lavoro ininterrottamente da sabat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/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opra alla vetta c'era un vento fortissimo, tanto che dovemmo ripiegare e tornare sui nostri passi.</text:p>
          </table:table-cell>
          <table:table-cell table:style-name="Default" office:value-type="string" calcext:value-type="string">
            <text:p>ripiegare</text:p>
          </table:table-cell>
          <table:table-cell office:value-type="string" calcext:value-type="string">
            <text:p>Der Wind war über dem Gipfel so stark, dass wir uns zurückziehen und unsere Schritte zurückverfolgen mussten.</text:p>
          </table:table-cell>
          <table:table-cell office:value-type="string" calcext:value-type="string">
            <text:p>zurückzie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ngiando troppo si ingrassa.</text:p>
          </table:table-cell>
          <table:table-cell table:style-name="Default" office:value-type="string" calcext:value-type="string">
            <text:p>ingrassa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Non riesco a credere che tu sia davvero innamorata di me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pero che otterrai il suo appoggio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hoffe, du wirst seine Unterstützung erhalten.</text:p>
          </table:table-cell>
          <table:table-cell office:value-type="string" calcext:value-type="string">
            <text:p>Unterstützung</text:p>
          </table:table-cell>
          <table:table-cell/>
          <table:table-cell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ho dovuto dare qualcosa per calmare i nervi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Gli animali mi sembrano agitati. Vado a calmarli.</text:p>
          </table:table-cell>
          <table:table-cell table:style-name="Default" office:value-type="string" calcext:value-type="string">
            <text:p>calmarli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/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string" calcext:value-type="string">
            <text:p>Mi pongo obiettivi realistici.</text:p>
          </table:table-cell>
          <table:table-cell table:style-name="Default" office:value-type="string" calcext:value-type="string">
            <text:p>pongo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/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i è la maggiore delle due sorelle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/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amo, dunque, in maniera responsabil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string" calcext:value-type="string">
            <text:p>Tom mi chiedeva chi fosse responsabile dell'incident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ono responsabile del reparto libri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Hanno rischiato la vita in un viaggio pericoloso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Sembra facile, ma perché dovremmo rischiare noi?</text:p>
          </table:table-cell>
          <table:table-cell table:style-name="Default" office:value-type="string" calcext:value-type="string">
            <text:p>rischiare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/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 mia foto è continuamente sui giornali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Wie kann sie antworten, wenn Herr Dancer sie ständig unterbricht?</text:p>
          </table:table-cell>
          <table:table-cell office:value-type="string" calcext:value-type="string">
            <text:p>ständig</text:p>
          </table:table-cell>
          <table:table-cell/>
          <table:table-cell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Sappiamo che hanno una spedizione di forze in direzione sud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venditore maleducato non piace a nessun client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È la prima volta che il cliente fa pressione sul venditor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Sono un ottimo venditore di scarp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/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ioccolato contiene un enzima che si chiama catechina.</text:p>
          </table:table-cell>
          <table:table-cell table:style-name="Default" office:value-type="string" calcext:value-type="string">
            <text:p>catechina</text:p>
          </table:table-cell>
          <table:table-cell office:value-type="string" calcext:value-type="string">
            <text:p>Schokolade enthält ein Enzym die Katechin genannt wird.</text:p>
          </table:table-cell>
          <table:table-cell office:value-type="string" calcext:value-type="string">
            <text:p>Katech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Adesso i giornali hanno un altro caso sensazionale di cui scriver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ul mio giornale c‘é uno scoop sensazionale!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/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attribuì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string" calcext:value-type="string">
            <text:p>Forse Tom non ha fatto ciò che gli abbiamo attribuito.</text:p>
          </table:table-cell>
          <table:table-cell table:style-name="Default" office:value-type="string" calcext:value-type="string">
            <text:p>attribuito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Bard, non puoi attribuire ogni crimine commesso a Griffin.</text:p>
          </table:table-cell>
          <table:table-cell table:style-name="Default" office:value-type="string" calcext:value-type="string">
            <text:p>attribuire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/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un buon piatto di pasta con il ragù si mette una spolverata di parmigiano.</text:p>
          </table:table-cell>
          <table:table-cell table:style-name="Default" office:value-type="string" calcext:value-type="string">
            <text:p>ragù</text:p>
          </table:table-cell>
          <table:table-cell office:value-type="string" calcext:value-type="string">
            <text:p>In ein gutes Nudelgericht mit Fleischsauce tut man einen Streusel Parmesankäse.</text:p>
          </table:table-cell>
          <table:table-cell table:style-name="ce15" office:value-type="string" calcext:value-type="string">
            <text:p>Fleischsauc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deciso, come regalo di compleanno andrò in profumeria a sceglierle un profumo.</text:p>
          </table:table-cell>
          <table:table-cell table:style-name="Default" office:value-type="string" calcext:value-type="string">
            <text:p>profumeria</text:p>
          </table:table-cell>
          <table:table-cell office:value-type="string" calcext:value-type="string">
            <text:p>N/AIch habe beschlossen, dass ich als Geburtstagsgeschenk in den Parfümladen gehen und ein Parfüm für sie aussuchen werde.</text:p>
          </table:table-cell>
          <table:table-cell office:value-type="string" calcext:value-type="string">
            <text:p>Parfümla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 oltre a queste tre cose ci vuole coraggi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Io peso oltre duecento chili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Questi fiori oltre a essere belli hanno anche un buon profum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/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table:style-name="Default" office:value-type="string" calcext:value-type="string">
            <text:p>trasformazioni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trasformazione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Detroit è famosa per la sua industria di automobili.</text:p>
          </table:table-cell>
          <table:table-cell table:style-name="Default" office:value-type="string" calcext:value-type="string">
            <text:p>famosa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Lui è un famoso pittore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era non potrò partecipare alla partita di calcetto a causa di una distorsione alla caviglia.</text:p>
          </table:table-cell>
          <table:table-cell table:style-name="Default" office:value-type="string" calcext:value-type="string">
            <text:p>calcetto</text:p>
          </table:table-cell>
          <table:table-cell office:value-type="string" calcext:value-type="string">
            <text:p>Wegen eines verstauchten Knöchels kann ich heute Abend nicht am Fußballspiel teilnehmen.</text:p>
          </table:table-cell>
          <table:table-cell table:style-name="ce15" office:value-type="string" calcext:value-type="string">
            <text:p>Fußb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table:style-name="Default" office:value-type="string" calcext:value-type="string">
            <text:p>stimoli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A me sembra solo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nostro insegnante vive in fondo alla strada.</text:p>
          </table:table-cell>
          <table:table-cell table:style-name="Default" office:value-type="string" calcext:value-type="string">
            <text:p>fondo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molto fiero dei suoi studenti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Sono molto fiero di mio figli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Lui è fiero di essere un medic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trovassi uno scorpione in camera mia, grideri ad alta voce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Ma come avete eluso lo scorpione letale?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Marco è rimasto mio fedele amico anche nelle avversità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office:value-type="string" calcext:value-type="string">
            <text:p>treu</text:p>
          </table:table-cell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È difficile tradurre una poesia in un'altra lingua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Quel romanzo è stato tradotto in sette lingue.</text:p>
          </table:table-cell>
          <table:table-cell table:style-name="Default" office:value-type="string" calcext:value-type="string">
            <text:p>tradotto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/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ha paura di svenire, metta la testa fra le ginocchi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Inoltre, Fantasy potrebbe svenire dalla paur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/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m mise la busta di mele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Tom salì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Prego, salga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/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manifestato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table:style-name="Default" office:value-type="string" calcext:value-type="string">
            <text:p>manifestare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ro si dividono in gruppi di cinque persone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gruppo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'apprendimento cooperativo è un apprendimento in piccoli gruppi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ecch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Li sento e mi tappo le orecchie con le mani, ma non funziona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/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numerosa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Numerose stelle erano visibili nel cielo.</text:p>
          </table:table-cell>
          <table:table-cell table:style-name="Default" office:value-type="string" calcext:value-type="string">
            <text:p>Numerose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string" calcext:value-type="string">
            <text:p>Bob ha numerosi libri in camera sua.</text:p>
          </table:table-cell>
          <table:table-cell table:style-name="Default" office:value-type="string" calcext:value-type="string">
            <text:p>numerosi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chelangelo Buonarroti era toscano di nascita; e lo erano anche Dante e Leonardo.</text:p>
          </table:table-cell>
          <table:table-cell table:style-name="Default" office:value-type="string" calcext:value-type="string">
            <text:p>toscano</text:p>
          </table:table-cell>
          <table:table-cell office:value-type="string" calcext:value-type="string">
            <text:p>Michelangelo Buonarroti war gebürtiger Toskaner, ebenso wie Dante und Leonardo.</text:p>
          </table:table-cell>
          <table:table-cell table:style-name="ce15" office:value-type="string" calcext:value-type="string">
            <text:p>Toska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table:style-name="Default" office:value-type="string" calcext:value-type="string">
            <text:p>lottano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lotta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lottare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/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Possiamo considerare il problema da parecchi punti di vista.</text:p>
          </table:table-cell>
          <table:table-cell table:style-name="Default" office:value-type="string" calcext:value-type="string">
            <text:p>considerare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biamo mangiato dell'ottimo pesce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string" calcext:value-type="string">
            <text:p>“I risultati sono buoni?“ “Si, ottimi.“</text:p>
          </table:table-cell>
          <table:table-cell table:style-name="Default" office:value-type="string" calcext:value-type="string">
            <text:p>ottimi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Oggi il tempo a Boston è ottimo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'immagine vale più di mille parol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Quante persone ci sono nell'immagine?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Hai mai formulato delle ipotesi su questo strano fenomeno?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libero il saba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/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idrolizzate la sostanza con questo enzima, il processo si attiverà immediatamente.</text:p>
          </table:table-cell>
          <table:table-cell table:style-name="Default" office:value-type="string" calcext:value-type="string">
            <text:p>enzima</text:p>
          </table:table-cell>
          <table:table-cell office:value-type="string" calcext:value-type="string">
            <text:p>Wenn Sie die Substanz mit diesem Enzym hydrolysieren, wird der Prozess sofort aktiviert.</text:p>
          </table:table-cell>
          <table:table-cell office:value-type="string" calcext:value-type="string">
            <text:p>Enzy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table:style-name="Default" office:value-type="string" calcext:value-type="string">
            <text:p>raccontato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Il papà raccontò una bella storia ai bambini.</text:p>
          </table:table-cell>
          <table:table-cell table:style-name="Default" office:value-type="string" calcext:value-type="string">
            <text:p>raccontò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racconterò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rollo dell'Unione Sovietica ha causato problemi enormi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string" calcext:value-type="string">
            <text:p>Un grave crollo nervoso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ta a noi scegliere da quale altitudine sganciare le bomb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so sempre un ottimo fertilizzante per le mie rose che ho sulla terrazza.</text:p>
          </table:table-cell>
          <table:table-cell table:style-name="Default" office:value-type="string" calcext:value-type="string">
            <text:p>fertilizzante</text:p>
          </table:table-cell>
          <table:table-cell office:value-type="string" calcext:value-type="string">
            <text:p>Ich verwende immer einen guten Dünger für meine Rosen, die ich auf der Terrasse habe.</text:p>
          </table:table-cell>
          <table:table-cell office:value-type="string" calcext:value-type="string">
            <text:p>Dün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orta era chiusa, quando qualcuno bussò.</text:p>
          </table:table-cell>
          <table:table-cell table:style-name="Default" office:value-type="string" calcext:value-type="string">
            <text:p>chiusa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Perché tengono le loro riunioni a porte chiuse?</text:p>
          </table:table-cell>
          <table:table-cell table:style-name="Default" office:value-type="string" calcext:value-type="string">
            <text:p>chiuse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string" calcext:value-type="string">
            <text:p>Era domenica, e i negozi erano chiusi.</text:p>
          </table:table-cell>
          <table:table-cell table:style-name="Default" office:value-type="string" calcext:value-type="string">
            <text:p>chiusi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table:style-name="Default" office:value-type="string" calcext:value-type="string">
            <text:p>estinzione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Quello che cambia il mondo è la comunicazione, non l'informazion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È una frase nella comunicazione che ci preoccupa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successo del nostro progetto merita di essere festeggiat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string" calcext:value-type="string">
            <text:p>Avete già deciso dove festeggerete il Natale?</text:p>
          </table:table-cell>
          <table:table-cell table:style-name="Default" office:value-type="string" calcext:value-type="string">
            <text:p>festeggerete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Noi abbiamo festeggiato il suo compleann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rendere più agevole il passaggio si rese necessario allargare la passerella</text:p>
          </table:table-cell>
          <table:table-cell table:style-name="Default" office:value-type="string" calcext:value-type="string">
            <text:p>passerella</text:p>
          </table:table-cell>
          <table:table-cell office:value-type="string" calcext:value-type="string">
            <text:p>Um den Durchgang zu erleichtern, war es notwendig, den Gang zu verbreitern.</text:p>
          </table:table-cell>
          <table:table-cell table:style-name="ce15" office:value-type="string" calcext:value-type="string">
            <text:p>Durchga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primi che arrivano troveranno i posti migliori.</text:p>
          </table:table-cell>
          <table:table-cell table:style-name="Default" office:value-type="string" calcext:value-type="string">
            <text:p>migliori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string" calcext:value-type="string">
            <text:p>Lui è il mio migliore amico. Siamo come fratell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Una biblioteca è la risorsa migliore per i libr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riveremo alle cascate, è incantevole al chiaro di lun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non ce la fai, non darti per vint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Non sono tanto stupida. Ho vinto la lotter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A proposito, il suo film ha vinto un premi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/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impresa produce televisori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In questa regione viene prodotto un vino molto famoso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string" calcext:value-type="string">
            <text:p>Il Giappone produce molte macchine fotografiche buone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i fenomeni soprannaturali sono lo spunto per la realizzazione di film.</text:p>
          </table:table-cell>
          <table:table-cell table:style-name="Default" office:value-type="string" calcext:value-type="string">
            <text:p>spunto</text:p>
          </table:table-cell>
          <table:table-cell office:value-type="string" calcext:value-type="string">
            <text:p>Diese übernatürlichen Phänomene sind die Inspiration für das Filmemachen.</text:p>
          </table:table-cell>
          <table:table-cell table:style-name="ce15" office:value-type="string" calcext:value-type="string">
            <text:p>Inspir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techino è una salsiccia cruda italiana speziata a base di carne di maiale.</text:p>
          </table:table-cell>
          <table:table-cell table:style-name="Default" office:value-type="string" calcext:value-type="string">
            <text:p>cotechino</text:p>
          </table:table-cell>
          <table:table-cell office:value-type="string" calcext:value-type="string">
            <text:p>Cotechino ist eine gewürzte, italienische Rohwurst aus Schweinefleisch.</text:p>
          </table:table-cell>
          <table:table-cell office:value-type="string" calcext:value-type="string">
            <text:p>Cotechi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assionato com'era di animali ha deciso di specializzarsi in zootecnica.</text:p>
          </table:table-cell>
          <table:table-cell table:style-name="Default" office:value-type="string" calcext:value-type="string">
            <text:p>specializzarsi</text:p>
          </table:table-cell>
          <table:table-cell office:value-type="string" calcext:value-type="string">
            <text:p>Da er Tiere leidenschaftlich liebte, beschloss er, sich auf Tierhaltung zu spezialisieren.</text:p>
          </table:table-cell>
          <table:table-cell table:style-name="ce15" office:value-type="string" calcext:value-type="string">
            <text:p>spezial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E auguriamoci che la gara sia leale e sportiva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Volevo congratularmi perché hai vinto la gara di matematic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/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iso che sembrava scolpito nella roccia.</text:p>
          </table:table-cell>
          <table:table-cell table:style-name="Default" office:value-type="string" calcext:value-type="string">
            <text:p>scolpito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La pizza del giorno è buona e convenien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Vieni a trovarmi quando è più conveniente per 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camo il pollo ripieno e il maial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string" calcext:value-type="string">
            <text:p>Sembra un bombolon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ci dimentichiamo come l'abolizione della schiavitù sia stato solo un atto formale, di fatto in molti paesi esiste ancora oggi.</text:p>
          </table:table-cell>
          <table:table-cell table:style-name="Default" office:value-type="string" calcext:value-type="string">
            <text:p>abolizione</text:p>
          </table:table-cell>
          <table:table-cell office:value-type="string" calcext:value-type="string">
            <text:p>Wir vergessen oft, dass die Abschaffung der Sklaverei nur ein formeller Akt war, tatsächlich existiert sie in vielen Ländern auch heute noch.</text:p>
          </table:table-cell>
          <table:table-cell office:value-type="string" calcext:value-type="string">
            <text:p>Abschaf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alligatori depongono le uova?</text:p>
          </table:table-cell>
          <table:table-cell table:style-name="Default" office:value-type="string" calcext:value-type="string">
            <text:p>alligatori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 i suoi incubi notturni anche senza di noi.</text:p>
          </table:table-cell>
          <table:table-cell table:style-name="Default" office:value-type="string" calcext:value-type="string">
            <text:p>incubi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string" calcext:value-type="string">
            <text:p>Il mio incubo peggiore si sta avverand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/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lavoro manuale richiede molto tempo e attenzione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l computer è bloccato, e la navigazione manuale è fuori uso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piedi delle mura c'è un fosso pieno d'acqua.</text:p>
          </table:table-cell>
          <table:table-cell table:style-name="Default" office:value-type="string" calcext:value-type="string">
            <text:p>fosso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mber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mberoni sono i miei frutti di mare preferiti.</text:p>
          </table:table-cell>
          <table:table-cell table:style-name="Default" office:value-type="string" calcext:value-type="string">
            <text:p>gamberoni</text:p>
          </table:table-cell>
          <table:table-cell office:value-type="string" calcext:value-type="string">
            <text:p>Garnelen sind meine Lieblings-Meeresfrüchte.</text:p>
          </table:table-cell>
          <table:table-cell office:value-type="string" calcext:value-type="string">
            <text:p>Garne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mpagna elettorale ebbe successo e lei vinse le elezioni.</text:p>
          </table:table-cell>
          <table:table-cell table:style-name="Default" office:value-type="string" calcext:value-type="string">
            <text:p>vinse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string" calcext:value-type="string">
            <text:p>Chi vincerà la Coppa del Mondo?</text:p>
          </table:table-cell>
          <table:table-cell table:style-name="Default" office:value-type="string" calcext:value-type="string">
            <text:p>vincerà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Marcel Kittel ha vinto la prima tappa del giro di Franc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fortuna ora si torna a considerare l'agricoltura come il primo, fondamentale, passaggio del nostro rapporto con il cibo.</text:p>
          </table:table-cell>
          <table:table-cell table:style-name="Default" office:value-type="string" calcext:value-type="string">
            <text:p>agricoltura</text:p>
          </table:table-cell>
          <table:table-cell office:value-type="string" calcext:value-type="string">
            <text:p>Glücklicherweise betrachten wir die Landwirtschaft jetzt wieder als den ersten, grundlegenden Schritt in unserer Beziehung zu Lebensmitteln.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i utilizziamo la bocca per mangiare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Sei sicuro di non utilizzare traduzioni automatiche?</text:p>
          </table:table-cell>
          <table:table-cell table:style-name="Default" office:value-type="string" calcext:value-type="string">
            <text:p>utilizzare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table:style-name="Default" office:value-type="string" calcext:value-type="string">
            <text:p>influenzato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Gli studi economici sono influenzati anche dal pensiero di Marx.</text:p>
          </table:table-cell>
          <table:table-cell table:style-name="Default" office:value-type="string" calcext:value-type="string">
            <text:p>influenzati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table:style-name="Default" office:value-type="string" calcext:value-type="string">
            <text:p>influenzare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office:value-type="string" calcext:value-type="string">
            <text:p>beeinflussen</text:p>
          </table:table-cell>
          <table:table-cell/>
          <table:table-cell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esploratori usavano le stelle per la navigazione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È nostro dovere osservare sempre le leggi.</text:p>
          </table:table-cell>
          <table:table-cell table:style-name="Default" office:value-type="string" calcext:value-type="string">
            <text:p>leggi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string" calcext:value-type="string">
            <text:p>Devo anche studiare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/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 il termine Ferragosto è descritto in Italia il giorno di festa che cade il 15 agosto.</text:p>
          </table:table-cell>
          <table:table-cell table:style-name="Default" office:value-type="string" calcext:value-type="string">
            <text:p>Ferragosto</text:p>
          </table:table-cell>
          <table:table-cell office:value-type="string" calcext:value-type="string">
            <text:p>Mit Ferragosto wird in Italien der Feiertag bezeichnet, der auf den 15. August fällt.</text:p>
          </table:table-cell>
          <table:table-cell office:value-type="string" calcext:value-type="string">
            <text:p>Ferragos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riesco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string" calcext:value-type="string">
            <text:p>Senza il tuo aiuto non ci sarei riuscit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magrire non significa per forza soffrire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annoio sempre con i film che hanno poca azione.</text:p>
          </table:table-cell>
          <table:table-cell table:style-name="Default" office:value-type="string" calcext:value-type="string">
            <text:p>annoio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Roman, smettila di annoiare Guy con le tue storie grandiose.</text:p>
          </table:table-cell>
          <table:table-cell table:style-name="Default" office:value-type="string" calcext:value-type="string">
            <text:p>annoiare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on è cortese fare domande personali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i danno una notevole importanza all'estetica. C'è chi non esce di casa se prima non è perfetto nell'abbigliamento</text:p>
          </table:table-cell>
          <table:table-cell table:style-name="Default" office:value-type="string" calcext:value-type="string">
            <text:p>estetica</text:p>
          </table:table-cell>
          <table:table-cell office:value-type="string" calcext:value-type="string">
            <text:p>Viele legen großen Wert auf die Ästhetik. Manche Menschen verlassen das Haus nur, wenn sie vorher perfekt gekleidet sind.</text:p>
          </table:table-cell>
          <table:table-cell office:value-type="string" calcext:value-type="string">
            <text:p>Ästhe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o padre ai suoi tempi era piuttosto conosciuto come attor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Nel nostro paese Apollo Creed è conosciuto e molto rispettato.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Sono conosciuto da queste parti la gente sa il mio nom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/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/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studenti laurendi, prima della tesi di laurea, devono fare un breve tirocinio in una azienda.</text:p>
          </table:table-cell>
          <table:table-cell table:style-name="Default" office:value-type="string" calcext:value-type="string">
            <text:p>tirocinio</text:p>
          </table:table-cell>
          <table:table-cell office:value-type="string" calcext:value-type="string">
            <text:p>Studierende, die ihren Abschluss machen, müssen vor ihrer Abschlussarbeit ein kurzes Praktikum in einem Unternehmen absolvier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table:style-name="Default" office:value-type="string" calcext:value-type="string">
            <text:p>ricadere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'Oscar è un famoso premio cinematografico americano!</text:p>
          </table:table-cell>
          <table:table-cell table:style-name="Default" office:value-type="string" calcext:value-type="string">
            <text:p>cinematografico</text:p>
          </table:table-cell>
          <table:table-cell office:value-type="string" calcext:value-type="string">
            <text:p>Der Oscar ist ein berühmter amerikanischer Filmpreis!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table:style-name="Default" office:value-type="string" calcext:value-type="string">
            <text:p>europei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usa è un tipo davvero interessante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Questo tipo di legno si chiama ebano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e tipo di aiuto possiamo fornire?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Non è bello criticare gli hobby degli altri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ima di fare degli acquisti importanti è meglio comparare le varie offerte.</text:p>
          </table:table-cell>
          <table:table-cell table:style-name="Default" office:value-type="string" calcext:value-type="string">
            <text:p>comparare</text:p>
          </table:table-cell>
          <table:table-cell office:value-type="string" calcext:value-type="string">
            <text:p>Bevor größere Anschaffungen getätigt werden, ist es am besten, die verschiedenen Angebote zu vergleichen.</text:p>
          </table:table-cell>
          <table:table-cell office:value-type="string" calcext:value-type="string">
            <text:p>verglei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mi arriva un pacco per posta e non sono in casa, lo devo andare a ritirare presso l'ufficio e fare poi una lunga fila.</text:p>
          </table:table-cell>
          <table:table-cell table:style-name="Default" office:value-type="string" calcext:value-type="string">
            <text:p>ritirare</text:p>
          </table:table-cell>
          <table:table-cell office:value-type="string" calcext:value-type="string">
            <text:p>Wenn ich ein Paket in der Post habe und nicht zu Hause bin, muss ich es im Büro abholen und mich dann in einer langen Schlange anstellen.</text:p>
          </table:table-cell>
          <table:table-cell table:style-name="ce15" office:value-type="string" calcext:value-type="string">
            <text:p>abho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table:style-name="Default" office:value-type="string" calcext:value-type="string">
            <text:p>salvarne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Salvò il bambino mettendo a rischio la propria vita.</text:p>
          </table:table-cell>
          <table:table-cell table:style-name="Default" office:value-type="string" calcext:value-type="string">
            <text:p>Salvò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string" calcext:value-type="string">
            <text:p>Devi lavorare per salvare il vostro matrimonio.</text:p>
          </table:table-cell>
          <table:table-cell table:style-name="Default" office:value-type="string" calcext:value-type="string">
            <text:p>salvare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tema ha qualche errore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string" calcext:value-type="string">
            <text:p>Questi temi sono già stati discussi e disputati molto.</text:p>
          </table:table-cell>
          <table:table-cell table:style-name="Default" office:value-type="string" calcext:value-type="string">
            <text:p>temi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Tutti gli amori estivi stanno sbocciando, sono tutti innamorati.</text:p>
          </table:table-cell>
          <table:table-cell table:style-name="Default" office:value-type="string" calcext:value-type="string">
            <text:p>innamorati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Cinque anni di matrimonio, ed è ancora innamorato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Seit fünf Jahren verheiratet und immer no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table:style-name="Default" office:value-type="string" calcext:value-type="string">
            <text:p>rifiutarlo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rifiutare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ifiutai il suo invito a cena.</text:p>
          </table:table-cell>
          <table:table-cell table:style-name="Default" office:value-type="string" calcext:value-type="string">
            <text:p>Rifiutai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osci le cifre romane?</text:p>
          </table:table-cell>
          <table:table-cell table:style-name="Default" office:value-type="string" calcext:value-type="string">
            <text:p>romane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dolore di stomaco è comunemente confuso con dolore al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Casa è dove non devi mai ritirare 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mi interessa l'inglese, non lo so neanche parlare!</text:p>
          </table:table-cell>
          <table:table-cell table:style-name="Default" office:value-type="string" calcext:value-type="string">
            <text:p>interessa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Posso prenotare un volo per Chicag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Quanto è lungo il vol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Wie lange ist der Flug?</text:p>
          </table:table-cell>
          <table:table-cell office:value-type="string" calcext:value-type="string">
            <text:p>Flug</text:p>
          </table:table-cell>
          <table:table-cell/>
          <table:table-cell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bbandono di rifiuti lungo le strade isolate di campagna è un evidente segno di inciviltà.</text:p>
          </table:table-cell>
          <table:table-cell table:style-name="Default" office:value-type="string" calcext:value-type="string">
            <text:p>inciviltà</text:p>
          </table:table-cell>
          <table:table-cell office:value-type="string" calcext:value-type="string">
            <text:p>Die Aufgabe von Abfällen entlang isolierter Landstraßen ist ein deutliches Zeichen von Unhöflichkeit.</text:p>
          </table:table-cell>
          <table:table-cell office:value-type="string" calcext:value-type="string">
            <text:p>Unhöflichkei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elevisione il concorrente deve scegliere tra l'incognita X e Y.</text:p>
          </table:table-cell>
          <table:table-cell table:style-name="Default" office:value-type="string" calcext:value-type="string">
            <text:p>incognita</text:p>
          </table:table-cell>
          <table:table-cell office:value-type="string" calcext:value-type="string">
            <text:p>Im Fernsehen muss der Kandidat zwischen dem unbekannten X und Y wählen.</text:p>
          </table:table-cell>
          <table:table-cell office:value-type="string" calcext:value-type="string">
            <text:p>unbek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table:style-name="Default" office:value-type="string" calcext:value-type="string">
            <text:p>rivivere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La polizia è arrivata sulla scena dell'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Polizei hat den Unfallort erreicht.</text:p>
          </table:table-cell>
          <table:table-cell office:value-type="string" calcext:value-type="string">
            <text:p>Unfall</text:p>
          </table:table-cell>
          <table:table-cell/>
          <table:table-cell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table:style-name="Default" office:value-type="string" calcext:value-type="string">
            <text:p>passatempo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Mio zio era molto amato perché inventò una macchina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Io, il vostro pastore, e voi, il mio amato gregge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/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La primavera è la stagione che mi piace di più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In un anno ci sono quattro stagioni.</text:p>
          </table:table-cell>
          <table:table-cell table:style-name="Default" office:value-type="string" calcext:value-type="string">
            <text:p>stagioni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/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Diventerà una leggenda, durante la notte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/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ssono i computer tradurre opere letterarie?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Questo romanzo fu una delle loro ultime opere.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Una buona opera d'arte mi riempie di gioia.</text:p>
          </table:table-cell>
          <table:table-cell table:style-name="Default" office:value-type="string" calcext:value-type="string">
            <text:p>opera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e il signor White non siamo amici, solo conoscenti.</text:p>
          </table:table-cell>
          <table:table-cell table:style-name="Default" office:value-type="string" calcext:value-type="string">
            <text:p>conoscenti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Una mia conoscente, in questo modo, ha sposato un architetto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Meine Bekannte hat so einen Architekten geheiratet.</text:p>
          </table:table-cell>
          <table:table-cell office:value-type="string" calcext:value-type="string">
            <text:p>Bekannte</text:p>
          </table:table-cell>
          <table:table-cell/>
          <table:table-cell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raham Green è uno dei miei autori preferiti.</text:p>
          </table:table-cell>
          <table:table-cell table:style-name="Default" office:value-type="string" calcext:value-type="string">
            <text:p>preferiti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tennis è il mio sport preferit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mio colore preferito è il ross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l cuoco fece una bella torta, successivamente la tagliò a fette.</text:p>
          </table:table-cell>
          <table:table-cell table:style-name="Default" office:value-type="string" calcext:value-type="string">
            <text:p>successivamente</text:p>
          </table:table-cell>
          <table:table-cell office:value-type="string" calcext:value-type="string">
            <text:p>Der Koch backte einen schönen Kuchen und schnitt ihn dann in Scheiben.</text:p>
          </table:table-cell>
          <table:table-cell table:style-name="ce15" office:value-type="string" calcext:value-type="string">
            <text:p>dan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cittadino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e traduzioni di Google devono essere trattate con cautela!</text:p>
          </table:table-cell>
          <table:table-cell table:style-name="Default" office:value-type="string" calcext:value-type="string">
            <text:p>traduzioni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string" calcext:value-type="string">
            <text:p>Non è la mia opinione, ma solo la mia traduzione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Un uomo di raro talento che ha compiuto grandi imprese.</text:p>
          </table:table-cell>
          <table:table-cell table:style-name="Default" office:value-type="string" calcext:value-type="string">
            <text:p>imprese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string" calcext:value-type="string">
            <text:p>Questa impresa è pura folli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È vietato fumare nei ristoranti in California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 bastoni per i selfie sono vietati in molti musei e gallerie.</text:p>
          </table:table-cell>
          <table:table-cell table:style-name="Default" office:value-type="string" calcext:value-type="string">
            <text:p>vietati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iù le cose sono vietate, più popolari diventano.</text:p>
          </table:table-cell>
          <table:table-cell table:style-name="Default" office:value-type="string" calcext:value-type="string">
            <text:p>vietate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miei nonni con i figli si fermarono nel Sudan perché sapevano della sua colonizzazione inglese.</text:p>
          </table:table-cell>
          <table:table-cell table:style-name="Default" office:value-type="string" calcext:value-type="string">
            <text:p>colonizzazione</text:p>
          </table:table-cell>
          <table:table-cell office:value-type="string" calcext:value-type="string">
            <text:p>Meine Großeltern mit ihren Kindern hielten im Sudan an, weil sie von der englischen Kolonialisierung wussten.</text:p>
          </table:table-cell>
          <table:table-cell office:value-type="string" calcext:value-type="string">
            <text:p>Kolonialisier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durata dell‘esercizio dipende da quanto tempo si ha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Peccato che non ho un centesimo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Ha una Maserati argento con un autista a disposizione 24 ore su 24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/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appassionato di fotografia dovrebbe portare sempre con sé una macchina fotografica.</text:p>
          </table:table-cell>
          <table:table-cell table:style-name="Default" office:value-type="string" calcext:value-type="string">
            <text:p>appassionato</text:p>
          </table:table-cell>
          <table:table-cell office:value-type="string" calcext:value-type="string">
            <text:p>Jeder Fotoenthusiast sollte immer eine Kamera bei sich tragen.</text:p>
          </table:table-cell>
          <table:table-cell office:value-type="string" calcext:value-type="string">
            <text:p>enthusia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table:style-name="Default" office:value-type="string" calcext:value-type="string">
            <text:p>indimenticabili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Garantisco una scena indimenticabile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string" calcext:value-type="string">
            <text:p>Ero accecato dal ricordo di una notte indimenticabile a Parigi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/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 stanno trattando in modo molto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string" calcext:value-type="string">
            <text:p>Gli fa notare che il sole splende e che la temperatura è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Eppure il suo sguardo da vicino è così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caffè macinato esprime un profumo indescrivibile.</text:p>
          </table:table-cell>
          <table:table-cell table:style-name="Default" office:value-type="string" calcext:value-type="string">
            <text:p>macinato</text:p>
          </table:table-cell>
          <table:table-cell office:value-type="string" calcext:value-type="string">
            <text:p>Gemahlener Kaffee drückt einen unbeschreiblichen Duft aus.</text:p>
          </table:table-cell>
          <table:table-cell table:style-name="ce15" office:value-type="string" calcext:value-type="string">
            <text:p>Gemahle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/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artamento fu ammobiliato in stile vittoriano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Il pensiero positivo è un stile di vita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Hai davvero un tuo stile ormai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destino mescola le carte e noi giochiamo.</text:p>
          </table:table-cell>
          <table:table-cell table:style-name="Default" office:value-type="string" calcext:value-type="string">
            <text:p>mescola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table:style-name="Default" office:value-type="string" calcext:value-type="string">
            <text:p>mescolano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Se in combattimento perdi la concentrazione sei morto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gi per cena la mia mamma mi prepara il brodo vegetale.</text:p>
          </table:table-cell>
          <table:table-cell table:style-name="Default" office:value-type="string" calcext:value-type="string">
            <text:p>vegetale</text:p>
          </table:table-cell>
          <table:table-cell office:value-type="string" calcext:value-type="string">
            <text:p>Meine Mutter kocht mir heute zum Abendessen eine Gemüsebrühe.</text:p>
          </table:table-cell>
          <table:table-cell office:value-type="string" calcext:value-type="string">
            <text:p>brü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Il nostro paese ha già finanziato molti progetti internazional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table:style-name="Default" office:value-type="string" calcext:value-type="string">
            <text:p>progetto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e falde acquifere sono acqua sotto la superficie terrestre.</text:p>
          </table:table-cell>
          <table:table-cell table:style-name="Default" office:value-type="string" calcext:value-type="string">
            <text:p>falde</text:p>
          </table:table-cell>
          <table:table-cell table:style-name="ce9" office:value-type="string" calcext:value-type="string">
            <text:p>Grundwasser ist Wasser unterhalb der Erdoberfläche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pan text:style-name="T3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4">Die Trinkwasserversorgung besteht in Dtl. Hauptsächlich aus Grundwasser.</text:span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cuni problemi matematici sono molto difficil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I suoi principali strumenti scientifici erano i calcoli matematic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ostre richieste sono irragionevoli.</text:p>
          </table:table-cell>
          <table:table-cell table:style-name="Default" office:value-type="string" calcext:value-type="string">
            <text:p>richieste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/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Ho vinto il primo premio in una prestigiosa concorso culinar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a speranza di Tom era di vincere il primo prem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sendo nata il dodici ottobre il mio segno zodiacale è la Bilancia.</text:p>
          </table:table-cell>
          <table:table-cell table:style-name="Default" office:value-type="string" calcext:value-type="string">
            <text:p>zodiacale</text:p>
          </table:table-cell>
          <table:table-cell office:value-type="string" calcext:value-type="string">
            <text:p>Da ich am 12. Oktober geboren wurde, ist mein Sternzeichen Waage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muratore sfondò la parete per creare un ambiente unico.</text:p>
          </table:table-cell>
          <table:table-cell table:style-name="Default" office:value-type="string" calcext:value-type="string">
            <text:p>muratore</text:p>
          </table:table-cell>
          <table:table-cell office:value-type="string" calcext:value-type="string">
            <text:p>Der Maurer durchbrach die Mauer, um eine einzigartige Umgebung zu schaffen.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Il sole riscalda l'atmosfera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C'è un'atmosfera amichevole nell'ufficio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il mio parere è discordante dal tuo, rispetto la tua opinione!</text:p>
          </table:table-cell>
          <table:table-cell table:style-name="Default" office:value-type="string" calcext:value-type="string">
            <text:p>discordante</text:p>
          </table:table-cell>
          <table:table-cell office:value-type="string" calcext:value-type="string">
            <text:p>Obwohl meine Meinung von Ihrer abweicht, respektiere ich Ihre Meinung!</text:p>
          </table:table-cell>
          <table:table-cell office:value-type="string" calcext:value-type="string">
            <text:p>abwe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successo dipende dal tuo impegno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Ho sempre ammirato il Vostro impegno per la ricerca pura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string" calcext:value-type="string">
            <text:p>Con un po‘ di impegno si può diventare ingegnere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/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mpre più persone mangiano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No, i vegetariani non mangiano né pollo né pesce.</text:p>
          </table:table-cell>
          <table:table-cell table:style-name="Default" office:value-type="string" calcext:value-type="string">
            <text:p>vegetariani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string" calcext:value-type="string">
            <text:p>Proverò il ristorante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non mi sono ancora rimesso da questo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E adesso, cari amici, qui fa freddo e rischiate un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ris ha preso un voto ottimo nei difficili compiti a cas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ofessor Horton, possiamo parlare del mio voto?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n lo so, non è come per un brutto voto a scuol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/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Gli studenti hanno manifestato contro il nuovo govern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Il governo è corrotto, ma l'opposizione non è molto megli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tti hanno sette vite.</text:p>
          </table:table-cell>
          <table:table-cell table:style-name="Default" office:value-type="string" calcext:value-type="string">
            <text:p>vite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a vita senza desideri da realizzare non ha sapore!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Ho visitato Roma per la prima volta nella mia vita.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 provvedimento fu preso nei suoi confronti, nonostante non si fosse presentato alla riunione.</text:p>
          </table:table-cell>
          <table:table-cell table:style-name="Default" office:value-type="string" calcext:value-type="string">
            <text:p>provvedimento</text:p>
          </table:table-cell>
          <table:table-cell office:value-type="string" calcext:value-type="string">
            <text:p>Es wurden keine Maßnahmen gegen ihn ergriffen, obwohl er nicht zum Treffen erschien.</text:p>
          </table:table-cell>
          <table:table-cell office:value-type="string" calcext:value-type="string">
            <text:p>Maßna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auto consuma un sacco di carburante.</text:p>
          </table:table-cell>
          <table:table-cell table:style-name="Default" office:value-type="string" calcext:value-type="string">
            <text:p>consuma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Non ho acceso la luce per non consumare la corrente.</text:p>
          </table:table-cell>
          <table:table-cell table:style-name="Default" office:value-type="string" calcext:value-type="string">
            <text:p>consumare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usiamo i trasporti pubblici.</text:p>
          </table:table-cell>
          <table:table-cell table:style-name="Default" office:value-type="string" calcext:value-type="string">
            <text:p>trasporti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Lech è il capo del trasporto municipale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Er ist der Leiter der Verkehrsabteilung.</text:p>
          </table:table-cell>
          <table:table-cell office:value-type="string" calcext:value-type="string">
            <text:p>Verkehr</text:p>
          </table:table-cell>
          <table:table-cell/>
          <table:table-cell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/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/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vremmo fare una lista degli alimenti che ci possano necessitare in alta montagna.</text:p>
          </table:table-cell>
          <table:table-cell table:style-name="Default" office:value-type="string" calcext:value-type="string">
            <text:p>necessitare</text:p>
          </table:table-cell>
          <table:table-cell office:value-type="string" calcext:value-type="string">
            <text:p>Wir sollten eine Liste der Nahrungsmittel erstellen, die wir im Hochgebirge benötigen könnten.</text:p>
          </table:table-cell>
          <table:table-cell office:value-type="string" calcext:value-type="string">
            <text:p>benöt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malattie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/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l nostro personale è a vostra disposizione 24 ore al giorn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 table:style-name="Default" office:value-type="string" calcext:value-type="string">
            <text:p>La fogna puzza da ier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/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 inizieremo il terzo e ultimo gioco per il campionat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Stasera voglio vincere il campionato, ma in maniera onesta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Una di queste due squadre disputerà il campionato del mond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/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o controllato il testo, non ho trovato errori.</text:p>
          </table:table-cell>
          <table:table-cell table:style-name="Default" office:value-type="string" calcext:value-type="string">
            <text:p>controllato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string" calcext:value-type="string">
            <text:p>Farò controllare l'automobile da un meccanico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Dal dentista mi sono fatto controllare i denti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/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favore, siediti su questa sedia.</text:p>
          </table:table-cell>
          <table:table-cell table:style-name="Default" office:value-type="string" calcext:value-type="string">
            <text:p>siediti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string" calcext:value-type="string">
            <text:p>Eravamo così agitati che non potemmo stare seduti tranquilli.</text:p>
          </table:table-cell>
          <table:table-cell table:style-name="Default" office:value-type="string" calcext:value-type="string">
            <text:p>seduti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I bambini guardavano l'albero su cui sedeva un piccolo gattino.</text:p>
          </table:table-cell>
          <table:table-cell table:style-name="Default" office:value-type="string" calcext:value-type="string">
            <text:p>sedeva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/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Sono un critico, scrivo e comme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/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string" calcext:value-type="string">
            <text:p>Ho il diritto di chiamare il mio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table:style-name="Default" office:value-type="string" calcext:value-type="string">
            <text:p>trattarli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/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i si è informata da un passante riguardo alla strada.</text:p>
          </table:table-cell>
          <table:table-cell table:style-name="Default" office:value-type="string" calcext:value-type="string">
            <text:p>passante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string" calcext:value-type="string">
            <text:p>Tom ama guardare i passanti.</text:p>
          </table:table-cell>
          <table:table-cell table:style-name="Default" office:value-type="string" calcext:value-type="string">
            <text:p>passanti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table:style-name="Default" office:value-type="string" calcext:value-type="string">
            <text:p>punizioni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Hanno disubbidito e meritano una punizion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/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terinario fa visite a casa per pesci malati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Sono un dottore di cavalli, un veterinario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classificare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deciso di scrivere regolarmente articoli in inglese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L’errore si verifica regolarmente o sporadicamente?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Va regolarmente in chiesa, è molto religioso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scita è il punto di partenza dell'avventura della vit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Le interessano le nostre vacanze avventura?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table:style-name="Default" office:value-type="string" calcext:value-type="string">
            <text:p>ambientali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table:style-name="Default" office:value-type="string" calcext:value-type="string">
            <text:p>ambientale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mbini si portano all'asilo per socializzare con gli altri coetanei.</text:p>
          </table:table-cell>
          <table:table-cell table:style-name="Default" office:value-type="string" calcext:value-type="string">
            <text:p>socializzare</text:p>
          </table:table-cell>
          <table:table-cell office:value-type="string" calcext:value-type="string">
            <text:p>Die Kinder im Kindergarten, um sich mit anderen Gleichaltrigen anzufreunden.</text:p>
          </table:table-cell>
          <table:table-cell office:value-type="string" calcext:value-type="string">
            <text:p>anzufreu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table:style-name="Default" office:value-type="string" calcext:value-type="string">
            <text:p>cambiamenti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La scomparsa delle foreste pluviali porta al cambiamento climat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Tutti parlano del cambiamento demograf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/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aura di fallire è una delle paure più diffuse del mondo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Il golf non è così diffuso da queste parti.</text:p>
          </table:table-cell>
          <table:table-cell table:style-name="Default" office:value-type="string" calcext:value-type="string">
            <text:p>diffuso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La spirale è una delle forme geometriche più diffuse in natura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/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Kylie Minogue è la migliore cantante che io abbia mai sentito!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string" calcext:value-type="string">
            <text:p>Il cantante era conosciuto dai giovani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È un peccato che il cantante sia morto così giovane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bisogna desistere mai, ma cercare di portare a termine quello che si è iniziato.</text:p>
          </table:table-cell>
          <table:table-cell table:style-name="Default" office:value-type="string" calcext:value-type="string">
            <text:p>desistere</text:p>
          </table:table-cell>
          <table:table-cell office:value-type="string" calcext:value-type="string">
            <text:p>Man sollte nie aufgeben, sondern versuchen, zu beenden, was man begonnen hat.</text:p>
          </table:table-cell>
          <table:table-cell office:value-type="string" calcext:value-type="string">
            <text:p>aufg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li nell'osteria stasera si ubriacheranno di sicuro.</text:p>
          </table:table-cell>
          <table:table-cell table:style-name="Default" office:value-type="string" calcext:value-type="string">
            <text:p>osteria</text:p>
          </table:table-cell>
          <table:table-cell office:value-type="string" calcext:value-type="string">
            <text:p>Diejenigen, die heute Abend in der Taverne sind, werden sich bestimmt betrinken.</text:p>
          </table:table-cell>
          <table:table-cell table:style-name="ce15" office:value-type="string" calcext:value-type="string">
            <text:p>Taver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Lei era in una posizione imbarazzante, non volevo vederla umiliato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/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Questo articolo contiene alcune idee davvero nuove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medicinale non è efficace contro l'influenza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Una brutta influenza. Febbre a 39°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Mia madre è morta di influenza!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/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tete negare che ciò che Tom sta dicendo è vero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Potremmo confermare o negare certe diceri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string" calcext:value-type="string">
            <text:p>Continuare a negare è inutil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/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uova ben cotte, la pancetta croccante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I bambini vogliono porridge, e io, uova strapazzate con pancetta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desso ne abbiamo addirittura du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 non fosse per il sole non potremmo affatto vivere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Pronunciava solo rare parole o forse non parlav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/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itler aveva progettato di distruggere il popolo ebraic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raggiungere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Noi abbiamo raggiunto Londra a mezzanotte.</text:p>
          </table:table-cell>
          <table:table-cell table:style-name="Default" office:value-type="string" calcext:value-type="string">
            <text:p>raggiunto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Raggiungemmo la cima della montagna.</text:p>
          </table:table-cell>
          <table:table-cell table:style-name="Default" office:value-type="string" calcext:value-type="string">
            <text:p>Raggiungemmo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/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gi è giorno di pag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Vi dirò quanto mi pagano, e mi direte se è la paga di un servo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/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visto un uomo che camminava oscillando perchè era ubriac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Eri ubriaco, troppo confuso per capire qualcosa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Credo di pensare a lei continuamente, da ubriaco e da sobri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/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ubriaco e sconsiderato con tuo fratello.</text:p>
          </table:table-cell>
          <table:table-cell table:style-name="Default" office:value-type="string" calcext:value-type="string">
            <text:p>sconsiderato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table:style-name="Default" office:value-type="string" calcext:value-type="string">
            <text:p>diffusione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Dal punto di vista del senso comune questa è un'assurdi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string" calcext:value-type="string">
            <text:p>A prima vista sembra che questa idea è destinata al fallimento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/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le padre, tale figlio.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string" calcext:value-type="string">
            <text:p>Solo l'uomo è capace di tali malvagità.</text:p>
          </table:table-cell>
          <table:table-cell table:style-name="Default" office:value-type="string" calcext:value-type="string">
            <text:p>tali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string" calcext:value-type="string">
            <text:p>Perché questo cane ha così paura di tale oggetto?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/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i siamo goduti le piccole cose che ci permettono di vivere serenamente.</text:p>
          </table:table-cell>
          <table:table-cell table:style-name="Default" office:value-type="string" calcext:value-type="string">
            <text:p>serenamente</text:p>
          </table:table-cell>
          <table:table-cell office:value-type="string" calcext:value-type="string">
            <text:p>Wir genossen die kleinen Dinge, die es uns ermöglichen, friedlich zu leben.</text:p>
          </table:table-cell>
          <table:table-cell office:value-type="string" calcext:value-type="string">
            <text:p>fried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all'interrogazione si ottiene un buon voto, vuol dire che lo studente ha studiato in maniera approfondita.</text:p>
          </table:table-cell>
          <table:table-cell table:style-name="Default" office:value-type="string" calcext:value-type="string">
            <text:p>interrogazione</text:p>
          </table:table-cell>
          <table:table-cell office:value-type="string" calcext:value-type="string">
            <text:p>Wenn Sie eine gute Note für die Prüfung erhalten, bedeutet dies, dass der Student sich eingehend mit der Frage beschäftigt hat.</text:p>
          </table:table-cell>
          <table:table-cell office:value-type="string" calcext:value-type="string">
            <text:p>Prü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string" calcext:value-type="string">
            <text:p>Tempo restante: 1 ora e 25 minuti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Un uragano di categoria 5 causa un danno massimo.</text:p>
          </table:table-cell>
          <table:table-cell table:style-name="Default" office:value-type="string" calcext:value-type="string">
            <text:p>categoria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 ti comporti bene, avrai una percentuale dei profitti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/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ggere tre libri non ba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è sempre più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string" calcext:value-type="string">
            <text:p>Non posso permettermi di comprare un'auto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string" calcext:value-type="string">
            <text:p>Le scarpe buone sono costose.</text:p>
          </table:table-cell>
          <table:table-cell table:style-name="Default" office:value-type="string" calcext:value-type="string">
            <text:p>costose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/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/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string" calcext:value-type="string">
            <text:p>Il clima mediterraneo è molto piacevol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/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zione di statistica l'ha fatta appassionare alla nuova disciplina.</text:p>
          </table:table-cell>
          <table:table-cell table:style-name="Default" office:value-type="string" calcext:value-type="string">
            <text:p>statistica</text:p>
          </table:table-cell>
          <table:table-cell office:value-type="string" calcext:value-type="string">
            <text:p>Die Lektion in Statistik hat ihre Leidenschaft für die neue Disziplin geweckt.</text:p>
          </table:table-cell>
          <table:table-cell table:style-name="ce15" office:value-type="string" calcext:value-type="string">
            <text:p>Statis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a domanda "Ti piace?", mi rispose: "Insomma, non tantissimo".</text:p>
          </table:table-cell>
          <table:table-cell table:style-name="Default" office:value-type="string" calcext:value-type="string">
            <text:p>Insomma</text:p>
          </table:table-cell>
          <table:table-cell office:value-type="string" calcext:value-type="string">
            <text:p>Auf die Frage "Gefällt es Ihnen?" sagte er: "Na ja, nicht wirklich."</text:p>
          </table:table-cell>
          <table:table-cell office:value-type="string" calcext:value-type="string">
            <text:p>Na j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Questo negozio vende un'ampia varietà di fiori.</text:p>
          </table:table-cell>
          <table:table-cell table:style-name="Default" office:value-type="string" calcext:value-type="string">
            <text:p>ampia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Dispone di un ampio vocabola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/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/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speso tutto il pomeriggio a chiacchierare con gli amici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/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insinua dentro di me il dubbio, misto alla curiosità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evitare confusione, le squadre indossavano colori diversi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/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ccio veramente fatica a capire i motivi di certe scel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string" calcext:value-type="string">
            <text:p>Ho smesso di fumare per motivi di salu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Spiegò il motivo del suo ritardo.</text:p>
          </table:table-cell>
          <table:table-cell table:style-name="Default" office:value-type="string" calcext:value-type="string">
            <text:p>motivo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/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pesso bisogna complicare le cose per semplificarle, in politica.</text:p>
          </table:table-cell>
          <table:table-cell table:style-name="Default" office:value-type="string" calcext:value-type="string">
            <text:p>complicare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sa crollò una settimana dopo.</text:p>
          </table:table-cell>
          <table:table-cell table:style-name="Default" office:value-type="string" calcext:value-type="string">
            <text:p>crollò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table:style-name="Default" office:value-type="string" calcext:value-type="string">
            <text:p>crollare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ultimo è stato un viaggio veramente indimenticabile per quanto riguarda l'aspetto paesaggistico.</text:p>
          </table:table-cell>
          <table:table-cell table:style-name="Default" office:value-type="string" calcext:value-type="string">
            <text:p>paesaggistico</text:p>
          </table:table-cell>
          <table:table-cell office:value-type="string" calcext:value-type="string">
            <text:p>Meine letzte war eine wirklich unvergessliche Reise in Bezug auf die landschaftliche Umgebung.</text:p>
          </table:table-cell>
          <table:table-cell office:value-type="string" calcext:value-type="string">
            <text:p>landschaftli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table:style-name="Default" office:value-type="string" calcext:value-type="string">
            <text:p>definiscono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I termini utilizzati non sono neanche definiti.</text:p>
          </table:table-cell>
          <table:table-cell table:style-name="Default" office:value-type="string" calcext:value-type="string">
            <text:p>definiti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string" calcext:value-type="string">
            <text:p>Impara a definire i tuoi obiettivi.</text:p>
          </table:table-cell>
          <table:table-cell table:style-name="Default" office:value-type="string" calcext:value-type="string">
            <text:p>definire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i erano le previsioni meteo?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Il meteo cambiò bruscament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/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n laboratorio le donne indossavano sempre lunghi camic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/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ovrano fu rovesciato e bandito dal paese.</text:p>
          </table:table-cell>
          <table:table-cell table:style-name="Default" office:value-type="string" calcext:value-type="string">
            <text:p>sovrano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sovrana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ramente ho avuto la fortuna di vincere qualcosa al gioco del lotto.</text:p>
          </table:table-cell>
          <table:table-cell table:style-name="Default" office:value-type="string" calcext:value-type="string">
            <text:p>lotto</text:p>
          </table:table-cell>
          <table:table-cell office:value-type="string" calcext:value-type="string">
            <text:p>Ich habe selten das Glück gehabt, beim Lottospiel etwas zu gewinnen.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mparato ad essere molto parsimonioso nel fare la spesa, affinché il mio stipendio possa bastare sino a fine mese.</text:p>
          </table:table-cell>
          <table:table-cell table:style-name="Default" office:value-type="string" calcext:value-type="string">
            <text:p>parsimonioso</text:p>
          </table:table-cell>
          <table:table-cell office:value-type="string" calcext:value-type="string">
            <text:p>Ich habe gelernt, beim Einkaufen sehr sparsam zu sein, so dass mein Gehalt bis zum Monatsende ausreicht.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table:style-name="Default" office:value-type="string" calcext:value-type="string">
            <text:p>significativo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conferenze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string" calcext:value-type="string">
            <text:p>Io mi devo ancora preparare per la conferenza di domani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La conferenza avrà luogo a Tokyo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table:style-name="Default" office:value-type="string" calcext:value-type="string">
            <text:p>divengono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Lui divenne cieco a causa dell'incident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string" calcext:value-type="string">
            <text:p>Il rospo divenne un princip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/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bambù è una delle piante con la crescita più rapida al mondo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sono sentito un ripiego quando ho saputo che dovevo sostituirti.</text:p>
          </table:table-cell>
          <table:table-cell table:style-name="Default" office:value-type="string" calcext:value-type="string">
            <text:p>ripiego</text:p>
          </table:table-cell>
          <table:table-cell office:value-type="string" calcext:value-type="string">
            <text:p>Ich fühlte mich wie ein Rückschlag, als ich wusste, dass ich Sie ersetzen musste.</text:p>
          </table:table-cell>
          <table:table-cell office:value-type="string" calcext:value-type="string">
            <text:p>Rückschla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ra bravo in tutte le materie, soprattutto in matematic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Allora ti chiamo tra un paio di giorni, o magari domani sera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/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contaminare</text:p>
          </table:table-cell>
          <table:table-cell table:style-name="ce9" office:value-type="string" calcext:value-type="string">
            <text:p>Dieser Abfall könnte das Grundwasser kontaminieren.</text:p>
          </table:table-cell>
          <table:table-cell office:value-type="string" calcext:value-type="string">
            <text:p>kontamin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y ha intenzione di avere come minimo cinque figli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Qual è il salario minimo in Turchia?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/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po mi sono detta, tanto nervosismo e tanto trambusto per niente.</text:p>
          </table:table-cell>
          <table:table-cell table:style-name="Default" office:value-type="string" calcext:value-type="string">
            <text:p>nervosismo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gnino, viste delle braccia agitarsi in mare, si tuffò e salvo l'uomo.</text:p>
          </table:table-cell>
          <table:table-cell table:style-name="Default" office:value-type="string" calcext:value-type="string">
            <text:p>agitarsi</text:p>
          </table:table-cell>
          <table:table-cell office:value-type="string" calcext:value-type="string">
            <text:p>Der Rettungsschwimmer, der Arme im Meer schwenken sah, tauchte ein und rettete den Mann.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table:style-name="Default" office:value-type="string" calcext:value-type="string">
            <text:p>delicata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aluto il mio insegnante per la strada.</text:p>
          </table:table-cell>
          <table:table-cell table:style-name="Default" office:value-type="string" calcext:value-type="string">
            <text:p>Saluto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string" calcext:value-type="string">
            <text:p>Uscì senza salutare.</text:p>
          </table:table-cell>
          <table:table-cell table:style-name="Default" office:value-type="string" calcext:value-type="string">
            <text:p>salutare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string" calcext:value-type="string">
            <text:p>Lei salutò il signor Kato con un sorriso.</text:p>
          </table:table-cell>
          <table:table-cell table:style-name="Default" office:value-type="string" calcext:value-type="string">
            <text:p>salutò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/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ngiare salutare non può essere solo una dieta temporanea, ma un vero e proprio stile di vita!</text:p>
          </table:table-cell>
          <table:table-cell table:style-name="Default" office:value-type="string" calcext:value-type="string">
            <text:p>salutare</text:p>
          </table:table-cell>
          <table:table-cell table:style-name="ce15" office:value-type="string" calcext:value-type="string">
            <text:p>Gesundes Essen kann nicht nur eine vorübergehende Diät sein, sondern ein echter Lebensstil!</text:p>
          </table:table-cell>
          <table:table-cell office:value-type="string" calcext:value-type="string">
            <text:p>Gesunde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vere qualche rotella fuori posto.</text:p>
          </table:table-cell>
          <table:table-cell table:style-name="Default" office:value-type="string" calcext:value-type="string">
            <text:p>rotella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table:style-name="Default" office:value-type="string" calcext:value-type="string">
            <text:p>ottenere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string" calcext:value-type="string">
            <text:p>Tom ha ottenuto il lavoro sulla forza della tua raccomandazione.</text:p>
          </table:table-cell>
          <table:table-cell table:style-name="Default" office:value-type="string" calcext:value-type="string">
            <text:p>ottenuto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string" calcext:value-type="string">
            <text:p>Come ottiene questo effetto l'artista?</text:p>
          </table:table-cell>
          <table:table-cell table:style-name="Default" office:value-type="string" calcext:value-type="string">
            <text:p>ottiene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/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Qual è il vostro campo principale?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/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ai riordinato la tua camera l'ultima volta?</text:p>
          </table:table-cell>
          <table:table-cell table:style-name="Default" office:value-type="string" calcext:value-type="string">
            <text:p>riordinato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Non è stato un piacere riordinare il garage.</text:p>
          </table:table-cell>
          <table:table-cell table:style-name="Default" office:value-type="string" calcext:value-type="string">
            <text:p>riordinare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Molti scienziati lavorano con i numeri.</text:p>
          </table:table-cell>
          <table:table-cell table:style-name="Default" office:value-type="string" calcext:value-type="string">
            <text:p>scienziati</text:p>
          </table:table-cell>
          <table:table-cell office:value-type="string" calcext:value-type="string">
            <text:p>Viele Wissenschaftler arbeiten mit Zahlen.</text:p>
          </table:table-cell>
          <table:table-cell office:value-type="string" calcext:value-type="string">
            <text:p>Wissenschaftler</text:p>
          </table:table-cell>
          <table:table-cell/>
          <table:table-cell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testardo come un mulo ubriac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Il ragazzo è testardo come un mul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vietato dormire sulla spiaggia, dobbiamo circolare?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erché è vietato dal regolamento del gioco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Lei ha parlato con Manuela nonostante io glielo avessi vietato!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/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Potrebbe farci comodo un vecchio esperto come lui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/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table:style-name="Default" office:value-type="string" calcext:value-type="string">
            <text:p>esperti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string" calcext:value-type="string">
            <text:p>È splendido ricevere lodi da un esperto nel settore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string" calcext:value-type="string">
            <text:p>Nel suo campo è veramente un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/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string" calcext:value-type="string">
            <text:p>Le cose eccezionali non avvengono per vie consuete, banali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string" calcext:value-type="string">
            <text:p>Tuo padre era un uomo eccezionale in ogni relazione.</text:p>
          </table:table-cell>
          <table:table-cell table:style-name="Default" office:value-type="string" calcext:value-type="string">
            <text:p>eccezionale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/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table:style-name="Default" office:value-type="string" calcext:value-type="string">
            <text:p>abile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si è rotto una gamba nell'incident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/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 table:style-name="ce10"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acquifera</text:p>
          </table:table-cell>
          <table:table-cell table:style-name="ce10" office:value-type="string" calcext:value-type="string">
            <text:p>Dieser Abfall könnte das Grundwasser kontaminieren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bbiamo facilmente creato un pozzo in giardino, il livello acquifero vicino al mare si trova a pochi metri di profondità.</text:p>
          </table:table-cell>
          <table:table-cell table:style-name="Default" office:value-type="string" calcext:value-type="string">
            <text:p>acquifero</text:p>
          </table:table-cell>
          <table:table-cell office:value-type="string" calcext:value-type="string">
            <text:p>Wir haben problemlos einen Brunnen im Garten angelegt, der Wasserspiegel in der Nähe des Meeres ist einige Meter tief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gombro, merluzzo o nasello?</text:p>
          </table:table-cell>
          <table:table-cell table:style-name="Default" office:value-type="string" calcext:value-type="string">
            <text:p>merluzzo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invia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string" calcext:value-type="string">
            <text:p>Hai inviato una lettera dall'Algeria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Lui mi ha inviato la sua foto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table:style-name="Default" office:value-type="string" calcext:value-type="string">
            <text:p>permettere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L'insegnante gli permise di tornare a casa.</text:p>
          </table:table-cell>
          <table:table-cell table:style-name="Default" office:value-type="string" calcext:value-type="string">
            <text:p>permise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string" calcext:value-type="string">
            <text:p>I miei genitori non mi permetterebbero di uscire con dei ragazzi.</text:p>
          </table:table-cell>
          <table:table-cell table:style-name="Default" office:value-type="string" calcext:value-type="string">
            <text:p>permetterebbero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/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È arrivato l‘altro ieri, dicono che sia un commerciante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Er ist vorgestern angekommen, man sagt, dass er Kaufmann ist.</text:p>
          </table:table-cell>
          <table:table-cell office:value-type="string" calcext:value-type="string">
            <text:p>angekommen</text:p>
          </table:table-cell>
          <table:table-cell/>
          <table:table-cell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Un vero atleta fa qualsiasi sport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asta con il sugo è uno dei piatti tipici italiani.</text:p>
          </table:table-cell>
          <table:table-cell table:style-name="Default" office:value-type="string" calcext:value-type="string">
            <text:p>sugo</text:p>
          </table:table-cell>
          <table:table-cell office:value-type="string" calcext:value-type="string">
            <text:p>Pasta mit Soße ist eines der typischen italienischen Gerichte.</text:p>
          </table:table-cell>
          <table:table-cell office:value-type="string" calcext:value-type="string">
            <text:p>Soß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bellezza non dice nulla sul carattere di una person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Ogni stagione ha la sua bellezz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/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Noi dobbiamo dormire almeno otto ore al giorn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Jim dice che fa footing almeno tre volte alla settimana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/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gnori, questo introduce un elemento nuovo nella trattativa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/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toriella è troppo semplice per spiegare tutto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Una bella storiella per far addormentare i bambini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rapporto dettagliato è stato inviato al govern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string" calcext:value-type="string">
            <text:p>Il piano dettagliato era quello di navigare il Sud del Pacific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Preferisco un conto dettagliato, così si evitano malintesi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/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aggiunta a quella somma mi deve ancora dieci dollar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C'è stato un terremoto e, in aggiunta, anche uno tsunam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/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bacio è un gusto del gelato che richiama quello dei baci di cioccolata: cioccolato fondente, cioccolato al latte e nocciole.</text:p>
          </table:table-cell>
          <table:table-cell table:style-name="Default" office:value-type="string" calcext:value-type="string">
            <text:p>fondente</text:p>
          </table:table-cell>
          <table:table-cell office:value-type="string" calcext:value-type="string">
            <text:p>Der Bacio ist ein Geschmack von Eiscreme, der an den von Schokoladenküssen erinnert: dunkle Schokolade, Milchschokolade und Haselnüsse.</text:p>
          </table:table-cell>
          <table:table-cell office:value-type="string" calcext:value-type="string">
            <text:p>dunk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table:style-name="Default" office:value-type="string" calcext:value-type="string">
            <text:p>acquisire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zoologia e la botanica sono dedicate allo studio della vita.</text:p>
          </table:table-cell>
          <table:table-cell table:style-name="Default" office:value-type="string" calcext:value-type="string">
            <text:p>dedicate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Che mi consiglia di dedicare questo libro a mia moglie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ie mir riet, das Buch meiner Frau zu widmen.</text:p>
          </table:table-cell>
          <table:table-cell office:value-type="string" calcext:value-type="string">
            <text:p>widmen</text:p>
          </table:table-cell>
          <table:table-cell/>
          <table:table-cell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principio Dio creò il cielo e la terra.</text:p>
          </table:table-cell>
          <table:table-cell table:style-name="Default" office:value-type="string" calcext:value-type="string">
            <text:p>creò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/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Non faccia di questo incontro casuale una cosa più grossa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/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string" calcext:value-type="string">
            <text:p>Lui ha studiato duramente e ha superato l'esame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Maria cerca di superare il suo dolore.</text:p>
          </table:table-cell>
          <table:table-cell table:style-name="Default" office:value-type="string" calcext:value-type="string">
            <text:p>superare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/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rca un mese dopo il ritrovamento del cadavere di Ralph Duran.</text:p>
          </table:table-cell>
          <table:table-cell table:style-name="Default" office:value-type="string" calcext:value-type="string">
            <text:p>ritrovamento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Fa buon uso delle sue abili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oblemi della nostra epoca richiedono un nuovo pensiero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gni epoca ha i propri mi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/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Questa è la lista dei libri più venduti del mese scorso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Perché Tom e Mary non sono in questa lista?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Warum stehen Tom und Maria nicht auf dieser Liste?</text:p>
          </table:table-cell>
          <table:table-cell office:value-type="string" calcext:value-type="string">
            <text:p>Liste</text:p>
          </table:table-cell>
          <table:table-cell/>
          <table:table-cell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string" calcext:value-type="string">
            <text:p>Ho comprato quella casa come investiment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table:style-name="Default" office:value-type="string" calcext:value-type="string">
            <text:p>riscontro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sì sembra una scenografia, una città di cartone.</text:p>
          </table:table-cell>
          <table:table-cell table:style-name="Default" office:value-type="string" calcext:value-type="string">
            <text:p>scenografia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ndare in Giappone, visto che non conosco la lingua avrò bisogno di un traduttore!</text:p>
          </table:table-cell>
          <table:table-cell table:style-name="Default" office:value-type="string" calcext:value-type="string">
            <text:p>traduttore</text:p>
          </table:table-cell>
          <table:table-cell office:value-type="string" calcext:value-type="string">
            <text:p>Ich muss nach Japan gehen, da ich die Sprache nicht kenne, brauche ich einen Übersetzer!</text:p>
          </table:table-cell>
          <table:table-cell office:value-type="string" calcext:value-type="string">
            <text:p>Übersetz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iappone ha relazioni diplomatiche con la Cina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table:style-name="Default" office:value-type="string" calcext:value-type="string">
            <text:p>relazione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/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Il sig. Hirose insegna agli studenti la grammatica inglese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Herr Hirose bringt den Studenten englische Grammatik bei.</text:p>
          </table:table-cell>
          <table:table-cell office:value-type="string" calcext:value-type="string">
            <text:p>Grammatik</text:p>
          </table:table-cell>
          <table:table-cell/>
          <table:table-cell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pente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string" calcext:value-type="string">
            <text:p>Mi pento di aver passato la mia giovinezza senza far niente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Ora mi pento di aver mentito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/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Il primo cassetto è stato aperto per prim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/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 che colore è l'anello più a destra nella bandiera olimpica?</text:p>
          </table:table-cell>
          <table:table-cell table:style-name="Default" office:value-type="string" calcext:value-type="string">
            <text:p>olimpica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olimpico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di campagna è più sana della vita di città.</text:p>
          </table:table-cell>
          <table:table-cell table:style-name="Default" office:value-type="string" calcext:value-type="string">
            <text:p>sana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string" calcext:value-type="string">
            <text:p>Biologico non significa per forza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Questo ragazzo ha un corpo forte e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/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Questo manuale utilizza un nuovo metodo di insegnament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/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ngeremo molto stasera e quindi spero che tu non sia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Da domani mi metto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/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i ha corso un grosso rischio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Lui sta facendo dei grossi progressi in inglese.</text:p>
          </table:table-cell>
          <table:table-cell table:style-name="Default" office:value-type="string" calcext:value-type="string">
            <text:p>grossi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/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table:style-name="Default" office:value-type="string" calcext:value-type="string">
            <text:p>svolge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table:style-name="Default" office:value-type="string" calcext:value-type="string">
            <text:p>svolti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string" calcext:value-type="string">
            <text:p>Lui ha svolto perfettamente il suo lavoro.</text:p>
          </table:table-cell>
          <table:table-cell table:style-name="Default" office:value-type="string" calcext:value-type="string">
            <text:p>svolto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/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macchina usata è in vendita.</text:p>
          </table:table-cell>
          <table:table-cell table:style-name="Default" office:value-type="string" calcext:value-type="string">
            <text:p>usata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/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ggo molto e quindi mi servo anche nel magazzino dell'usato per comprare libri.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Ich lese sehr viel, und so nutze ich den Gebrauchtwarenladen auch, um Bücher zu kaufen.</text:p>
          </table:table-cell>
          <table:table-cell office:value-type="string" calcext:value-type="string">
            <text:p>Gebrauchtwa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private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i non sappiamo molto sulla sua vita privata.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/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o statunitense mi rivolse la parola in stazion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string" calcext:value-type="string">
            <text:p>Si rivolga dunque per cortesia alla reception.</text:p>
          </table:table-cell>
          <table:table-cell table:style-name="Default" office:value-type="string" calcext:value-type="string">
            <text:p>rivolga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L'attenzione si rivolse al cantant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/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la società di oggi è necessario essere risparmiatore per pagare le tasse.</text:p>
          </table:table-cell>
          <table:table-cell table:style-name="Default" office:value-type="string" calcext:value-type="string">
            <text:p>risparmiatore</text:p>
          </table:table-cell>
          <table:table-cell office:value-type="string" calcext:value-type="string">
            <text:p>In der heutigen Gesellschaft muss man ein Sparer sein, um Steuern zahlen zu können.</text:p>
          </table:table-cell>
          <table:table-cell office:value-type="string" calcext:value-type="string">
            <text:p>Spa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tè è troppo forte. Aggiunga un po' d'acqua.</text:p>
          </table:table-cell>
          <table:table-cell table:style-name="Default" office:value-type="string" calcext:value-type="string">
            <text:p>Aggiunga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er piacere, potete aggiungere il mio nome alla lista?</text:p>
          </table:table-cell>
          <table:table-cell table:style-name="Default" office:value-type="string" calcext:value-type="string">
            <text:p>aggiungere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oi vengono aggiunti 80g di zucchero.</text:p>
          </table:table-cell>
          <table:table-cell table:style-name="Default" office:value-type="string" calcext:value-type="string">
            <text:p>aggiunti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/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l terzo anno consecutivo che la Yamaha fa piazza pulita.</text:p>
          </table:table-cell>
          <table:table-cell table:style-name="Default" office:value-type="string" calcext:value-type="string">
            <text:p>consecutivo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andati a Edimburgo per fuggire dal calore estivo.</text:p>
          </table:table-cell>
          <table:table-cell table:style-name="Default" office:value-type="string" calcext:value-type="string">
            <text:p>estivo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to pensando di andare negli Stati Uniti durante le vacanze estive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iniziano in luglio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/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e sfortuna! Perché questo è capitato proprio a me?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string" calcext:value-type="string">
            <text:p>Consideriamo il peggio che potrebbe capitare.</text:p>
          </table:table-cell>
          <table:table-cell table:style-name="Default" office:value-type="string" calcext:value-type="string">
            <text:p>capitare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string" calcext:value-type="string">
            <text:p>Non gli era mai capitato prima.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/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sito archeologico del mio paese è visitato da centinaia di turisti.</text:p>
          </table:table-cell>
          <table:table-cell table:style-name="Default" office:value-type="string" calcext:value-type="string">
            <text:p>archeologico</text:p>
          </table:table-cell>
          <table:table-cell office:value-type="string" calcext:value-type="string">
            <text:p>Die archäologische Stätte meines Landes wird von Hunderten von Touristen besucht.</text:p>
          </table:table-cell>
          <table:table-cell office:value-type="string" calcext:value-type="string">
            <text:p>archäolog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izia a parlare, poi fai giurisprudenza e gli fai causa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table:style-name="Default" office:value-type="string" calcext:value-type="string">
            <text:p>disporrà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string" calcext:value-type="string">
            <text:p>I libri sono stati disposti in ordine alfabetico.</text:p>
          </table:table-cell>
          <table:table-cell table:style-name="Default" office:value-type="string" calcext:value-type="string">
            <text:p>disposti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string" calcext:value-type="string">
            <text:p>Disponiamo di un ascensore nella nostra nuova casa.</text:p>
          </table:table-cell>
          <table:table-cell table:style-name="Default" office:value-type="string" calcext:value-type="string">
            <text:p>Disponiamo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/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Non lasciare che la tua fantasia divenga fol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/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vo prima ottenere una laurea per trovare un lavoro o devo trovarlo e poi laurearmi?</text:p>
          </table:table-cell>
          <table:table-cell table:style-name="Default" office:value-type="string" calcext:value-type="string">
            <text:p>laurearmi</text:p>
          </table:table-cell>
          <table:table-cell office:value-type="string" calcext:value-type="string">
            <text:p>Muss ich erst einen Abschluss machen, um einen Job zu bekommen, oder muss ich ihn erst machen und dann graduieren?</text:p>
          </table:table-cell>
          <table:table-cell office:value-type="string" calcext:value-type="string">
            <text:p>gradu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ostante tutta la sua ricchezza, lui è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Potrei essere infelice, ma non commetterei mai suicidio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apitano è l'ultimo ad abbandonare la nave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Il capitano ama la sua nave come un padre suo figlio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Che meraviglia di astronave, mio caro capitano!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/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Il suo guadagno è il frutto del suo duro lavor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/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ignorarlo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ignorare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Lei ha ignorato il consiglio di sua madre.</text:p>
          </table:table-cell>
          <table:table-cell table:style-name="Default" office:value-type="string" calcext:value-type="string">
            <text:p>ignorato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/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entre guidi dovresti concentrarti sulla strada.</text:p>
          </table:table-cell>
          <table:table-cell table:style-name="Default" office:value-type="string" calcext:value-type="string">
            <text:p>concentrarti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Io oggi non riesco a concentrarmi sul mio lavoro.</text:p>
          </table:table-cell>
          <table:table-cell table:style-name="Default" office:value-type="string" calcext:value-type="string">
            <text:p>concentrarmi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Non riusciva a concentrarsi sulla conversazione.</text:p>
          </table:table-cell>
          <table:table-cell table:style-name="Default" office:value-type="string" calcext:value-type="string">
            <text:p>concentrarsi</text:p>
          </table:table-cell>
          <table:table-cell office:value-type="string" calcext:value-type="string">
            <text:p>Sie schaffte es nicht, sich auf die Unterhaltung zu konzentrieren.</text:p>
          </table:table-cell>
          <table:table-cell office:value-type="string" calcext:value-type="string">
            <text:p>konzentrieren</text:p>
          </table:table-cell>
          <table:table-cell/>
          <table:table-cell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i hanno difficoltà all'estero è necessario recarsi alla propria ambasciata.</text:p>
          </table:table-cell>
          <table:table-cell table:style-name="Default" office:value-type="string" calcext:value-type="string">
            <text:p>recarsi</text:p>
          </table:table-cell>
          <table:table-cell office:value-type="string" calcext:value-type="string">
            <text:p>Wenn Sie im Ausland Schwierigkeiten haben, müssen Sie sich an Ihre Botschaft wende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string" calcext:value-type="string">
            <text:p>La richiesta è, a mio avviso, logic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A mio avviso è la strada sbaglia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/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string" calcext:value-type="string">
            <text:p>Scusami, soldato, non volevo offendere né te né le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ltimamente ha fatto progressi straordinari in ingles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Ultimamente piove sempr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Non mi riguarda, ma lei beve molto ultimament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/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sempre è facile accettare il trasferimento in un'altra sede, specie se questa è distante da dove si abita.</text:p>
          </table:table-cell>
          <table:table-cell table:style-name="Default" office:value-type="string" calcext:value-type="string">
            <text:p>trasferimento</text:p>
          </table:table-cell>
          <table:table-cell office:value-type="string" calcext:value-type="string">
            <text:p>Es ist nicht immer einfach, eine Versetzung an einen anderen Ort zu akzeptieren, insbesondere wenn dieser weit von Ihrem Wohnort entfernt ist.</text:p>
          </table:table-cell>
          <table:table-cell office:value-type="string" calcext:value-type="string">
            <text:p>Versetz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scioglimento</text:p>
          </table:table-cell>
          <table:table-cell office:value-type="string" calcext:value-type="string">
            <text:p>Der Anstieg der Temperatur der Erde ist die Hauptursache für das Abschmelzen der Gletscher.</text:p>
          </table:table-cell>
          <table:table-cell office:value-type="string" calcext:value-type="string">
            <text:p>Abschmel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notte ho fatto un sogno stra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Il suo sogno è di studiare chimica negli Stati Uniti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office:value-type="string" calcext:value-type="string">
            <text:p>Traum</text:p>
          </table:table-cell>
          <table:table-cell/>
          <table:table-cell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cune foto sono state stampate in bianco e ner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Lei ha un album con foto belle da mozzare il fiat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Riconosci l'uomo in questa foto?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rkennst du den Mann auf diesem Foto?</text:p>
          </table:table-cell>
          <table:table-cell office:value-type="string" calcext:value-type="string">
            <text:p>Foto</text:p>
          </table:table-cell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bbero invalidare il tuo esame, se ti scoprono a copiare.</text:p>
          </table:table-cell>
          <table:table-cell table:style-name="Default" office:value-type="string" calcext:value-type="string">
            <text:p>copiare</text:p>
          </table:table-cell>
          <table:table-cell office:value-type="string" calcext:value-type="string">
            <text:p>Sie könnten deine Prüfung für ungültig erklären, wenn sie dich beim Betrügen erwischen.</text:p>
          </table:table-cell>
          <table:table-cell office:value-type="string" calcext:value-type="string">
            <text:p>Betrü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table:style-name="Default" office:value-type="string" calcext:value-type="string">
            <text:p>denominata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Tuo fratello ha infine posto un limit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nfine, condite la pasta con sale e pep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/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dai in ospedale per chiedere del suo stato di salut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Gli Stati Uniti d'America sono composti da 50 stati.</text:p>
          </table:table-cell>
          <table:table-cell table:style-name="Default" office:value-type="string" calcext:value-type="string">
            <text:p>stati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string" calcext:value-type="string">
            <text:p>Lo stato dei diritti umani continua a destare preoccupazion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Non avevo altra scelta che obbedire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/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o non mento mai ... Mai, o almeno molto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n questa parte del Paese nevica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Raramente abbiamo buone notizie da annunciare sul Medio Ori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office:value-type="string" calcext:value-type="string">
            <text:p>selten</text:p>
          </table:table-cell>
          <table:table-cell/>
          <table:table-cell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urante una lunga camminata abbiamo sudato molto.</text:p>
          </table:table-cell>
          <table:table-cell table:style-name="Default" office:value-type="string" calcext:value-type="string">
            <text:p>sudato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string" calcext:value-type="string">
            <text:p>Sono uscita dalla doccia e ho ricominciato a sudare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string" calcext:value-type="string">
            <text:p>Ti sento sudare attraverso la camicia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/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seguito cambiò idea, o fu costretto a cambiarla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I soldati è stata costretta ad arrendersi.</text:p>
          </table:table-cell>
          <table:table-cell table:style-name="Default" office:value-type="string" calcext:value-type="string">
            <text:p>costretta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Le circostanze ci hanno costretto a dire la verità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/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pubblicati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Il libro di Mary non è mai stat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Abbiamo parlato di un articolo che avev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amo qui oggi per porgere i nostri rispetti alla prozia Nellie.</text:p>
          </table:table-cell>
          <table:table-cell table:style-name="Default" office:value-type="string" calcext:value-type="string">
            <text:p>porgere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 barista è veramente gentile, con il caffè mi dà sempre anche un cioccolatino.</text:p>
          </table:table-cell>
          <table:table-cell table:style-name="Default" office:value-type="string" calcext:value-type="string">
            <text:p>cioccolatino</text:p>
          </table:table-cell>
          <table:table-cell office:value-type="string" calcext:value-type="string">
            <text:p>Dieser Barkeeper ist wirklich nett, zum Kaffee gibt er mir immer auch eine Schokolade.</text:p>
          </table:table-cell>
          <table:table-cell office:value-type="string" calcext:value-type="string">
            <text:p>Schokola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Giangiacomo è bravissimo anche a improvvisare sul palcoscenico.</text:p>
          </table:table-cell>
          <table:table-cell table:style-name="Default" office:value-type="string" calcext:value-type="string">
            <text:p>improvvisare</text:p>
          </table:table-cell>
          <table:table-cell office:value-type="string" calcext:value-type="string">
            <text:p>Giangiacomo ist auch sehr gut darin, auf der Bühne zu improvisieren.</text:p>
          </table:table-cell>
          <table:table-cell office:value-type="string" calcext:value-type="string">
            <text:p>improv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string" calcext:value-type="string">
            <text:p>Tom non lo ammetterà, ma è in guai seri.</text:p>
          </table:table-cell>
          <table:table-cell table:style-name="Default" office:value-type="string" calcext:value-type="string">
            <text:p>ammetterà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string" calcext:value-type="string">
            <text:p>Non riescono ad ammettere gli errori, tanto meno i misfatti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/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ibera la tua mente da tutti i pensieri inutili.</text:p>
          </table:table-cell>
          <table:table-cell table:style-name="Default" office:value-type="string" calcext:value-type="string">
            <text:p>Libera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string" calcext:value-type="string">
            <text:p>Lui sta per liberare i prigionieri.</text:p>
          </table:table-cell>
          <table:table-cell table:style-name="Default" office:value-type="string" calcext:value-type="string">
            <text:p>liberare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Come è possibile liberarsi dalla paura di fallire?</text:p>
          </table:table-cell>
          <table:table-cell table:style-name="Default" office:value-type="string" calcext:value-type="string">
            <text:p>liberarsi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/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table:style-name="Default" office:value-type="string" calcext:value-type="string">
            <text:p>mandargli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Ti manderò il libro per posta.</text:p>
          </table:table-cell>
          <table:table-cell table:style-name="Default" office:value-type="string" calcext:value-type="string">
            <text:p>manderò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Visto che non ha risposto al telefono, gli ho mandato una e-mail.</text:p>
          </table:table-cell>
          <table:table-cell table:style-name="Default" office:value-type="string" calcext:value-type="string">
            <text:p>mandato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, questa è la replica del telegiornale delle 4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E sarà al telegiornale e finalmente tutti mi conosceranno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Io non guardo mai il telegiornale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/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a conferenza è stata molto difficile da seguire per un profano come me.</text:p>
          </table:table-cell>
          <table:table-cell table:style-name="Default" office:value-type="string" calcext:value-type="string">
            <text:p>profano</text:p>
          </table:table-cell>
          <table:table-cell table:style-name="ce9" office:value-type="string" calcext:value-type="string">
            <text:p>Die Konferenz war für einen Laien wie mich sehr schwer zu verfolgen.</text:p>
          </table:table-cell>
          <table:table-cell office:value-type="string" calcext:value-type="string">
            <text:p>Lai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table:style-name="Default" office:value-type="string" calcext:value-type="string">
            <text:p>curata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Questo video spiega come piantare e curare un rododendro.</text:p>
          </table:table-cell>
          <table:table-cell table:style-name="Default" office:value-type="string" calcext:value-type="string">
            <text:p>curare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string" calcext:value-type="string">
            <text:p>Compra quel che vuole senza curarsi del prezzo.</text:p>
          </table:table-cell>
          <table:table-cell table:style-name="Default" office:value-type="string" calcext:value-type="string">
            <text:p>curarsi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/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veterinario è specializzato nella cura dei cavall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comporta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ò poco socievole, ma non vuol dire che non parli con la gente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/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 vincere in una competizione è importante essere fiducioso della propria forza.</text:p>
          </table:table-cell>
          <table:table-cell table:style-name="Default" office:value-type="string" calcext:value-type="string">
            <text:p>fiducioso</text:p>
          </table:table-cell>
          <table:table-cell office:value-type="string" calcext:value-type="string">
            <text:p>Um in einem Wettbewerb zu gewinnen, ist es wichtig, sich seiner Stärke sicher zu sein.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Il padre di Abramo Lincoln di mestiere faceva il falegname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gola oggi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Ma la risata mi si è strozzata in gola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i la bocca asciutta, la gola secca, infuocata!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/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Io ero in grado di ammirare il suo corpo.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Tom ammirava il lavoro di Mary.</text:p>
          </table:table-cell>
          <table:table-cell table:style-name="Default" office:value-type="string" calcext:value-type="string">
            <text:p>ammirava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/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minuendo l'emissione dei gas nell'atmosfera, si neutralizzerebbe l'effetto serra.</text:p>
          </table:table-cell>
          <table:table-cell table:style-name="Default" office:value-type="string" calcext:value-type="string">
            <text:p>emissione</text:p>
          </table:table-cell>
          <table:table-cell office:value-type="string" calcext:value-type="string">
            <text:p>Eine Verringerung der Emission von Gasen in die Atmosphäre würde den Treibhauseffekt neutralisieren.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che mi serve la mia saggezza, quando regna la stupidità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L'altra metà della camera serve da studio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A chi serve un'impresa senza clienti?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/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table:style-name="Default" office:value-type="string" calcext:value-type="string">
            <text:p>descriverne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Descrivi la tua donna ideale.</text:p>
          </table:table-cell>
          <table:table-cell table:style-name="Default" office:value-type="string" calcext:value-type="string">
            <text:p>Descrivi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string" calcext:value-type="string">
            <text:p>Come descriveresti Tom in una sola parola?</text:p>
          </table:table-cell>
          <table:table-cell table:style-name="Default" office:value-type="string" calcext:value-type="string">
            <text:p>descriveresti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/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Il sudore è una barriera contro alcuni batteri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La barriera non deve essere oltrepassata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/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ono innamorato di una ragazza che abita molto lontano da m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Mia moglie si è innamorata del suo capo poco più di un anno fa.</text:p>
          </table:table-cell>
          <table:table-cell table:style-name="Default" office:value-type="string" calcext:value-type="string">
            <text:p>innamorata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reside ti vuole fuori dalla scuola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Denuncia tutto al preside, prima che ti picchino a sangue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usare il pesticida sulle tue piante, Attanasio!</text:p>
          </table:table-cell>
          <table:table-cell table:style-name="Default" office:value-type="string" calcext:value-type="string">
            <text:p>pesticida</text:p>
          </table:table-cell>
          <table:table-cell office:value-type="string" calcext:value-type="string">
            <text:p>Verwenden Sie keine Pestizide für Ihre Pflanzen, Attanasio!</text:p>
          </table:table-cell>
          <table:table-cell office:value-type="string" calcext:value-type="string">
            <text:p>Pestizi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fficio del sindaco è nel municipio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string" calcext:value-type="string">
            <text:p>Il sindaco di New York ama i suo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Il sindaco conosce bene i diritti de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/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table:style-name="Default" office:value-type="string" calcext:value-type="string">
            <text:p>fantastici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/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/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Ho intenzione di esportare i miei prodotti negli USA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In questo negozio si vendono prodotti regionali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eranza di vita è inferiore a cinquant'anni.</text:p>
          </table:table-cell>
          <table:table-cell table:style-name="Default" office:value-type="string" calcext:value-type="string">
            <text:p>inferiore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string" calcext:value-type="string">
            <text:p>L'acqua è un bene prezioso.</text:p>
          </table:table-cell>
          <table:table-cell table:style-name="Default" office:value-type="string" calcext:value-type="string">
            <text:p>prezioso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string" calcext:value-type="string">
            <text:p>Ho perso una medaglia preziosa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/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Mi dispiace, questo dipinto non è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Senta, signore, quelle azioni non sono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/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l cosiddetto pollice verde, specie per le piante grasse.</text:p>
          </table:table-cell>
          <table:table-cell table:style-name="Default" office:value-type="string" calcext:value-type="string">
            <text:p>cosiddetto</text:p>
          </table:table-cell>
          <table:table-cell office:value-type="string" calcext:value-type="string">
            <text:p>Ich habe einen so genannten grünen Daumen, vor allem bei Kakteen.</text:p>
          </table:table-cell>
          <table:table-cell office:value-type="string" calcext:value-type="string">
            <text:p>so gen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comincia a credere alle proprie menzogne.</text:p>
          </table:table-cell>
          <table:table-cell table:style-name="Default" office:value-type="string" calcext:value-type="string">
            <text:p>proprie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Tutti dovrebbero credere nel proprio nas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È importante stare bene nella propria pelle.</text:p>
          </table:table-cell>
          <table:table-cell table:style-name="Default" office:value-type="string" calcext:value-type="string">
            <text:p>propria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/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esto è proprio il vocabolario che cercav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La tua stanza è proprio pulita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Il formaggio caprino non mi piace propri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/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giovane provò a spostare il pesante divano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La fede riesce a spostare le montagne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table:style-name="Default" office:value-type="string" calcext:value-type="string">
            <text:p>ostruire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bambini litigano per dei giocattol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table:style-name="Default" office:value-type="string" calcext:value-type="string">
            <text:p>litigato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/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table:style-name="Default" office:value-type="string" calcext:value-type="string">
            <text:p>necessità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risparmiare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Ha risparmiato cento dollari.</text:p>
          </table:table-cell>
          <table:table-cell table:style-name="Default" office:value-type="string" calcext:value-type="string">
            <text:p>risparmiato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string" calcext:value-type="string">
            <text:p>Tom risparmiò molto denaro.</text:p>
          </table:table-cell>
          <table:table-cell table:style-name="Default" office:value-type="string" calcext:value-type="string">
            <text:p>risparmiò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/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spettiamo con ansia il giorno della sua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string" calcext:value-type="string">
            <text:p>Dopo la laurea mi voglio ubriacare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/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rimanere qui, devo emigrare negli Stati Uniti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Il mio amico vuole emigrare in Sudafrica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vi è stata consegnata l'automobile?</text:p>
          </table:table-cell>
          <table:table-cell table:style-name="Default" office:value-type="string" calcext:value-type="string">
            <text:p>consegnata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Il pacco è stato consegnato ieri.</text:p>
          </table:table-cell>
          <table:table-cell table:style-name="Default" office:value-type="string" calcext:value-type="string">
            <text:p>consegnato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table:style-name="Default" office:value-type="string" calcext:value-type="string">
            <text:p>consegnare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/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ridi per questo stupido scherzo?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Era soltanto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Mi sembra che era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/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piante del bellissimo viale alberato adiacente casa mia sono state abbattute.</text:p>
          </table:table-cell>
          <table:table-cell table:style-name="Default" office:value-type="string" calcext:value-type="string">
            <text:p>alberato</text:p>
          </table:table-cell>
          <table:table-cell office:value-type="string" calcext:value-type="string">
            <text:p>Die Pflanzen der schönen baumgesäumten Allee neben meinem Haus sind gefällt worden.</text:p>
          </table:table-cell>
          <table:table-cell office:value-type="string" calcext:value-type="string">
            <text:p>baumgesäum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table:style-name="Default" office:value-type="string" calcext:value-type="string">
            <text:p>climatici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La scomparsa delle foreste pluviale porta al cambiamento climatico.</text:p>
          </table:table-cell>
          <table:table-cell table:style-name="Default" office:value-type="string" calcext:value-type="string">
            <text:p>climatic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abbandonare gli amici che sono in difficoltà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string" calcext:value-type="string">
            <text:p>La madre del piccolo animale non vuole abbandonare il suo cucciolo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Comandante, ha abbandonato la nave?</text:p>
          </table:table-cell>
          <table:table-cell table:style-name="Default" office:value-type="string" calcext:value-type="string">
            <text:p>abbandonato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/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risi può innescare una rivoluzione nel pensiero economico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Lo spirito della rivoluzione si librava sulla terra di Russi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table:style-name="Default" office:value-type="string" calcext:value-type="string">
            <text:p>interviste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Non ci sarà né intervista né storia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office:value-type="string" calcext:value-type="string">
            <text:p>Interview</text:p>
          </table:table-cell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pprima, desidero comunicare una grave preoccupaz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string" calcext:value-type="string">
            <text:p>Col tempo, impariamo, che alcune bugie sono meno gravi di altre.</text:p>
          </table:table-cell>
          <table:table-cell table:style-name="Default" office:value-type="string" calcext:value-type="string">
            <text:p>gravi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/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li di tradizione cancellati in un moment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office:value-type="string" calcext:value-type="string">
            <text:p>Tradition</text:p>
          </table:table-cell>
          <table:table-cell/>
          <table:table-cell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'uomo vi stava minacciando?</text:p>
          </table:table-cell>
          <table:table-cell table:style-name="Default" office:value-type="string" calcext:value-type="string">
            <text:p>minacciando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Il razzismo minaccia le minoranz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L'energia solare non minaccia l'ambient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/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/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gli si prende cura della sua anziana mamma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string" calcext:value-type="string">
            <text:p>Ti lascio prenderti cura della mia auto mentre non ci sono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/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/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Fornisce spiegazioni facilmente comprensibil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string" calcext:value-type="string">
            <text:p>Questa scena rende il film più comprensibile.</text:p>
          </table:table-cell>
          <table:table-cell table:style-name="Default" office:value-type="string" calcext:value-type="string">
            <text:p>comprensibile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/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John piace scambiare francobolli con i suoi amici.</text:p>
          </table:table-cell>
          <table:table-cell table:style-name="Default" office:value-type="string" calcext:value-type="string">
            <text:p>scambiare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table:style-name="Default" office:value-type="string" calcext:value-type="string">
            <text:p>scambia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Loro si scambiarono un bacio.</text:p>
          </table:table-cell>
          <table:table-cell table:style-name="Default" office:value-type="string" calcext:value-type="string">
            <text:p>scambiarono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/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table:style-name="Default" office:value-type="string" calcext:value-type="string">
            <text:p>grammo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Sentiamo, quanti grammi di morfina mi dai per questi?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E infine aggiunga 20 grammi di zucchero.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nschließend fügen Sie 20 Gramm Zucker dazu</text:p>
          </table:table-cell>
          <table:table-cell office:value-type="string" calcext:value-type="string">
            <text:p>Gramm</text:p>
          </table:table-cell>
          <table:table-cell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Avere disturbi della personalità non significa essere pazzi.</text:p>
          </table:table-cell>
          <table:table-cell table:style-name="Default" office:value-type="string" calcext:value-type="string">
            <text:p>disturbi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office:value-type="string" calcext:value-type="string">
            <text:p>Störung</text:p>
          </table:table-cell>
          <table:table-cell/>
          <table:table-cell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Svizzera, ci siete mai stato in inverno?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A questo proposito, siamo tutti costretti nella stessa situazione.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i a Napoli conobbi un marinaio sbarcato da una nave america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 questa barca serve un marinaio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Era il peggior marinaio della mari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/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emo che lei abbia sbagliato numero.</text:p>
          </table:table-cell>
          <table:table-cell table:style-name="Default" office:value-type="string" calcext:value-type="string">
            <text:p>Temo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temevano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string" calcext:value-type="string">
            <text:p>Nella vita non c'è nulla da temere, solo da capire.</text:p>
          </table:table-cell>
          <table:table-cell table:style-name="Default" office:value-type="string" calcext:value-type="string">
            <text:p>temere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/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table:style-name="Default" office:value-type="string" calcext:value-type="string">
            <text:p>presenterà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table:style-name="Default" office:value-type="string" calcext:value-type="string">
            <text:p>presentata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Lui mi presentò ai suoi genitori.</text:p>
          </table:table-cell>
          <table:table-cell table:style-name="Default" office:value-type="string" calcext:value-type="string">
            <text:p>presentò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/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string" calcext:value-type="string">
            <text:p>Come vedi, non si può giudicare un libro dalla copertina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/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'area di questa città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La spiaggia è vicina a quest'area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/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Mia moglie morì durante un attacco aereo tedesco nel 1941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Non esiste attacco aereo senza bombardamenti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/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o sport aiuta i nostri muscoli a svilupparsi.</text:p>
          </table:table-cell>
          <table:table-cell table:style-name="Default" office:value-type="string" calcext:value-type="string">
            <text:p>svilupparsi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 favore, sviluppa e stampa questa pellicola.</text:p>
          </table:table-cell>
          <table:table-cell table:style-name="Default" office:value-type="string" calcext:value-type="string">
            <text:p>sviluppa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Cerchiamo di aspettare e vedere come si sviluppano le cose.</text:p>
          </table:table-cell>
          <table:table-cell table:style-name="Default" office:value-type="string" calcext:value-type="string">
            <text:p>sviluppano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“Di tanto in tanto penso a divorziare.“ “Stai scherzando?!“</text:p>
          </table:table-cell>
          <table:table-cell table:style-name="Default" office:value-type="string" calcext:value-type="string">
            <text:p>scherzando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string" calcext:value-type="string">
            <text:p>Signor Kopfrkingl, il crematorio non è un luogo dove scherzare.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Ti avverto, è meglio non scherzare con noi!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/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La cerimonia si è svolta sabato a Halifax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Solo questa cerimonia del tè richiede mesi e mesi di preparazione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/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argomento è retorica pura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 è razzista, è la pura verità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Un mondo tutto per noi, puro e incontaminato!</text:p>
          </table:table-cell>
          <table:table-cell table:style-name="Default" office:value-type="string" calcext:value-type="string">
            <text:p>puro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/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string" calcext:value-type="string">
            <text:p>Era vestito con un cappotto grigio.</text:p>
          </table:table-cell>
          <table:table-cell table:style-name="Default" office:value-type="string" calcext:value-type="string">
            <text:p>vestito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string" calcext:value-type="string">
            <text:p>Lei si veste molto elegante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Sie kleidet sich sehr elegant.</text:p>
          </table:table-cell>
          <table:table-cell office:value-type="string" calcext:value-type="string">
            <text:p>kleidet</text:p>
          </table:table-cell>
          <table:table-cell/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nvinca suo figlio a sporgere denuncia, potremmo trovare il ladro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on vuole sporgere denuncia, vualoe delle scuse personali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iete davvero mancati quando eravate in Franci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siete davvero mancati quando eravate in vacanz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è mancato così tanto l'accento britannico.</text:p>
          </table:table-cell>
          <table:table-cell table:style-name="Default" office:value-type="string" calcext:value-type="string">
            <text:p>mancato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/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i pani speciali non riesco a trovare quello senza glutine.</text:p>
          </table:table-cell>
          <table:table-cell table:style-name="Default" office:value-type="string" calcext:value-type="string">
            <text:p>glutine</text:p>
          </table:table-cell>
          <table:table-cell office:value-type="string" calcext:value-type="string">
            <text:p>Unter den Spezialbroten kann ich das glutenfreie nicht finden.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rridoio attraverso il quale noi andiamo è sotto la terra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osto alla finestra o corridoio?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Il cappotto è appeso in corridoio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/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i aperto il biscotto magico, ed eccoti la magia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Se nessun altro vuole questo biscotto, dovrò mangiarlo i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Come imburrare un biscotto senza romperl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/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scender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La temperatura è scesa sotto lo zero stamattina.</text:p>
          </table:table-cell>
          <table:table-cell table:style-name="Default" office:value-type="string" calcext:value-type="string">
            <text:p>scesa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Scendendo dall'autobus, mi salutò ad alta voce.</text:p>
          </table:table-cell>
          <table:table-cell table:style-name="Default" office:value-type="string" calcext:value-type="string">
            <text:p>Scendendo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/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esoro, penso che abbiamo bisogno di una pausa di riflessione per la nostra relazione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Il suo volto mostrava un'espressione di riflessione tesa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Fece una lunga pausa di riflessione prima di rispondere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/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schiena quando mi piego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ta portando uno zaino sul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Un brivido gelido mi percorse 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ir lief ein Schauer über den Rücken.</text:p>
          </table:table-cell>
          <table:table-cell office:value-type="string" calcext:value-type="string">
            <text:p>Rücken</text:p>
          </table:table-cell>
          <table:table-cell/>
          <table:table-cell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Semplice calcolo, eh, Bob?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Lui ha fatto molti errori di calcolo e non ha passato l'esame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/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autista è ammalato e devo fare il suo lavor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on posso visitarlo perchè è ammalat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Ich kann ihn nicht besuchen, weil er krank ist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reti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string" calcext:value-type="string">
            <text:p>La rete ciclabile in città non è ancora interamente realizzata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Dobbiamo mettere in rete il database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/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osa indossava il tradizionale abito bianco, e Mellish anche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ubbiamente il leone è l'animale più feroce della savana.</text:p>
          </table:table-cell>
          <table:table-cell table:style-name="Default" office:value-type="string" calcext:value-type="string">
            <text:p>Indubbiamente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bambini dovrebbe essere insegnato a dire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office:value-type="string" calcext:value-type="string">
            <text:p>Wahrheit</text:p>
          </table:table-cell>
          <table:table-cell/>
          <table:table-cell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sso dirigere la vostra attenzione sulla cosa?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string" calcext:value-type="string">
            <text:p>È più che abbastanza per dirigere una compagnia aerea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Capo, ho delle idee su come dirigere questo distretto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/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Luna brilla perché riflette la luce del Sole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string" calcext:value-type="string">
            <text:p>Io rifletterò circa la vostra proposta.</text:p>
          </table:table-cell>
          <table:table-cell table:style-name="Default" office:value-type="string" calcext:value-type="string">
            <text:p>rifletterò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/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table:style-name="Default" office:value-type="string" calcext:value-type="string">
            <text:p>popoli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/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table:style-name="Default" office:value-type="string" calcext:value-type="string">
            <text:p>guadagnava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table:style-name="Default" office:value-type="string" calcext:value-type="string">
            <text:p>guadagnato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string" calcext:value-type="string">
            <text:p>Se cambiassi lavoro, guadagnerei di più.</text:p>
          </table:table-cell>
          <table:table-cell table:style-name="Default" office:value-type="string" calcext:value-type="string">
            <text:p>guadagnerei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/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l'incontro sarà cancellat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ei troppo in ritardo. L'incontro è finito da 30 minuti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/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Il cacao può essere molto amaro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Carter, sarà meglio prendere quel Thermos di cacao con me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Carter, es wäre besser, wenn ich eine Thermoskanne Kakao mitnehme.</text:p>
          </table:table-cell>
          <table:table-cell office:value-type="string" calcext:value-type="string">
            <text:p>Kakao</text:p>
          </table:table-cell>
          <table:table-cell/>
          <table:table-cell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table:style-name="Default" office:value-type="string" calcext:value-type="string">
            <text:p>fatto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Lo hai messo al corrente dei fatti?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/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iri a destra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Beh, sembra un incrocio tra un binocolo e un televisore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Fammi scendere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 table:style-name="ce9" office:value-type="string" calcext:value-type="string">
            <text:p>È normale appassionarsi a qualcosa e poi stancarsi dopo poco tempo.</text:p>
          </table:table-cell>
          <table:table-cell table:style-name="Default" office:value-type="string" calcext:value-type="string">
            <text:p>appassionarsi</text:p>
          </table:table-cell>
          <table:table-cell office:value-type="string" calcext:value-type="string">
            <text:p>Es ist normal, sich für etwas zu begeistern und dann nach kurzer Zeit müde zu werden.</text:p>
          </table:table-cell>
          <table:table-cell office:value-type="string" calcext:value-type="string">
            <text:p>begei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Se i miei vicini venissero a fare la spesa nel mio discount risparmierebbero.</text:p>
          </table:table-cell>
          <table:table-cell table:style-name="Default" office:value-type="string" calcext:value-type="string">
            <text:p>discount</text:p>
          </table:table-cell>
          <table:table-cell table:style-name="ce9" office:value-type="string" calcext:value-type="string">
            <text:p>Wenn meine Nachbarn in meinen Discounter einkaufen kämen, würden sie Geld sparen.</text:p>
          </table:table-cell>
          <table:table-cell office:value-type="string" calcext:value-type="string">
            <text:p>Discoun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ve finisce la pazienza è dove comincia la viol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La mia pazienza ha raggiunto il limite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Meine Geduld ist aufgebraucht.</text:p>
          </table:table-cell>
          <table:table-cell office:value-type="string" calcext:value-type="string">
            <text:p>Geduld</text:p>
          </table:table-cell>
          <table:table-cell/>
          <table:table-cell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string" calcext:value-type="string">
            <text:p>La camera consente una vista straordinaria sul lago.</text:p>
          </table:table-cell>
          <table:table-cell table:style-name="Default" office:value-type="string" calcext:value-type="string">
            <text:p>straordinaria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/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o pensando di andare a vivere in un casolare di campagna.</text:p>
          </table:table-cell>
          <table:table-cell table:style-name="Default" office:value-type="string" calcext:value-type="string">
            <text:p>casolare</text:p>
          </table:table-cell>
          <table:table-cell office:value-type="string" calcext:value-type="string">
            <text:p>Ich denke daran, in einem Landhaus zu leben.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ui ha un cuore di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table:style-name="Default" office:value-type="string" calcext:value-type="string">
            <text:p>pietre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La goccia scava la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Steter Tropfen höhlt den Stein.</text:p>
          </table:table-cell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al secondo anno delle scuole medie lo scorso anno, vero?</text:p>
          </table:table-cell>
          <table:table-cell table:style-name="Default" office:value-type="string" calcext:value-type="string">
            <text:p>medie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a mano ha cinque dita: pollice, indice, medio, anulare, mignol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ui è un peso massimo, tu sei un peso medi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/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un altro abbigliamento per te qualcosa di più comodo.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bbiamo gli stessi gusti in fatto di abbigliamento!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string" calcext:value-type="string">
            <text:p>Essi seguirono un passaggio stretto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Andiamo, sgombrate il passaggio!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/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arlare in pubblico mi rende nervoso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Non intendo rendere le cose più difficili del necessario.</text:p>
          </table:table-cell>
          <table:table-cell table:style-name="Default" office:value-type="string" calcext:value-type="string">
            <text:p>rendere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La musica rende la nostra vita più bella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/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mpero britannico si estendeva su tutti i continenti.</text:p>
          </table:table-cell>
          <table:table-cell table:style-name="Default" office:value-type="string" calcext:value-type="string">
            <text:p>continenti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string" calcext:value-type="string">
            <text:p>L'Africa è un continente di migrazione.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Il Borneo è un'isola o un continente?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Ist Borneo eine Insel oder ein Kontinent?</text:p>
          </table:table-cell>
          <table:table-cell office:value-type="string" calcext:value-type="string">
            <text:p>Kontinent</text:p>
          </table:table-cell>
          <table:table-cell/>
          <table:table-cell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Un gesto vale più di mill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Ogni sguardo, ogni gesto lo dic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Jeder Blick, jeder Geste zeigt es.</text:p>
          </table:table-cell>
          <table:table-cell office:value-type="string" calcext:value-type="string">
            <text:p>Geste</text:p>
          </table:table-cell>
          <table:table-cell/>
          <table:table-cell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nsavo ti amasse, ma in realtà amava un'altra ragazza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In realtà Marie Curie era polacca, non francese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/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auto si è fermata in mezzo alla strada.</text:p>
          </table:table-cell>
          <table:table-cell table:style-name="Default" office:value-type="string" calcext:value-type="string">
            <text:p>fermata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Un SUV nero si fermò davanti all'hotel.</text:p>
          </table:table-cell>
          <table:table-cell table:style-name="Default" office:value-type="string" calcext:value-type="string">
            <text:p>fermò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Il treno si ferma ad ogni stazione.</text:p>
          </table:table-cell>
          <table:table-cell table:style-name="Default" office:value-type="string" calcext:value-type="string">
            <text:p>ferma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/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a marca del tuo cellulare?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Fumo questa marca di sigari da 35 anni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Tuo nonno fumava la stessa marca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ein Großvater rauchte dieselbe Marke.</text:p>
          </table:table-cell>
          <table:table-cell office:value-type="string" calcext:value-type="string">
            <text:p>Marke</text:p>
          </table:table-cell>
          <table:table-cell/>
          <table:table-cell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arla perfettamente il russo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Il condizionatore d'aria funzionava perfettame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office:value-type="string" calcext:value-type="string">
            <text:p>perfekt</text:p>
          </table:table-cell>
          <table:table-cell/>
          <table:table-cell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rima edizione della biografia vendette meno di 500 copie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Per chi ha la vecchia edizione, è a pagina 87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/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nnegabile che alcune esperienze dolorose scavino dentro di noi profonde ferite.</text:p>
          </table:table-cell>
          <table:table-cell table:style-name="Default" office:value-type="string" calcext:value-type="string">
            <text:p>innegabile</text:p>
          </table:table-cell>
          <table:table-cell office:value-type="string" calcext:value-type="string">
            <text:p>Es ist unbestreitbar, dass einige schmerzliche Erfahrungen tiefe Wunden in uns reißen.</text:p>
          </table:table-cell>
          <table:table-cell office:value-type="string" calcext:value-type="string">
            <text:p>unbestreitba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Sono obbligato a richiedere una punizione esemplar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o sciocco ha poco cervell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Mi sono comportato da sciocco e voglio chiedere scusa a tutti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/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redo che la mia valigia sia stata rubata.</text:p>
          </table:table-cell>
          <table:table-cell table:style-name="Default" office:value-type="string" calcext:value-type="string">
            <text:p>rubata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Lei lo ha accusato di aver rubato i suoi soldi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Sono arrabbiato perché qualcuno mi ha rubato la bicicletta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/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office:value-type="string" calcext:value-type="string">
            <text:p>Zukunft</text:p>
          </table:table-cell>
          <table:table-cell/>
          <table:table-cell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coccodrillo maschio divorò una cagna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Hai mai dato da mangiare a un coccodrillo?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Sono solo lacrime di coccodrillo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Das sind nur Krokodilstränen.</text:p>
          </table:table-cell>
          <table:table-cell office:value-type="string" calcext:value-type="string">
            <text:p>Krokodil</text:p>
          </table:table-cell>
          <table:table-cell/>
          <table:table-cell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uo modo di parlare mi fa innervosire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 nostro modo di pensare influenza come ci sentiamo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/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 hai fatto volontariamente o era obbligatorio?</text:p>
          </table:table-cell>
          <table:table-cell table:style-name="Default" office:value-type="string" calcext:value-type="string">
            <text:p>obbligatorio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sottolineato quanto sia importante rispettare la legge.</text:p>
          </table:table-cell>
          <table:table-cell table:style-name="Default" office:value-type="string" calcext:value-type="string">
            <text:p>sottolineato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string" calcext:value-type="string">
            <text:p>La Polizia desidera sottolineare che nessuno deve preoccuparsi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Compagno, vorrei sottolineare che è più urgente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/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sti indicarmi la strada per la stazione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L'insegnante indicò la lavagna.</text:p>
          </table:table-cell>
          <table:table-cell table:style-name="Default" office:value-type="string" calcext:value-type="string">
            <text:p>indicò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string" calcext:value-type="string">
            <text:p>Può indicarmi sulla cartina come arrivarci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n Sie mir auf der Karte zeigen, wie ich dorthin komme?</text:p>
          </table:table-cell>
          <table:table-cell office:value-type="string" calcext:value-type="string">
            <text:p>zeigen</text:p>
          </table:table-cell>
          <table:table-cell/>
          <table:table-cell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a piovendo a dirotto da ore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l ponte resiste da millenni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/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poi spinge la gente ad assicurarsi contr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string" calcext:value-type="string">
            <text:p>Thomas Leroy era in prigione per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string" calcext:value-type="string">
            <text:p>Uno dei nostri agenti ha testimoniat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Mio fratello ha trovato la soluzione.</text:p>
          </table:table-cell>
          <table:table-cell table:style-name="Default" office:value-type="string" calcext:value-type="string">
            <text:p>soluzione</text:p>
          </table:table-cell>
          <table:table-cell office:value-type="string" calcext:value-type="string">
            <text:p>Mein Bruder hat die Lösung gefunden.</text:p>
          </table:table-cell>
          <table:table-cell office:value-type="string" calcext:value-type="string">
            <text:p>Lösung</text:p>
          </table:table-cell>
          <table:table-cell/>
          <table:table-cell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ta arrivando il Capitano, siamo pronti a salpare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Hai mai visto salpare una nave?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Poi potete salpare da Genova e tornare da sud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/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lità è più importante della quantità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office:value-type="string" calcext:value-type="string">
            <text:p>Qualität</text:p>
          </table:table-cell>
          <table:table-cell/>
          <table:table-cell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 questa pioggia estiva sicuramente sarà spuntato qualche fungo porcino!</text:p>
          </table:table-cell>
          <table:table-cell table:style-name="Default" office:value-type="string" calcext:value-type="string">
            <text:p>porcino</text:p>
          </table:table-cell>
          <table:table-cell office:value-type="string" calcext:value-type="string">
            <text:p>Ich bin sicher, dass bei diesem Sommerregen einige Steinpilze aufgetaucht sind!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ce una nuova bugia per coprire le precedenti.</text:p>
          </table:table-cell>
          <table:table-cell table:style-name="Default" office:value-type="string" calcext:value-type="string">
            <text:p>precedenti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string" calcext:value-type="string">
            <text:p>Ogni notte dormirà più profondamente della precedente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/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olo avessi seguito il tuo consigli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Tom diede a suo figlio un consiglio patern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ntità dice nulla sulla qualità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string" calcext:value-type="string">
            <text:p>Lo champignon contiene una quantità non indifferente di minerali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Il Giappone importa grandi quantità di petrolio greggio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/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Ho uno stipendio mensile di 300.000 yen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/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vale la pena riparare questa macchina.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Tom ha riparato il rubinetto che gocciolava.</text:p>
          </table:table-cell>
          <table:table-cell table:style-name="Default" office:value-type="string" calcext:value-type="string">
            <text:p>riparato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string" calcext:value-type="string">
            <text:p>Riuscite a riparare la radio rotta?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Schafft ihr es, das kaputte Radio zu reparieren?</text:p>
          </table:table-cell>
          <table:table-cell office:value-type="string" calcext:value-type="string">
            <text:p>reparieren</text:p>
          </table:table-cell>
          <table:table-cell/>
          <table:table-cell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decideremo di assumerla, ci faremo sentire.</text:p>
          </table:table-cell>
          <table:table-cell table:style-name="Default" office:value-type="string" calcext:value-type="string">
            <text:p>decideremo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Ti sei deciso a vendere casa tua o no?</text:p>
          </table:table-cell>
          <table:table-cell table:style-name="Default" office:value-type="string" calcext:value-type="string">
            <text:p>deciso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Mary non sa decidere se comprare o no il vestito.</text:p>
          </table:table-cell>
          <table:table-cell table:style-name="Default" office:value-type="string" calcext:value-type="string">
            <text:p>decidere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/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lencami tre azioni che compi abitualmente ogni giorno.</text:p>
          </table:table-cell>
          <table:table-cell table:style-name="Default" office:value-type="string" calcext:value-type="string">
            <text:p>abitualmente</text:p>
          </table:table-cell>
          <table:table-cell office:value-type="string" calcext:value-type="string">
            <text:p>Nennen Sie mir drei Aktionen, die Sie normalerweise jeden Tag durchführen.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mpro solo prodotti del commercio equo e solidal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L'inglese è utile nel commercio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Osaka è il centro del commercio in Giappon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/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bbi grandi difficoltà all'inizio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ono arrivato in Italia senza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/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La conseguenza è stata che ha perso il suo posto di lavoro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Ci sono solo poche conseguenze alla chiusura della mensa.</text:p>
          </table:table-cell>
          <table:table-cell table:style-name="Default" office:value-type="string" calcext:value-type="string">
            <text:p>conseguenze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/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oi siete distratte facilmente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Man wird leicht krank in einem Klima wie diesem.</text:p>
          </table:table-cell>
          <table:table-cell office:value-type="string" calcext:value-type="string">
            <text:p>leicht</text:p>
          </table:table-cell>
          <table:table-cell/>
          <table:table-cell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ltima esibizione del famoso pianista è stata un grande successo di pubblico.</text:p>
          </table:table-cell>
          <table:table-cell table:style-name="Default" office:value-type="string" calcext:value-type="string">
            <text:p>esibizione</text:p>
          </table:table-cell>
          <table:table-cell office:value-type="string" calcext:value-type="string">
            <text:p>Der letzte Auftritt des berühmten Pianisten war ein großer Publikumserfolg.</text:p>
          </table:table-cell>
          <table:table-cell office:value-type="string" calcext:value-type="string">
            <text:p>Auftrit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Sulla torta di fragole ci vuole sempre la panna montat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Ariete</text:p>
          </table:table-cell>
          <table:table-cell office:value-type="string" calcext:value-type="string">
            <text:p>Ich bin im Sternzeichen Widder und mit einem Steinbock habe ich nichts gemeinsam!</text:p>
          </table:table-cell>
          <table:table-cell table:style-name="ce15" office:value-type="string" calcext:value-type="string">
            <text:p>Widd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' difficile per i genitori non condizionare le scelte dei figli.</text:p>
          </table:table-cell>
          <table:table-cell table:style-name="Default" office:value-type="string" calcext:value-type="string">
            <text:p>condizionare</text:p>
          </table:table-cell>
          <table:table-cell office:value-type="string" calcext:value-type="string">
            <text:p>Für Eltern ist es schwer, die Entscheidungen ihrer Kinder nicht zu beeinflussen.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table:style-name="Default" office:value-type="string" calcext:value-type="string">
            <text:p>interazioni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abbiamo confermato le prenotazioni dell'albergo per telefono.</text:p>
          </table:table-cell>
          <table:table-cell table:style-name="Default" office:value-type="string" calcext:value-type="string">
            <text:p>prenotazioni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Ho cancellato la mia prenotazione all'hotel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Possono salire a bordo solo i passeggeri con prenotazione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/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reali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string" calcext:value-type="string">
            <text:p>È molto difficile essere un eroe nella vita r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/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è distratti se si è sovrappensiero.</text:p>
          </table:table-cell>
          <table:table-cell table:style-name="Default" office:value-type="string" calcext:value-type="string">
            <text:p>sovrappensiero</text:p>
          </table:table-cell>
          <table:table-cell table:style-name="ce9" office:value-type="string" calcext:value-type="string">
            <text:p>Man ist abgelenkt, wenn man in Gedanken versunken ist.</text:p>
          </table:table-cell>
          <table:table-cell table:style-name="ce9" office:value-type="string" calcext:value-type="string">
            <text:p>Geda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e bontà, che prelibatezza tutti questi aperitivi con il tofu!</text:p>
          </table:table-cell>
          <table:table-cell table:style-name="Default" office:value-type="string" calcext:value-type="string">
            <text:p>prelibatezza</text:p>
          </table:table-cell>
          <table:table-cell office:value-type="string" calcext:value-type="string">
            <text:p>Welche Güte, was für eine Delikatesse all diese Vorspeisen mit Tofu!</text:p>
          </table:table-cell>
          <table:table-cell office:value-type="string" calcext:value-type="string">
            <text:p>Delikates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vera amicizia vale più del denaro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L'amicizia è la connessione delle anim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/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riva finalmente la primaver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Finalmente una buona notiz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Domani finalmente mia moglie viene in Ital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Morgen, endlich, kommt meine Frau nach Italien.</text:p>
          </table:table-cell>
          <table:table-cell office:value-type="string" calcext:value-type="string">
            <text:p>endlich</text:p>
          </table:table-cell>
          <table:table-cell/>
          <table:table-cell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ccello era in cerca di vermi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ui è venuto a Tokyo in cerca di un impiego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/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rovo belle le foto artistiche di Yamana.</text:p>
          </table:table-cell>
          <table:table-cell table:style-name="Default" office:value-type="string" calcext:value-type="string">
            <text:p>artistiche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string" calcext:value-type="string">
            <text:p>Ho sempre desiderato avere un talento artistico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/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table:style-name="Default" office:value-type="string" calcext:value-type="string">
            <text:p>docente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una forma mortale di avvelenamento da cibo. 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Godzilla si prepara al combattimento mortale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Finché esistevamo, eravamo una minaccia mortale per loro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/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bor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messo l'uccellino in una gabbietta sul bordo della finestr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In einem kleinen Käfig setzte ich das Vögelchen auf den Fensterrand.</text:p>
          </table:table-cell>
          <table:table-cell table:style-name="ce6" office:value-type="string" calcext:value-type="string">
            <text:p>rand</text:p>
          </table:table-cell>
          <table:table-cell table:style-name="ce11" office:value-type="string" calcext:value-type="string">
            <text:p>Il nostro hotel è a bordo mare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Unser Hotel grenzt an die Meeresküste.</text:p>
          </table:table-cell>
          <table:table-cell table:style-name="ce6" office:value-type="string" calcext:value-type="string">
            <text:p>küste</text:p>
          </table:table-cell>
          <table:table-cell table:style-name="ce11" office:value-type="string" calcext:value-type="string">
            <text:p>Il bagnino è a bordo piscin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Der Bademeister steht am Rand des Schwimmbeckens.</text:p>
          </table:table-cell>
          <table:table-cell table:style-name="ce6" office:value-type="string" calcext:value-type="string">
            <text:p>R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r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completare questo quadro voglio alternare il colore rosso al blu.</text:p>
          </table:table-cell>
          <table:table-cell table:style-name="Default" office:value-type="string" calcext:value-type="string">
            <text:p>alternare</text:p>
          </table:table-cell>
          <table:table-cell table:style-name="ce11" office:value-type="string" calcext:value-type="string">
            <text:p>Um dieses Gemälde zu vollenden, möchte ich die Farbe Rot mit Blau abwechseln.</text:p>
          </table:table-cell>
          <table:table-cell table:style-name="ce6" office:value-type="string" calcext:value-type="string">
            <text:p>abwechs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son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Personalmente, trovo il gelato alla stracciatella una combinazione poco riuscita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finde Stracciatellaeis eine wenig gelungene Kombination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Il suicidio è un atto di vendetta contro se stessi, e io personalmente non ho nulla contro di me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Selbstmord ist ein Akt der Rache an sich selbst, und ich persönlich habe nichts gegen mich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Personalmente, non credo che faccia alcuna differenza chi vince le elezioni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glaube, dass es völlig egal ist, wer die Wahl gewinnt.</text:p>
          </table:table-cell>
          <table:table-cell table:style-name="ce6" office:value-type="string" calcext:value-type="string">
            <text:p>persön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bagli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nche un bambino sa distinguere il giusto dallo sbagliato.</text:p>
          </table:table-cell>
          <table:table-cell table:style-name="Default" office:value-type="string" calcext:value-type="string">
            <text:p>sbagliato</text:p>
          </table:table-cell>
          <table:table-cell table:style-name="ce11" office:value-type="string" calcext:value-type="string">
            <text:p>Selbst ein Kind kann nicht richtig von falsch unterscheiden.</text:p>
          </table:table-cell>
          <table:table-cell table:style-name="ce6" office:value-type="string" calcext:value-type="string">
            <text:p>falsch</text:p>
          </table:table-cell>
          <table:table-cell table:style-name="ce11" office:value-type="string" calcext:value-type="string">
            <text:p>Non c'è una risposta giusta, né una sbagliata.</text:p>
          </table:table-cell>
          <table:table-cell table:style-name="Default" office:value-type="string" calcext:value-type="string">
            <text:p>sbagliata</text:p>
          </table:table-cell>
          <table:table-cell table:style-name="ce11" office:value-type="string" calcext:value-type="string">
            <text:p>Es gibt keine richtige Antwort und ebensowenig eine falsche.</text:p>
          </table:table-cell>
          <table:table-cell table:style-name="ce6" office:value-type="string" calcext:value-type="string">
            <text:p>falsche</text:p>
          </table:table-cell>
          <table:table-cell table:style-name="ce11" office:value-type="string" calcext:value-type="string">
            <text:p>Fai una croce su tutte le risposte sbagliate.</text:p>
          </table:table-cell>
          <table:table-cell table:style-name="Default" office:value-type="string" calcext:value-type="string">
            <text:p>sbagliate</text:p>
          </table:table-cell>
          <table:table-cell table:style-name="ce11" office:value-type="string" calcext:value-type="string">
            <text:p>Kreuze alle falschen Antworten an.</text:p>
          </table:table-cell>
          <table:table-cell table:style-name="ce6" office:value-type="string" calcext:value-type="string">
            <text:p>fals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pli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esistono lingue difficili o semplici, ci sono solo delle lingue belle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s gibt keine schwierigen oder einfachen Sprachen, es gibt nur schöne Sprachen.</text:p>
          </table:table-cell>
          <table:table-cell table:style-name="ce6" office:value-type="string" calcext:value-type="string">
            <text:p>einfachen</text:p>
          </table:table-cell>
          <table:table-cell table:style-name="ce11" office:value-type="string" calcext:value-type="string">
            <text:p>Preparare il burro è molto più semplice di quanto possa sembrare.</text:p>
          </table:table-cell>
          <table:table-cell table:style-name="Default" office:value-type="string" calcext:value-type="string">
            <text:p>semplice</text:p>
          </table:table-cell>
          <table:table-cell table:style-name="ce11" office:value-type="string" calcext:value-type="string">
            <text:p>Butter herzustellen, ist viel einfacher, als es scheinen mag.</text:p>
          </table:table-cell>
          <table:table-cell table:style-name="ce6" office:value-type="string" calcext:value-type="string">
            <text:p>einfacher</text:p>
          </table:table-cell>
          <table:table-cell table:style-name="ce11" office:value-type="string" calcext:value-type="string">
            <text:p>Fornisce spiegazioni semplici e facilmente comprensibili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r gibt einfache, leicht verständliche Erklärungen.</text:p>
          </table:table-cell>
          <table:table-cell table:style-name="ce6" office:value-type="string" calcext:value-type="string">
            <text:p>einfa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negozio è sempre pieno di clienti.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Sein Laden ist immer voller Kunden.</text:p>
          </table:table-cell>
          <table:table-cell table:style-name="ce6" office:value-type="string" calcext:value-type="string">
            <text:p>Kunden</text:p>
          </table:table-cell>
          <table:table-cell table:style-name="ce11" office:value-type="string" calcext:value-type="string">
            <text:p>Il cliente non ha sempre ragione.</text:p>
          </table:table-cell>
          <table:table-cell table:style-name="Default" office:value-type="string" calcext:value-type="string">
            <text:p>cliente</text:p>
          </table:table-cell>
          <table:table-cell table:style-name="ce11" office:value-type="string" calcext:value-type="string">
            <text:p>Der Kunde hat nicht immer recht.</text:p>
          </table:table-cell>
          <table:table-cell table:style-name="ce6" office:value-type="string" calcext:value-type="string">
            <text:p>Kunde</text:p>
          </table:table-cell>
          <table:table-cell table:style-name="ce11" office:value-type="string" calcext:value-type="string">
            <text:p>A che serve un'impresa senza clienti?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Wem nützt eine Firma ohne Kunden?</text:p>
          </table:table-cell>
          <table:table-cell table:style-name="ce6" office:value-type="string" calcext:value-type="string">
            <text:p>K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é Sir Lancillotto della corte di Camelot, potente e prode cavalier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Dies ist Herr Lancelot vom Hof Camelot, ein tapferer und einflussreicher Ritter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Son la più nobile dama di corte, seconda solo alla regina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Ich bin die vornehmste Dame am Hof, nur die Königin übertrifft mich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Lui è il nuovo giullare di cort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Er ist der neue Hofnarr</text:p>
          </table:table-cell>
          <table:table-cell table:style-name="ce6" office:value-type="string" calcext:value-type="string">
            <text:p>Ho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tardi per fissare una tariffa, signor Hammer.</text:p>
          </table:table-cell>
          <table:table-cell table:style-name="Default" office:value-type="string" calcext:value-type="string">
            <text:p>fissare</text:p>
          </table:table-cell>
          <table:table-cell table:style-name="ce11" office:value-type="string" calcext:value-type="string">
            <text:p>Es ist zu spät, um einen Tarif festzulegen, Mr. Hammer.</text:p>
          </table:table-cell>
          <table:table-cell table:style-name="ce6" office:value-type="string" calcext:value-type="string">
            <text:p>festzulegen</text:p>
          </table:table-cell>
          <table:table-cell table:style-name="ce11" office:value-type="string" calcext:value-type="string">
            <text:p>La consegna è fissata per domani.</text:p>
          </table:table-cell>
          <table:table-cell table:style-name="Default" office:value-type="string" calcext:value-type="string">
            <text:p>fissata</text:p>
          </table:table-cell>
          <table:table-cell table:style-name="ce11" office:value-type="string" calcext:value-type="string">
            <text:p>Die Lieferung ist auf morgen festgesetzt.</text:p>
          </table:table-cell>
          <table:table-cell table:style-name="ce6" office:value-type="string" calcext:value-type="string">
            <text:p>festgesetz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qualcosa si fissa nella memori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omunica in maniera chiara e decisa le sue idee.</text:p>
          </table:table-cell>
          <table:table-cell table:style-name="Default" office:value-type="string" calcext:value-type="string">
            <text:p>comunica</text:p>
          </table:table-cell>
          <table:table-cell table:style-name="ce11" office:value-type="string" calcext:value-type="string">
            <text:p>Maria kommuniziert ihre Ideen klar und deutlich.</text:p>
          </table:table-cell>
          <table:table-cell table:style-name="ce6" office:value-type="string" calcext:value-type="string">
            <text:p>kommunizieren</text:p>
          </table:table-cell>
          <table:table-cell table:style-name="ce11" office:value-type="string" calcext:value-type="string">
            <text:p>Sorridiamo perché siamo felici o per comunicare agli altri che siamo felici?</text:p>
          </table:table-cell>
          <table:table-cell table:style-name="Default" office:value-type="string" calcext:value-type="string">
            <text:p>comunicare</text:p>
          </table:table-cell>
          <table:table-cell table:style-name="ce11" office:value-type="string" calcext:value-type="string">
            <text:p>Lächeln wir weil wir glücklich sind oder um den anderen mitzuteilen, dass wir glücklich sind?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Il risultato delle elezioni sarà comunicato domani.</text:p>
          </table:table-cell>
          <table:table-cell table:style-name="Default" office:value-type="string" calcext:value-type="string">
            <text:p>comunicato</text:p>
          </table:table-cell>
          <table:table-cell table:style-name="ce11" office:value-type="string" calcext:value-type="string">
            <text:p>Das Ergebnis der Wahl wird morgen bekanntgegeben.</text:p>
          </table:table-cell>
          <table:table-cell table:style-name="ce6" office:value-type="string" calcext:value-type="string">
            <text:p>bekannt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impie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mpiega dieci ore per vestirsi.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Er braucht zehn Stunden, um sich anzuziehen.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La distanza Terra-Luna è 384 000 km, quanto tempo impiega un raggio di luce a percorrere tale distanza?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Potremmo tutti impiegare questo tempo molto meglio.</text:p>
          </table:table-cell>
          <table:table-cell table:style-name="Default" office:value-type="string" calcext:value-type="string">
            <text:p>impiegare</text:p>
          </table:table-cell>
          <table:table-cell table:style-name="ce11" office:value-type="string" calcext:value-type="string">
            <text:p>Wir alle können diese Zeit viel besser nutzen</text:p>
          </table:table-cell>
          <table:table-cell table:style-name="ce6" office:value-type="string" calcext:value-type="string">
            <text:p>nutzen</text:p>
          </table:table-cell>
          <table:table-cell table:style-name="ce6"/>
          <table:table-cell table:style-name="ce11" office:value-type="string" calcext:value-type="string">
            <text:p>impiega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vi tenerlo coperto altrimenti si inumidisce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Sie müssen es bedeckt halten, sonst wird es nass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viso era coperto da un pesante cappuccio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as Gesicht war von einer schweren Kapuze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Venere era chiaramente coperto da uno strato di nubi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ie Venus war offenbar von einer Wolkenschicht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vero con i suoi figli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war streng zu seinen Kindern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È molto severo con le persone pigre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ist gegenüber faulen Menschen sehr streng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Rimpiango di essere stato forse troppo severo con mia figlia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Ich bedauere, dass ich etwas zu streng zu meiner Tochter war.</text:p>
          </table:table-cell>
          <table:table-cell table:style-name="ce6" office:value-type="string" calcext:value-type="string">
            <text:p>stre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caratteris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aese ha come caratteristica principale la sua grandezza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prägendste Merkmal des Landes ist seine Größe.</text:p>
          </table:table-cell>
          <table:table-cell table:style-name="ce6" office:value-type="string" calcext:value-type="string">
            <text:p>Merkmal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Kennzeichen</text:p>
          </table:table-cell>
          <table:table-cell table:style-name="ce11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6" office:value-type="string" calcext:value-type="string">
            <text:p>Eig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valu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 Germania la mafia italiana è sottovalutata.</text:p>
          </table:table-cell>
          <table:table-cell table:style-name="Default" office:value-type="string" calcext:value-type="string">
            <text:p>sottovalutata</text:p>
          </table:table-cell>
          <table:table-cell table:style-name="ce11" office:value-type="string" calcext:value-type="string">
            <text:p>In Deutschland wird die italienische Mafia unterschätzt.</text:p>
          </table:table-cell>
          <table:table-cell table:style-name="ce6" office:value-type="string" calcext:value-type="string">
            <text:p>unterschätzt</text:p>
          </table:table-cell>
          <table:table-cell table:style-name="ce11" office:value-type="string" calcext:value-type="string">
            <text:p>La scelta è tua ma ti avverto, non sottovalutare i miei poteri.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Du hast die Wahl, aber ich warne dich: Unterschätze niemals meine Kräfte.</text:p>
          </table:table-cell>
          <table:table-cell table:style-name="ce6" office:value-type="string" calcext:value-type="string">
            <text:p>Unterschätze</text:p>
          </table:table-cell>
          <table:table-cell table:style-name="ce11" office:value-type="string" calcext:value-type="string">
            <text:p>Non sottovalutare te stesso, capito?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Unterschätze nicht dich selbst, verstanden?</text:p>
          </table:table-cell>
          <table:table-cell table:style-name="ce6" office:value-type="string" calcext:value-type="string">
            <text:p>Unterschä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ho mai voluto essere legato a niente e nessuno, in vita mi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wollte mich noch nie an etwas oder jemanden gebunden sein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Sono molto legato a lui, troppo, ho paur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bin sehr an ihn gebunden, zu sehr, fürchte ich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Tu, forse, non ci crederai ma era molto legato a tua madre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Du wirst es vielleicht nicht glauben, aber er war deiner Mutter sehr verbunden.</text:p>
          </table:table-cell>
          <table:table-cell table:style-name="ce6" office:value-type="string" calcext:value-type="string">
            <text:p>verbunden</text:p>
          </table:table-cell>
          <table:table-cell table:style-name="ce6"/>
          <table:table-cell table:style-name="ce11" office:value-type="string" calcext:value-type="string">
            <text:p>legata alla tradizione luoghi legati a Leonard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lice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arebbe piaciuto partire all'estero durante il liceo, ma i miei genitori non hanno volut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Ich wäre gerne während dem Gymnasium ins Ausland gegangen, aber meine Eltern wollten das nicht.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Quasi tutti quelli che conosco sono ancora al lice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Die meisten, die ich kenne, sind immer noch auf dem Gymnasium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Dopo le vacanze tu andrai in un liceo tedesc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Nach den Ferien wirst du an eine deutsches Gymnasium gehen.</text:p>
          </table:table-cell>
          <table:table-cell table:style-name="ce6" office:value-type="string" calcext:value-type="string">
            <text:p>Gymnasi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abi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anni di viaggi in tutte le parti del mondo, Nick decise di stabilirsi in Namibia.</text:p>
          </table:table-cell>
          <table:table-cell table:style-name="Default" office:value-type="string" calcext:value-type="string">
            <text:p>stabilirsi</text:p>
          </table:table-cell>
          <table:table-cell table:style-name="ce11" office:value-type="string" calcext:value-type="string">
            <text:p>Nach Jahren des Reisens durch die ganze Welt beschloss Nick, sich in Namibia niederzulassen.</text:p>
          </table:table-cell>
          <table:table-cell table:style-name="ce6" office:value-type="string" calcext:value-type="string">
            <text:p>niederzulass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tabilirsi in un luogo rimanere lì fis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sul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risultò essere ver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Was er sagte, erwies sich als wahr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La profezia risultò sbagliata soltanto in un singolo dettagli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Mrs. Fosters prophetische Rede erwies sich nur in einem Punkt falsch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Dai documenti risulta che avete preso la cittadinanza svizzera.</text:p>
          </table:table-cell>
          <table:table-cell table:style-name="Default" office:value-type="string" calcext:value-type="string">
            <text:p>risulta</text:p>
          </table:table-cell>
          <table:table-cell table:style-name="ce11" office:value-type="string" calcext:value-type="string">
            <text:p>Aus den Dokumenten hat sich herausgestellt, dass Sie alle Bürger der Schweiz sind.</text:p>
          </table:table-cell>
          <table:table-cell table:style-name="ce6" office:value-type="string" calcext:value-type="string">
            <text:p>herausgestel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itud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rivere in un diario è una buona abitudin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Ein Tagebuch zu führen ist eine gute Angewohnheit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a l'abitudine di mangiarsi le unghi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Sie hat die Angewohnheit, ihre Nägel zu kauen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o creato l'abitudine di andare a letto molto tardi, troppo tardi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Ich habe die Angewohnheit entwickelt, spät ins Bett zu gehen, viel zu spät.</text:p>
          </table:table-cell>
          <table:table-cell table:style-name="ce6" office:value-type="string" calcext:value-type="string">
            <text:p>Angewohn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abor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questo prova, senza dubbio i vantaggi di una collaborazione tra i nostri due paesi.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Und das beweist zweifellos die Vorteile einer Zusammenarbeit zwischen Ihrem Land und meinem.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Con la vostra collaborazione li ritroveremo presto!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Mit Ihrer Zusammenarbeit werden wir sie bald wieder finden!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Dodici anni di collaborazione non significano nulla per te?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Zwölf Jahre Zusammenarbeit bedeuten dir nichts?</text:p>
          </table:table-cell>
          <table:table-cell table:style-name="ce6" office:value-type="string" calcext:value-type="string">
            <text:p>Zusammenarb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un paesino ci sono resti di un antico castello medievale arroccato sul colle e molto panoramico.</text:p>
          </table:table-cell>
          <table:table-cell table:style-name="Default" office:value-type="string" calcext:value-type="string">
            <text:p>colle</text:p>
          </table:table-cell>
          <table:table-cell table:style-name="ce11" office:value-type="string" calcext:value-type="string">
            <text:p>In einem kleinen Dorf gibt es die Überreste einer alten mittelalterlichen Burg, die auf dem Hügel thront und landschaftlich sehr reizvoll ist.</text:p>
          </table:table-cell>
          <table:table-cell table:style-name="ce6" office:value-type="string" calcext:value-type="string">
            <text:p>Hüg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f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e colline sono perfette per un’escursione a cavallo.</text:p>
          </table:table-cell>
          <table:table-cell table:style-name="Default" office:value-type="string" calcext:value-type="string">
            <text:p>perfette</text:p>
          </table:table-cell>
          <table:table-cell table:style-name="ce11" office:value-type="string" calcext:value-type="string">
            <text:p>Diese Hügel sind ideal für einen Ausritt.</text:p>
          </table:table-cell>
          <table:table-cell table:style-name="ce6" office:value-type="string" calcext:value-type="string">
            <text:p>ideal</text:p>
          </table:table-cell>
          <table:table-cell table:style-name="ce11" office:value-type="string" calcext:value-type="string">
            <text:p>Vivere in un mondo perfetto è solo un'utopia.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In einer vollkommenen Welt zu leben ist nur eine Utopie.</text:p>
          </table:table-cell>
          <table:table-cell table:style-name="ce6" office:value-type="string" calcext:value-type="string">
            <text:p>vollkommenen</text:p>
          </table:table-cell>
          <table:table-cell table:style-name="ce11" office:value-type="string" calcext:value-type="string">
            <text:p>Semplice, logico e perfetto. Conosci un sistema migliore?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Einfach, logisch und perfekt. Kennst du eine besseres System?</text:p>
          </table:table-cell>
          <table:table-cell table:style-name="ce6" office:value-type="string" calcext:value-type="string">
            <text:p>perfe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nsion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ostante sia un pensionato, zio Pino ha la forza di un giovanotto!</text:p>
          </table:table-cell>
          <table:table-cell table:style-name="Default" office:value-type="string" calcext:value-type="string">
            <text:p>pensionato</text:p>
          </table:table-cell>
          <table:table-cell table:style-name="ce11" office:value-type="string" calcext:value-type="string">
            <text:p>Obwohl er Rentner ist, hat Onkel Pino die Kraft eines jungen Mannes!</text:p>
          </table:table-cell>
          <table:table-cell table:style-name="ce17" office:value-type="string" calcext:value-type="string">
            <text:p>Ren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per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pertura domenicale dei negozi è a vantaggio di chi lavora tutta la settimana.</text:p>
          </table:table-cell>
          <table:table-cell table:style-name="Default" office:value-type="string" calcext:value-type="string">
            <text:p>apertura</text:p>
          </table:table-cell>
          <table:table-cell table:style-name="ce11" office:value-type="string" calcext:value-type="string">
            <text:p>Die Sonntagsöffnung der Geschäfte kommt denjenigen zugute, die die ganze Woche arbeiten.</text:p>
          </table:table-cell>
          <table:table-cell table:style-name="ce6" office:value-type="string" calcext:value-type="string">
            <text:p>öffn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ch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farlo, bisogna correre dei rischi.</text:p>
          </table:table-cell>
          <table:table-cell table:style-name="Default" office:value-type="string" calcext:value-type="string">
            <text:p>rischi</text:p>
          </table:table-cell>
          <table:table-cell table:style-name="ce11" office:value-type="string" calcext:value-type="string">
            <text:p>Um das zu tun, musst du Risiken eingehen.</text:p>
          </table:table-cell>
          <table:table-cell table:style-name="ce6" office:value-type="string" calcext:value-type="string">
            <text:p>Risiken</text:p>
          </table:table-cell>
          <table:table-cell table:style-name="ce11" office:value-type="string" calcext:value-type="string">
            <text:p>Se cammini con il naso per aria c'è il rischio che tu cada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Wenn du beim Gehen immer in die Luft schaust, trägst du das Risiko, hinzufallen</text:p>
          </table:table-cell>
          <table:table-cell table:style-name="ce6" office:value-type="string" calcext:value-type="string">
            <text:p>Risiko</text:p>
          </table:table-cell>
          <table:table-cell table:style-name="ce11" office:value-type="string" calcext:value-type="string">
            <text:p>Lui corse un rischio per salvare il bambino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Er ging ein Risiko ein, um das Kind zu retten.</text:p>
          </table:table-cell>
          <table:table-cell table:style-name="ce6" office:value-type="string" calcext:value-type="string">
            <text:p>Risiko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occhi del Voyager sono due videocamere che riprendono migliaia di immagini del sistema solare.</text:p>
          </table:table-cell>
          <table:table-cell table:style-name="Default" office:value-type="string" calcext:value-type="string">
            <text:p>riprendono</text:p>
          </table:table-cell>
          <table:table-cell table:style-name="ce11" office:value-type="string" calcext:value-type="string">
            <text:p>Die Augen der Voyager Sonde sind 2 Fernsehkameras die Tausende von Bildern vom Sonnensystem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telecamere riprendono qlcs riprendersi da un lungo viaggi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ttiv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ttiveria contro gli stranieri aumentava sempre di più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Die Bosheit gegenüber Ausländern nahm immer mehr zu.</text:p>
          </table:table-cell>
          <table:table-cell table:style-name="ce6" office:value-type="string" calcext:value-type="string">
            <text:p>Bosheit</text:p>
          </table:table-cell>
          <table:table-cell table:style-name="ce11" office:value-type="string" calcext:value-type="string">
            <text:p>Forza, dai sfogo a tutta la tua cattiveria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Komm schon, lass all deine Boshaftigkeit raus.</text:p>
          </table:table-cell>
          <table:table-cell table:style-name="ce6" office:value-type="string" calcext:value-type="string">
            <text:p>Boshaftigkeit</text:p>
          </table:table-cell>
          <table:table-cell table:style-name="ce11" office:value-type="string" calcext:value-type="string">
            <text:p>È una cattiveria parlare così al povero papà di Pearl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Es ist eine Frechheit, so mit Perles armem Daddy zu reden.</text:p>
          </table:table-cell>
          <table:table-cell table:style-name="ce6" office:value-type="string" calcext:value-type="string">
            <text:p>Frech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oc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bocciato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Farti bocciare non è un'opzione: supererai la maturità.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Durchfallen ist keine Option, du wirst das Abitur besteh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Lei vuole bocciare la candidata a tutti i costi, non e vero?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Sie möchten wohl unbedingt erreichen, dass die Kandidatin durchfällt?</text:p>
          </table:table-cell>
          <table:table-cell table:style-name="ce17" office:value-type="string" calcext:value-type="string">
            <text:p>durchfäl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decennio è composto da dieci anni.</text:p>
          </table:table-cell>
          <table:table-cell table:style-name="Default" office:value-type="string" calcext:value-type="string">
            <text:p>decennio</text:p>
          </table:table-cell>
          <table:table-cell table:style-name="ce12" office:value-type="string" calcext:value-type="string">
            <text:p>Ein Jahrzehnt besteht aus zehn Jahren.</text:p>
          </table:table-cell>
          <table:table-cell table:style-name="ce6" office:value-type="string" calcext:value-type="string">
            <text:p>Jahrzeh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iv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Ogni pomeriggio porto Franceschino a giocare sullo scivolo.</text:p>
          </table:table-cell>
          <table:table-cell table:style-name="Default" office:value-type="string" calcext:value-type="string">
            <text:p>scivolo</text:p>
          </table:table-cell>
          <table:table-cell table:style-name="ce11" office:value-type="string" calcext:value-type="string">
            <text:p>Jeden Nachmittag nehme ich Franceschino mit, um auf der Rutsche zu spielen.</text:p>
          </table:table-cell>
          <table:table-cell table:style-name="ce6" office:value-type="string" calcext:value-type="string">
            <text:p>Rut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Ein geringes Selbstwertgefühl kann ein enormes Hindernis auf dem Weg zu unseren Zielen sein.</text:p>
          </table:table-cell>
          <table:table-cell table:style-name="ce6" office:value-type="string" calcext:value-type="string">
            <text:p>Weg</text:p>
          </table:table-cell>
          <table:table-cell table:style-name="ce11" office:value-type="string" calcext:value-type="string">
            <text:p>Questo percorso collega il punto A con il punto B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 Route verbindet Punkt A mit Punkt B.</text:p>
          </table:table-cell>
          <table:table-cell table:style-name="ce6" office:value-type="string" calcext:value-type="string">
            <text:p>Route</text:p>
          </table:table-cell>
          <table:table-cell table:style-name="ce11" office:value-type="string" calcext:value-type="string">
            <text:p>Questo percorso ti porterà alla tua meta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r Weg führt dich zum Ziel.</text:p>
          </table:table-cell>
          <table:table-cell table:style-name="ce6" office:value-type="string" calcext:value-type="string">
            <text:p>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sic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psicologi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Tanta gente dovrebbe andare dal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Eine Menge Leute müssten zum Psychologen gehen.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Per migliorarci, ci facevano fare riunioni con 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Um bessere Leute zu werden, mussten wir zu einem Psychologen.</text:p>
          </table:table-cell>
          <table:table-cell table:style-name="ce6" office:value-type="string" calcext:value-type="string">
            <text:p>Psychol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igli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ossima volta che uccidiamo un maiale facciamo una grigliata.</text:p>
          </table:table-cell>
          <table:table-cell table:style-name="Default" office:value-type="string" calcext:value-type="string">
            <text:p>grigliata</text:p>
          </table:table-cell>
          <table:table-cell table:style-name="ce11" office:value-type="string" calcext:value-type="string">
            <text:p>Wenn wir das nächste Mal ein Schwein erlegen, machen wir ein Grillfest.</text:p>
          </table:table-cell>
          <table:table-cell table:style-name="ce6" office:value-type="string" calcext:value-type="string">
            <text:p>Grillfe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u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In den letzten Monaten haben die Medien nur ein Thema diskutiert: die Wirtschaftskrise.</text:p>
          </table:table-cell>
          <table:table-cell table:style-name="ce6" office:value-type="string" calcext:value-type="string">
            <text:p>diskutiert</text:p>
          </table:table-cell>
          <table:table-cell table:style-name="ce11" office:value-type="string" calcext:value-type="string">
            <text:p>Entrambi i leader hanno discusso al telefono la situazione in Ucraina orientale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Beide Staatsoberhäupter diskutierten am Telefon die Lage im Osten der Ukraine.</text:p>
          </table:table-cell>
          <table:table-cell table:style-name="ce6" office:value-type="string" calcext:value-type="string">
            <text:p>diskutierten</text:p>
          </table:table-cell>
          <table:table-cell table:style-name="ce11" office:value-type="string" calcext:value-type="string">
            <text:p>Penso che sia arrivato il momento che lei discuta il problema con il capo.</text:p>
          </table:table-cell>
          <table:table-cell table:style-name="Default" office:value-type="string" calcext:value-type="string">
            <text:p>discuta</text:p>
          </table:table-cell>
          <table:table-cell table:style-name="ce11" office:value-type="string" calcext:value-type="string">
            <text:p>Ich glaube, es ist Zeit, dass sie das Problem mit dem Chef diskutiert.</text:p>
          </table:table-cell>
          <table:table-cell table:style-name="ce6" office:value-type="string" calcext:value-type="string">
            <text:p>disku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fru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bbiamo sfruttare ogni minuto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Wir müssen jede Minute ausnutzen.</text:p>
          </table:table-cell>
          <table:table-cell table:style-name="ce6" office:value-type="string" calcext:value-type="string">
            <text:p>ausnutzen</text:p>
          </table:table-cell>
          <table:table-cell table:style-name="ce11" office:value-type="string" calcext:value-type="string">
            <text:p>Loro hanno sfruttato a lungo le risorse naturali.</text:p>
          </table:table-cell>
          <table:table-cell table:style-name="Default" office:value-type="string" calcext:value-type="string">
            <text:p>sfruttato</text:p>
          </table:table-cell>
          <table:table-cell table:style-name="ce11" office:value-type="string" calcext:value-type="string">
            <text:p>Sie haben lange Zeit natürliche Resourcen ausgebeutet.</text:p>
          </table:table-cell>
          <table:table-cell table:style-name="ce6" office:value-type="string" calcext:value-type="string">
            <text:p>ausgebeutet</text:p>
          </table:table-cell>
          <table:table-cell table:style-name="ce11" office:value-type="string" calcext:value-type="string">
            <text:p>Le assicuro che non voglio affatto sfruttare la sua posizione infelice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Ich versichere Ihnen, ich will Ihre Situation nicht ausnutzen.</text:p>
          </table:table-cell>
          <table:table-cell table:style-name="ce6" office:value-type="string" calcext:value-type="string">
            <text:p>ausnu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unico giorno libero che ho lo volevo passare in piscina e invece è brutto temp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An dem einzigen freien Tag, den ich im Schwimmbad verbringen wollte, herrscht hingegen schlechtes Wetter.</text:p>
          </table:table-cell>
          <table:table-cell table:style-name="ce6" office:value-type="string" calcext:value-type="string">
            <text:p>einzigen</text:p>
          </table:table-cell>
          <table:table-cell table:style-name="ce11" office:value-type="string" calcext:value-type="string">
            <text:p>Il pollo è l'unico animale che si può mangiare prima che nasca e dopo che è mort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Das Huhn ist das einzige Tier, das man vor der Geburt und nach seinem Tod essen kann.</text:p>
          </table:table-cell>
          <table:table-cell table:style-name="ce6" office:value-type="string" calcext:value-type="string">
            <text:p>einzige</text:p>
          </table:table-cell>
          <table:table-cell table:style-name="ce11" office:value-type="string" calcext:value-type="string">
            <text:p>Questa è l'unica frase in tedesco che io conosca.</text:p>
          </table:table-cell>
          <table:table-cell table:style-name="Default" office:value-type="string" calcext:value-type="string">
            <text:p>unica</text:p>
          </table:table-cell>
          <table:table-cell table:style-name="ce11" office:value-type="string" calcext:value-type="string">
            <text:p>Das ist der einzige deutsche Satz, den ich kenne.</text:p>
          </table:table-cell>
          <table:table-cell table:style-name="ce6" office:value-type="string" calcext:value-type="string">
            <text:p>einz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risi ha colpito direttamente il nostro paes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Die Krise betraf unmittelbar unser Land.</text:p>
          </table:table-cell>
          <table:table-cell table:style-name="ce6" office:value-type="string" calcext:value-type="string">
            <text:p>betraf</text:p>
          </table:table-cell>
          <table:table-cell table:style-name="ce11" office:value-type="string" calcext:value-type="string">
            <text:p>La pioggia colpisce i vetri delle finestre.</text:p>
          </table:table-cell>
          <table:table-cell table:style-name="Default" office:value-type="string" calcext:value-type="string">
            <text:p>colpisce</text:p>
          </table:table-cell>
          <table:table-cell table:style-name="ce11" office:value-type="string" calcext:value-type="string">
            <text:p>Der Regen schlägt an die Fensterscheiben.</text:p>
          </table:table-cell>
          <table:table-cell table:style-name="ce6" office:value-type="string" calcext:value-type="string">
            <text:p>schlägt</text:p>
          </table:table-cell>
          <table:table-cell table:style-name="ce11" office:value-type="string" calcext:value-type="string">
            <text:p>Lui fu davvero colpito dal suo sguardo e dalla sua voc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Er war wirklich von ihrem Blick und ihrer Stimme beieindruckt.</text:p>
          </table:table-cell>
          <table:table-cell table:style-name="ce6" office:value-type="string" calcext:value-type="string">
            <text:p>beeindruckt</text:p>
          </table:table-cell>
          <table:table-cell table:style-name="ce6"/>
          <table:table-cell table:style-name="ce11" office:value-type="string" calcext:value-type="string">
            <text:p>colpire (metaforicamente)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ggigior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Oggigiorno, violare la privacy è un reato, per cui conviene fare attenzione quando si trattano dati sensibili.</text:p>
          </table:table-cell>
          <table:table-cell table:style-name="Default" office:value-type="string" calcext:value-type="string">
            <text:p>Oggigiorno</text:p>
          </table:table-cell>
          <table:table-cell table:style-name="ce11" office:value-type="string" calcext:value-type="string">
            <text:p>Heutzutage ist die Verletzung der Privatsphäre ein Verbrechen, seien Sie also vorsichtig im Umgang mit sensiblen Daten.</text:p>
          </table:table-cell>
          <table:table-cell table:style-name="ce6" office:value-type="string" calcext:value-type="string">
            <text:p>Heutzut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Infine, come già annunciato un mese fa, la lettera è arriva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Endlich ist der vor einem Monat angekündigte Brief eingetroffen.</text:p>
          </table:table-cell>
          <table:table-cell table:style-name="ce6" office:value-type="string" calcext:value-type="string">
            <text:p>vor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her</text:p>
          </table:table-cell>
          <table:table-cell table:style-name="ce11" office:value-type="string" calcext:value-type="string">
            <text:p>Quattro anni fa mi sono comprato questa biciclet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Vor vier Jahren habe ich mir dieses Fahrrad gekauft.</text:p>
          </table:table-cell>
          <table:table-cell table:style-name="ce6" office:value-type="string" calcext:value-type="string">
            <text:p>V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or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o spesso, ad aiutarti non sono le risposte che ti forniscono gli altri, ma le domande che poni a te stesso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Sehr oft helfen dir nicht die Antworten, die andere dir geben, sonder die Fragen, die du dir selbst stellst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Le api ci forniscono il miele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Bienen geben uns Honig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Il sole fornisce luce e calore.</text:p>
          </table:table-cell>
          <table:table-cell table:style-name="Default" office:value-type="string" calcext:value-type="string">
            <text:p>fornisce</text:p>
          </table:table-cell>
          <table:table-cell table:style-name="ce11" office:value-type="string" calcext:value-type="string">
            <text:p>Die Sonne gibt Licht und Wärme.</text:p>
          </table:table-cell>
          <table:table-cell table:style-name="ce6" office:value-type="string" calcext:value-type="string">
            <text:p>gib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iso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nno insegnato che quando uno ha un problema bisogna utilizzare tutti i mezzi a disposizion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Mir wurde beigebracht, dass man, wenn man ein Problem hat, alle verfügbaren Mittel einsetzen muss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Non basta volere, bisogna anche far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Es ist nicht genug, zu wollen, man muss es auch tun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Prima di star bene con gli altri, bisogna star bene con se stessi!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Um mit anderen gut auszukommen, muss man erst einmal mit sich selbst gut auskommen.</text:p>
          </table:table-cell>
          <table:table-cell table:style-name="ce6" office:value-type="string" calcext:value-type="string">
            <text:p>m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rt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divertita</text:p>
          </table:table-cell>
          <table:table-cell table:style-name="ce11" office:value-type="string" calcext:value-type="string">
            <text:p>Ich habe mich nicht eine Minute amüsiert auf der Party.</text:p>
          </table:table-cell>
          <table:table-cell table:style-name="ce6" office:value-type="string" calcext:value-type="string">
            <text:p>amüsiert</text:p>
          </table:table-cell>
          <table:table-cell table:style-name="ce11" office:value-type="string" calcext:value-type="string">
            <text:p>Ho ancora tanto tempo per divertirmi.</text:p>
          </table:table-cell>
          <table:table-cell table:style-name="Default" office:value-type="string" calcext:value-type="string">
            <text:p>divertirmi</text:p>
          </table:table-cell>
          <table:table-cell table:style-name="ce11" office:value-type="string" calcext:value-type="string">
            <text:p>Es bleibt mir noch so viel Zeit, um mich zu amüsieren.</text:p>
          </table:table-cell>
          <table:table-cell table:style-name="ce6" office:value-type="string" calcext:value-type="string">
            <text:p>amüsieren</text:p>
          </table:table-cell>
          <table:table-cell table:style-name="ce11" office:value-type="string" calcext:value-type="string">
            <text:p>Alzarsi presto e andar presto a dormire ti mantiene sano ma non ti fa divertire.</text:p>
          </table:table-cell>
          <table:table-cell table:style-name="Default" office:value-type="string" calcext:value-type="string">
            <text:p>divertire</text:p>
          </table:table-cell>
          <table:table-cell table:style-name="ce11" office:value-type="string" calcext:value-type="string">
            <text:p>Früh aufstehen, früh ins Bett gehen, ist gesund, macht aber keinen Spaß.</text:p>
          </table:table-cell>
          <table:table-cell table:style-name="ce6" office:value-type="string" calcext:value-type="string">
            <text:p>macht Spaß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ggerisco di portare il cane al canile.</text:p>
          </table:table-cell>
          <table:table-cell table:style-name="Default" office:value-type="string" calcext:value-type="string">
            <text:p>canile</text:p>
          </table:table-cell>
          <table:table-cell table:style-name="ce11" office:value-type="string" calcext:value-type="string">
            <text:p>Ich schlage vor, wir bringen den Hund ins Tierheim.</text:p>
          </table:table-cell>
          <table:table-cell table:style-name="ce6" office:value-type="string" calcext:value-type="string">
            <text:p>Tierhei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urtropp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Molti progetti, purtroppo, non vengono attuati perché la burocrazia è l‘ostacolo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Viele Projekte werden leider deshalb nicht umgesetzt, weil die Bürokratie das Hindernis ist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il mondo è pieno di idiot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ist die Welt voller Idioten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non guadagno sold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verdiene ich kein Geld.</text:p>
          </table:table-cell>
          <table:table-cell table:style-name="ce6" office:value-type="string" calcext:value-type="string">
            <text:p>Leid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rciapie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po la pioggia i marciapiedi sono coperti da foglie cadute.</text:p>
          </table:table-cell>
          <table:table-cell table:style-name="Default" office:value-type="string" calcext:value-type="string">
            <text:p>marciapiedi</text:p>
          </table:table-cell>
          <table:table-cell table:style-name="ce11" office:value-type="string" calcext:value-type="string">
            <text:p>Nach dem Regen sind die Gehwege mit Laub bedeckt.</text:p>
          </table:table-cell>
          <table:table-cell table:style-name="ce6" office:value-type="string" calcext:value-type="string">
            <text:p>Gehwege</text:p>
          </table:table-cell>
          <table:table-cell table:style-name="ce11" office:value-type="string" calcext:value-type="string">
            <text:p>Io ero in macchina e lui sul marciapiede.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Ich war im Auto und er war auf dem Gehweg.</text:p>
          </table:table-cell>
          <table:table-cell table:style-name="ce6" office:value-type="string" calcext:value-type="string">
            <text:p>Gehweg</text:p>
          </table:table-cell>
          <table:table-cell table:style-name="ce11" office:value-type="string" calcext:value-type="string">
            <text:p>Stai guidando sul marciapiede!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Du fährst auf dem Gehweg!</text:p>
          </table:table-cell>
          <table:table-cell table:style-name="ce6" office:value-type="string" calcext:value-type="string">
            <text:p>Geh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cqua e sali minerali sono sostanze inorganiche.</text:p>
          </table:table-cell>
          <table:table-cell table:style-name="Default" office:value-type="string" calcext:value-type="string">
            <text:p>sostanze</text:p>
          </table:table-cell>
          <table:table-cell table:style-name="ce11" office:value-type="string" calcext:value-type="string">
            <text:p>Wasser und Mineralsalze sind anorganische Substanzen.</text:p>
          </table:table-cell>
          <table:table-cell table:style-name="ce6" office:value-type="string" calcext:value-type="string">
            <text:p>Substanzen</text:p>
          </table:table-cell>
          <table:table-cell table:style-name="ce11" office:value-type="string" calcext:value-type="string">
            <text:p>Tutti sanno che questa sostanza chimica è dannosa per l'uomo.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Jeder weiß, dass diese chemikalische Substanz schädlich für den Menschen ist.</text:p>
          </table:table-cell>
          <table:table-cell table:style-name="ce6" office:value-type="string" calcext:value-type="string">
            <text:p>Substanz</text:p>
          </table:table-cell>
          <table:table-cell table:style-name="ce11" office:value-type="string" calcext:value-type="string">
            <text:p>Può identificare la sostanza contenuta in questo barattolo?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Können Sie die Substanz in diesem Gefäß identifizieren?</text:p>
          </table:table-cell>
          <table:table-cell table:style-name="ce6" office:value-type="string" calcext:value-type="string">
            <text:p>Subst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forse il più noto artista contemporaneo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Er ist vielleicht der bekannteste zeitgenössische Künstler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Durante il Rinascimento, gli artisti dipendevano dai mecenati per il denaro.</text:p>
          </table:table-cell>
          <table:table-cell table:style-name="Default" office:value-type="string" calcext:value-type="string">
            <text:p>artisti</text:p>
          </table:table-cell>
          <table:table-cell table:style-name="ce11" office:value-type="string" calcext:value-type="string">
            <text:p>Während der Renaissance waren Künstler auf Gönner als Geldgeber angewiesen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Maria è probabilmente l'artista più talentuosa della Germania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Maria ist womöglich die talentierteste Künstlerin Deutschlands.</text:p>
          </table:table-cell>
          <table:table-cell table:style-name="ce6" office:value-type="string" calcext:value-type="string">
            <text:p>Künstler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peri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scimmie sono superiori ai cani in quanto a intelligenza.</text:p>
          </table:table-cell>
          <table:table-cell table:style-name="Default" office:value-type="string" calcext:value-type="string">
            <text:p>superiori</text:p>
          </table:table-cell>
          <table:table-cell table:style-name="ce11" office:value-type="string" calcext:value-type="string">
            <text:p>Affen sind Hunde in puncto Intelligenz überlegen.</text:p>
          </table:table-cell>
          <table:table-cell table:style-name="ce6" office:value-type="string" calcext:value-type="string">
            <text:p>überlegen</text:p>
          </table:table-cell>
          <table:table-cell table:style-name="ce11" office:value-type="string" calcext:value-type="string">
            <text:p>La temperatura interna di Giove è tre volte superiore alla temperatura del nucleo terrestre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Die Kerntemperatur des Jupiter ist drei mal höher als der Erdkerntemperatur.</text:p>
          </table:table-cell>
          <table:table-cell table:style-name="ce6" office:value-type="string" calcext:value-type="string">
            <text:p>höher</text:p>
          </table:table-cell>
          <table:table-cell table:style-name="ce11" office:value-type="string" calcext:value-type="string">
            <text:p>Il suo punteggio è di poco superiore a quello del signor Crusher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Seine Zahlen waren ein bisschen höher besser als die von Mr Crusher.</text:p>
          </table:table-cell>
          <table:table-cell table:style-name="ce6" office:value-type="string" calcext:value-type="string">
            <text:p>hö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ellulare è un'invenzione senza cui non possiamo viver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Mobiltelefon ist eine Erfindung, ohne die wir nicht leben können.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Avete già visto la nuova invenzione di Tom?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Habt ihr schon Toms neueste Erfindung gesehen?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La radio è una grande invenzion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Radio ist eine großartige Erfindung.</text:p>
          </table:table-cell>
          <table:table-cell table:style-name="ce6" office:value-type="string" calcext:value-type="string">
            <text:p>Erf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ru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desse il lavoro, si metterebbe a derubare la gente per strada?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Wenn er etwa seinen Job verlöre, würde er Leute auf der Straße überfallen?</text:p>
          </table:table-cell>
          <table:table-cell table:style-name="ce6" office:value-type="string" calcext:value-type="string">
            <text:p>überfallen</text:p>
          </table:table-cell>
          <table:table-cell table:style-name="ce11" office:value-type="string" calcext:value-type="string">
            <text:p>Si pensa sempre che ci siano i ladri in agguato che ci vogliono deruba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Man denkt immer, es gibt überall Diebe, die uns bestehlen wollen.</text:p>
          </table:table-cell>
          <table:table-cell table:style-name="ce6" office:value-type="string" calcext:value-type="string">
            <text:p>bestehlen</text:p>
          </table:table-cell>
          <table:table-cell table:style-name="ce11" office:value-type="string" calcext:value-type="string">
            <text:p>Hanno già cercato di derubare mia mad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Sie haben schon versucht meine Mutter zu bestehlen.</text:p>
          </table:table-cell>
          <table:table-cell table:style-name="ce6" office:value-type="string" calcext:value-type="string">
            <text:p>besteh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lu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l'unica conclusione possibil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Es ist die einzig mögliche Schlussfolgerung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Possiamo discutere ore senza arrivare ad una conclusion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Darüber könnten wir lange diskutieren, ohne zu einer Schlussfolgerung zu gelangen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La mia indagine ha portato ad una conclusione stupefacente!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Während meiner Untersuchungen kam ich zu einem verblüffenden Schluss.</text:p>
          </table:table-cell>
          <table:table-cell table:style-name="ce6" office:value-type="string" calcext:value-type="string">
            <text:p>Sch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qui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 ogni sorta di requisito per diventare un buon medico.</text:p>
          </table:table-cell>
          <table:table-cell table:style-name="Default" office:value-type="string" calcext:value-type="string">
            <text:p>requisito</text:p>
          </table:table-cell>
          <table:table-cell table:style-name="ce11" office:value-type="string" calcext:value-type="string">
            <text:p>Sie haben alle möglichen Voraussetzungen, um ein guter Arzt zu sein.</text:p>
          </table:table-cell>
          <table:table-cell table:style-name="ce6" office:value-type="string" calcext:value-type="string">
            <text:p>Voraussetz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mma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ammala</text:p>
          </table:table-cell>
          <table:table-cell table:style-name="ce11" office:value-type="string" calcext:value-type="string">
            <text:p>Man erkrankt leicht in einem Klima wie diesem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Non poté andare alla festa, perché era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konnte nicht auf die Party gehen, weil er erkrankt war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hat so hart gearbeitet, dass er schließlich erkrank.</text:p>
          </table:table-cell>
          <table:table-cell table:style-name="ce6" office:value-type="string" calcext:value-type="string">
            <text:p>erkra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ignore è un pianista molto famoso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Der Herr ist ein sehr bekannter Pianis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Sono il pianista che ha suonato per lei poco fa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Ich bin der Pianist, der vor kurzem für Sie gespielt ha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Ma adesso tu sei un pianista celebre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Aber jetzt bist du ein berühmter Pianist.</text:p>
          </table:table-cell>
          <table:table-cell table:style-name="ce6" office:value-type="string" calcext:value-type="string">
            <text:p>Piani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non ti vuoi scottare per prendere la pentola, metti i guanti di stoffa.</text:p>
          </table:table-cell>
          <table:table-cell table:style-name="Default" office:value-type="string" calcext:value-type="string">
            <text:p>scottare</text:p>
          </table:table-cell>
          <table:table-cell table:style-name="ce11" office:value-type="string" calcext:value-type="string">
            <text:p>Wenn Sie sich nicht verbrennen wollen, um den Topf zu bekommen, ziehen Sie Stoffhandschuhe an.</text:p>
          </table:table-cell>
          <table:table-cell table:style-name="ce6" office:value-type="string" calcext:value-type="string">
            <text:p>verbre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cottar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tariffa è $25 al giorno più le spese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Mein Tarif ist $25 täglich plus Spesen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Più tempo passa, più alta diventa l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Je mehr Zeit vergeht, desto höher wird der Tarif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A lui fanno pagare doppi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Der hätte den doppelten Preis gezahlt.</text:p>
          </table:table-cell>
          <table:table-cell table:style-name="ce6" office:value-type="string" calcext:value-type="string">
            <text:p>Pre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4" office:value-type="string" calcext:value-type="string">
            <text:p>legam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e David avete vissuto 3 anni assieme e tra voi esiste un legame fort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Du und David, ihr habt drei Jahre zusammengewohnt und zwischen euch gibt es eine stark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Loro avevano un legame molto romantico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Sie hatten eine sehr romantisch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Interromperò ogni legame fra noi du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Ich werde jede Verbindung zwischen uns abbrechen.</text:p>
          </table:table-cell>
          <table:table-cell table:style-name="ce6" office:value-type="string" calcext:value-type="string">
            <text:p>Verb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ba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ve con i fumatori ha il 62% di probabilità di avere il cancro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Jemand, der mit Rauchern zusammenlebt hat eine 62% Wahrscheinlichkeit, Krebs zu bekomme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poche probabilità che io sia il padre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Es besteht nur eine geringe Wahrscheinlichkeit, dass ich der Vater bi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nove probabilità su dieci che sia lui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Die Chancen stehen 9:10, dass er es ist.</text:p>
          </table:table-cell>
          <table:table-cell table:style-name="ce6" office:value-type="string" calcext:value-type="string">
            <text:p>Chanc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a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sono riuscito a mettermi in contatto con lui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konnte keinen Kontakt mit ihm aufnehm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Spero che saremo in grado di tenerci in contatto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hoffe, wir schaffen es, in Kontakt zu bleib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Imparare una nuova lingua mette un bambino in contatto con altre culture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Eine neue Sprache zu lernen bringt ein Kind in Kontakt mit anderen Kulturen.</text:p>
          </table:table-cell>
          <table:table-cell table:style-name="ce6" office:value-type="string" calcext:value-type="string">
            <text:p>Kontakt</text:p>
          </table:table-cell>
          <table:table-cell table:style-name="ce6"/>
          <table:table-cell table:style-name="ce11" office:value-type="string" calcext:value-type="string">
            <text:p>rimanere in contatto contatto su social medi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pprezzo molto la vita in città.</text:p>
          </table:table-cell>
          <table:table-cell table:style-name="Default" office:value-type="string" calcext:value-type="string">
            <text:p>Apprezzo</text:p>
          </table:table-cell>
          <table:table-cell table:style-name="ce11" office:value-type="string" calcext:value-type="string">
            <text:p>Ich schätze das Stadtleben sehr.</text:p>
          </table:table-cell>
          <table:table-cell table:style-name="ce6" office:value-type="string" calcext:value-type="string">
            <text:p>schätze</text:p>
          </table:table-cell>
          <table:table-cell table:style-name="ce11" office:value-type="string" calcext:value-type="string">
            <text:p>Meno male che c'è qualcuno che apprezza le mie fatiche.</text:p>
          </table:table-cell>
          <table:table-cell table:style-name="Default" office:value-type="string" calcext:value-type="string">
            <text:p>apprezza</text:p>
          </table:table-cell>
          <table:table-cell table:style-name="ce11" office:value-type="string" calcext:value-type="string">
            <text:p>Zum Glück ist einer da, der meine Anstrengungen schätzt.</text:p>
          </table:table-cell>
          <table:table-cell table:style-name="ce6" office:value-type="string" calcext:value-type="string">
            <text:p>schätzt</text:p>
          </table:table-cell>
          <table:table-cell table:style-name="ce11" office:value-type="string" calcext:value-type="string">
            <text:p>Una persona sana non può apprezzare il valore della salute.</text:p>
          </table:table-cell>
          <table:table-cell table:style-name="Default" office:value-type="string" calcext:value-type="string">
            <text:p>apprezzare</text:p>
          </table:table-cell>
          <table:table-cell table:style-name="ce11" office:value-type="string" calcext:value-type="string">
            <text:p>Ein gesunder Mensch kann die Gesundheit nicht wertschätzen.</text:p>
          </table:table-cell>
          <table:table-cell table:style-name="ce6" office:value-type="string" calcext:value-type="string">
            <text:p>wertschä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z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etro e ottanta di altezza, capello nero e riccio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r hat eine Größe von 1,80 m, dunkles und welliges Haar.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Un uomo giovane, altezza media, capelli bruni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in junger Mann, mittlere Größe, braunes Haar,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Descrizione del sospettato. Uomo, bianco, età 20 anni, altezza 1,75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Beschreibung des Verdächtigen. Männlich, weiß, Alter ca. 20 , Größe 1.75 m</text:p>
          </table:table-cell>
          <table:table-cell table:style-name="ce6" office:value-type="string" calcext:value-type="string">
            <text:p>Größ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apitano, rilevo la presenza di vita umana sul pianeta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Captain, ich stelle die Präsenz von menschlichem Leben auf dem Planeten fest.</text:p>
          </table:table-cell>
          <table:table-cell table:style-name="ce6" office:value-type="string" calcext:value-type="string">
            <text:p>Präsenz</text:p>
          </table:table-cell>
          <table:table-cell table:style-name="ce11" office:value-type="string" calcext:value-type="string">
            <text:p>Come osate fumare in mia presenza senza il mio permesso?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Wie können Sie es wagen, in meiner Anwesenheit ohne meine Erlaubnis zu rauchen?</text:p>
          </table:table-cell>
          <table:table-cell table:style-name="ce6" office:value-type="string" calcext:value-type="string">
            <text:p>Anwesenheit</text:p>
          </table:table-cell>
          <table:table-cell table:style-name="ce11" office:value-type="string" calcext:value-type="string">
            <text:p>Papà ha detto che la nostra presenza qui per il weekend Io metteva a disagio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Vater sagte, dass ihm unsere Präsenz hier am Wochenende unangenehm war.</text:p>
          </table:table-cell>
          <table:table-cell table:style-name="ce6" office:value-type="string" calcext:value-type="string">
            <text:p>Präse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deve impegnare se si vuole raggiungere un traguardo!</text:p>
          </table:table-cell>
          <table:table-cell table:style-name="Default" office:value-type="string" calcext:value-type="string">
            <text:p>impegnare</text:p>
          </table:table-cell>
          <table:table-cell table:style-name="ce11" office:value-type="string" calcext:value-type="string">
            <text:p>Man muss sich engagieren, wenn man ein Ziel erreichen will!</text:p>
          </table:table-cell>
          <table:table-cell table:style-name="ce6" office:value-type="string" calcext:value-type="string">
            <text:p>engag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t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a la vita è così piena di agitazione e di problemi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Das ganze Leben ist voller Aufregung und Probleme.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È Pierre che ti ha messa in questo stato di agitazione?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Hat Pierre dich in diesen Zustand der Aufregung gebracht?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Spero di non essere io la causa di tanta agitazione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Ich hoffe, ich bin nicht der Grund der ganzen Aufregung.</text:p>
          </table:table-cell>
          <table:table-cell table:style-name="ce6" office:value-type="string" calcext:value-type="string">
            <text:p>Aufr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mb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i deve essere uno scambio di persona. Io non sono Tom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Es muss sich hier um eine Verwechslung handeln. Ich bin nicht Tom.</text:p>
          </table:table-cell>
          <table:table-cell table:style-name="ce6" office:value-type="string" calcext:value-type="string">
            <text:p>Verwechslung</text:p>
          </table:table-cell>
          <table:table-cell table:style-name="ce11" office:value-type="string" calcext:value-type="string">
            <text:p>Vi propongo uno scambio: voi ci aiutate e noi vi compriamo la macchin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Ich schlage einen Tausch vor: Sie helfen uns, und wir kaufen Ihnen das Auto.</text:p>
          </table:table-cell>
          <table:table-cell table:style-name="ce6" office:value-type="string" calcext:value-type="string">
            <text:p>Tausch</text:p>
          </table:table-cell>
          <table:table-cell table:style-name="ce11" office:value-type="string" calcext:value-type="string">
            <text:p>Questo è uno scambio, la sua libertà in cambio della mi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Und bitte begreifen Sie, das ist ein Tausch, Ihre Freiheit für meine Freiheit.</text:p>
          </table:table-cell>
          <table:table-cell table:style-name="ce6" office:value-type="string" calcext:value-type="string">
            <text:p>Tau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ntasc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ontascale aiuta le persone anziane a salire le scale.</text:p>
          </table:table-cell>
          <table:table-cell table:style-name="Default" office:value-type="string" calcext:value-type="string">
            <text:p>montascale</text:p>
          </table:table-cell>
          <table:table-cell table:style-name="ce11" office:value-type="string" calcext:value-type="string">
            <text:p>Ein Treppenlift hilft älteren Menschen beim Treppensteigen.</text:p>
          </table:table-cell>
          <table:table-cell table:style-name="ce6" office:value-type="string" calcext:value-type="string">
            <text:p>Treppenl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ntiene sempre la sua parola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Sie hält immer Wor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È un uomo che mantiene sempre le promesse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Er ist ein Mann, der seine Versprechen immer häl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Spero che riusciamo a mantenere il contatto.</text:p>
          </table:table-cell>
          <table:table-cell table:style-name="Default" office:value-type="string" calcext:value-type="string">
            <text:p>mantenere</text:p>
          </table:table-cell>
          <table:table-cell table:style-name="ce11" office:value-type="string" calcext:value-type="string">
            <text:p>Ich hoffe, dass wir Kontakt halten können.</text:p>
          </table:table-cell>
          <table:table-cell table:style-name="ce6" office:value-type="string" calcext:value-type="string">
            <text:p>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mpar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egnale è scomparso!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Das Signal ist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Forse potrà dirci perché Arthur è scomparso in modo così misterioso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Vielleicht kann er uns sagen, warum Arthur auf so mysteriöse Weise verschwunden ist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Da quattro settimane è scomparso, senza lasciare tracce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Seit vier Wochen ist er spurlos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6"/>
          <table:table-cell table:style-name="ce11" office:value-type="string" calcext:value-type="string">
            <text:p>different POS in the context sentences but ok for meanin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tit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comprato un poster all'Istituto del Mondo Arabo di Parigi.</text:p>
          </table:table-cell>
          <table:table-cell table:style-name="Default" office:value-type="string" calcext:value-type="string">
            <text:p>Istituto</text:p>
          </table:table-cell>
          <table:table-cell table:style-name="ce11" office:value-type="string" calcext:value-type="string">
            <text:p>Ich habe ein Poster am Arab World Institut in Paris gekauft.</text:p>
          </table:table-cell>
          <table:table-cell table:style-name="ce6" office:value-type="string" calcext:value-type="string">
            <text:p>Institu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nta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e posso contattare un dottore che parla giapponese?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Wie kann ich einen Japanisch sprechenden Arzt kontaktieren?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Conosco un posto dove potrete contattare i vostri genitori e dirgli che state bene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Ich kenn einen Ort, von wo Sie Ihren Eltern kontaktieren und sagen können, dass Sie in Sicherheit sind.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Sono due settimane che non riesco a contattare nessuno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Seit über zwei Wochen konnte ich niemanden kontaktieren.</text:p>
          </table:table-cell>
          <table:table-cell table:style-name="ce6" office:value-type="string" calcext:value-type="string">
            <text:p>kontak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ntenn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credibile. Sembra ancora una ventenne.</text:p>
          </table:table-cell>
          <table:table-cell table:style-name="Default" office:value-type="string" calcext:value-type="string">
            <text:p>ventenne</text:p>
          </table:table-cell>
          <table:table-cell table:style-name="ce11" office:value-type="string" calcext:value-type="string">
            <text:p>Sie sieht immer noch wie eine Zwanzigjährige aus.</text:p>
          </table:table-cell>
          <table:table-cell table:style-name="ce6" office:value-type="string" calcext:value-type="string">
            <text:p>Zwanzigjähri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a dove deriva il mare? Come ebbero origine le grandi masse di acqua salata?</text:p>
          </table:table-cell>
          <table:table-cell table:style-name="Default" office:value-type="string" calcext:value-type="string">
            <text:p>masse</text:p>
          </table:table-cell>
          <table:table-cell table:style-name="ce11" office:value-type="string" calcext:value-type="string">
            <text:p>Woher stammt das Meer? Wie entstanden die großen Salzwassermassen?</text:p>
          </table:table-cell>
          <table:table-cell table:style-name="ce6" office:value-type="string" calcext:value-type="string">
            <text:p>massen</text:p>
          </table:table-cell>
          <table:table-cell table:style-name="ce11" office:value-type="string" calcext:value-type="string">
            <text:p>Nel sistema solare, i piccoli pianeti con massa simile alla Terra, sono vicini al Sole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Im Sonnensystem sind die kleinen Planeten mit ähnlicher Masse wie die der Erde näher an der Sonne.</text:p>
          </table:table-cell>
          <table:table-cell table:style-name="ce6" office:value-type="string" calcext:value-type="string">
            <text:p>Masse</text:p>
          </table:table-cell>
          <table:table-cell table:style-name="ce11" office:value-type="string" calcext:value-type="string">
            <text:p>Esiste un rapporto tra massa e velocità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Es gibt ein Verhältnis zwischen Masse und Geschwindigkeit.</text:p>
          </table:table-cell>
          <table:table-cell table:style-name="ce6" office:value-type="string" calcext:value-type="string">
            <text:p>Masse</text:p>
          </table:table-cell>
          <table:table-cell table:style-name="ce6"/>
          <table:table-cell table:style-name="ce11" office:value-type="string" calcext:value-type="string">
            <text:p>massa grass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consiglio di fare assolutamente una gita a Ferrara e a Ravenna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empfehle dir wärmstens einen Ausflug nach Ferrara und Ravenna.</text:p>
          </table:table-cell>
          <table:table-cell table:style-name="ce6" office:value-type="string" calcext:value-type="string">
            <text:p>empfehle</text:p>
          </table:table-cell>
          <table:table-cell table:style-name="ce11" office:value-type="string" calcext:value-type="string">
            <text:p>Il mio insegnante di inglese mi ha consigliato di leggere questi libri.</text:p>
          </table:table-cell>
          <table:table-cell table:style-name="Default" office:value-type="string" calcext:value-type="string">
            <text:p>consigliato</text:p>
          </table:table-cell>
          <table:table-cell table:style-name="ce11" office:value-type="string" calcext:value-type="string">
            <text:p>Mein Englischlehrer hat mir geraten, diese Bücher zu lesen.</text:p>
          </table:table-cell>
          <table:table-cell table:style-name="ce6" office:value-type="string" calcext:value-type="string">
            <text:p>geraten</text:p>
          </table:table-cell>
          <table:table-cell table:style-name="ce11" office:value-type="string" calcext:value-type="string">
            <text:p>Ti consiglio di smettere di fumare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rate dir, mit dem Rauchen aufzuhören.</text:p>
          </table:table-cell>
          <table:table-cell table:style-name="ce6" office:value-type="string" calcext:value-type="string">
            <text:p>ra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mune ha deciso che le elezioni comunali si svolgeranno a luglio.</text:p>
          </table:table-cell>
          <table:table-cell table:style-name="Default" office:value-type="string" calcext:value-type="string">
            <text:p>comune</text:p>
          </table:table-cell>
          <table:table-cell table:style-name="ce11" office:value-type="string" calcext:value-type="string">
            <text:p>Die Kommune hat beschlossen, dass die Kommunalwahlen im Juli stattfinden sollen.</text:p>
          </table:table-cell>
          <table:table-cell table:style-name="ce6" office:value-type="string" calcext:value-type="string">
            <text:p>Kommu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gli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embra che la situazione sia migliorata.</text:p>
          </table:table-cell>
          <table:table-cell table:style-name="Default" office:value-type="string" calcext:value-type="string">
            <text:p>migliorata</text:p>
          </table:table-cell>
          <table:table-cell table:style-name="ce11" office:value-type="string" calcext:value-type="string">
            <text:p>Ich habe nicht den Eindruck, dass sich die Lage gebessert hat.</text:p>
          </table:table-cell>
          <table:table-cell table:style-name="ce6" office:value-type="string" calcext:value-type="string">
            <text:p>gebessert</text:p>
          </table:table-cell>
          <table:table-cell table:style-name="ce11" office:value-type="string" calcext:value-type="string">
            <text:p>E allora che facciamo per migliorare la situazione?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Und, was machen wir jetzt, um die Situation zu verbessern?</text:p>
          </table:table-cell>
          <table:table-cell table:style-name="ce6" office:value-type="string" calcext:value-type="string">
            <text:p>verbessern</text:p>
          </table:table-cell>
          <table:table-cell table:style-name="ce11" office:value-type="string" calcext:value-type="string">
            <text:p>Alimentazione, salute psicologica ed esercizi per migliorare il fisico.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Ernährung, psychische Gesundheit und Übungen, um die Fitness zu verbessern.</text:p>
          </table:table-cell>
          <table:table-cell table:style-name="ce6" office:value-type="string" calcext:value-type="string">
            <text:p>verbess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ha raccontato una scusa per non essere stato presente alla festa.</text:p>
          </table:table-cell>
          <table:table-cell table:style-name="Default" office:value-type="string" calcext:value-type="string">
            <text:p>presente</text:p>
          </table:table-cell>
          <table:table-cell table:style-name="ce11" office:value-type="string" calcext:value-type="string">
            <text:p>Er hat eine Entschuldigung vorgebracht, warum er bei der Party nicht anwesend war.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Quante persone erano presenti alla riunione?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Wie viele Leute waren in der Sitzung anwesend?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Erano presenti tutti tranne una persona.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Alle bis auf eine Person waren anwesend.</text:p>
          </table:table-cell>
          <table:table-cell table:style-name="ce6" office:value-type="string" calcext:value-type="string">
            <text:p>anwese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omani ho il mio esame orale di italiano.</text:p>
          </table:table-cell>
          <table:table-cell table:style-name="Default" office:value-type="string" calcext:value-type="string">
            <text:p>orale</text:p>
          </table:table-cell>
          <table:table-cell table:style-name="ce11" office:value-type="string" calcext:value-type="string">
            <text:p>Morgen habe ich meine mündliche Italienischprüfung.</text:p>
          </table:table-cell>
          <table:table-cell table:style-name="ce6" office:value-type="string" calcext:value-type="string">
            <text:p>mü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quadrare</text:p>
          </table:table-cell>
          <table:table-cell table:style-name="ce6" office:value-type="string" calcext:value-type="string">
            <text:p>VER</text:p>
          </table:table-cell>
          <table:table-cell table:style-name="ce12" office:value-type="string" calcext:value-type="string">
            <text:p>Visti i tempi è sempre più difficile far quadrare i conti a fine mese.</text:p>
          </table:table-cell>
          <table:table-cell table:style-name="Default" office:value-type="string" calcext:value-type="string">
            <text:p>quadrare</text:p>
          </table:table-cell>
          <table:table-cell table:style-name="ce12" office:value-type="string" calcext:value-type="string">
            <text:p>Angesichts der Zeiten wird es immer schwieriger, bis zum Monatsende mit dem Geld auszukommen.</text:p>
          </table:table-cell>
          <table:table-cell table:style-name="ce6" office:value-type="string" calcext:value-type="string">
            <text:p>auszuk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icch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donna intelligente può arricchire la vita di un uomo.</text:p>
          </table:table-cell>
          <table:table-cell table:style-name="Default" office:value-type="string" calcext:value-type="string">
            <text:p>arricchire</text:p>
          </table:table-cell>
          <table:table-cell table:style-name="ce11" office:value-type="string" calcext:value-type="string">
            <text:p>Eine intelligente Frau kann das Leben eines Mannes bereichern.</text:p>
          </table:table-cell>
          <table:table-cell table:style-name="ce6" office:value-type="string" calcext:value-type="string">
            <text:p>bereichern</text:p>
          </table:table-cell>
          <table:table-cell table:style-name="ce11" office:value-type="string" calcext:value-type="string">
            <text:p>La cultura arricchisce lo spirito dei popoli.</text:p>
          </table:table-cell>
          <table:table-cell table:style-name="Default" office:value-type="string" calcext:value-type="string">
            <text:p>arricchisce</text:p>
          </table:table-cell>
          <table:table-cell table:style-name="ce11" office:value-type="string" calcext:value-type="string">
            <text:p>Die Kultur bereichert den Geist des Volkes.</text:p>
          </table:table-cell>
          <table:table-cell table:style-name="ce6" office:value-type="string" calcext:value-type="string">
            <text:p>bereich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un’esperienza che arricchisc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uttivend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cellaio, il fruttivendolo e il pasticcere sono preoccupati per i nostri debiti.</text:p>
          </table:table-cell>
          <table:table-cell table:style-name="Default" office:value-type="string" calcext:value-type="string">
            <text:p>fruttivendolo</text:p>
          </table:table-cell>
          <table:table-cell table:style-name="ce11" office:value-type="string" calcext:value-type="string">
            <text:p>Der Metzger, der Obsverkäufer und der Konditor sind beunruhigt wegen unserer Schulden.</text:p>
          </table:table-cell>
          <table:table-cell table:style-name="ce6" office:value-type="string" calcext:value-type="string">
            <text:p>Obstverkäuf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mia patente di guida scadrà la settimana prossima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Führerschein wird nächste Woche ablaufen.</text:p>
          </table:table-cell>
          <table:table-cell table:style-name="ce6" office:value-type="string" calcext:value-type="string">
            <text:p>ablaufen</text:p>
          </table:table-cell>
          <table:table-cell table:style-name="ce11" office:value-type="string" calcext:value-type="string">
            <text:p>Il mio abbonamento scadrà a maggio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Abonnement wird im Mai auslaufen.</text:p>
          </table:table-cell>
          <table:table-cell table:style-name="ce6" office:value-type="string" calcext:value-type="string">
            <text:p>auslaufen</text:p>
          </table:table-cell>
          <table:table-cell table:style-name="ce11" office:value-type="string" calcext:value-type="string">
            <text:p>Presto, il tempo sta per scadere.</text:p>
          </table:table-cell>
          <table:table-cell table:style-name="Default" office:value-type="string" calcext:value-type="string">
            <text:p>scadere</text:p>
          </table:table-cell>
          <table:table-cell table:style-name="ce11" office:value-type="string" calcext:value-type="string">
            <text:p>Schnell, die Zeit ist dabei abzulaufen.</text:p>
          </table:table-cell>
          <table:table-cell table:style-name="ce6" office:value-type="string" calcext:value-type="string">
            <text:p>abzulaufen</text:p>
          </table:table-cell>
          <table:table-cell table:style-name="ce6"/>
          <table:table-cell table:style-name="ce11" office:value-type="string" calcext:value-type="string">
            <text:p>scade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avat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La punizione per quella bravata mi è sembrata eccessiva.</text:p>
          </table:table-cell>
          <table:table-cell table:style-name="Default" office:value-type="string" calcext:value-type="string">
            <text:p>bravata</text:p>
          </table:table-cell>
          <table:table-cell table:style-name="ce12" office:value-type="string" calcext:value-type="string">
            <text:p>Die Strafe für diesen Dummejungenstreich schien übertrieben.</text:p>
          </table:table-cell>
          <table:table-cell table:style-name="ce17" office:value-type="string" calcext:value-type="string">
            <text:p>Dummejungenstre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rol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mi voleva avere la situazione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Sami wollte die Situation unter Kontrolle haben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Noi abbiamo tutto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Wir haben alles unter Kontrolle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Preparate i passaporti per il controllo al confine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Halten Sie Ihre Reisepässe für die Grenzkontrolle bereit.</text:p>
          </table:table-cell>
          <table:table-cell table:style-name="ce6" office:value-type="string" calcext:value-type="string">
            <text:p>kontr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gettare nulla dal finestrino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ichts aus dem Fenster werfen.</text:p>
          </table:table-cell>
          <table:table-cell table:style-name="ce6" office:value-type="string" calcext:value-type="string">
            <text:p>werfen</text:p>
          </table:table-cell>
          <table:table-cell table:style-name="ce11" office:value-type="string" calcext:value-type="string">
            <text:p>Getta la pistola per terra.</text:p>
          </table:table-cell>
          <table:table-cell table:style-name="Default" office:value-type="string" calcext:value-type="string">
            <text:p>Getta</text:p>
          </table:table-cell>
          <table:table-cell table:style-name="ce11" office:value-type="string" calcext:value-type="string">
            <text:p>Wirf die Pistole auf den Boden.</text:p>
          </table:table-cell>
          <table:table-cell table:style-name="ce6" office:value-type="string" calcext:value-type="string">
            <text:p>Wirf</text:p>
          </table:table-cell>
          <table:table-cell table:style-name="ce11" office:value-type="string" calcext:value-type="string">
            <text:p>È stato carino da parte tua gettare la spazzatura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ett von dir, den Müll wegzuwerfen.</text:p>
          </table:table-cell>
          <table:table-cell table:style-name="ce6" office:value-type="string" calcext:value-type="string">
            <text:p>wegzuwer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or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film parla dell'importanza dell’equilibrio tra natura e progresso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In diesem Film geht es um die Wichtigkeit des Gleichgewichts zwischen Natur und Fortschritt.</text:p>
          </table:table-cell>
          <table:table-cell table:style-name="ce6" office:value-type="string" calcext:value-type="string">
            <text:p>Wichtigkeit</text:p>
          </table:table-cell>
          <table:table-cell table:style-name="ce11" office:value-type="string" calcext:value-type="string">
            <text:p>Questo problema è solo di secondaria importanza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Dieses Problem ist nur von zweitrangiger Bedeutung.</text:p>
          </table:table-cell>
          <table:table-cell table:style-name="ce6" office:value-type="string" calcext:value-type="string">
            <text:p>Bedeutung</text:p>
          </table:table-cell>
          <table:table-cell table:style-name="ce11" office:value-type="string" calcext:value-type="string">
            <text:p>Perché dai importanza a questo incidente?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Warum misst du diesem Zwischenfall Wichtigkeit bei?</text:p>
          </table:table-cell>
          <table:table-cell table:style-name="ce6" office:value-type="string" calcext:value-type="string">
            <text:p>Wicht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ffo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diffondere notizie false!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Verbreite keine falschen Nachrichten!</text:p>
          </table:table-cell>
          <table:table-cell table:style-name="ce6" office:value-type="string" calcext:value-type="string">
            <text:p>Verbreite</text:p>
          </table:table-cell>
          <table:table-cell table:style-name="ce11" office:value-type="string" calcext:value-type="string">
            <text:p>Ha paura di diffondere una malattia sconosciuta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Er hat Angst, eine unbekannte Krankheit zu verbreiten.</text:p>
          </table:table-cell>
          <table:table-cell table:style-name="ce6" office:value-type="string" calcext:value-type="string">
            <text:p>verbreiten</text:p>
          </table:table-cell>
          <table:table-cell table:style-name="ce11" office:value-type="string" calcext:value-type="string">
            <text:p>É stata la gente comune a diffondere il cristianesimo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Das einfache Volk hat das Christentum verbreitet.</text:p>
          </table:table-cell>
          <table:table-cell table:style-name="ce6" office:value-type="string" calcext:value-type="string">
            <text:p>verbrei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u musst den Personalchef von deinen Fähigkeiten überzeug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Ho piena fiducia nelle s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Ich habe vollstes Vertrauen in seine Fähigkeit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La capacità di lavorare duro è una caratteristica ammirevole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ie Fähigkeit, hart zu arbeiten, ist eine bewundernswerte Eigenschaft.</text:p>
          </table:table-cell>
          <table:table-cell table:style-name="ce6" office:value-type="string" calcext:value-type="string">
            <text:p>Fäh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iqui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benzina è un liquido infiammabile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Benzin ist eine brennbare Flüssigkeit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Tenetelo orizzontale, il liquido cola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Gerade halten, sonst läuft die Flüssigkeit aus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Un liquido disgustoso che chiamano caffè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Eine eklige Flüssigkeit, die sie Kaffee nennen.</text:p>
          </table:table-cell>
          <table:table-cell table:style-name="ce6" office:value-type="string" calcext:value-type="string">
            <text:p>Flüss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vven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ssuno si ricorda un avvenimento di venti anni f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Niemand wird sich an das Ereignis vor 20 Jahren erinner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Voglio condividere con voi un grande avvenimento che è successo in Indi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Ich möchte ein Ereignis mit euch teilen, das sich in Indien ereignete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Un memorabile avvenimento sta per compiersi. Gioite tutti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Ein denkwürdiges Ereignis wird passieren. Freut euch.</text:p>
          </table:table-cell>
          <table:table-cell table:style-name="ce6" office:value-type="string" calcext:value-type="string">
            <text:p>Ereig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trovato un sito internet dove sono elencati tutti i musei del territorio.</text:p>
          </table:table-cell>
          <table:table-cell table:style-name="Default" office:value-type="string" calcext:value-type="string">
            <text:p>sito</text:p>
          </table:table-cell>
          <table:table-cell table:style-name="ce11" office:value-type="string" calcext:value-type="string">
            <text:p>Ich habe eine Website gefunden, auf der alle Museen in der Gegend aufgelistet sind.</text:p>
          </table:table-cell>
          <table:table-cell table:style-name="ce6" office:value-type="string" calcext:value-type="string">
            <text:p>si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ito web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nvece si chiede del denaro, bisogna accettare certe condizion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Wenn man hingegen um Geld bittet, muss man gewisse Bedingungen annehmen.</text:p>
          </table:table-cell>
          <table:table-cell table:style-name="ce6" office:value-type="string" calcext:value-type="string">
            <text:p>Bedingungen</text:p>
          </table:table-cell>
          <table:table-cell table:style-name="ce11" office:value-type="string" calcext:value-type="string">
            <text:p>Quell'auto è senza dubbio in condizioni terribil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Dieses Auto befindet sich zweifellos in einem fürchterlichen Zustand.</text:p>
          </table:table-cell>
          <table:table-cell table:style-name="ce6" office:value-type="string" calcext:value-type="string">
            <text:p>Zustand</text:p>
          </table:table-cell>
          <table:table-cell table:style-name="ce11"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condizione</text:p>
          </table:table-cell>
          <table:table-cell table:style-name="ce11" office:value-type="string" calcext:value-type="string">
            <text:p>Ich werde dir alles erzählen, unter der Bedingung, dass du es niemandem sagst.</text:p>
          </table:table-cell>
          <table:table-cell table:style-name="ce6" office:value-type="string" calcext:value-type="string">
            <text:p>Bedingung</text:p>
          </table:table-cell>
          <table:table-cell table:style-name="ce6"/>
          <table:table-cell table:style-name="ce11" office:value-type="string" calcext:value-type="string">
            <text:p>in certe condizioni; il libro si può prendere a condizione che…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etto di aver scoperto una nuova cometa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Er hat gesagt, dass er einen neuen Kometen entdeckt hat.</text:p>
          </table:table-cell>
          <table:table-cell table:style-name="ce6" office:value-type="string" calcext:value-type="string">
            <text:p>entdeckt</text:p>
          </table:table-cell>
          <table:table-cell table:style-name="ce11" office:value-type="string" calcext:value-type="string">
            <text:p>Abbiamo scoperto dove vive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ir haben herausgefunden, wo er wohnt.</text:p>
          </table:table-cell>
          <table:table-cell table:style-name="ce6" office:value-type="string" calcext:value-type="string">
            <text:p>herausgefunden</text:p>
          </table:table-cell>
          <table:table-cell table:style-name="ce11" office:value-type="string" calcext:value-type="string">
            <text:p>Chi ha scoperto l'America?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er hat Amerika entdeckt?</text:p>
          </table:table-cell>
          <table:table-cell table:style-name="ce6" office:value-type="string" calcext:value-type="string">
            <text:p>ent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orma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a moglie scappò con un programma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Meine Frau lief mit einem Informatikspezialisten davon.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Ci sono dei posti nel set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Es gibt Stellen im Informatiksektor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Sto cercando di risolvere dei problemi informatici.</text:p>
          </table:table-cell>
          <table:table-cell table:style-name="Default" office:value-type="string" calcext:value-type="string">
            <text:p>informatici</text:p>
          </table:table-cell>
          <table:table-cell table:style-name="ce11" office:value-type="string" calcext:value-type="string">
            <text:p>Ich probiere gerade, Informatik-Probleme zu lösen.</text:p>
          </table:table-cell>
          <table:table-cell table:style-name="ce6" office:value-type="string" calcext:value-type="string">
            <text:p>Informat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proporrò come dirigente, che ti piaccia o no.</text:p>
          </table:table-cell>
          <table:table-cell table:style-name="Default" office:value-type="string" calcext:value-type="string">
            <text:p>proporrò</text:p>
          </table:table-cell>
          <table:table-cell table:style-name="ce11" office:value-type="string" calcext:value-type="string">
            <text:p>Ich werde ihn als Vorsitzenden vorschlagen, ob es dir gefällt oder nicht.</text:p>
          </table:table-cell>
          <table:table-cell table:style-name="ce6" office:value-type="string" calcext:value-type="string">
            <text:p>vorschlagen</text:p>
          </table:table-cell>
          <table:table-cell table:style-name="ce11" office:value-type="string" calcext:value-type="string">
            <text:p>Un partecipante propose di passare ad un altro argomento.</text:p>
          </table:table-cell>
          <table:table-cell table:style-name="Default" office:value-type="string" calcext:value-type="string">
            <text:p>propose</text:p>
          </table:table-cell>
          <table:table-cell table:style-name="ce11" office:value-type="string" calcext:value-type="string">
            <text:p>Ein Teilnehmer hat vorgeschlagen, wir sollten zu einem anderen Thema übergehen.</text:p>
          </table:table-cell>
          <table:table-cell table:style-name="ce6" office:value-type="string" calcext:value-type="string">
            <text:p>vorgeschlagen</text:p>
          </table:table-cell>
          <table:table-cell table:style-name="ce11" office:value-type="string" calcext:value-type="string">
            <text:p>Ascolta, voglio proporre un brindisi.</text:p>
          </table:table-cell>
          <table:table-cell table:style-name="Default" office:value-type="string" calcext:value-type="string">
            <text:p>proporre</text:p>
          </table:table-cell>
          <table:table-cell table:style-name="ce11" office:value-type="string" calcext:value-type="string">
            <text:p>Hört mal, ich will einen Toast vorschlagen.</text:p>
          </table:table-cell>
          <table:table-cell table:style-name="ce6" office:value-type="string" calcext:value-type="string">
            <text:p>vorschla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ivertitevi ma senza esagerare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Amüsiert euch, aber übertreibt es nicht.</text:p>
          </table:table-cell>
          <table:table-cell table:style-name="ce6" office:value-type="string" calcext:value-type="string">
            <text:p>übertreibt</text:p>
          </table:table-cell>
          <table:table-cell table:style-name="ce11" office:value-type="string" calcext:value-type="string">
            <text:p>Edgar, non esagerare con le tue preoccupazioni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Edgar, übertreib es nicht mit den Sorgen</text:p>
          </table:table-cell>
          <table:table-cell table:style-name="ce6" office:value-type="string" calcext:value-type="string">
            <text:p>übertreib</text:p>
          </table:table-cell>
          <table:table-cell table:style-name="ce11" office:value-type="string" calcext:value-type="string">
            <text:p>Esageri sempre, Andrea.</text:p>
          </table:table-cell>
          <table:table-cell table:style-name="Default" office:value-type="string" calcext:value-type="string">
            <text:p>Esageri</text:p>
          </table:table-cell>
          <table:table-cell table:style-name="ce11" office:value-type="string" calcext:value-type="string">
            <text:p>Du übertreibst immer, Andrea.</text:p>
          </table:table-cell>
          <table:table-cell table:style-name="ce6" office:value-type="string" calcext:value-type="string">
            <text:p>übertreib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ono molte buone ragioni per sostenere questo progetto.</text:p>
          </table:table-cell>
          <table:table-cell table:style-name="Default" office:value-type="string" calcext:value-type="string">
            <text:p>sostenere</text:p>
          </table:table-cell>
          <table:table-cell table:style-name="ce11" office:value-type="string" calcext:value-type="string">
            <text:p>Es gibt viele gute Gründe, dieses Vorhaben zu unterstützen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Loro si incoraggiano e si sostengono a vicenda.</text:p>
          </table:table-cell>
          <table:table-cell table:style-name="Default" office:value-type="string" calcext:value-type="string">
            <text:p>sostengono</text:p>
          </table:table-cell>
          <table:table-cell table:style-name="ce11" office:value-type="string" calcext:value-type="string">
            <text:p>Sie ermutigen und unterstützen einander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Sostengo i matrimoni omosessuali.</text:p>
          </table:table-cell>
          <table:table-cell table:style-name="Default" office:value-type="string" calcext:value-type="string">
            <text:p>Sostengo</text:p>
          </table:table-cell>
          <table:table-cell table:style-name="ce11" office:value-type="string" calcext:value-type="string">
            <text:p>Ich unterstütze die Homo-Ehe.</text:p>
          </table:table-cell>
          <table:table-cell table:style-name="ce6" office:value-type="string" calcext:value-type="string">
            <text:p>unterstü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p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ipico per te creare dei problemi!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Das ist wieder typisch von dir, Probleme zu verursachen!</text:p>
          </table:table-cell>
          <table:table-cell table:style-name="ce6" office:value-type="string" calcext:value-type="string">
            <text:p>typisch</text:p>
          </table:table-cell>
          <table:table-cell table:style-name="ce11" office:value-type="string" calcext:value-type="string">
            <text:p>Un tipico inverno russ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Typischer russischer Winter.</text:p>
          </table:table-cell>
          <table:table-cell table:style-name="ce6" office:value-type="string" calcext:value-type="string">
            <text:p>Typischer</text:p>
          </table:table-cell>
          <table:table-cell table:style-name="ce11" office:value-type="string" calcext:value-type="string">
            <text:p>La pizza è un tipico cibo italian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Pizza ist typisches italienisches Essen.</text:p>
          </table:table-cell>
          <table:table-cell table:style-name="ce6" office:value-type="string" calcext:value-type="string">
            <text:p>typis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pend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Wir müssen denen helfen, die versuchen, gegen eine Abhängigkeit zu kämpfen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Nessuno vuole diventare drogato. La dipendenza arriva dopo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Niemand will drogenabhängig werden, die Abhängigkeit kommt schnell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Tra Cina e Corea esiste una grande dipendenza economic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Zwischen China und Nordkorea besteht eine große wirtschaftliche Abhängigkeit.</text:p>
          </table:table-cell>
          <table:table-cell table:style-name="ce6" office:value-type="string" calcext:value-type="string">
            <text:p>Abhäng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non si occupa molto bene dei suoi figli.</text:p>
          </table:table-cell>
          <table:table-cell table:style-name="Default" office:value-type="string" calcext:value-type="string">
            <text:p>occupa</text:p>
          </table:table-cell>
          <table:table-cell table:style-name="ce11" office:value-type="string" calcext:value-type="string">
            <text:p>Er kümmert sich nicht besonders gut um seine Kinder.</text:p>
          </table:table-cell>
          <table:table-cell table:style-name="ce6" office:value-type="string" calcext:value-type="string">
            <text:p>kümmert</text:p>
          </table:table-cell>
          <table:table-cell table:style-name="ce11" office:value-type="string" calcext:value-type="string">
            <text:p>Quand'è l'ultima volta che ti sei occupato del bucato?</text:p>
          </table:table-cell>
          <table:table-cell table:style-name="Default" office:value-type="string" calcext:value-type="string">
            <text:p>occupato</text:p>
          </table:table-cell>
          <table:table-cell table:style-name="ce11" office:value-type="string" calcext:value-type="string">
            <text:p>Wann hast du dich das letzte Mal um den Abwasch gekümmert?</text:p>
          </table:table-cell>
          <table:table-cell table:style-name="ce6" office:value-type="string" calcext:value-type="string">
            <text:p>gekümmert</text:p>
          </table:table-cell>
          <table:table-cell table:style-name="ce11" office:value-type="string" calcext:value-type="string">
            <text:p>Shinkai, abbiamo qualcuno che si possa occupare di lui?</text:p>
          </table:table-cell>
          <table:table-cell table:style-name="Default" office:value-type="string" calcext:value-type="string">
            <text:p>occupare</text:p>
          </table:table-cell>
          <table:table-cell table:style-name="ce11" office:value-type="string" calcext:value-type="string">
            <text:p>Shinkai, gibt es jemanden, der sich um ihn kümmern kann?</text:p>
          </table:table-cell>
          <table:table-cell table:style-name="ce6" office:value-type="string" calcext:value-type="string">
            <text:p>kümmern</text:p>
          </table:table-cell>
          <table:table-cell table:style-name="ce6"/>
          <table:table-cell table:style-name="ce11" office:value-type="string" calcext:value-type="string">
            <text:p>si occupa dei diritti delle persone più deboli/ si occupa di cani abbandonat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lavorato duramente e ha superato l'esame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hart gearbeitet und die Prüfung bestanden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so hart gearbeitet, dass er schließlich krank geworden is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Lavoro duramente in giardino la mattina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Ich arbeite morgens hart im Garte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ssum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sole le foglie hanno assunto colori che vanno dal giallo al rosso, dal marrone all'arancione.</text:p>
          </table:table-cell>
          <table:table-cell table:style-name="Default" office:value-type="string" calcext:value-type="string">
            <text:p>assunto</text:p>
          </table:table-cell>
          <table:table-cell table:style-name="ce11" office:value-type="string" calcext:value-type="string">
            <text:p>In der Sonne haben die Blätter Farben angenommen, die von Gelb über Rot, Braun und Orange changieren.</text:p>
          </table:table-cell>
          <table:table-cell table:style-name="ce6" office:value-type="string" calcext:value-type="string">
            <text:p>angen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assumere vitamine assumere un’importanza particolar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alla ricerca della lingua perdut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Ich bin auf der Suche nach der verlorenen gegangen Sprache.</text:p>
          </table:table-cell>
          <table:table-cell table:style-name="ce6" office:value-type="string" calcext:value-type="string">
            <text:p>Suche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Forschung</text:p>
          </table:table-cell>
          <table:table-cell table:style-name="ce11" office:value-type="string" calcext:value-type="string">
            <text:p>La ricerca scientifica è molto rischiosa a Volte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Die medizinische Forschung kann gefährlich sein.</text:p>
          </table:table-cell>
          <table:table-cell table:style-name="ce6" office:value-type="string" calcext:value-type="string">
            <text:p>Forsc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cliente che aspetta un sala d'attesa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Ich habe einen Kunden, der im Wartezimmer wartet.</text:p>
          </table:table-cell>
          <table:table-cell table:style-name="ce6" office:value-type="string" calcext:value-type="string">
            <text:p>Warte</text:p>
          </table:table-cell>
          <table:table-cell table:style-name="ce11" office:value-type="string" calcext:value-type="string">
            <text:p>In attesa di ulteriori istruzioni, accomodiamoci nel mio ufficio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Während des Wartens auf weitere Befehle, machen wir es uns in meinem Büro bequem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Un giorno intero di attesa senza ricevere risposta da Lutan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Ein ganzer Tag des Wartens ohne eine Nachricht von Lutan zu erhalten.</text:p>
          </table:table-cell>
          <table:table-cell table:style-name="ce6" office:value-type="string" calcext:value-type="string">
            <text:p>Warten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evi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bbiamo litigato, a volte, ma questo è inevitabile, quando si gira un film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chmal haben wir gestritten, aber das ist unvermeidlich beim Filmemachen.</text:p>
          </table:table-cell>
          <table:table-cell table:style-name="ce6" office:value-type="string" calcext:value-type="string">
            <text:p>unvermeidlich</text:p>
          </table:table-cell>
          <table:table-cell table:style-name="ce11" office:value-type="string" calcext:value-type="string">
            <text:p>Ogni giorno che passa si invecchia. È inevitabile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 wird mit jedem Tag älter, das ist unvermeidbar.</text:p>
          </table:table-cell>
          <table:table-cell table:style-name="ce6" office:value-type="string" calcext:value-type="string">
            <text:p>unvermeidbar</text:p>
          </table:table-cell>
          <table:table-cell table:style-name="ce11" office:value-type="string" calcext:value-type="string">
            <text:p>No, è inevitabile. È più forte di noi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Nein, es ist unausweichlich. Es ist stärker als wir.</text:p>
          </table:table-cell>
          <table:table-cell table:style-name="ce6" office:value-type="string" calcext:value-type="string">
            <text:p>unausweich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nd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iché siamo in questo edificio abbandonato, possiamo parlare dell'affar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a wir in diesem verlassenen Gebäude sind, können wir über das Geschäft reden.</text:p>
          </table:table-cell>
          <table:table-cell table:style-name="ce6" office:value-type="string" calcext:value-type="string">
            <text:p>verlassenen</text:p>
          </table:table-cell>
          <table:table-cell table:style-name="ce11" office:value-type="string" calcext:value-type="string">
            <text:p>Il corpo era stato portato qui, e abbandonato sotto il pont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ie Leiche wurde hier hergebracht und unter der Brücke zurückgelassen.</text:p>
          </table:table-cell>
          <table:table-cell table:style-name="ce6" office:value-type="string" calcext:value-type="string">
            <text:p>zurückgelassen</text:p>
          </table:table-cell>
          <table:table-cell table:style-name="ce11" office:value-type="string" calcext:value-type="string">
            <text:p>Non voglio entrare nel cimitero abbandonato perchè ho paura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Ich will nicht auf den verlassenen Friedhof gehen, weil ich Angst habe.</text:p>
          </table:table-cell>
          <table:table-cell table:style-name="ce6" office:value-type="string" calcext:value-type="string">
            <text:p>verlassen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ppres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ferrovie sono rappresentate sulla mappa da linee rosse.</text:p>
          </table:table-cell>
          <table:table-cell table:style-name="Default" office:value-type="string" calcext:value-type="string">
            <text:p>rappresentate</text:p>
          </table:table-cell>
          <table:table-cell table:style-name="ce11" office:value-type="string" calcext:value-type="string">
            <text:p>Die Eisenbahnlinie ist auf der Karte mit einer roten Linien dargestellt.</text:p>
          </table:table-cell>
          <table:table-cell table:style-name="ce6" office:value-type="string" calcext:value-type="string">
            <text:p>dargestellt</text:p>
          </table:table-cell>
          <table:table-cell table:style-name="ce11" office:value-type="string" calcext:value-type="string">
            <text:p>Ha rappresentato i suoi sentimenti in un quadro.</text:p>
          </table:table-cell>
          <table:table-cell table:style-name="Default" office:value-type="string" calcext:value-type="string">
            <text:p>rappresentato</text:p>
          </table:table-cell>
          <table:table-cell table:style-name="ce11" office:value-type="string" calcext:value-type="string">
            <text:p>Er hat seine Gefühle in einem Gemälde ausgedrückt.</text:p>
          </table:table-cell>
          <table:table-cell table:style-name="ce6" office:value-type="string" calcext:value-type="string">
            <text:p>ausgedrückt</text:p>
          </table:table-cell>
          <table:table-cell table:style-name="ce11" office:value-type="string" calcext:value-type="string">
            <text:p>La casa rappresenta il tuo spazio vitale, averne cura significa avere cura di se stesso.</text:p>
          </table:table-cell>
          <table:table-cell table:style-name="Default" office:value-type="string" calcext:value-type="string">
            <text:p>rappresenta</text:p>
          </table:table-cell>
          <table:table-cell table:style-name="ce11" office:value-type="string" calcext:value-type="string">
            <text:p>Die Wohnung repräsentiert deinen Lebensraum; sie zu pflegen, heißt, sich selbst zu pflegen.</text:p>
          </table:table-cell>
          <table:table-cell table:style-name="ce6" office:value-type="string" calcext:value-type="string">
            <text:p>repräsen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ntagg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ezzo vantaggioso di un prodotto attira sempre molti clienti.</text:p>
          </table:table-cell>
          <table:table-cell table:style-name="Default" office:value-type="string" calcext:value-type="string">
            <text:p>vantaggioso</text:p>
          </table:table-cell>
          <table:table-cell table:style-name="ce11" office:value-type="string" calcext:value-type="string">
            <text:p>Der vorteilhafte Preis eines Produkts zieht immer viele Kunden an.</text:p>
          </table:table-cell>
          <table:table-cell table:style-name="ce6" office:value-type="string" calcext:value-type="string">
            <text:p>vorteilhaf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ch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rcheggiate la macchina all'ombra.</text:p>
          </table:table-cell>
          <table:table-cell table:style-name="Default" office:value-type="string" calcext:value-type="string">
            <text:p>Parcheggiate</text:p>
          </table:table-cell>
          <table:table-cell table:style-name="ce11" office:value-type="string" calcext:value-type="string">
            <text:p>Parkt das Auto im Schatten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La macchina è parcheggiata di fronte a quel palazzo.</text:p>
          </table:table-cell>
          <table:table-cell table:style-name="Default" office:value-type="string" calcext:value-type="string">
            <text:p>parcheggiata</text:p>
          </table:table-cell>
          <table:table-cell table:style-name="ce11" office:value-type="string" calcext:value-type="string">
            <text:p>Der Wagen parkt gegenüber dem Gebäude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Qui svolta a sinistra e parcheggia.</text:p>
          </table:table-cell>
          <table:table-cell table:style-name="Default" office:value-type="string" calcext:value-type="string">
            <text:p>parcheggia</text:p>
          </table:table-cell>
          <table:table-cell table:style-name="ce11" office:value-type="string" calcext:value-type="string">
            <text:p>OK. Hier links rein und dann parken.</text:p>
          </table:table-cell>
          <table:table-cell table:style-name="ce6" office:value-type="string" calcext:value-type="string">
            <text:p>park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las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uniformi scolastiche non sono più tanto alla moda.</text:p>
          </table:table-cell>
          <table:table-cell table:style-name="Default" office:value-type="string" calcext:value-type="string">
            <text:p>scolastiche</text:p>
          </table:table-cell>
          <table:table-cell table:style-name="ce11" office:value-type="string" calcext:value-type="string">
            <text:p>Schuluniformen sind schlichtweg nicht mehr in Mode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La mia borsa scolastica è molto pesante.</text:p>
          </table:table-cell>
          <table:table-cell table:style-name="Default" office:value-type="string" calcext:value-type="string">
            <text:p>scolastica</text:p>
          </table:table-cell>
          <table:table-cell table:style-name="ce11" office:value-type="string" calcext:value-type="string">
            <text:p>Mein Schulranzen ist sehr schwer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I pranzi scolastici sono disgustosi!</text:p>
          </table:table-cell>
          <table:table-cell table:style-name="Default" office:value-type="string" calcext:value-type="string">
            <text:p>scolastici</text:p>
          </table:table-cell>
          <table:table-cell table:style-name="ce11" office:value-type="string" calcext:value-type="string">
            <text:p>Schulessen ist widerlich!</text:p>
          </table:table-cell>
          <table:table-cell table:style-name="ce6" office:value-type="string" calcext:value-type="string">
            <text:p>Schu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al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isponi di un grande talento. Sei veramente un prodigio!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Du hast viel Talent. Du bist ein wahres Wunderkind!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Ha il talento di carpire alla gente che inizialmente non sa niente una quantità sorprendente di informazioni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Ti chiedo solo di aiutarmi a migliorare il mio talento musicale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Ich will ja nur, dass du mir hilfst mein musikalisches Talent zu verbessern.</text:p>
          </table:table-cell>
          <table:table-cell table:style-name="ce6" office:value-type="string" calcext:value-type="string">
            <text:p>Tal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nto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sintomi</text:p>
          </table:table-cell>
          <table:table-cell table:style-name="ce11" office:value-type="string" calcext:value-type="string">
            <text:p>Der Arzt maß diesen Symptomen keinerlei Bedeutung bei.</text:p>
          </table:table-cell>
          <table:table-cell table:style-name="ce6" office:value-type="string" calcext:value-type="string">
            <text:p>Symptomen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Symptom</text:p>
          </table:table-cell>
          <table:table-cell table:style-name="ce11" office:value-type="string" calcext:value-type="string">
            <text:p>E il delirio è un sintomo di alterazione mentale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Wahn aber ist ein Symptom für eine psychologische Störung.</text:p>
          </table:table-cell>
          <table:table-cell table:style-name="ce6" office:value-type="string" calcext:value-type="string">
            <text:p>Sympto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an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segnare alle persone a comprendere l'uso reale degli antibiotici è un problema di sanità pubblica.</text:p>
          </table:table-cell>
          <table:table-cell table:style-name="Default" office:value-type="string" calcext:value-type="string">
            <text:p>sanità</text:p>
          </table:table-cell>
          <table:table-cell table:style-name="ce11" office:value-type="string" calcext:value-type="string">
            <text:p>Die Leute im richtigen Gebrauch von Antibiotika zu unterweisen ist ein Problem des Gesundheitswesens.</text:p>
          </table:table-cell>
          <table:table-cell table:style-name="ce6" office:value-type="string" calcext:value-type="string">
            <text:p>Gesund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basis</text:p>
          </table:table-cell>
          <table:table-cell table:style-name="ce11" office:value-type="string" calcext:value-type="string">
            <text:p>Il tuo sistema di credenze è alla base delle tue decisioni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ein Glaubenssystem ist die Grundlage deiner Entscheidungen.</text:p>
          </table:table-cell>
          <table:table-cell table:style-name="ce6" office:value-type="string" calcext:value-type="string">
            <text:p>Grundlage</text:p>
          </table:table-cell>
          <table:table-cell table:style-name="ce11" office:value-type="string" calcext:value-type="string">
            <text:p>La base di questo manuale è un metodo comunicativo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iesem Lehrbuch liegt ein kommunikativer methodischer Ansatz zu Grunde.</text:p>
          </table:table-cell>
          <table:table-cell table:style-name="ce6" office:value-type="string" calcext:value-type="string">
            <text:p>Grunde</text:p>
          </table:table-cell>
          <table:table-cell table:style-name="ce6"/>
          <table:table-cell table:style-name="ce11" office:value-type="string" calcext:value-type="string">
            <text:p>a base di pasta / basi teoriche / alla base di qualcosa / condizione bas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onerò la mia composizione di Victor Herbert.</text:p>
          </table:table-cell>
          <table:table-cell table:style-name="Default" office:value-type="string" calcext:value-type="string">
            <text:p>composizione</text:p>
          </table:table-cell>
          <table:table-cell table:style-name="ce11" office:value-type="string" calcext:value-type="string">
            <text:p>Ich spiele meine eigene Komposition von Victor Heerman.</text:p>
          </table:table-cell>
          <table:table-cell table:style-name="ce6" office:value-type="string" calcext:value-type="string">
            <text:p>Komposi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omposizione musica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criv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mi iscriverò a un corso di tedesco.</text:p>
          </table:table-cell>
          <table:table-cell table:style-name="Default" office:value-type="string" calcext:value-type="string">
            <text:p>iscriverò</text:p>
          </table:table-cell>
          <table:table-cell table:style-name="ce11" office:value-type="string" calcext:value-type="string">
            <text:p>Ich werde mich bald zu einem Deutschkurs anmeld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Senza promozione, capisci ? Potremmo iscrivere la nostra band e vincere !</text:p>
          </table:table-cell>
          <table:table-cell table:style-name="Default" office:value-type="string" calcext:value-type="string">
            <text:p>iscrivere</text:p>
          </table:table-cell>
          <table:table-cell table:style-name="ce11" office:value-type="string" calcext:value-type="string">
            <text:p>Wir könnten unsere Band anmelden und gewinn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u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 lusso che noi non ci possiamo permetter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Das ist ein Luxus, den wir uns nicht erlauben können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chiesero informazioni su crociere costose e di lusso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sich nach teuren, Luxusseereisen erkundigt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hanno cibo di lusso, ma il prezzo è accessibil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Luxusessen, aber der Preis ist bezahlbar.</text:p>
          </table:table-cell>
          <table:table-cell table:style-name="ce6" office:value-type="string" calcext:value-type="string">
            <text:p>Luxu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lleg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mi rallegro circa la mia vacanza della prossima settimana.</text:p>
          </table:table-cell>
          <table:table-cell table:style-name="Default" office:value-type="string" calcext:value-type="string">
            <text:p>rallegro</text:p>
          </table:table-cell>
          <table:table-cell table:style-name="ce11" office:value-type="string" calcext:value-type="string">
            <text:p>Ich freue mich auf meinen Urlaub nächste Woche.</text:p>
          </table:table-cell>
          <table:table-cell table:style-name="ce6" office:value-type="string" calcext:value-type="string">
            <text:p>freu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z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cuno che potrà saziare la tua fame.</text:p>
          </table:table-cell>
          <table:table-cell table:style-name="Default" office:value-type="string" calcext:value-type="string">
            <text:p>saziare</text:p>
          </table:table-cell>
          <table:table-cell table:style-name="ce11" office:value-type="string" calcext:value-type="string">
            <text:p>Jemanden, der deinen Hunger stillen kann.</text:p>
          </table:table-cell>
          <table:table-cell table:style-name="ce6" office:value-type="string" calcext:value-type="string">
            <text:p>still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lesse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pevo che parte del mio malessere era dovuta alla fam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Ich erkannte, dass der Hunger der Grund für mein Unwohlsein war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Un malessere generale, avevo sempre un mal di testa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Ein allgemeines Unwohlsein, ich hatte immer Kopfschmerzen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Il tempo degli ultimi due giorni deve essere stato la causa del suo malesser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Das Wetter in den letzten Tagen muss der Grund für sein Unwohlsein gewesen sein.</text:p>
          </table:table-cell>
          <table:table-cell table:style-name="ce6" office:value-type="string" calcext:value-type="string">
            <text:p>Unwohlse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una cuoca provetta. Usava spezie raffinat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eine exzellente Köchin, sie verwendete die besten Gewürze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Devo parlare alla cuoca del dolc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Ich muss mit der Köchin über das Dessert sprechen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Faceva la cuoca in un ristorante ungheres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mal Köchin in einem ungarischen Restaurant.</text:p>
          </table:table-cell>
          <table:table-cell table:style-name="ce6" office:value-type="string" calcext:value-type="string">
            <text:p>Köch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o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seine profunde Kenntnis des Themas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Lui non si ha dimostrato molto senso per il romanticismo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nicht viel Sinn für Romantik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Tutti i partecipanti hanno dimostrato la loro capacità professionale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Alle Teilnehmer haben ihr fachliches Können bewiesen.</text:p>
          </table:table-cell>
          <table:table-cell table:style-name="ce6" office:value-type="string" calcext:value-type="string">
            <text:p>bewie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ru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bruciasse</text:p>
          </table:table-cell>
          <table:table-cell table:style-name="ce11" office:value-type="string" calcext:value-type="string">
            <text:p>Wir haben gewartet, bis das Haus wirklich gebrannt hat, und riefen erst dann die Feuerwehr.</text:p>
          </table:table-cell>
          <table:table-cell table:style-name="ce6" office:value-type="string" calcext:value-type="string">
            <text:p>gebrannt</text:p>
          </table:table-cell>
          <table:table-cell table:style-name="ce11" office:value-type="string" calcext:value-type="string">
            <text:p>La legna secca brucia bene.</text:p>
          </table:table-cell>
          <table:table-cell table:style-name="Default" office:value-type="string" calcext:value-type="string">
            <text:p>brucia</text:p>
          </table:table-cell>
          <table:table-cell table:style-name="ce11" office:value-type="string" calcext:value-type="string">
            <text:p>Trockenes Holz brennt gut.</text:p>
          </table:table-cell>
          <table:table-cell table:style-name="ce6" office:value-type="string" calcext:value-type="string">
            <text:p>brennt</text:p>
          </table:table-cell>
          <table:table-cell table:style-name="ce11" office:value-type="string" calcext:value-type="string">
            <text:p>Il fuoco bruciava a lungo.</text:p>
          </table:table-cell>
          <table:table-cell table:style-name="Default" office:value-type="string" calcext:value-type="string">
            <text:p>bruciava</text:p>
          </table:table-cell>
          <table:table-cell table:style-name="ce11" office:value-type="string" calcext:value-type="string">
            <text:p>Das Feuer brannte lange.</text:p>
          </table:table-cell>
          <table:table-cell table:style-name="ce6" office:value-type="string" calcext:value-type="string">
            <text:p>brann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line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ottolineatura del testo è per taluni studenti indispensabile per lo studio.</text:p>
          </table:table-cell>
          <table:table-cell table:style-name="Default" office:value-type="string" calcext:value-type="string">
            <text:p>sottolineatura</text:p>
          </table:table-cell>
          <table:table-cell table:style-name="ce11" office:value-type="string" calcext:value-type="string">
            <text:p>Die Unterstreichung des Textes ist für einige Studierende zum Studium unerlässlich.</text:p>
          </table:table-cell>
          <table:table-cell table:style-name="ce17" office:value-type="string" calcext:value-type="string">
            <text:p>Unterstreich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zie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zienda ha filiali in 12 paesi europei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 Firma hat Niederlassungen in 12 europäischen Länder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se Firma hat sehr viel Geld für Werbung ausgegebe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L’azienda</text:p>
          </table:table-cell>
          <table:table-cell table:style-name="ce11" office:value-type="string" calcext:value-type="string">
            <text:p>Die Ölfirma liegt in der Nachbarschaft des Sees.</text:p>
          </table:table-cell>
          <table:table-cell table:style-name="ce6" office:value-type="string" calcext:value-type="string">
            <text:p>firm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rm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dioattività è un termine chimic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Radioaktivität ist ein chemischer Begriff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Il termine “effetto serra“ è spesso usato quando si parla dei cambiamenti climatici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Der Begriff „Treibhauseffekt“ wird häufig verwendet, wenn man von Klimaveränderungen spricht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Padrino è un termine che era usato dai suoi amici in segno di affetto e di rispett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Pate ist ein Begriff, der von seinen Freunden benutzt wurde, um Freunschaft und Respekt auszudrücken.</text:p>
          </table:table-cell>
          <table:table-cell table:style-name="ce6" office:value-type="string" calcext:value-type="string">
            <text:p>Begriff</text:p>
          </table:table-cell>
          <table:table-cell table:style-name="ce6"/>
          <table:table-cell table:style-name="ce11" office:value-type="string" calcext:value-type="string">
            <text:p>termine inteso come parol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stinatar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fare una chiamata a carico del destinatario.</text:p>
          </table:table-cell>
          <table:table-cell table:style-name="Default" office:value-type="string" calcext:value-type="string">
            <text:p>destinatario</text:p>
          </table:table-cell>
          <table:table-cell table:style-name="ce11" office:value-type="string" calcext:value-type="string">
            <text:p>Ich möchte gerne einen Anruf tätigen, der dem Empfänger berechnet wird.</text:p>
          </table:table-cell>
          <table:table-cell table:style-name="ce6" office:value-type="string" calcext:value-type="string">
            <text:p>Empfän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soci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viterò il signor Strauss a una serata della nostra associazione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Ich werde Herr Strauss zu einem Abend unseres Vereins einladen.</text:p>
          </table:table-cell>
          <table:table-cell table:style-name="ce6" office:value-type="string" calcext:value-type="string">
            <text:p>Vereins</text:p>
          </table:table-cell>
          <table:table-cell table:style-name="ce11" office:value-type="string" calcext:value-type="string">
            <text:p>L'associazione conta trenta membri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Der Verein zählt dreißig Mitglieder.</text:p>
          </table:table-cell>
          <table:table-cell table:style-name="ce6" office:value-type="string" calcext:value-type="string">
            <text:p>Verein</text:p>
          </table:table-cell>
          <table:table-cell table:style-name="ce11" office:value-type="string" calcext:value-type="string">
            <text:p>Sei già membro di questa associazione maschile?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Bist du schon Mitglied dieses Herrenklubs?</text:p>
          </table:table-cell>
          <table:table-cell table:style-name="ce6" office:value-type="string" calcext:value-type="string">
            <text:p>klub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ru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fatica a capire la struttura delle frasi tedesche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Ich habe große Schwierigkeiten, die Struktur deutscher Sätze zu verstehen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Dalla struttura delle frasi e dall'elenco delle parole si vede che sai molto bene il tedesco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Conosci la struttura del governo?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Kennst du den Aufbau unserer Regierung?</text:p>
          </table:table-cell>
          <table:table-cell table:style-name="ce6" office:value-type="string" calcext:value-type="string">
            <text:p>Auf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sist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opo della guerra è distruggere la sua capacità di resistenza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Der Sinn des Krieges ist, dem Feind größtmöglichen Schaden zuzufügen, seinen Widerstand zu brech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Ogni resistenza è inutile. Dovete arrender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Jeder Widerstand ist sinnlos, ihr müsst aufgeb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Non opponete resistenza e arrendete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Leistet keinen Widerstand und gebt auf.</text:p>
          </table:table-cell>
          <table:table-cell table:style-name="ce6" office:value-type="string" calcext:value-type="string">
            <text:p>Widerst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eri ho ricevuto una lettera scritta in inglese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estern habe ich einen auf Englisch geschriebenen Brief bekommen.</text:p>
          </table:table-cell>
          <table:table-cell table:style-name="ce6" office:value-type="string" calcext:value-type="string">
            <text:p>geschriebenen</text:p>
          </table:table-cell>
          <table:table-cell table:style-name="ce11" office:value-type="string" calcext:value-type="string">
            <text:p>Chi non legge ignora il piacere che può dare la parola scritt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Wer nicht liest, kennt nicht das Vergnügen, welches das geschriebene Wort bereiten kan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Ci sono errori di grammatica nella prova scritta?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ibt es in der schriftlichen Prüfung grammatische Fehler?</text:p>
          </table:table-cell>
          <table:table-cell table:style-name="ce6" office:value-type="string" calcext:value-type="string">
            <text:p>schriftlichen</text:p>
          </table:table-cell>
          <table:table-cell table:style-name="ce6"/>
          <table:table-cell table:style-name="ce11" office:value-type="string" calcext:value-type="string">
            <text:p>esame scritt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desiderate pernottare qui vi dovete registrare immediatamente.</text:p>
          </table:table-cell>
          <table:table-cell table:style-name="Default" office:value-type="string" calcext:value-type="string">
            <text:p>registrare</text:p>
          </table:table-cell>
          <table:table-cell table:style-name="ce11" office:value-type="string" calcext:value-type="string">
            <text:p>Wer hier übernachten will, muss sich sofort eintragen.</text:p>
          </table:table-cell>
          <table:table-cell table:style-name="ce6" office:value-type="string" calcext:value-type="string">
            <text:p>eintra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ti devi registrare al sit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o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notato solo pochissimi errori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Ich habe nur sehr wenige Fehler bemerkt.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Lei ha notato il suo vestito nuovo?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Haben Sie ihr neues Kleid bemerkt?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È interessante che nessuno abbia notato quell'errore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Es ist interessant, dass niemand den Fehler bemerkt hat.</text:p>
          </table:table-cell>
          <table:table-cell table:style-name="ce6" office:value-type="string" calcext:value-type="string">
            <text:p>bemer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azio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gi in Islanda è fes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Heute ist der isländische Nationalfeiertag.</text:p>
          </table:table-cell>
          <table:table-cell table:style-name="ce6" office:value-type="string" calcext:value-type="string">
            <text:p>National</text:p>
          </table:table-cell>
          <table:table-cell table:style-name="ce11"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Zypern kämpft gegen den drohenden Staatsbankrott.</text:p>
          </table:table-cell>
          <table:table-cell table:style-name="ce6" office:value-type="string" calcext:value-type="string">
            <text:p>Staats</text:p>
          </table:table-cell>
          <table:table-cell table:style-name="ce11" office:value-type="string" calcext:value-type="string">
            <text:p>Il Congresso Nazionale del Popolo è il più alto organo del potere statale in Cina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Der Nationale Volkskongress ist das oberste Organ der Staatsmacht in China.</text:p>
          </table:table-cell>
          <table:table-cell table:style-name="ce6" office:value-type="string" calcext:value-type="string">
            <text:p>Nationa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incidente è avvenuto venerdì.</text:p>
          </table:table-cell>
          <table:table-cell table:style-name="Default" office:value-type="string" calcext:value-type="string">
            <text:p>avvenuto</text:p>
          </table:table-cell>
          <table:table-cell table:style-name="ce11" office:value-type="string" calcext:value-type="string">
            <text:p>Der Unfall ist am Freitag passier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Il sacco di Roma avvenne nel 1527.</text:p>
          </table:table-cell>
          <table:table-cell table:style-name="Default" office:value-type="string" calcext:value-type="string">
            <text:p>avvenne</text:p>
          </table:table-cell>
          <table:table-cell table:style-name="ce11" office:value-type="string" calcext:value-type="string">
            <text:p>Die Plünderung Roms hat 1527 stattgefunden</text:p>
          </table:table-cell>
          <table:table-cell table:style-name="ce6" office:value-type="string" calcext:value-type="string">
            <text:p>stattgefunden</text:p>
          </table:table-cell>
          <table:table-cell table:style-name="ce11" office:value-type="string" calcext:value-type="string">
            <text:p>Questa conversazione non è mai avvenuta.</text:p>
          </table:table-cell>
          <table:table-cell table:style-name="Default" office:value-type="string" calcext:value-type="string">
            <text:p>avvenuta</text:p>
          </table:table-cell>
          <table:table-cell table:style-name="ce11" office:value-type="string" calcext:value-type="string">
            <text:p>Dieses Gespräch hat nie stattgefunden.</text:p>
          </table:table-cell>
          <table:table-cell table:style-name="ce6" office:value-type="string" calcext:value-type="string">
            <text:p>stattgef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dic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Meinen Sie, dass man aus dem Nichts eine neue Gruppe Freunde finden und sein Leben radikal ändern kann?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Era stata solo una bravata di un giovane esuberante, perché adesso è cambiato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as war wohl jugendlicher Überschwang, denn er hat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I tuoi gusti sono cambiati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ein Geschmack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llust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i illustri filosofi e poeti vengono da Atene.</text:p>
          </table:table-cell>
          <table:table-cell table:style-name="Default" office:value-type="string" calcext:value-type="string">
            <text:p>illustri</text:p>
          </table:table-cell>
          <table:table-cell table:style-name="ce11" office:value-type="string" calcext:value-type="string">
            <text:p>Viele berühmte Philosophen und Dichter stammen aus Ath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E il nostro illustre Presidente, Gustavo Fortuna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Und unser ehrenwerter Präsident, Gustavo Fortuna.</text:p>
          </table:table-cell>
          <table:table-cell table:style-name="ce6" office:value-type="string" calcext:value-type="string">
            <text:p>ehrenwerter</text:p>
          </table:table-cell>
          <table:table-cell table:style-name="ce11" office:value-type="string" calcext:value-type="string">
            <text:p>Mi dispiace di aver criticato il mio illustre collega inglese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Tut mir Leid, wenn ich den hochverehrten britischen Kollegen kritisiert habe.</text:p>
          </table:table-cell>
          <table:table-cell table:style-name="ce6" office:value-type="string" calcext:value-type="string">
            <text:p>hochvereh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posso raccontarti tutto quel che mi è accaduto ieri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Ich kann dir gar nicht erzählen, was mir gestern alles passiert is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accadrà</text:p>
          </table:table-cell>
          <table:table-cell table:style-name="ce11" office:value-type="string" calcext:value-type="string">
            <text:p>Keiner weiß, was in der Zukunft passieren wird.</text:p>
          </table:table-cell>
          <table:table-cell table:style-name="ce6" office:value-type="string" calcext:value-type="string">
            <text:p>passieren</text:p>
          </table:table-cell>
          <table:table-cell table:style-name="ce11" office:value-type="string" calcext:value-type="string">
            <text:p>Non gli era mai accaduto prima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Das war ihm nie zuvor geschehen.</text:p>
          </table:table-cell>
          <table:table-cell table:style-name="ce6" office:value-type="string" calcext:value-type="string">
            <text:p>gesch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f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ie Bereitschaft, sich Krisen zu stellen, ist ein entscheidender Erfolg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I numeri non contano. Il computer non può sostituire il fattore uman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er Computer kann allerdings nicht den menschlichen Faktor kompensieren.</text:p>
          </table:table-cell>
          <table:table-cell table:style-name="ce6" office:value-type="string" calcext:value-type="string">
            <text:p>Fakt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tupiscono</text:p>
          </table:table-cell>
          <table:table-cell table:style-name="ce11" office:value-type="string" calcext:value-type="string">
            <text:p>Geniale Lösungen überraschen oft vor verblüffender Einfachheit.</text:p>
          </table:table-cell>
          <table:table-cell table:style-name="ce6" office:value-type="string" calcext:value-type="string">
            <text:p>überrasch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stupirl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erstaun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stupito</text:p>
          </table:table-cell>
          <table:table-cell table:style-name="ce11" office:value-type="string" calcext:value-type="string">
            <text:p>Ihr Entschluss, nach Chicago zu ziehen, überraschte uns.</text:p>
          </table:table-cell>
          <table:table-cell table:style-name="ce6" office:value-type="string" calcext:value-type="string">
            <text:p>überras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od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ei può lavorare comodamente da casa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Sie können bequem von zu Hause aus arbeit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Vogliamo sederci comodamente e bere un cocktail?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ollen wir uns gemütlich hinsetzen und einen Cocktail trinken?</text:p>
          </table:table-cell>
          <table:table-cell table:style-name="ce6" office:value-type="string" calcext:value-type="string">
            <text:p>gemütlich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ir können hier bequem 300 Leuten Platz bieten.</text:p>
          </table:table-cell>
          <table:table-cell table:style-name="ce6" office:value-type="string" calcext:value-type="string">
            <text:p>bequ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 mio compleanno avevo previsto un solo invitato.</text:p>
          </table:table-cell>
          <table:table-cell table:style-name="Default" office:value-type="string" calcext:value-type="string">
            <text:p>invitato</text:p>
          </table:table-cell>
          <table:table-cell table:style-name="ce11" office:value-type="string" calcext:value-type="string">
            <text:p>Zu meinem Geburtstag hatte ich nur einen Gast geplant.</text:p>
          </table:table-cell>
          <table:table-cell table:style-name="ce6" office:value-type="string" calcext:value-type="string">
            <text:p>Ga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“Il nostro treno parte alle 9.“ “Non ti preoccupare. Ce la faremo.“</text:p>
          </table:table-cell>
          <table:table-cell table:style-name="Default" office:value-type="string" calcext:value-type="string">
            <text:p>preoccupare</text:p>
          </table:table-cell>
          <table:table-cell table:style-name="ce11" office:value-type="string" calcext:value-type="string">
            <text:p>„Unser Zug fährt um 9 Uhr ab.“ „Sorge dicht nicht. Wir schaffen das.“</text:p>
          </table:table-cell>
          <table:table-cell table:style-name="ce6" office:value-type="string" calcext:value-type="string">
            <text:p>Sorge</text:p>
          </table:table-cell>
          <table:table-cell table:style-name="ce11" office:value-type="string" calcext:value-type="string">
            <text:p>Alcune donne sono preoccupate solo della loro buona reputazione, le altre invece sono felici.</text:p>
          </table:table-cell>
          <table:table-cell table:style-name="Default" office:value-type="string" calcext:value-type="string">
            <text:p>preoccupate</text:p>
          </table:table-cell>
          <table:table-cell table:style-name="ce11" office:value-type="string" calcext:value-type="string">
            <text:p>Viele Frauen sorgen sich nur um ihren guten Ruf, aber die anderen werden glücklich.</text:p>
          </table:table-cell>
          <table:table-cell table:style-name="ce6" office:value-type="string" calcext:value-type="string">
            <text:p>sorgen</text:p>
          </table:table-cell>
          <table:table-cell table:style-name="ce11" office:value-type="string" calcext:value-type="string">
            <text:p>Ella si preoccupa sempre molto per i suoi ospiti.</text:p>
          </table:table-cell>
          <table:table-cell table:style-name="Default" office:value-type="string" calcext:value-type="string">
            <text:p>preoccupa</text:p>
          </table:table-cell>
          <table:table-cell table:style-name="ce11" office:value-type="string" calcext:value-type="string">
            <text:p>Sie kümmert sich immer sehr um ihre Gäste.</text:p>
          </table:table-cell>
          <table:table-cell table:style-name="ce6" office:value-type="string" calcext:value-type="string">
            <text:p>kümm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u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Forse è arrivato il momento per essere più cauto.</text:p>
          </table:table-cell>
          <table:table-cell table:style-name="Default" office:value-type="string" calcext:value-type="string">
            <text:p>cauto</text:p>
          </table:table-cell>
          <table:table-cell table:style-name="ce11" office:value-type="string" calcext:value-type="string">
            <text:p>Es ist vielleicht an der Zeit, ein bisschen vorsichtiger zu werden.</text:p>
          </table:table-cell>
          <table:table-cell table:style-name="ce6" office:value-type="string" calcext:value-type="string">
            <text:p>vorsicht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ntas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Veramente fantasioso il tuo progetto, speriamo vada bene.</text:p>
          </table:table-cell>
          <table:table-cell table:style-name="Default" office:value-type="string" calcext:value-type="string">
            <text:p>fantasioso</text:p>
          </table:table-cell>
          <table:table-cell table:style-name="ce11" office:value-type="string" calcext:value-type="string">
            <text:p>Ihr Projekt ist sehr fantasievoll, hoffen wir, dass es gut läuft.</text:p>
          </table:table-cell>
          <table:table-cell table:style-name="ce6" office:value-type="string" calcext:value-type="string">
            <text:p>fantasievo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Meine Frau zeigte einen ausgezeichneten Sinn für Ästhetik beim Dekorieren des Zimmers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Dovremmo decorare il tuo ufficio: quadri, tappezzeri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Wir sollten dein Büro dekorieren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Ha cominciato a decorare la casa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Sie fing an, alles zu dekorieren.</text:p>
          </table:table-cell>
          <table:table-cell table:style-name="ce6" office:value-type="string" calcext:value-type="string">
            <text:p>dekor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fiducia in sé stessi rappresenta il primo passo per affrontare al meglio le sfide di tutti i giorni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Lui ha fatto dei grandi passi avanti in Inglese.</text:p>
          </table:table-cell>
          <table:table-cell table:style-name="Default" office:value-type="string" calcext:value-type="string">
            <text:p>passi</text:p>
          </table:table-cell>
          <table:table-cell table:style-name="ce11" office:value-type="string" calcext:value-type="string">
            <text:p>Er hat im Englischen große Fortschritte gemacht.</text:p>
          </table:table-cell>
          <table:table-cell table:style-name="ce6" office:value-type="string" calcext:value-type="string">
            <text:p>schritte</text:p>
          </table:table-cell>
          <table:table-cell table:style-name="ce11" office:value-type="string" calcext:value-type="string">
            <text:p>Il primo passo è molto difficile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Der erste Schritt ist sehr schwierig.</text:p>
          </table:table-cell>
          <table:table-cell table:style-name="ce6" office:value-type="string" calcext:value-type="string">
            <text:p>Schrit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li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ndaco incontra i suoi colleghi nella sala consiliare.</text:p>
          </table:table-cell>
          <table:table-cell table:style-name="Default" office:value-type="string" calcext:value-type="string">
            <text:p>consiliare</text:p>
          </table:table-cell>
          <table:table-cell table:style-name="ce11" office:value-type="string" calcext:value-type="string">
            <text:p>Der Bürgermeister trifft seine Kollegen in der Ratssaal.</text:p>
          </table:table-cell>
          <table:table-cell table:style-name="ce6" office:value-type="string" calcext:value-type="string">
            <text:p>R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dottore ha richiesto al signor Smith di smettere di fumare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Der Arzt hat von Herrn Smith verlangt, mit dem Rauchen aufzuhören.</text:p>
          </table:table-cell>
          <table:table-cell table:style-name="ce6" office:value-type="string" calcext:value-type="string">
            <text:p>aufzuhören</text:p>
          </table:table-cell>
          <table:table-cell table:style-name="ce11" office:value-type="string" calcext:value-type="string">
            <text:p>Ho intenzione di smettere di bere a qualunque costo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Ich will mit dem Trinken aufhören, koste es, was es wolle.</text:p>
          </table:table-cell>
          <table:table-cell table:style-name="ce6" office:value-type="string" calcext:value-type="string">
            <text:p>aufhören</text:p>
          </table:table-cell>
          <table:table-cell table:style-name="ce11" office:value-type="string" calcext:value-type="string">
            <text:p>Ha smesso di piovere, le finestre possono essere riaperte.</text:p>
          </table:table-cell>
          <table:table-cell table:style-name="Default" office:value-type="string" calcext:value-type="string">
            <text:p>smesso</text:p>
          </table:table-cell>
          <table:table-cell table:style-name="ce11" office:value-type="string" calcext:value-type="string">
            <text:p>Der Regen hat aufgehört, die Fenster können wieder geöffnet werden.</text:p>
          </table:table-cell>
          <table:table-cell table:style-name="ce6" office:value-type="string" calcext:value-type="string">
            <text:p>aufgehö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è salito sull'autobus sbagliato.</text:p>
          </table:table-cell>
          <table:table-cell table:style-name="Default" office:value-type="string" calcext:value-type="string">
            <text:p>salito</text:p>
          </table:table-cell>
          <table:table-cell table:style-name="ce11" office:value-type="string" calcext:value-type="string">
            <text:p>Tom ist in den falsch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Per caso, siamo saliti nello stesso autobus.</text:p>
          </table:table-cell>
          <table:table-cell table:style-name="Default" office:value-type="string" calcext:value-type="string">
            <text:p>saliti</text:p>
          </table:table-cell>
          <table:table-cell table:style-name="ce11" office:value-type="string" calcext:value-type="string">
            <text:p>Wir sind zufällig in denselb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Ma quando sarà ora di tornare a casa, non salire in macchina con loro.</text:p>
          </table:table-cell>
          <table:table-cell table:style-name="Default" office:value-type="string" calcext:value-type="string">
            <text:p>salire</text:p>
          </table:table-cell>
          <table:table-cell table:style-name="ce11" office:value-type="string" calcext:value-type="string">
            <text:p>Aber wenn sie zur Rückfahrt in ihr Auto einsteigen, fahr nicht mit ihnen zurück.</text:p>
          </table:table-cell>
          <table:table-cell table:style-name="ce6" office:value-type="string" calcext:value-type="string">
            <text:p>einste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rammat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 quel piccolo errore grammaticale non sono stato ammesso all'esame successivo.</text:p>
          </table:table-cell>
          <table:table-cell table:style-name="Default" office:value-type="string" calcext:value-type="string">
            <text:p>grammaticale</text:p>
          </table:table-cell>
          <table:table-cell table:style-name="ce11" office:value-type="string" calcext:value-type="string">
            <text:p>Wegen dieses kleinen grammatikalischen Fehlers wurde ich nicht zur nächsten Prüfung zugelassen.</text:p>
          </table:table-cell>
          <table:table-cell table:style-name="ce6" office:value-type="string" calcext:value-type="string">
            <text:p>grammatikal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did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resterà vivo alla fine sarà il candidato vincente.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Der, der am Ende noch lebt ist wohl der wahrscheinlichste Kandidat.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È stato già scelto il candidato dei democratici?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Wurde der Kandidat der Demokraten schon gewählt?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Non è bello corrompere un candidato!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Es ist nicht schön, einen einen Kandidaten zu bestechen</text:p>
          </table:table-cell>
          <table:table-cell table:style-name="ce6" office:value-type="string" calcext:value-type="string">
            <text:p>Kandida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d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apì che la sua depressione le impediva di essere felice.</text:p>
          </table:table-cell>
          <table:table-cell table:style-name="Default" office:value-type="string" calcext:value-type="string">
            <text:p>impediva</text:p>
          </table:table-cell>
          <table:table-cell table:style-name="ce11" office:value-type="string" calcext:value-type="string">
            <text:p>Es wurde Maria bewusst, dass ihre Depression sie daran hindert, glücklich zu sein.</text:p>
          </table:table-cell>
          <table:table-cell table:style-name="ce6" office:value-type="string" calcext:value-type="string">
            <text:p>hindert</text:p>
          </table:table-cell>
          <table:table-cell table:style-name="ce11" office:value-type="string" calcext:value-type="string">
            <text:p>La pioggia mi ha impedito di uscire.</text:p>
          </table:table-cell>
          <table:table-cell table:style-name="Default" office:value-type="string" calcext:value-type="string">
            <text:p>impedito</text:p>
          </table:table-cell>
          <table:table-cell table:style-name="ce11" office:value-type="string" calcext:value-type="string">
            <text:p>Der Regen hinderte mich daran, hinauszugehen.</text:p>
          </table:table-cell>
          <table:table-cell table:style-name="ce6" office:value-type="string" calcext:value-type="string">
            <text:p>hinderte</text:p>
          </table:table-cell>
          <table:table-cell table:style-name="ce11" office:value-type="string" calcext:value-type="string">
            <text:p>Dobbiamo impedire loro di distruggere noi e il pianeta.</text:p>
          </table:table-cell>
          <table:table-cell table:style-name="Default" office:value-type="string" calcext:value-type="string">
            <text:p>impedire</text:p>
          </table:table-cell>
          <table:table-cell table:style-name="ce11" office:value-type="string" calcext:value-type="string">
            <text:p>Wir müssen sie daran hindern, unseren Planeten zu zerstören.</text:p>
          </table:table-cell>
          <table:table-cell table:style-name="ce6" office:value-type="string" calcext:value-type="string">
            <text:p>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ist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ilvio Berlusconi è un politico italiano, l'attuale Primo Ministro dell'Italia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Silvio Berlusconi ist ein italienischer Politiker, der aktuelle italienische Premierminister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Il primo ministro si è dimesso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Der Premierminister ist zurückgetreten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Oggi abbiamo incontrato i ministri degli Affari esteri degli Stati arabi.</text:p>
          </table:table-cell>
          <table:table-cell table:style-name="Default" office:value-type="string" calcext:value-type="string">
            <text:p>ministri</text:p>
          </table:table-cell>
          <table:table-cell table:style-name="ce11" office:value-type="string" calcext:value-type="string">
            <text:p>Heute haben wir uns mit den Außenministern der arabischen Staaten getroffen.</text:p>
          </table:table-cell>
          <table:table-cell table:style-name="ce6" office:value-type="string" calcext:value-type="string">
            <text:p>minist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st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 me piace molto il pollo arrostito e condito con la salsa curry.</text:p>
          </table:table-cell>
          <table:table-cell table:style-name="Default" office:value-type="string" calcext:value-type="string">
            <text:p>arrostito</text:p>
          </table:table-cell>
          <table:table-cell table:style-name="ce11" office:value-type="string" calcext:value-type="string">
            <text:p>Ich mag gebratenes und mit Currysauce gewürztes Huhn sehr gerne.</text:p>
          </table:table-cell>
          <table:table-cell table:style-name="ce6" office:value-type="string" calcext:value-type="string">
            <text:p>gebratene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ig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Sie ist anspruchsvoll, was Essen betrifft.</text:p>
          </table:table-cell>
          <table:table-cell table:style-name="ce6" office:value-type="string" calcext:value-type="string">
            <text:p>wählerisch</text:p>
          </table:table-cell>
          <table:table-cell table:style-name="ce11" office:value-type="string" calcext:value-type="string">
            <text:p>La madre era una donna esigente con i bambini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Die Mutter war eine fordernde Frau gegenüber den Kindern.</text:p>
          </table:table-cell>
          <table:table-cell table:style-name="ce6" office:value-type="string" calcext:value-type="string">
            <text:p>fordernde</text:p>
          </table:table-cell>
          <table:table-cell table:style-name="ce11" office:value-type="string" calcext:value-type="string">
            <text:p>Vivian è viziata ed esigente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Vivian ist verwöhnt und anspruchsvoll.</text:p>
          </table:table-cell>
          <table:table-cell table:style-name="ce6" office:value-type="string" calcext:value-type="string">
            <text:p>anspruchsvo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i ha appreso ciò che Bunin le ha insegnato.</text:p>
          </table:table-cell>
          <table:table-cell table:style-name="Default" office:value-type="string" calcext:value-type="string">
            <text:p>appreso</text:p>
          </table:table-cell>
          <table:table-cell table:style-name="ce11" office:value-type="string" calcext:value-type="string">
            <text:p>Sie hat doch bloß gelernt, was Bunin ihr beigebracht hat.</text:p>
          </table:table-cell>
          <table:table-cell table:style-name="ce6" office:value-type="string" calcext:value-type="string">
            <text:p>geler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u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onsum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Il consumo di oli minerali è aumentat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Der Konsum von Mineralöl ist gestiegen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Dovrà volare molto basso e a velocità ridotta, per ridurre il consum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Er wird niedrig und langsam fliegen müssen, um den Verbrauch zu reduzieren.</text:p>
          </table:table-cell>
          <table:table-cell table:style-name="ce6" office:value-type="string" calcext:value-type="string">
            <text:p>Ver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agr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dieta dimagrante deve essere eseguita sotto attento controllo medico.</text:p>
          </table:table-cell>
          <table:table-cell table:style-name="Default" office:value-type="string" calcext:value-type="string">
            <text:p>dimagrante</text:p>
          </table:table-cell>
          <table:table-cell table:style-name="ce11" office:value-type="string" calcext:value-type="string">
            <text:p>Die Schlankheitsdiät muss unter sorgfältiger ärztlicher Aufsicht durchgeführt werden.</text:p>
          </table:table-cell>
          <table:table-cell table:style-name="ce6" office:value-type="string" calcext:value-type="string">
            <text:p>Schlank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derevo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a proprietà deve valere una somma considerevol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Das Gut muss eine beträchtliche Summe an Geld wert sei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È una somma considerevole da trovare in poche or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Es ist eine beträchtliche Summe, um sie in ein paar Stunden aufzutreibe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Chiaro, la mia ricchezza mi procurava una considerevole influenza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Natürlich hat mir mein Reichtum beträchtlichen Einfluss erlaubt.</text:p>
          </table:table-cell>
          <table:table-cell table:style-name="ce6" office:value-type="string" calcext:value-type="string">
            <text:p>beträchtl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unque Liliane voleva vivere sola ed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Liliane wollte sowieso allein leben und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Siamo felicemente sposati da 10 anni e vorremmo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Wir sind seit zehn Jahren verheiratet. Wir möchten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Dite solo che siete una coppia che vuole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Sie sagen, Sie sind ein Paar, das ein Kind adoptieren will.</text:p>
          </table:table-cell>
          <table:table-cell table:style-name="ce6" office:value-type="string" calcext:value-type="string">
            <text:p>adop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ossi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chiedervi di prendere in considerazione quest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Ich möchte Sie bitten, diese Möglichkeit zu erwägen.</text:p>
          </table:table-cell>
          <table:table-cell table:style-name="ce6" office:value-type="string" calcext:value-type="string">
            <text:p>Möglichkeit</text:p>
          </table:table-cell>
          <table:table-cell table:style-name="ce11" office:value-type="string" calcext:value-type="string">
            <text:p>Almeno dammi un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Gib mir wenigstens eine Chance!</text:p>
          </table:table-cell>
          <table:table-cell table:style-name="ce6" office:value-type="string" calcext:value-type="string">
            <text:p>Chance</text:p>
          </table:table-cell>
          <table:table-cell table:style-name="ce11" office:value-type="string" calcext:value-type="string">
            <text:p>Una seconda lingua ti dà la possibilità di fare amicizia con persone di altri paesi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Eine zweite Sprache gibt dir die Möglichkeit, Freundschaften mit Menschen aus anderen Ländern zu schließen.</text:p>
          </table:table-cell>
          <table:table-cell table:style-name="ce6" office:value-type="string" calcext:value-type="string">
            <text:p>Möglich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av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eneralmente mangiamo a tavola tutti insiem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Normalerweise essen wir alle gemeinsam am Tisch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i sedette a tavola, si versò un bicchiere di vino bianco e attes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Sie nahm am Tisch Platz, füllte sich ein Glas mit Weißwein und wartete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u, Ernst, ora vai a tavola e mangia insieme agli altri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Ernst, jetzt komm rüber an den Tisch und iss da wie die anderen auch.</text:p>
          </table:table-cell>
          <table:table-cell table:style-name="ce6" office:value-type="string" calcext:value-type="string">
            <text:p>Ti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Impfungen helfen, Kinderkrankheiten zu vermeiden.</text:p>
          </table:table-cell>
          <table:table-cell table:style-name="ce6" office:value-type="string" calcext:value-type="string">
            <text:p>vermeiden</text:p>
          </table:table-cell>
          <table:table-cell table:style-name="ce11" office:value-type="string" calcext:value-type="string">
            <text:p>Forse avrei potuto trovare un modo per prevenire tutto quest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Es hätte sich doch verhindern lassen müssen.</text:p>
          </table:table-cell>
          <table:table-cell table:style-name="ce6" office:value-type="string" calcext:value-type="string">
            <text:p>verhindern</text:p>
          </table:table-cell>
          <table:table-cell table:style-name="ce11" office:value-type="string" calcext:value-type="string">
            <text:p>Il nostro scopo è prevenire con la minaccia le azioni del nemic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Unser Ziel ist, eine Bedrohung durch den Feind zu verhindern.</text:p>
          </table:table-cell>
          <table:table-cell table:style-name="ce6" office:value-type="string" calcext:value-type="string">
            <text:p>ver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20 anni fa ho vinto un grosso concorso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Vor 20 Jahren siegte ich in einem großen Wettkampf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Ma se vinco questo concorso, potrò ripagare i miei debiti con Thor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Aber wenn ich diesen Wettkampf gewinne, kann ich Thor meine Schulden zurückzahlen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Vinsi un concorso di bellezza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Dann habe ich einen Schönheitswettbewerb gewonnen.</text:p>
          </table:table-cell>
          <table:table-cell table:style-name="ce6" office:value-type="string" calcext:value-type="string">
            <text:p>wettbewer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i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o ciò che posso fare è dare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Ich kann nur mein Bestes geben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Comportati da professionista e da'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Verhalte dich professionell und gib dein Bestes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Sam ha bisogno di soldi per la compagnia ed entrambi vogliamo che lui ottenga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Sam braucht das Geld für die Firma und wir wollen beide, dass er das Maximum bekommt.</text:p>
          </table:table-cell>
          <table:table-cell table:style-name="ce6" office:value-type="string" calcext:value-type="string">
            <text:p>Maxim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ppor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i rapporti interpersonali non c'è nulla di più importante della fiducia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Nicht ist in zwischenmenschlichen Beziehungen wichtiger als Vertrauen.</text:p>
          </table:table-cell>
          <table:table-cell table:style-name="ce6" office:value-type="string" calcext:value-type="string">
            <text:p>Beziehungen</text:p>
          </table:table-cell>
          <table:table-cell table:style-name="ce11" office:value-type="string" calcext:value-type="string">
            <text:p>Sono in buoni rapporti con i loro vicini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Sie haben eine gute Beziehung zu ihren Nachbarn.</text:p>
          </table:table-cell>
          <table:table-cell table:style-name="ce6" office:value-type="string" calcext:value-type="string">
            <text:p>Beziehung</text:p>
          </table:table-cell>
          <table:table-cell table:style-name="ce11" office:value-type="string" calcext:value-type="string">
            <text:p>Come fai a sapere se il tuo rapporto con lui funziona?</text:p>
          </table:table-cell>
          <table:table-cell table:style-name="Default" office:value-type="string" calcext:value-type="string">
            <text:p>rapporto</text:p>
          </table:table-cell>
          <table:table-cell table:style-name="ce11" office:value-type="string" calcext:value-type="string">
            <text:p>Wie findest du heraus, ob deine Beziehung mit ihm funktioniert?</text:p>
          </table:table-cell>
          <table:table-cell table:style-name="ce6" office:value-type="string" calcext:value-type="string">
            <text:p>Bezie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impor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importa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6" office:value-type="string" calcext:value-type="string">
            <text:p>Eg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h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pero che l'imbianchino mi dipinga la parete della stanza da letto di celeste.</text:p>
          </table:table-cell>
          <table:table-cell table:style-name="Default" office:value-type="string" calcext:value-type="string">
            <text:p>imbianchino</text:p>
          </table:table-cell>
          <table:table-cell table:style-name="ce11" office:value-type="string" calcext:value-type="string">
            <text:p>Ich hoffe, der Maler streicht meine Schlafzimmerwand blau.</text:p>
          </table:table-cell>
          <table:table-cell table:style-name="ce6" office:value-type="string" calcext:value-type="string">
            <text:p>Mal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str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instrument</text:p>
          </table:table-cell>
          <table:table-cell table:style-name="ce11" office:value-type="string" calcext:value-type="string">
            <text:p>Ci serve uno strumento con cui aprirlo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Wir brauchen ein Werkzeug, mit dem wir es öffnen können.</text:p>
          </table:table-cell>
          <table:table-cell table:style-name="ce6" office:value-type="string" calcext:value-type="string">
            <text:p>Werkzeug</text:p>
          </table:table-cell>
          <table:table-cell table:style-name="ce11" office:value-type="string" calcext:value-type="string">
            <text:p>Psicologi dicono che l'ottimismo è lo strumento migliore per migliorare l'umor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Psychologen sagen, dass Optimismus, das beste Werkzeug sei, um deine Laune zu verbessern.</text:p>
          </table:table-cell>
          <table:table-cell table:style-name="ce6" office:value-type="string" calcext:value-type="string">
            <text:p>Werkzeug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magi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riesco a immaginare un futuro senza elettricità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e Zukunft ohne Elektrizität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Non riesco a immaginare la mia vita senza di t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 Leben ohne dich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vorste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ricol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Die ersten Bauern, die mit dem Anbau des Kakaobaums begannen, waren die alten Maya.</text:p>
          </table:table-cell>
          <table:table-cell table:style-name="ce6" office:value-type="string" calcext:value-type="string">
            <text:p>Bauern</text:p>
          </table:table-cell>
          <table:table-cell table:style-name="ce11" office:value-type="string" calcext:value-type="string">
            <text:p>E cipolle che nessun altro agricoltore ha.</text:p>
          </table:table-cell>
          <table:table-cell table:style-name="Default" office:value-type="string" calcext:value-type="string">
            <text:p>agricoltore</text:p>
          </table:table-cell>
          <table:table-cell table:style-name="ce11" office:value-type="string" calcext:value-type="string">
            <text:p>Und Zwiebeln, wie kein anderer Farmer.</text:p>
          </table:table-cell>
          <table:table-cell table:style-name="ce6" office:value-type="string" calcext:value-type="string">
            <text:p>Farmer</text:p>
          </table:table-cell>
          <table:table-cell table:style-name="ce11" office:value-type="string" calcext:value-type="string">
            <text:p>In quel villaggio dimenticato da Dio la maggior parte degli agricoltori era analfabet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In diesem gottvergessenen Dorf waren die meisten Bauern des Lesens unkundig.</text:p>
          </table:table-cell>
          <table:table-cell table:style-name="ce6" office:value-type="string" calcext:value-type="string">
            <text:p>Bau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o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sta suonando il violino adess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Tom spielt gerade Geige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Mio figlio va alla scuola musicale. Ho bisogno di un violino per lui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Mein Sohn geht zur Musikschule. Ich brauche eine Geige für ihn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Prendi Stradivari, è un buon violin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Kauf doch eine Stradivarius, das ist eine gute Geige.</text:p>
          </table:table-cell>
          <table:table-cell table:style-name="ce6" office:value-type="string" calcext:value-type="string">
            <text:p>G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c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entunesimo secolo inizia nel 2001.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Das 21. Jahrhundert beginnt 2001.</text:p>
          </table:table-cell>
          <table:table-cell table:style-name="ce6" office:value-type="string" calcext:value-type="string">
            <text:p>Jahrhundert</text:p>
          </table:table-cell>
          <table:table-cell table:style-name="ce11" office:value-type="string" calcext:value-type="string">
            <text:p>Per circa diciotto degli ultimi venti secoli di storia la Cina è stata la massima potenza mondiale.</text:p>
          </table:table-cell>
          <table:table-cell table:style-name="Default" office:value-type="string" calcext:value-type="string">
            <text:p>secoli</text:p>
          </table:table-cell>
          <table:table-cell table:style-name="ce11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6" office:value-type="string" calcext:value-type="string">
            <text:p>Jahrhunderte</text:p>
          </table:table-cell>
          <table:table-cell table:style-name="ce11" office:value-type="string" calcext:value-type="string">
            <text:p>Cosa significa avere uno spirito educato nel ventunesimo secolo?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Was bedeutet es, im 21. Jahrhundert einen gebildeten Verstand zu haben?</text:p>
          </table:table-cell>
          <table:table-cell table:style-name="ce6" office:value-type="string" calcext:value-type="string">
            <text:p>Jahrhund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Questa coppa verrà data ai vincitori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ser Pokal wird den Gewinnern überreicht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Chi vinse la finale di coppa nel 1949?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Wer hat 1949 das Pokalfinale gewonnen?</text:p>
          </table:table-cell>
          <table:table-cell table:style-name="ce6" office:value-type="string" calcext:value-type="string">
            <text:p>Po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rboidr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carboidrati si trovano in molti cibi, ad esempio nella pasta, nel pane, nella birra.</text:p>
          </table:table-cell>
          <table:table-cell table:style-name="Default" office:value-type="string" calcext:value-type="string">
            <text:p>carboidrati</text:p>
          </table:table-cell>
          <table:table-cell table:style-name="ce11" office:value-type="string" calcext:value-type="string">
            <text:p>Kohlenhydrate sind in vielen Lebensmitteln enthalten, zum Beispiel in Nudeln, Brot, Bier.</text:p>
          </table:table-cell>
          <table:table-cell table:style-name="ce6" office:value-type="string" calcext:value-type="string">
            <text:p>Kohlenhydra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iziati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è stata un'iniziativa di poche persone private.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Das war eine Initiative einiger Privatpersonen.</text:p>
          </table:table-cell>
          <table:table-cell table:style-name="ce6" office:value-type="string" calcext:value-type="string">
            <text:p>Initiative</text:p>
          </table:table-cell>
          <table:table-cell table:style-name="ce11" office:value-type="string" calcext:value-type="string">
            <text:p>Piani, progetti, conferenze e nuove iniziative – sembra che abbiamo provato tutto.</text:p>
          </table:table-cell>
          <table:table-cell table:style-name="Default" office:value-type="string" calcext:value-type="string">
            <text:p>iniziative</text:p>
          </table:table-cell>
          <table:table-cell table:style-name="ce11" office:value-type="string" calcext:value-type="string">
            <text:p>Pläne, Projekte, Konferenzen und neue Initiativen – es scheint, als hätten wir bereits alles versucht.</text:p>
          </table:table-cell>
          <table:table-cell table:style-name="ce6" office:value-type="string" calcext:value-type="string">
            <text:p>Initiativen</text:p>
          </table:table-cell>
          <table:table-cell table:style-name="ce11" office:value-type="string" calcext:value-type="string">
            <text:p>Si oppongono a qualsiasi iniziativa che migliori la situazione in questo paese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Sie sind gegen jede Initiative, die in diesem Land etwas verbessern würde.</text:p>
          </table:table-cell>
          <table:table-cell table:style-name="ce6" office:value-type="string" calcext:value-type="string">
            <text:p>Initiativ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is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oprio aspetto fisico ed il modo in cui ci vestiamo può avere un importante impatto sulla nostra autostima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6" office:value-type="string" calcext:value-type="string">
            <text:p>physische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körperlich</text:p>
          </table:table-cell>
          <table:table-cell table:style-name="ce11" office:value-type="string" calcext:value-type="string">
            <text:p>Molti disturbi mentali sono dovuti a un banale problema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Viele psychische Störungen haben eine physische Ursache.</text:p>
          </table:table-cell>
          <table:table-cell table:style-name="ce6" office:value-type="string" calcext:value-type="string">
            <text:p>physis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ggi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dottate un atteggiamento passivo. La situazione è complicata e incert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Nehmen Sie eine passive Haltung ein. Die Situation ist kompliziert und unsicher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A volte hai un atteggiamento ostile, ma mi piace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u bist manchmal eine aggressive Haltung, aber das mag ich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Il tuo atteggiamento è cosi irritante che adesso sono proprio ner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eine Haltung ist so irritierend, dass ich jetzt richtig sauer bin.</text:p>
          </table:table-cell>
          <table:table-cell table:style-name="ce6" office:value-type="string" calcext:value-type="string">
            <text:p>Halt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dioc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testo tutto ciò che è mediocre, ho bisogno di avere il megli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Ich hasse alles, was mittelmäßig ist, ich brauche das Beste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Debbie Klein è una persona mediocre, ma ha un bel corp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bbie Klein ist mittelmäßig. Aber sie hat eine gute Figur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La tua conoscenza di questo argomento è mediocre, Tom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in Wissen zu diesem Thema ist mittelmäßig, Tom.</text:p>
          </table:table-cell>
          <table:table-cell table:style-name="ce6" office:value-type="string" calcext:value-type="string">
            <text:p>mittelmäß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ff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e persone quando arriva l'autunno soffrono d'una forma lieve di depressione.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enn der Herbst kommt, leiden viele Menschen an einer milden Form der Depression.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Perché così tante persone soffrono di bassa autostima?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arum leiden so viele Menschen an geringem Selbstwertgefühl?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Mia moglie soffre di polmonite.</text:p>
          </table:table-cell>
          <table:table-cell table:style-name="Default" office:value-type="string" calcext:value-type="string">
            <text:p>soffre</text:p>
          </table:table-cell>
          <table:table-cell table:style-name="ce11" office:value-type="string" calcext:value-type="string">
            <text:p>Meine Frau leidet an einer Lungenentzündung.</text:p>
          </table:table-cell>
          <table:table-cell table:style-name="ce6" office:value-type="string" calcext:value-type="string">
            <text:p>leid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oti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ramente abbiamo buone notizie da annunciare sul Medio Oriente; al contrario, la situazione è spesso molto grav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6" office:value-type="string" calcext:value-type="string">
            <text:p>Botschaften</text:p>
          </table:table-cell>
          <table:table-cell table:style-name="ce11" office:value-type="string" calcext:value-type="string">
            <text:p>Ho una notizia buona e una cattiva.</text:p>
          </table:table-cell>
          <table:table-cell table:style-name="Default" office:value-type="string" calcext:value-type="string">
            <text:p>notizia</text:p>
          </table:table-cell>
          <table:table-cell table:style-name="ce11" office:value-type="string" calcext:value-type="string">
            <text:p>Ich habe eine gute und eine schlechte Nachricht: Es wird gearbeitet, allerdings immer öfter schwarz.</text:p>
          </table:table-cell>
          <table:table-cell table:style-name="ce6" office:value-type="string" calcext:value-type="string">
            <text:p>Nachricht</text:p>
          </table:table-cell>
          <table:table-cell table:style-name="ce11" office:value-type="string" calcext:value-type="string">
            <text:p>Le cattive notizie viaggiano velocement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Schlechte Nachrichten verbreiten sich schnell.</text:p>
          </table:table-cell>
          <table:table-cell table:style-name="ce6" office:value-type="string" calcext:value-type="string">
            <text:p>Nachri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les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 bambini non sono in grado di fare ragionamenti complessi.</text:p>
          </table:table-cell>
          <table:table-cell table:style-name="Default" office:value-type="string" calcext:value-type="string">
            <text:p>complessi</text:p>
          </table:table-cell>
          <table:table-cell table:style-name="ce11" office:value-type="string" calcext:value-type="string">
            <text:p>Die Kinder sind nicht in der Lage, komplexe Überlegungen anzustellen.</text:p>
          </table:table-cell>
          <table:table-cell table:style-name="ce6" office:value-type="string" calcext:value-type="string">
            <text:p>komplexe</text:p>
          </table:table-cell>
          <table:table-cell table:style-name="ce11" office:value-type="string" calcext:value-type="string">
            <text:p>Il problema è molto più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as Problem ist weit vielschichtiger.</text:p>
          </table:table-cell>
          <table:table-cell table:style-name="ce6" office:value-type="string" calcext:value-type="string">
            <text:p>vielschichtiger</text:p>
          </table:table-cell>
          <table:table-cell table:style-name="ce11" office:value-type="string" calcext:value-type="string">
            <text:p>L'utilizzo di “oh“ in inglese è abbastanza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er Gebrauch von „oh“ im Englischen ist ziemlich kompliziert.</text:p>
          </table:table-cell>
          <table:table-cell table:style-name="ce6" office:value-type="string" calcext:value-type="string">
            <text:p>komplizier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h, è un magnifico ragazzo. Un vero gentleman. Ha classe!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Er ist ein toller Junge. Ein echter Gentleman. Er hat Klasse.</text:p>
          </table:table-cell>
          <table:table-cell table:style-name="ce6" office:value-type="string" calcext:value-type="string">
            <text:p>toller</text:p>
          </table:table-cell>
          <table:table-cell table:style-name="ce11" office:value-type="string" calcext:value-type="string">
            <text:p>Ho trovato un magnifico appartamento per noi due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Ich fand eine tolle Wohnung für uns.</text:p>
          </table:table-cell>
          <table:table-cell table:style-name="ce6" office:value-type="string" calcext:value-type="string">
            <text:p>tolle</text:p>
          </table:table-cell>
          <table:table-cell table:style-name="ce11" office:value-type="string" calcext:value-type="string">
            <text:p>Il mio chirurgo ha fatto un lavoro magnifico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Mein Chirurg hat tolle Arbeit geleistet.</text:p>
          </table:table-cell>
          <table:table-cell table:style-name="ce6" office:value-type="string" calcext:value-type="string">
            <text:p>t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tu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mmirazione per la bellezza di una statua di marm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Bewunderung für die Schönheit einer Marmorstatue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Piuttosto una statua, o un monument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Eher eine Statue oder Monument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Ha una statua greca in casa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Sie hat eine griechische Statue zu Hause.</text:p>
          </table:table-cell>
          <table:table-cell table:style-name="ce6" office:value-type="string" calcext:value-type="string">
            <text:p>Statu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avven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e brutta disavventura mi è capitata ieri pomeriggio!</text:p>
          </table:table-cell>
          <table:table-cell table:style-name="Default" office:value-type="string" calcext:value-type="string">
            <text:p>disavventura</text:p>
          </table:table-cell>
          <table:table-cell table:style-name="ce11" office:value-type="string" calcext:value-type="string">
            <text:p>Was für ein schreckliches Unglück ist mir gestern Nachmittag passiert!</text:p>
          </table:table-cell>
          <table:table-cell table:style-name="ce6" office:value-type="string" calcext:value-type="string">
            <text:p>Unglü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iunque salva una vita, salva il mondo intero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Ein jeder, der ein Leben rettet, rettet die ganze Wel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Lo sciopero generale ha paralizzato l'intero paese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Der Generalstreik hat das ganze Land lahmgeleg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Questo nuovo mercato potrebbe migliorare l'intera industria.</text:p>
          </table:table-cell>
          <table:table-cell table:style-name="Default" office:value-type="string" calcext:value-type="string">
            <text:p>intera</text:p>
          </table:table-cell>
          <table:table-cell table:style-name="ce11" office:value-type="string" calcext:value-type="string">
            <text:p>Dieser neue Markt dürfte die gesamte Industrie verbessern.</text:p>
          </table:table-cell>
          <table:table-cell table:style-name="ce6" office:value-type="string" calcext:value-type="string">
            <text:p>gesamte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tur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farti bocciare al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Falle nicht durch das Abitur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on mi importa, cerca solo di passare 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Es ist mir egal, versuch einfach, das Abitur zu bestehen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importante rispettare la legge.</text:p>
          </table:table-cell>
          <table:table-cell table:style-name="Default" office:value-type="string" calcext:value-type="string">
            <text:p>rispettare</text:p>
          </table:table-cell>
          <table:table-cell table:style-name="ce11" office:value-type="string" calcext:value-type="string">
            <text:p>Es ist wichtig, das Gesetz zu respektieren.</text:p>
          </table:table-cell>
          <table:table-cell table:style-name="ce6" office:value-type="string" calcext:value-type="string">
            <text:p>respektieren</text:p>
          </table:table-cell>
          <table:table-cell table:style-name="ce11" office:value-type="string" calcext:value-type="string">
            <text:p>Tom rispetta le persone più anziane di lui.</text:p>
          </table:table-cell>
          <table:table-cell table:style-name="Default" office:value-type="string" calcext:value-type="string">
            <text:p>rispetta</text:p>
          </table:table-cell>
          <table:table-cell table:style-name="ce11" office:value-type="string" calcext:value-type="string">
            <text:p>Tom respektiert Menschen, die älter sind als er.</text:p>
          </table:table-cell>
          <table:table-cell table:style-name="ce6" office:value-type="string" calcext:value-type="string">
            <text:p>respektiert</text:p>
          </table:table-cell>
          <table:table-cell table:style-name="ce11"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rispettavano</text:p>
          </table:table-cell>
          <table:table-cell table:style-name="ce11" office:value-type="string" calcext:value-type="string">
            <text:p>Seine Soldaten fürchteten und respektierten ihn.</text:p>
          </table:table-cell>
          <table:table-cell table:style-name="ce6" office:value-type="string" calcext:value-type="string">
            <text:p>respektie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edili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 sempre tuo padre ha prediletto i figli maschi.</text:p>
          </table:table-cell>
          <table:table-cell table:style-name="Default" office:value-type="string" calcext:value-type="string">
            <text:p>prediletto</text:p>
          </table:table-cell>
          <table:table-cell table:style-name="ce11" office:value-type="string" calcext:value-type="string">
            <text:p>Ihr Vater hat immer Jungen bevorzugt.</text:p>
          </table:table-cell>
          <table:table-cell table:style-name="ce6" office:value-type="string" calcext:value-type="string">
            <text:p>bevorzu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quin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tremmo ridurre di molto l'inquinamento se spegnessimo il motore ad ogni semaforo rosso.</text:p>
          </table:table-cell>
          <table:table-cell table:style-name="Default" office:value-type="string" calcext:value-type="string">
            <text:p>inquinamento</text:p>
          </table:table-cell>
          <table:table-cell table:style-name="ce11" office:value-type="string" calcext:value-type="string">
            <text:p>Wir könnten die Umweltverschmutzung erheblich reduzieren, wenn wir bei jeder roten Ampel den Motor abstellen würden.</text:p>
          </table:table-cell>
          <table:table-cell table:style-name="ce17" office:value-type="string" calcext:value-type="string">
            <text:p>Umweltverschmutz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iò è molto sorprendente per varie ragio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s ist aus mehreren Gründen sehr überraschend.</text:p>
          </table:table-cell>
          <table:table-cell table:style-name="ce6" office:value-type="string" calcext:value-type="string">
            <text:p>mehreren</text:p>
          </table:table-cell>
          <table:table-cell table:style-name="ce11" office:value-type="string" calcext:value-type="string">
            <text:p>Chi sa varie lingue riceve di più dal mondo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Wer mehrere Sprachen kann, hat mehr von der Welt.</text:p>
          </table:table-cell>
          <table:table-cell table:style-name="ce6" office:value-type="string" calcext:value-type="string">
            <text:p>mehrere</text:p>
          </table:table-cell>
          <table:table-cell table:style-name="ce11" office:value-type="string" calcext:value-type="string">
            <text:p>I terreni venivano distribuiti tra le varie comunità di contadi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 Grundstücke wurden unter den verschiedenen bäuerlichen Gemeinschaften verteilt.</text:p>
          </table:table-cell>
          <table:table-cell table:style-name="ce6" office:value-type="string" calcext:value-type="string">
            <text:p>verschiedenen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d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si tutta la produzione di pomodori del Sig.Suzuki è venduta a supermercati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Fast die gesamte Produktion von Tomaten von Herr Suzuki produziert wird an Supermärkte verkauft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Nel 1976, la produzione di carbone era di 605 milioni di tonnellate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1976 betrug die Kohlenproduktion noch 605 Millionen Tonnen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Mentre tu chiacchieri, nella mia fabbrica la produzione è ferma!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Während wir hier schwätzen, steht bei uns die Produktion still.</text:p>
          </table:table-cell>
          <table:table-cell table:style-name="ce6" office:value-type="string" calcext:value-type="string">
            <text:p>Produktion</text:p>
          </table:table-cell>
          <table:table-cell table:style-name="ce6"/>
          <table:table-cell table:style-name="ce11" office:value-type="string" calcext:value-type="string">
            <text:p>produzione di automobi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u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raduale aumento delle temperature sta causando lo scioglimento dei ghiacciai.</text:p>
          </table:table-cell>
          <table:table-cell table:style-name="Default" office:value-type="string" calcext:value-type="string">
            <text:p>graduale</text:p>
          </table:table-cell>
          <table:table-cell table:style-name="ce11" office:value-type="string" calcext:value-type="string">
            <text:p>Der allmähliche Anstieg der Temperaturen lässt die Gletscher schmelzen.</text:p>
          </table:table-cell>
          <table:table-cell table:style-name="ce6" office:value-type="string" calcext:value-type="string">
            <text:p>allmäh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dispens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ssicuratevi di portare con voi solo lo stretto indispensabil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Bitte nehmen Sie nur Gepäck mit, das unverzichtbar ist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Amici, è indispensabile che ascoltiat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Meine Freunde, es ist unverzichtbar, dass Sie aufmerksam zuhören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Quel Vaccino è diventato indispensabile, signor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Die Impfung ist unverzichtbar geworden, Sir.</text:p>
          </table:table-cell>
          <table:table-cell table:style-name="ce6" office:value-type="string" calcext:value-type="string">
            <text:p>unverzicht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ciono i compositori classici come Beethoven e Bach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Sie mag klassische Komponisten wie Beethoven und Bach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Tom ha detto che Mozart è uno dei suoi compositori preferiti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Tom nannte Mozart einen seiner Lieblingskomponisten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Constantin era anche un bravo compositore e musicista.</text:p>
          </table:table-cell>
          <table:table-cell table:style-name="Default" office:value-type="string" calcext:value-type="string">
            <text:p>compositore</text:p>
          </table:table-cell>
          <table:table-cell table:style-name="ce11" office:value-type="string" calcext:value-type="string">
            <text:p>Constantijn war außerdem ein geachteter Komponist und Musiker.</text:p>
          </table:table-cell>
          <table:table-cell table:style-name="ce6" office:value-type="string" calcext:value-type="string">
            <text:p>Komponist</text:p>
          </table:table-cell>
          <table:table-cell table:style-name="ce6"/>
          <table:table-cell table:style-name="ce11" office:value-type="string" calcext:value-type="string">
            <text:p>compositore music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esid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a moglie desidera ancora comprare un'auto?</text:p>
          </table:table-cell>
          <table:table-cell table:style-name="Default" office:value-type="string" calcext:value-type="string">
            <text:p>desidera</text:p>
          </table:table-cell>
          <table:table-cell table:style-name="ce11" office:value-type="string" calcext:value-type="string">
            <text:p>Wünscht sich deine Frau noch ein Auto zu kaufen?</text:p>
          </table:table-cell>
          <table:table-cell table:style-name="ce6" office:value-type="string" calcext:value-type="string">
            <text:p>Wünscht</text:p>
          </table:table-cell>
          <table:table-cell table:style-name="ce11" office:value-type="string" calcext:value-type="string">
            <text:p>C'era una volta una donna che desiderava molto avere una bambina, ma non sapeva come ottenerla.</text:p>
          </table:table-cell>
          <table:table-cell table:style-name="Default" office:value-type="string" calcext:value-type="string">
            <text:p>desiderava</text:p>
          </table:table-cell>
          <table:table-cell table:style-name="ce11" office:value-type="string" calcext:value-type="string">
            <text:p>Es war einmal eine Frau, die sich ein kleines Kind wünschte, aber sie wusste nicht, woher sie es nehmen sollte.</text:p>
          </table:table-cell>
          <table:table-cell table:style-name="ce6" office:value-type="string" calcext:value-type="string">
            <text:p>wünschte</text:p>
          </table:table-cell>
          <table:table-cell table:style-name="ce11" office:value-type="string" calcext:value-type="string">
            <text:p>C'è parecchio da fare, desideri aiuto?</text:p>
          </table:table-cell>
          <table:table-cell table:style-name="Default" office:value-type="string" calcext:value-type="string">
            <text:p>desideri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will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rche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archeologia il metodo è tutto. I reperti del giorno vanno studiati in ordine.</text:p>
          </table:table-cell>
          <table:table-cell table:style-name="Default" office:value-type="string" calcext:value-type="string">
            <text:p>archeologia</text:p>
          </table:table-cell>
          <table:table-cell table:style-name="ce11" office:value-type="string" calcext:value-type="string">
            <text:p>In der Archäologie ist die Methode alles. Die Funde des Tages müssen der Reihe nach studiert werden.</text:p>
          </table:table-cell>
          <table:table-cell table:style-name="ce6" office:value-type="string" calcext:value-type="string">
            <text:p>Archäolog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certa che è anche colpa tua!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Ich bin mir sicher, dass es auch deine Schuld ist!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È tutto colpa della Luna, quando si avvicina troppo alla Terra fa impazzire tutti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Das ist alles die Schuld des Mondes. Kommt er der Erde zu nahe, macht er alle verrückt.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Se succede qualcosa a Sarah, sarà solo per colpa tua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Wenn Sarah etwas passiert, ist es deine Schuld.</text:p>
          </table:table-cell>
          <table:table-cell table:style-name="ce6" office:value-type="string" calcext:value-type="string">
            <text:p>Schul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po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 farò una seconda proposta, molto differente dalla prim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Ich werde dir einen zweiten Vorschlag unterbreiten, einen, der sich vom ersten deutlich unterscheidet.</text:p>
          </table:table-cell>
          <table:table-cell table:style-name="ce6" office:value-type="string" calcext:value-type="string">
            <text:p>Vorschlag</text:p>
          </table:table-cell>
          <table:table-cell table:style-name="ce11" office:value-type="string" calcext:value-type="string">
            <text:p>Sono disposta a prendere in considerazione altre proposte.</text:p>
          </table:table-cell>
          <table:table-cell table:style-name="Default" office:value-type="string" calcext:value-type="string">
            <text:p>proposte</text:p>
          </table:table-cell>
          <table:table-cell table:style-name="ce11" office:value-type="string" calcext:value-type="string">
            <text:p>Ich bin bereit, andere Vorschläge in Erwägung zu ziehen.</text:p>
          </table:table-cell>
          <table:table-cell table:style-name="ce6" office:value-type="string" calcext:value-type="string">
            <text:p>Vorschläge</text:p>
          </table:table-cell>
          <table:table-cell table:style-name="ce11"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So einen ungerechten Vorschlag hättest du ablehnen sollen.</text:p>
          </table:table-cell>
          <table:table-cell table:style-name="ce6" office:value-type="string" calcext:value-type="string">
            <text:p>Vorschla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est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questione si è risolta da sol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s Problem hat sich von selbst gelöst.</text:p>
          </table:table-cell>
          <table:table-cell table:style-name="ce6" office:value-type="string" calcext:value-type="string">
            <text:p>Problem</text:p>
          </table:table-cell>
          <table:table-cell table:style-name="ce11" office:value-type="string" calcext:value-type="string">
            <text:p>Anzitutto vi è la questione della sicurezz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 ist zunächst die Frage der Sicherheit.</text:p>
          </table:table-cell>
          <table:table-cell table:style-name="ce6" office:value-type="string" calcext:value-type="string">
            <text:p>Frage</text:p>
          </table:table-cell>
          <table:table-cell table:style-name="ce11" office:value-type="string" calcext:value-type="string">
            <text:p>Ho già parlato con Tom riguardo a quella questione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Ich habe schon mit Tom über die Angelegenheit gesprochen.</text:p>
          </table:table-cell>
          <table:table-cell table:style-name="ce6" office:value-type="string" calcext:value-type="string">
            <text:p>Angelegenhei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cess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necessarie</text:p>
          </table:table-cell>
          <table:table-cell table:style-name="ce11" office:value-type="string" calcext:value-type="string">
            <text:p>Ich verabscheue den übermäßigen Gebrauch von Fremdwörtern, vor allem dann, wenn sie nicht nötig sind.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E per questo era necessario svegliarmi nel cuore della notte?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Und deshalb war es nötig, mich mitten in der Nacht zu wecken?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Il sale è necessario per cucinare.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Salz ist notwendig zum Kochen.</text:p>
          </table:table-cell>
          <table:table-cell table:style-name="ce6" office:value-type="string" calcext:value-type="string">
            <text:p>notwe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a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ipotesi si basa su solidi esperimenti.</text:p>
          </table:table-cell>
          <table:table-cell table:style-name="Default" office:value-type="string" calcext:value-type="string">
            <text:p>basa</text:p>
          </table:table-cell>
          <table:table-cell table:style-name="ce11" office:value-type="string" calcext:value-type="string">
            <text:p>Unsere Hypothese basiert auf gründlichen Experimenten.</text:p>
          </table:table-cell>
          <table:table-cell table:style-name="ce6" office:value-type="string" calcext:value-type="string">
            <text:p>basiert</text:p>
          </table:table-cell>
          <table:table-cell table:style-name="ce11"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basava</text:p>
          </table:table-cell>
          <table:table-cell table:style-name="ce11" office:value-type="string" calcext:value-type="string">
            <text:p>Sein Argument beruhte auf Tatsachen.</text:p>
          </table:table-cell>
          <table:table-cell table:style-name="ce6" office:value-type="string" calcext:value-type="string">
            <text:p>beruhte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basata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ru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asa dei miei nonni è stata abbattuta durante i bombardamenti.</text:p>
          </table:table-cell>
          <table:table-cell table:style-name="Default" office:value-type="string" calcext:value-type="string">
            <text:p>abbattuta</text:p>
          </table:table-cell>
          <table:table-cell table:style-name="ce11" office:value-type="string" calcext:value-type="string">
            <text:p>Das Haus meiner Großeltern wurde bei den Bombardements zerstört.</text:p>
          </table:table-cell>
          <table:table-cell table:style-name="ce6" office:value-type="string" calcext:value-type="string">
            <text:p>zerstört</text:p>
          </table:table-cell>
          <table:table-cell table:style-name="ce11" office:value-type="string" calcext:value-type="string">
            <text:p>Voi avete abbattuto un albero.</text:p>
          </table:table-cell>
          <table:table-cell table:style-name="Default" office:value-type="string" calcext:value-type="string">
            <text:p>abbattuto</text:p>
          </table:table-cell>
          <table:table-cell table:style-name="ce11" office:value-type="string" calcext:value-type="string">
            <text:p>Ihr habt einen Baum gefällt.</text:p>
          </table:table-cell>
          <table:table-cell table:style-name="ce6" office:value-type="string" calcext:value-type="string">
            <text:p>gefällt</text:p>
          </table:table-cell>
          <table:table-cell table:style-name="ce11" office:value-type="string" calcext:value-type="string">
            <text:p>Signor Gorbatchev, può abbattere questo muro?</text:p>
          </table:table-cell>
          <table:table-cell table:style-name="Default" office:value-type="string" calcext:value-type="string">
            <text:p>abbattere</text:p>
          </table:table-cell>
          <table:table-cell table:style-name="ce11" office:value-type="string" calcext:value-type="string">
            <text:p>Herr Gorbatschow, können Sie diese Mauer niederreißen?</text:p>
          </table:table-cell>
          <table:table-cell table:style-name="ce6" office:value-type="string" calcext:value-type="string">
            <text:p>niederreiß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ho trovato questo film molto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fand diesen Film sehr anrührend.</text:p>
          </table:table-cell>
          <table:table-cell table:style-name="ce6" office:value-type="string" calcext:value-type="string">
            <text:p>anrührend</text:p>
          </table:table-cell>
          <table:table-cell table:style-name="ce11" office:value-type="string" calcext:value-type="string">
            <text:p>La partita diventò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Das Spiel wurde spannend.</text:p>
          </table:table-cell>
          <table:table-cell table:style-name="ce6" office:value-type="string" calcext:value-type="string">
            <text:p>spannend</text:p>
          </table:table-cell>
          <table:table-cell table:style-name="ce11" office:value-type="string" calcext:value-type="string">
            <text:p>Voglio divertirmi e fare qualcosa di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will Spaß haben und etwas aufregendes machen.</text:p>
          </table:table-cell>
          <table:table-cell table:style-name="ce6" office:value-type="string" calcext:value-type="string">
            <text:p>aufre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a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terrompiamo la musica per trasmettere un comunicato urgente della pol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Ich unterbreche die Musik, um eine dringende Meldung der Polizei durchzugeben.</text:p>
          </table:table-cell>
          <table:table-cell table:style-name="ce6" office:value-type="string" calcext:value-type="string">
            <text:p>durchzugeben</text:p>
          </table:table-cell>
          <table:table-cell table:style-name="ce11" office:value-type="string" calcext:value-type="string">
            <text:p>Il concerto è stato trasmesso dalla Albert Hall.</text:p>
          </table:table-cell>
          <table:table-cell table:style-name="Default" office:value-type="string" calcext:value-type="string">
            <text:p>trasmesso</text:p>
          </table:table-cell>
          <table:table-cell table:style-name="ce11" office:value-type="string" calcext:value-type="string">
            <text:p>Das Konzert wird aus der Albert Hall übertragen.</text:p>
          </table:table-cell>
          <table:table-cell table:style-name="ce6" office:value-type="string" calcext:value-type="string">
            <text:p>übertragen</text:p>
          </table:table-cell>
          <table:table-cell table:style-name="ce11" office:value-type="string" calcext:value-type="string">
            <text:p>Interrompiamo il programma per trasmettere una not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Wir unterbrechen das Programm, um eine Nachricht zu melden.</text:p>
          </table:table-cell>
          <table:table-cell table:style-name="ce6" office:value-type="string" calcext:value-type="string">
            <text:p>melden</text:p>
          </table:table-cell>
          <table:table-cell table:style-name="ce6"/>
          <table:table-cell table:style-name="ce11" office:value-type="string" calcext:value-type="string">
            <text:p>trasmettere segnale trasmettere valori ai fig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a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atica dell'usa e getta alla fine ha contribuito ad innescare una crisi economica mondiale.</text:p>
          </table:table-cell>
          <table:table-cell table:style-name="Default" office:value-type="string" calcext:value-type="string">
            <text:p>pratica</text:p>
          </table:table-cell>
          <table:table-cell table:style-name="ce11" office:value-type="string" calcext:value-type="string">
            <text:p>Die Praxis des Wegwerfens hat letztlich dazu beigetragen, eine globale Wirtschaftskrise auszulösen.</text:p>
          </table:table-cell>
          <table:table-cell table:style-name="ce6" office:value-type="string" calcext:value-type="string">
            <text:p>Praxi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pratica dei viaggi low cost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olizio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oliziotti che hanno salvato la vita di molte persone.</text:p>
          </table:table-cell>
          <table:table-cell table:style-name="Default" office:value-type="string" calcext:value-type="string">
            <text:p>poliziotti</text:p>
          </table:table-cell>
          <table:table-cell table:style-name="ce11" office:value-type="string" calcext:value-type="string">
            <text:p>Die Polizisten haben das Leben von anderen gerettet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Tom rispose alle domande del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Tom beantwortete die Fragen des Polizisten.</text:p>
          </table:table-cell>
          <table:table-cell table:style-name="ce6" office:value-type="string" calcext:value-type="string">
            <text:p>Polizi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c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Se continuassimo a scavare troveremmo sicuramente qualcosa di valore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enn wir hier graben würden, könnten wir bestimmt Wertsachen find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Unendo le nostre forze potremmo sicuramente farcela, amic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ir beide, Mann, wir könnten es sicher reißen.</text:p>
          </table:table-cell>
          <table:table-cell table:style-name="ce6" office:value-type="string" calcext:value-type="string">
            <text:p>si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u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si è preparata in maniera davvero accurata.</text:p>
          </table:table-cell>
          <table:table-cell table:style-name="Default" office:value-type="string" calcext:value-type="string">
            <text:p>accurata</text:p>
          </table:table-cell>
          <table:table-cell table:style-name="ce11" office:value-type="string" calcext:value-type="string">
            <text:p>Sie haben sich wirklich sorgfältig vorbereitet.</text:p>
          </table:table-cell>
          <table:table-cell table:style-name="ce6" office:value-type="string" calcext:value-type="string">
            <text:p>sorfältig</text:p>
          </table:table-cell>
          <table:table-cell table:style-name="ce11" office:value-type="string" calcext:value-type="string">
            <text:p>Quello sembra essere un resoconto piuttosto accurato.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Das scheint eine exakte Auflistung zu sein.</text:p>
          </table:table-cell>
          <table:table-cell table:style-name="ce6" office:value-type="string" calcext:value-type="string">
            <text:p>exakte</text:p>
          </table:table-cell>
          <table:table-cell table:style-name="ce11" office:value-type="string" calcext:value-type="string">
            <text:p>Vuoi che sia veloce o accurato?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Willst du, dass ich schnell oder genau bin?</text:p>
          </table:table-cell>
          <table:table-cell table:style-name="ce6" office:value-type="string" calcext:value-type="string">
            <text:p>gen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mbrell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etesto passare i lunghi pomeriggi d'estate in spiaggia sotto l'ombrellone.</text:p>
          </table:table-cell>
          <table:table-cell table:style-name="Default" office:value-type="string" calcext:value-type="string">
            <text:p>ombrellone</text:p>
          </table:table-cell>
          <table:table-cell table:style-name="ce11" office:value-type="string" calcext:value-type="string">
            <text:p>Ich hasse es, lange Sommernachmittage am Strand unter einem Sonnenschirm zu verbringen.</text:p>
          </table:table-cell>
          <table:table-cell table:style-name="ce6" office:value-type="string" calcext:value-type="string">
            <text:p>Sonnenschir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ortigl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tortiglioni sono un tipo di pasta italiana.</text:p>
          </table:table-cell>
          <table:table-cell table:style-name="Default" office:value-type="string" calcext:value-type="string">
            <text:p>tortiglioni</text:p>
          </table:table-cell>
          <table:table-cell table:style-name="ce11" office:value-type="string" calcext:value-type="string">
            <text:p>Tortiglioni sind eine Art italienische Pasta.</text:p>
          </table:table-cell>
          <table:table-cell table:style-name="ce6" office:value-type="string" calcext:value-type="string">
            <text:p>Tortiglioni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punito</text:p>
          </table:table-cell>
          <table:table-cell table:style-name="ce11" office:value-type="string" calcext:value-type="string">
            <text:p>Er hat die Wahrheit gesagt, andernfalls wäre er bestraft worden.</text:p>
          </table:table-cell>
          <table:table-cell table:style-name="ce6" office:value-type="string" calcext:value-type="string">
            <text:p>bestraft</text:p>
          </table:table-cell>
          <table:table-cell table:style-name="ce11" office:value-type="string" calcext:value-type="string">
            <text:p>Lo scopo del gioco è punire coloro che hanno causato grande infelicità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Ziel des Spiels ist es, jene zu bestrafen, die großes Unglück verursacht haben</text:p>
          </table:table-cell>
          <table:table-cell table:style-name="ce6" office:value-type="string" calcext:value-type="string">
            <text:p>bestrafen</text:p>
          </table:table-cell>
          <table:table-cell table:style-name="ce11" office:value-type="string" calcext:value-type="string">
            <text:p>Voglio punire i malvagi.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Ich habe vor, die Bösen zu bestrafen.</text:p>
          </table:table-cell>
          <table:table-cell table:style-name="ce6" office:value-type="string" calcext:value-type="string">
            <text:p>bestra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rr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è assolutamente scorretto, e anche contro i regolamenti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Das wäre absolut unkorrekt und auch gegen die Vorschriften.</text:p>
          </table:table-cell>
          <table:table-cell table:style-name="ce6" office:value-type="string" calcext:value-type="string">
            <text:p>unkorrekt</text:p>
          </table:table-cell>
          <table:table-cell table:style-name="ce11" office:value-type="string" calcext:value-type="string">
            <text:p>È stato davvero scorretto da parte tua, scambiare quei numeri.</text:p>
          </table:table-cell>
          <table:table-cell table:style-name="Default" office:value-type="string" calcext:value-type="string">
            <text:p>scorretto</text:p>
          </table:table-cell>
          <table:table-cell table:style-name="ce6" office:value-type="string" calcext:value-type="string">
            <text:p>Das war wirklich unfair von dir, die Nummer auszutauschen.</text:p>
          </table:table-cell>
          <table:table-cell table:style-name="ce6" office:value-type="string" calcext:value-type="string">
            <text:p>unfair</text:p>
          </table:table-cell>
          <table:table-cell table:style-name="ce11" office:value-type="string" calcext:value-type="string">
            <text:p>Perdoni il mio comportamento scorretto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Verzeihen Sie mein unfaires Verhalten.</text:p>
          </table:table-cell>
          <table:table-cell table:style-name="ce6" office:value-type="string" calcext:value-type="string">
            <text:p>unfai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ha vinto la prova di forza.</text:p>
          </table:table-cell>
          <table:table-cell table:style-name="Default" office:value-type="string" calcext:value-type="string">
            <text:p>prova</text:p>
          </table:table-cell>
          <table:table-cell table:style-name="ce11" office:value-type="string" calcext:value-type="string">
            <text:p>Sie haben die Machtprobe gewonnen.</text:p>
          </table:table-cell>
          <table:table-cell table:style-name="ce6" office:value-type="string" calcext:value-type="string">
            <text:p>prob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prova di matemat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l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aeroplano è decollato alle due e mezza.</text:p>
          </table:table-cell>
          <table:table-cell table:style-name="Default" office:value-type="string" calcext:value-type="string">
            <text:p>decollato</text:p>
          </table:table-cell>
          <table:table-cell table:style-name="ce11" office:value-type="string" calcext:value-type="string">
            <text:p>Das Flugzeug ist um halb drei abgeflogen.</text:p>
          </table:table-cell>
          <table:table-cell table:style-name="ce6" office:value-type="string" calcext:value-type="string">
            <text:p>abgeflogen</text:p>
          </table:table-cell>
          <table:table-cell table:style-name="ce11" office:value-type="string" calcext:value-type="string">
            <text:p>Quando decollerà il tuo aereo?</text:p>
          </table:table-cell>
          <table:table-cell table:style-name="Default" office:value-type="string" calcext:value-type="string">
            <text:p>decollerà</text:p>
          </table:table-cell>
          <table:table-cell table:style-name="ce11" office:value-type="string" calcext:value-type="string">
            <text:p>Wann wird dein Flugzeug abfliegen?</text:p>
          </table:table-cell>
          <table:table-cell table:style-name="ce6" office:value-type="string" calcext:value-type="string">
            <text:p>abfliegen</text:p>
          </table:table-cell>
          <table:table-cell table:style-name="ce11" office:value-type="string" calcext:value-type="string">
            <text:p>Un bravo pilota deve sapere atterrare e decollare.</text:p>
          </table:table-cell>
          <table:table-cell table:style-name="Default" office:value-type="string" calcext:value-type="string">
            <text:p>decollare</text:p>
          </table:table-cell>
          <table:table-cell table:style-name="ce11" office:value-type="string" calcext:value-type="string">
            <text:p>Ein guter Pilot um abfliegen und landen können.</text:p>
          </table:table-cell>
          <table:table-cell table:style-name="ce6" office:value-type="string" calcext:value-type="string">
            <text:p>abflie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on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Università di Harvard è stata fondata nel 1636.</text:p>
          </table:table-cell>
          <table:table-cell table:style-name="Default" office:value-type="string" calcext:value-type="string">
            <text:p>fondata</text:p>
          </table:table-cell>
          <table:table-cell table:style-name="ce11" office:value-type="string" calcext:value-type="string">
            <text:p>Die Harvard-Universität wurde 1636 gegründet.</text:p>
          </table:table-cell>
          <table:table-cell table:style-name="ce6" office:value-type="string" calcext:value-type="string">
            <text:p>gegründ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osserv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iamo abbastanza piccoli da passare inosservati.</text:p>
          </table:table-cell>
          <table:table-cell table:style-name="Default" office:value-type="string" calcext:value-type="string">
            <text:p>inosservati</text:p>
          </table:table-cell>
          <table:table-cell table:style-name="ce11" office:value-type="string" calcext:value-type="string">
            <text:p>Wir sind klein genug, um unauffällig zu bleiben.</text:p>
          </table:table-cell>
          <table:table-cell table:style-name="ce6" office:value-type="string" calcext:value-type="string">
            <text:p>unauffällig</text:p>
          </table:table-cell>
          <table:table-cell table:style-name="ce11" office:value-type="string" calcext:value-type="string">
            <text:p>Questo cappello non passa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Dieser Hut bleibt nicht unbeachtet.</text:p>
          </table:table-cell>
          <table:table-cell table:style-name="ce6" office:value-type="string" calcext:value-type="string">
            <text:p>unbeachtet</text:p>
          </table:table-cell>
          <table:table-cell table:style-name="ce11" office:value-type="string" calcext:value-type="string">
            <text:p>Chiunque avrebbe potuto fuggire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Jeder von ihnen hätte unbeachtet hinausschleichen können.</text:p>
          </table:table-cell>
          <table:table-cell table:style-name="ce6" office:value-type="string" calcext:value-type="string">
            <text:p>unbeach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i la stampa si è concentrata su di me in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ach konzentrerte sich die Presse besonders auf mich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Vi ho già detto tutto quello che so,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Ich habe bereits alles gesagt, was ich weiß, jedes Detail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Dobbiamo esaminare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Wir müssen jedes Detail untersuch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 office:value-type="string" calcext:value-type="string">
            <text:p>In particolare un particol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tuo metodo di insegnamento è molto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eine Unterrichtsmethode ist sehr besonders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Poi scoprirà che una certa donna le piace in un modo nuovo,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n werden Sie bemerken, dass Ihnen eine gewisse Frau auf eine neue, besondere Art gefällt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Aveva un posto particolare per i suoi attrezzi?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Hatte er einen besonderen Ort für seine Werkzeuge?</text:p>
          </table:table-cell>
          <table:table-cell table:style-name="ce6" office:value-type="string" calcext:value-type="string">
            <text:p>besond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oco prima delle sei Maria si svegliò e si accorse che Tom giaceva accanto a lei e sorridev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Maria wachte auf und bemerkte, dass Tom neben ihr lag und lächel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Quando entrò nella stanza, si accorse di aver dimenticato qualcos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Als sie in das Zimmer kam, bemerkte sie, dass sie etwas vergessen hat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Non si accorse della piccola videocamera sul semaforo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Er bemerkte die kleine Videokamera über der Ampel nicht.</text:p>
          </table:table-cell>
          <table:table-cell table:style-name="ce6" office:value-type="string" calcext:value-type="string">
            <text:p>bemerk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ul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<text:s/>scultura fu scolpita da un artista italian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wurde von einem Künstler gemeißelt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La scultura arriverà al museo circa alle 2 del pomeriggi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kommt ungefähr um 14 Uhr im Museum an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Sono stata una modella per questa scultura del Signor Yamana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Für diese Skulptur von Herrn Yamana habe ich Modell gestanden.</text:p>
          </table:table-cell>
          <table:table-cell table:style-name="ce6" office:value-type="string" calcext:value-type="string">
            <text:p>Skulp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lcuni reperti che risalgono al periodo fra il 1950 e il 2000.</text:p>
          </table:table-cell>
          <table:table-cell table:style-name="Default" office:value-type="string" calcext:value-type="string">
            <text:p>risalgono</text:p>
          </table:table-cell>
          <table:table-cell table:style-name="ce11" office:value-type="string" calcext:value-type="string">
            <text:p>Hier sind verschiedene Artefakte, die aus der Zeit zwischen 1950 und 2000 stammen.</text:p>
          </table:table-cell>
          <table:table-cell table:style-name="ce6" office:value-type="string" calcext:value-type="string">
            <text:p>stammen</text:p>
          </table:table-cell>
          <table:table-cell table:style-name="ce11" office:value-type="string" calcext:value-type="string">
            <text:p>Posso iniziare dal basso e risalire?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Kann ich unten anfangen und dann hochgehen?</text:p>
          </table:table-cell>
          <table:table-cell table:style-name="ce6" office:value-type="string" calcext:value-type="string">
            <text:p>hochgehen</text:p>
          </table:table-cell>
          <table:table-cell table:style-name="ce11" office:value-type="string" calcext:value-type="string">
            <text:p>Spiegami come può una canoa risalire il fiume.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Erklär mir, wie ein Kanu den Fluss hochgehen kann.</text:p>
          </table:table-cell>
          <table:table-cell table:style-name="ce6" office:value-type="string" calcext:value-type="string">
            <text:p>hochgehen</text:p>
          </table:table-cell>
          <table:table-cell table:style-name="ce6"/>
          <table:table-cell table:style-name="ce11" office:value-type="string" calcext:value-type="string">
            <text:p>risalire le tubature risalire all’epoca 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ica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de la sua efficacia se lo metti in frigo.</text:p>
          </table:table-cell>
          <table:table-cell table:style-name="Default" office:value-type="string" calcext:value-type="string">
            <text:p>efficacia</text:p>
          </table:table-cell>
          <table:table-cell table:style-name="ce11" office:value-type="string" calcext:value-type="string">
            <text:p>Es verliert seine Wirkung, wenn du es in den Kühlschrank legst.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un giorno deciderai di vendere la tua collezione di dischi vecchi, voglio averne qualcuno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Falls du dich einmal entscheiden solltest, deine Sammlung alter Platten zu verkaufen, möchte welche haben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Marco besitzt eine wertvolle Briefmarkensammlung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Samml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ner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generale, la storia si ripet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Im Allgemeinen wiederholt sich die Geschichte.</text:p>
          </table:table-cell>
          <table:table-cell table:style-name="ce6" office:value-type="string" calcext:value-type="string">
            <text:p>Allgemeinen</text:p>
          </table:table-cell>
          <table:table-cell table:style-name="ce11" office:value-type="string" calcext:value-type="string">
            <text:p>Ma aggiungerò che un uomo è, in generale, ciò che intende esse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Aber ein Mann ist normalerweise das, was er innerlich fühlt.</text:p>
          </table:table-cell>
          <table:table-cell table:style-name="ce6" office:value-type="string" calcext:value-type="string">
            <text:p>normalerweise</text:p>
          </table:table-cell>
          <table:table-cell table:style-name="ce11" office:value-type="string" calcext:value-type="string">
            <text:p>Era in generale di buon umo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Sie war generell gut gelaunt.</text:p>
          </table:table-cell>
          <table:table-cell table:style-name="ce6" office:value-type="string" calcext:value-type="string">
            <text:p>generell</text:p>
          </table:table-cell>
          <table:table-cell table:style-name="ce6"/>
          <table:table-cell table:style-name="ce11" office:value-type="string" calcext:value-type="string">
            <text:p>in gener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gativ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o che fa la differenza, tra un pensiero negativo ed uno positivo è quello su cui ci focalizziamo. 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6" office:value-type="string" calcext:value-type="string">
            <text:p>negativem</text:p>
          </table:table-cell>
          <table:table-cell table:style-name="ce11" office:value-type="string" calcext:value-type="string">
            <text:p>Positivo o negativo, dovrai dirgli ciò che pensi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Ob positiv oder negativ, du musst ihm sagen, was du denkst.</text:p>
          </table:table-cell>
          <table:table-cell table:style-name="ce6" office:value-type="string" calcext:value-type="string">
            <text:p>negativ</text:p>
          </table:table-cell>
          <table:table-cell table:style-name="ce11" office:value-type="string" calcext:value-type="string">
            <text:p>Ho sentito questo signore fare un commento negativo su Vichy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Ich hörte, dass sich dieser Herr negativ über Vichy äußerte.</text:p>
          </table:table-cell>
          <table:table-cell table:style-name="ce6" office:value-type="string" calcext:value-type="string">
            <text:p>negativ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ev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gebenheiten</text:p>
          </table:table-cell>
          <table:table-cell table:style-name="ce11" office:value-type="string" calcext:value-type="string">
            <text:p>Un miracolo è un evento descritto da coloro a cui è stato detto da persone che non l'hanno visto.</text:p>
          </table:table-cell>
          <table:table-cell table:style-name="Default" office:value-type="string" calcext:value-type="string">
            <text:p>evento</text:p>
          </table:table-cell>
          <table:table-cell table:style-name="ce11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Quali sono stati gli eventi principali dell'anno scorso?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Was sind die wichtigsten Ereignisse des vergangenen Jahres gewesen?</text:p>
          </table:table-cell>
          <table:table-cell table:style-name="ce6" office:value-type="string" calcext:value-type="string">
            <text:p>Ereignis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quotidian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si rade quotidianamen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Er rasiert sich täglich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tagl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Sie haben ihn stundenlang befragt, ohne Ergebnis, nicht die geringste Einzelheit.</text:p>
          </table:table-cell>
          <table:table-cell table:style-name="ce6" office:value-type="string" calcext:value-type="string">
            <text:p>Einzelheit</text:p>
          </table:table-cell>
          <table:table-cell table:style-name="ce11" office:value-type="string" calcext:value-type="string">
            <text:p>Ci ho riflettuto a lungo e ho analizzato ogni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Ich habe mir viele Gedanken gemacht und jedes Detail analysiert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Grazie di aver omesso quel piccolo dettaglio nella sua storia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Danke, dass Sie ein kleines Detail aus Ihrer Geschichte wegließ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uo padre ha perso il lavoro di recente.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Ihr Vater verlor vor Kurzem seine Arbeit.</text:p>
          </table:table-cell>
          <table:table-cell table:style-name="ce6" office:value-type="string" calcext:value-type="string">
            <text:p>Kurzem</text:p>
          </table:table-cell>
          <table:table-cell table:style-name="ce11" office:value-type="string" calcext:value-type="string">
            <text:p>Di recente hai comprato nuovi vestiti?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Hast du neulich neue Kleider gekauft?</text:p>
          </table:table-cell>
          <table:table-cell table:style-name="ce6" office:value-type="string" calcext:value-type="string">
            <text:p>neulich</text:p>
          </table:table-cell>
          <table:table-cell table:style-name="ce11" office:value-type="string" calcext:value-type="string">
            <text:p>In tempi recenti abbiamo avuto buone esperienze con questo metodo.</text:p>
          </table:table-cell>
          <table:table-cell table:style-name="Default" office:value-type="string" calcext:value-type="string">
            <text:p>recenti</text:p>
          </table:table-cell>
          <table:table-cell table:style-name="ce11" office:value-type="string" calcext:value-type="string">
            <text:p>Vor Kurzem haben wir gute Erfahrungen mit dieser Methode gemacht.</text:p>
          </table:table-cell>
          <table:table-cell table:style-name="ce6" office:value-type="string" calcext:value-type="string">
            <text:p>Kurz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t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uo comportamento arrogante mi irrita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Dein arrogantes Benehmen ärgert mich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Ich kann sein unhöfliches Benehmen einfach nicht ignorieren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Il mio comportamento era molto stran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Mein Verhalten war sehr merkwürdig.</text:p>
          </table:table-cell>
          <table:table-cell table:style-name="ce6" office:value-type="string" calcext:value-type="string">
            <text:p>Ver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asci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faszinierende</text:p>
          </table:table-cell>
          <table:table-cell table:style-name="ce11" office:value-type="string" calcext:value-type="string">
            <text:p>Per me è affascinante confrontare norvegese e faroese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Es ist für mich faszinierend, Norwegisch und Färöisch zu vergleichen.</text:p>
          </table:table-cell>
          <table:table-cell table:style-name="ce6" office:value-type="string" calcext:value-type="string">
            <text:p>faszinierend</text:p>
          </table:table-cell>
          <table:table-cell table:style-name="ce11"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affascinanti</text:p>
          </table:table-cell>
          <table:table-cell table:style-name="ce11" office:value-type="string" calcext:value-type="string">
            <text:p>Diese faszinierenden Worte haben sich in meinem Gedächtnis eingraviert.</text:p>
          </table:table-cell>
          <table:table-cell table:style-name="ce6" office:value-type="string" calcext:value-type="string">
            <text:p>fasziniere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cerc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l corso del progetto il ricercatore svilupperà tecniche di analisi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ährend der Laufzeit des Projekts wird der Forscher Analysetechniken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Probabilmente ogni ricercatore svilupperà la sua teoria per spiegare questo fenomeno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ahrscheinlich wird jeder Forscher seine eigene Theorie zur Erklärung dieses Phänomens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L'amore è come una malattia mentale, dicono i ricercatori.</text:p>
          </table:table-cell>
          <table:table-cell table:style-name="Default" office:value-type="string" calcext:value-type="string">
            <text:p>ricercatori</text:p>
          </table:table-cell>
          <table:table-cell table:style-name="ce11" office:value-type="string" calcext:value-type="string">
            <text:p>Die Liebe ist wie eine psychische Erkrankung, so sagen die Wissenschaftler.</text:p>
          </table:table-cell>
          <table:table-cell table:style-name="ce6" office:value-type="string" calcext:value-type="string">
            <text:p>Wissenschaft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tam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prendo delle vitamine ogni giorno.</text:p>
          </table:table-cell>
          <table:table-cell table:style-name="Default" office:value-type="string" calcext:value-type="string">
            <text:p>vitamine</text:p>
          </table:table-cell>
          <table:table-cell table:style-name="ce11" office:value-type="string" calcext:value-type="string">
            <text:p>Ich nehme jeden Tag Vitamine ein.</text:p>
          </table:table-cell>
          <table:table-cell table:style-name="ce6" office:value-type="string" calcext:value-type="string">
            <text:p>Vitamine</text:p>
          </table:table-cell>
          <table:table-cell table:style-name="ce11" office:value-type="string" calcext:value-type="string">
            <text:p>Prendi quelle con la vitamina C, sono meglio per lo stomaco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die mit Vitamin C, das ist besser für den Magen.</text:p>
          </table:table-cell>
          <table:table-cell table:style-name="ce6" office:value-type="string" calcext:value-type="string">
            <text:p>Vitamin</text:p>
          </table:table-cell>
          <table:table-cell table:style-name="ce11" office:value-type="string" calcext:value-type="string">
            <text:p>Prendi una pillola di vitamina C ogni ora con latte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stündlich eine Tablette Vitamin C ein.</text:p>
          </table:table-cell>
          <table:table-cell table:style-name="ce6" office:value-type="string" calcext:value-type="string">
            <text:p>Vitam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cc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'è un vaccino contro il colera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Gibt es einen Impfstoff gegen Cholera?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Stanno lavorando un vaccino.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ie arbeiten an einem Impfstoff.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Dica a Flap che sua moglie e sua figlia sono andate a fare il vaccino antinfluenzale, ok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agen Sie Flap, dass seine Frau und sein Baby zur Grippeimpfung sind, OK?</text:p>
          </table:table-cell>
          <table:table-cell table:style-name="ce6" office:value-type="string" calcext:value-type="string">
            <text:p>impf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Es nahmen nur vier Pferde am Rennen teil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È stata squalificata dalla corsa per due false partenze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Sie wurde vom Rennen ausgeschlossen wegen zweier Fehlstarts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Ho anche una vera e propria bici d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Ich habe auch ein richtiges Rennrad.</text:p>
          </table:table-cell>
          <table:table-cell table:style-name="ce6" office:value-type="string" calcext:value-type="string">
            <text:p>Ren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t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eri ho sentito una bella canzone ma non mi ricordo il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Gestern habe ich ein schönes Lied gehört, doch ich erinnere mich nicht an den Titel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Tom sta scrivendo un libro, ma non ha ancora un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Tom schreibt ein Buch, das aber noch keinen Titel hat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Qual è il titolo del libro che stai leggendo?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Wie lautet der Titel des Buches, das du gerade liest?</text:p>
          </table:table-cell>
          <table:table-cell table:style-name="ce6" office:value-type="string" calcext:value-type="string">
            <text:p>Tit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tasera, quando ho scoperto chi è Charlotte realmente, ero delus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Als ich herausfand, wie Charlotte wirklich ist, war ich enttäuscht.</text:p>
          </table:table-cell>
          <table:table-cell table:style-name="ce6" office:value-type="string" calcext:value-type="string">
            <text:p>wirklich</text:p>
          </table:table-cell>
          <table:table-cell table:style-name="ce11" office:value-type="string" calcext:value-type="string">
            <text:p>Questo film si basa su fatti realmente vissuti da Christopher Boyce e Andrew Daulton Lee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Dieser Film beruht auf wahren Begebenheiten im Leben von Christopher Boyce und Andrew Daulton Lee.</text:p>
          </table:table-cell>
          <table:table-cell table:style-name="ce6" office:value-type="string" calcext:value-type="string">
            <text:p>wahren</text:p>
          </table:table-cell>
          <table:table-cell table:style-name="ce11" office:value-type="string" calcext:value-type="string">
            <text:p>Volevo scoprire come lui fosse realmente mort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Ich wollte herausfinden, wie er starb wirklich gestorben ist.</text:p>
          </table:table-cell>
          <table:table-cell table:style-name="ce6" office:value-type="string" calcext:value-type="string">
            <text:p>wir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che modo il pittore ottiene questo effetto?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Wie erreicht der Maler diese Wirkung?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on ci crederà, ma anche a me fanno lo stesso effetto!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Sie werden es nicht glauben, aber auch auf mich haben sie die gleiche Wirkung!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Il mio metodo è sorprendentemente semplice, ma l'effetto è grande.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Meine Methode ist verblüffend einfach, aber sie erzielt eine große Wirkung.</text:p>
          </table:table-cell>
          <table:table-cell table:style-name="ce6" office:value-type="string" calcext:value-type="string">
            <text:p>Wirk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leb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celebre biblioteca alessandrina in Egitto conteneva quasi un milione di papi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Die berühmte Bibliothek von Alexandria in Ägypten enthielt fast 1 Mio. Papyrusroll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Renoir é celebre per I ritratti di bambini, ma questa é una delle sue opere miglio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Renoir ist bekannt für Kinderporträts und dies ist eines der besten.</text:p>
          </table:table-cell>
          <table:table-cell table:style-name="ce6" office:value-type="string" calcext:value-type="string">
            <text:p>bekannt</text:p>
          </table:table-cell>
          <table:table-cell table:style-name="ce11" office:value-type="string" calcext:value-type="string">
            <text:p>Tratto dal celebre romanzo di Ernest Hemingway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Nach dem berühmten Roman von Ernest Hemingway</text:p>
          </table:table-cell>
          <table:table-cell table:style-name="ce6" office:value-type="string" calcext:value-type="string">
            <text:p>berühm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tancherò mai di ripeterlo.</text:p>
          </table:table-cell>
          <table:table-cell table:style-name="Default" office:value-type="string" calcext:value-type="string">
            <text:p>stancherò</text:p>
          </table:table-cell>
          <table:table-cell table:style-name="ce11" office:value-type="string" calcext:value-type="string">
            <text:p>Ich werde nicht ermüden, das zu wiederholen.</text:p>
          </table:table-cell>
          <table:table-cell table:style-name="ce6" office:value-type="string" calcext:value-type="string">
            <text:p>ermüden</text:p>
          </table:table-cell>
          <table:table-cell table:style-name="ce11" office:value-type="string" calcext:value-type="string">
            <text:p>Lo farò stancare così tanto che non si sveglierà più.</text:p>
          </table:table-cell>
          <table:table-cell table:style-name="Default" office:value-type="string" calcext:value-type="string">
            <text:p>stancare</text:p>
          </table:table-cell>
          <table:table-cell table:style-name="ce11" office:value-type="string" calcext:value-type="string">
            <text:p>Ich ermüde ihn so, dass er nicht mehr aufwacht.</text:p>
          </table:table-cell>
          <table:table-cell table:style-name="ce6" office:value-type="string" calcext:value-type="string">
            <text:p>ermüde</text:p>
          </table:table-cell>
          <table:table-cell table:style-name="ce11" office:value-type="string" calcext:value-type="string">
            <text:p>Abbi cura di te e non stancarti.</text:p>
          </table:table-cell>
          <table:table-cell table:style-name="Default" office:value-type="string" calcext:value-type="string">
            <text:p>stancarti</text:p>
          </table:table-cell>
          <table:table-cell table:style-name="ce11" office:value-type="string" calcext:value-type="string">
            <text:p>Gut, also pass auf dich auf und ermüde dich nicht.</text:p>
          </table:table-cell>
          <table:table-cell table:style-name="ce6" office:value-type="string" calcext:value-type="string">
            <text:p>ermü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nno esposto i libri al sole.</text:p>
          </table:table-cell>
          <table:table-cell table:style-name="Default" office:value-type="string" calcext:value-type="string">
            <text:p>esposto</text:p>
          </table:table-cell>
          <table:table-cell table:style-name="ce11" office:value-type="string" calcext:value-type="string">
            <text:p>Sie haben die Bücher der Sonne ausgesetzt.</text:p>
          </table:table-cell>
          <table:table-cell table:style-name="ce6" office:value-type="string" calcext:value-type="string">
            <text:p>ausgesetzt</text:p>
          </table:table-cell>
          <table:table-cell table:style-name="ce11" office:value-type="string" calcext:value-type="string">
            <text:p>Non sono un oggetto da esporre in vetrina.</text:p>
          </table:table-cell>
          <table:table-cell table:style-name="Default" office:value-type="string" calcext:value-type="string">
            <text:p>esporre</text:p>
          </table:table-cell>
          <table:table-cell table:style-name="ce11" office:value-type="string" calcext:value-type="string">
            <text:p>Ich bin doch kein Objekt, das in der Vitrine ausgestellt werden kann.</text:p>
          </table:table-cell>
          <table:table-cell table:style-name="ce6" office:value-type="string" calcext:value-type="string">
            <text:p>ausgeste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esporre al so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no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riconosciuto</text:p>
          </table:table-cell>
          <table:table-cell table:style-name="ce11" office:value-type="string" calcext:value-type="string">
            <text:p>Tom hat so viel abgenommen, dass sein Freund ihn nicht erkannt hat.</text:p>
          </table:table-cell>
          <table:table-cell table:style-name="ce6" office:value-type="string" calcext:value-type="string">
            <text:p>erkannt</text:p>
          </table:table-cell>
          <table:table-cell table:style-name="ce11" office:value-type="string" calcext:value-type="string">
            <text:p>Tom riconobbe il vecchio uomo, però non conosceva il suo nome.</text:p>
          </table:table-cell>
          <table:table-cell table:style-name="Default" office:value-type="string" calcext:value-type="string">
            <text:p>riconobbe</text:p>
          </table:table-cell>
          <table:table-cell table:style-name="ce11" office:value-type="string" calcext:value-type="string">
            <text:p>Tom erkannte den alten Mann, aber er kannte seinen Namen nicht.</text:p>
          </table:table-cell>
          <table:table-cell table:style-name="ce6" office:value-type="string" calcext:value-type="string">
            <text:p>erkannte</text:p>
          </table:table-cell>
          <table:table-cell table:style-name="ce11" office:value-type="string" calcext:value-type="string">
            <text:p>Riconoscete l'uomo in questa fotografia?</text:p>
          </table:table-cell>
          <table:table-cell table:style-name="Default" office:value-type="string" calcext:value-type="string">
            <text:p>Riconoscete</text:p>
          </table:table-cell>
          <table:table-cell table:style-name="ce11" office:value-type="string" calcext:value-type="string">
            <text:p>Erkennt ihr den Mann auf diesem Foto?</text:p>
          </table:table-cell>
          <table:table-cell table:style-name="ce6" office:value-type="string" calcext:value-type="string">
            <text:p>Erken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diventato sordo in seguito a un infortunio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in Folge eines Unfalls taub geworden.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Äußerte sich der Fehler bereits von Anfang an, oder erst in der Folge? - Wann?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In seguito alla pandemia sono morte molte persone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In Folge der Pandemie sind viele Menschen gestorben.</text:p>
          </table:table-cell>
          <table:table-cell table:style-name="ce6" office:value-type="string" calcext:value-type="string">
            <text:p>Folge</text:p>
          </table:table-cell>
          <table:table-cell table:style-name="ce6"/>
          <table:table-cell table:style-name="ce11" office:value-type="string" calcext:value-type="string">
            <text:p>in seguito 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erzo, seguito da Usain Bolt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dritter, gefolgt von Usain Bol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Si può scrivere il numero 1000 come un 1 seguito da tre zer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Man kann die Zahl 1.000 schreiben als 1 gefolgt von drei Nullen.</text:p>
          </table:table-cell>
          <table:table-cell table:style-name="ce6" office:value-type="string" calcext:value-type="string">
            <text:p>gefol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le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rilevare</text:p>
          </table:table-cell>
          <table:table-cell table:style-name="ce11" office:value-type="string" calcext:value-type="string">
            <text:p>Wir bauen Sensoren auf, um jegliche Bewegung aufzuzeichnen.</text:p>
          </table:table-cell>
          <table:table-cell table:style-name="ce6" office:value-type="string" calcext:value-type="string">
            <text:p>aufzuzeichnen</text:p>
          </table:table-cell>
          <table:table-cell table:style-name="ce11" office:value-type="string" calcext:value-type="string">
            <text:p>Osserva l'uomo e rileva comportamenti insoliti.</text:p>
          </table:table-cell>
          <table:table-cell table:style-name="Default" office:value-type="string" calcext:value-type="string">
            <text:p>rileva</text:p>
          </table:table-cell>
          <table:table-cell table:style-name="ce11" office:value-type="string" calcext:value-type="string">
            <text:p>Observiere den Mann und erfasse ungewöhnliches Verhalten.</text:p>
          </table:table-cell>
          <table:table-cell table:style-name="ce6" office:value-type="string" calcext:value-type="string">
            <text:p>erfassen</text:p>
          </table:table-cell>
          <table:table-cell table:style-name="ce11" office:value-type="string" calcext:value-type="string">
            <text:p>I sensori non rilevano ancora nulla?</text:p>
          </table:table-cell>
          <table:table-cell table:style-name="Default" office:value-type="string" calcext:value-type="string">
            <text:p>rilevano</text:p>
          </table:table-cell>
          <table:table-cell table:style-name="ce11" office:value-type="string" calcext:value-type="string">
            <text:p>Sensoren erfassten weiterhin nichts?</text:p>
          </table:table-cell>
          <table:table-cell table:style-name="ce6" office:value-type="string" calcext:value-type="string">
            <text:p>erfas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il mio turno di pulire la stanza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Ich war dran, das Zimmer zu säubern.</text:p>
          </table:table-cell>
          <table:table-cell table:style-name="ce6" office:value-type="string" calcext:value-type="string">
            <text:p>dran</text:p>
          </table:table-cell>
          <table:table-cell table:style-name="ce11" office:value-type="string" calcext:value-type="string">
            <text:p>Ognuno di noi farà un turno di guardia di due ore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Jeder von uns wird eine Runde Wache von zwei Stunden halten.</text:p>
          </table:table-cell>
          <table:table-cell table:style-name="ce6" office:value-type="string" calcext:value-type="string">
            <text:p>Runde</text:p>
          </table:table-cell>
          <table:table-cell table:style-name="ce11" office:value-type="string" calcext:value-type="string">
            <text:p>Si sieda, sig. Cheswick, e aspetti il suo turno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Sie setzen sich und warten, bis Sie dran sind.</text:p>
          </table:table-cell>
          <table:table-cell table:style-name="ce6" office:value-type="string" calcext:value-type="string">
            <text:p>dra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studente si lamenta del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Jeder Student beschwert sich über die harte Arbeit.</text:p>
          </table:table-cell>
          <table:table-cell table:style-name="ce6" office:value-type="string" calcext:value-type="string">
            <text:p>harte</text:p>
          </table:table-cell>
          <table:table-cell table:style-name="ce11" office:value-type="string" calcext:value-type="string">
            <text:p>Il tuo successo è il frutto del tuo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ein Erfolg ist die Frucht deiner harten Arbeit.</text:p>
          </table:table-cell>
          <table:table-cell table:style-name="ce6" office:value-type="string" calcext:value-type="string">
            <text:p>harten</text:p>
          </table:table-cell>
          <table:table-cell table:style-name="ce11" office:value-type="string" calcext:value-type="string">
            <text:p>Questo pane è duro come una roccia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ieses Brot ist so hart wie Stei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son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molto simile al suo personaggio nella vita reale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Im wirklichen Leben war er dem Charakter sehr ähnlich.</text:p>
          </table:table-cell>
          <table:table-cell table:style-name="ce6" office:value-type="string" calcext:value-type="string">
            <text:p>Charakter</text:p>
          </table:table-cell>
          <table:table-cell table:style-name="ce11" office:value-type="string" calcext:value-type="string">
            <text:p>Il personaggio evolve nel corso del film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Seine Figur entwickelt sich wärend des Films.</text:p>
          </table:table-cell>
          <table:table-cell table:style-name="ce6" office:value-type="string" calcext:value-type="string">
            <text:p>Figur</text:p>
          </table:table-cell>
          <table:table-cell table:style-name="ce11" office:value-type="string" calcext:value-type="string">
            <text:p>Che personaggio del tuo romanzo ho ispirato?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Welche Figur deines Romans habe ich inspiriert?</text:p>
          </table:table-cell>
          <table:table-cell table:style-name="ce6" office:value-type="string" calcext:value-type="string">
            <text:p>Fig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os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sono innamorata di un uomo sposato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Ich habe mich in einen verheirateten Mann verliebt.</text:p>
          </table:table-cell>
          <table:table-cell table:style-name="ce6" office:value-type="string" calcext:value-type="string">
            <text:p>verheirateten</text:p>
          </table:table-cell>
          <table:table-cell table:style-name="ce11" office:value-type="string" calcext:value-type="string">
            <text:p>Le persone sposate talvolta desidererebbero essere single.</text:p>
          </table:table-cell>
          <table:table-cell table:style-name="Default" office:value-type="string" calcext:value-type="string">
            <text:p>sposate</text:p>
          </table:table-cell>
          <table:table-cell table:style-name="ce11" office:value-type="string" calcext:value-type="string">
            <text:p>Manchmal wünschen sich verheiratete Leute, sie wären Alleinstehende.</text:p>
          </table:table-cell>
          <table:table-cell table:style-name="ce6" office:value-type="string" calcext:value-type="string">
            <text:p>verheiratete</text:p>
          </table:table-cell>
          <table:table-cell table:style-name="ce11" office:value-type="string" calcext:value-type="string">
            <text:p>Nostro figlio è sposato e noi non conosciamo sua moglie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Wissen Sie, Monsieur, unser Sohn ist verheiratet und wir kennen seine Frau nicht.</text:p>
          </table:table-cell>
          <table:table-cell table:style-name="ce6" office:value-type="string" calcext:value-type="string">
            <text:p>verheira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possibile che Re Alberto abbia una relazione segreta con la Principessa Diana?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Kann es sein, dass König Albert ein geheimes Verhältnis mit Prinzessin Diana hat?</text:p>
          </table:table-cell>
          <table:table-cell table:style-name="ce6" office:value-type="string" calcext:value-type="string">
            <text:p>König</text:p>
          </table:table-cell>
          <table:table-cell table:style-name="ce11" office:value-type="string" calcext:value-type="string">
            <text:p>I Re Magi donarono a Gesù Bambino oro, mirra e incenso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Die Heiligen Drei Könige schenkten dem Jesuskind Gold, Myrrhe und Weihrauch.</text:p>
          </table:table-cell>
          <table:table-cell table:style-name="ce6" office:value-type="string" calcext:value-type="string">
            <text:p>Könige</text:p>
          </table:table-cell>
          <table:table-cell table:style-name="ce11" office:value-type="string" calcext:value-type="string">
            <text:p>In un vecchio castello viveva un re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In einem alten Schloss lebte ein König.</text:p>
          </table:table-cell>
          <table:table-cell table:style-name="ce6" office:value-type="string" calcext:value-type="string">
            <text:p>Kön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a prima che si renderà colpevole di un tale fatto sarà severamente punita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Die Erste, die sich dieses Vorgehens schuldig macht, wird strengstens bestraft werden.</text:p>
          </table:table-cell>
          <table:table-cell table:style-name="ce6" office:value-type="string" calcext:value-type="string">
            <text:p>strengstens</text:p>
          </table:table-cell>
          <table:table-cell table:style-name="ce11" office:value-type="string" calcext:value-type="string">
            <text:p>Chiunque venga sorpreso a parlare, sarà punito severamente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Wer beim Reden erwischt wird, wird hart bestraf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Trovateli subito! E puniteli severamente!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Sofort auffinden! Und scharf bestrafen!</text:p>
          </table:table-cell>
          <table:table-cell table:style-name="ce6" office:value-type="string" calcext:value-type="string">
            <text:p>schar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patatine fritte sono un veleno per il nostro organismo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Die Pommes frites sind ein Gift für unseren Körper.</text:p>
          </table:table-cell>
          <table:table-cell table:style-name="ce6" office:value-type="string" calcext:value-type="string">
            <text:p>frites</text:p>
          </table:table-cell>
          <table:table-cell table:style-name="ce11" office:value-type="string" calcext:value-type="string">
            <text:p>Mia madre oggi fa le melanzane fritte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Meine Mutter macht heute frittierte Auberginen.</text:p>
          </table:table-cell>
          <table:table-cell table:style-name="ce6" office:value-type="string" calcext:value-type="string">
            <text:p>frittierte</text:p>
          </table:table-cell>
          <table:table-cell table:style-name="ce11" office:value-type="string" calcext:value-type="string">
            <text:p>Puzzo di cibo fritto dappertutto.</text:p>
          </table:table-cell>
          <table:table-cell table:style-name="Default" office:value-type="string" calcext:value-type="string">
            <text:p>fritto</text:p>
          </table:table-cell>
          <table:table-cell table:style-name="ce11" office:value-type="string" calcext:value-type="string">
            <text:p>Ich stinke überall frittiertem Essen.</text:p>
          </table:table-cell>
          <table:table-cell table:style-name="ce6" office:value-type="string" calcext:value-type="string">
            <text:p>frittiert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d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Il ladro prese la borsa dalla sua man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iss ihm die Tasche aus der Hand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Noi abbiamo catturato il ladr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Wir haben den Dieb gefasst.</text:p>
          </table:table-cell>
          <table:table-cell table:style-name="ce6" office:value-type="string" calcext:value-type="string">
            <text:p>Die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steggi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organizzassimo la festa, penso che il festeggiato sarebbe felicissimo.</text:p>
          </table:table-cell>
          <table:table-cell table:style-name="Default" office:value-type="string" calcext:value-type="string">
            <text:p>festeggiato</text:p>
          </table:table-cell>
          <table:table-cell table:style-name="ce11" office:value-type="string" calcext:value-type="string">
            <text:p>Wenn wir die Party schmeißen würden, wäre das Geburtstagskind, glaube ich, überglücklich.</text:p>
          </table:table-cell>
          <table:table-cell table:style-name="ce6" office:value-type="string" calcext:value-type="string">
            <text:p>Geburtstagski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t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studente ha dovuto faticare parecchio per guadagnarsi la stima del professore. </text:p>
          </table:table-cell>
          <table:table-cell table:style-name="Default" office:value-type="string" calcext:value-type="string">
            <text:p>faticare</text:p>
          </table:table-cell>
          <table:table-cell table:style-name="ce11" office:value-type="string" calcext:value-type="string">
            <text:p>Der Student musste hart arbeiten, um sich die Wertschätzung des Professors zu verdienen.</text:p>
          </table:table-cell>
          <table:table-cell table:style-name="ce17" office:value-type="string" calcext:value-type="string">
            <text:p>arbei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vo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 cambiamento sintattico provoca un cambiamento di significato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Eine Veränderung der Syntax bewirkt eine Änderung der Bedeutung.</text:p>
          </table:table-cell>
          <table:table-cell table:style-name="ce6" office:value-type="string" calcext:value-type="string">
            <text:p>bewirkt</text:p>
          </table:table-cell>
          <table:table-cell table:style-name="ce11" office:value-type="string" calcext:value-type="string">
            <text:p>L'uso della violenza provoca solo guai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Der Gebrauch von Gewalt verursacht eine Menge Ärger.</text:p>
          </table:table-cell>
          <table:table-cell table:style-name="ce6" office:value-type="string" calcext:value-type="string">
            <text:p>verursacht</text:p>
          </table:table-cell>
          <table:table-cell table:style-name="ce11" office:value-type="string" calcext:value-type="string">
            <text:p>Non stiamo cercando di provocare una guerra.</text:p>
          </table:table-cell>
          <table:table-cell table:style-name="Default" office:value-type="string" calcext:value-type="string">
            <text:p>provocare</text:p>
          </table:table-cell>
          <table:table-cell table:style-name="ce11" office:value-type="string" calcext:value-type="string">
            <text:p>Wir versuchen, keinen Krieg zu provozieren.</text:p>
          </table:table-cell>
          <table:table-cell table:style-name="ce6" office:value-type="string" calcext:value-type="string">
            <text:p>provozieren</text:p>
          </table:table-cell>
          <table:table-cell table:style-name="ce6"/>
          <table:table-cell table:style-name="ce11" office:value-type="string" calcext:value-type="string">
            <text:p>caus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por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o buono, molto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Sehr gut, sehr lecker.</text:p>
          </table:table-cell>
          <table:table-cell table:style-name="ce6" office:value-type="string" calcext:value-type="string">
            <text:p>lecker</text:p>
          </table:table-cell>
          <table:table-cell table:style-name="ce11" office:value-type="string" calcext:value-type="string">
            <text:p>Non male come antipasto, ma ora vorrei qualcosa di più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Nicht schlecht für die Vorspeise, aber jetzt hätte ich gerne etwas Leckeres.</text:p>
          </table:table-cell>
          <table:table-cell table:style-name="ce6" office:value-type="string" calcext:value-type="string">
            <text:p>Leckeres</text:p>
          </table:table-cell>
          <table:table-cell table:style-name="ce11" office:value-type="string" calcext:value-type="string">
            <text:p>La piccola zuccherina di papà ha gradito il suo dolcetto saporito?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Hat Papas kleinem Liebling ihr Leckerbissen geschmeckt?</text:p>
          </table:table-cell>
          <table:table-cell table:style-name="ce6" office:value-type="string" calcext:value-type="string">
            <text:p>Leck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Tom hat so viel Gewicht verloren, dass ihn ein Freund nicht erkannt ha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Zweihundertfünfzig Kilogramm sind sogar für einen Sumoringer ein außergewöhnliches Gewich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Il ghiaccio sul lago è troppo sottile per sopportare il tuo pes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Das Eis auf dem See ist zu dünn um dein Gewicht zu tragen.</text:p>
          </table:table-cell>
          <table:table-cell table:style-name="ce6" office:value-type="string" calcext:value-type="string">
            <text:p>Gew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cred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incredibile come alcune persone non si lavin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s ist unglaublich, wie gewisse Leute sich nicht waschen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Incredibile ma vero, la nostra Odile lascia Grenoble per sempre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Unglaublich aber wahr, Odile Jouve verlässt Grenoble für immer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Mi raccontò qualcosa di incredibile ma in qualche modo credetti quasi a tutt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r erzählte mir etwas Unglaubliches.</text:p>
          </table:table-cell>
          <table:table-cell table:style-name="ce6" office:value-type="string" calcext:value-type="string">
            <text:p>Unglaub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s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'usanza stupida per un non-cristiano, quella di spedire della cioccolata il giorno di san Valentino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s ist ein unsinniger Brauch für Nicht-Christen, zum Valentinstag Schokolade zu verschicken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Una splendida usanza greca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in schöner griechischer Brauch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Quando il re muore e non lascia figli, l'usanza è di andare davanti alla porta della città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Stirbt ein König ohne Nachkommen, so will der Brauch, dass wir vor die Tore der Stadt gehen.</text:p>
          </table:table-cell>
          <table:table-cell table:style-name="ce6" office:value-type="string" calcext:value-type="string">
            <text:p>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nsavo di conoscere ogni singola occhiata ed espressione dolce del suo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Ich dachte, ich würde jeden Blick und jeden süßen Ausdruck auf seinem Gesicht kenn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Un viso rotondo, la bocca severa, sopracciglia fini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Rundes Gesicht, strenger Mund, feine Augenbrau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Era un enorme cappello giallo che mi copriva tutto il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Es war ein riesiger gelber Hut, der mein ganzes Gesicht bedeckte.</text:p>
          </table:table-cell>
          <table:table-cell table:style-name="ce6" office:value-type="string" calcext:value-type="string">
            <text:p>Ge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cn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uove tecnologie negli ultimi anni hanno portato sia vantaggi che svantaggi.</text:p>
          </table:table-cell>
          <table:table-cell table:style-name="Default" office:value-type="string" calcext:value-type="string">
            <text:p>tecnologie</text:p>
          </table:table-cell>
          <table:table-cell table:style-name="ce11" office:value-type="string" calcext:value-type="string">
            <text:p>Neue Technologien hat in den letzten Jahren sowohl Vorteile als auch Nachteile eingebracht.</text:p>
          </table:table-cell>
          <table:table-cell table:style-name="ce6" office:value-type="string" calcext:value-type="string">
            <text:p>Technologien</text:p>
          </table:table-cell>
          <table:table-cell table:style-name="ce11" office:value-type="string" calcext:value-type="string">
            <text:p>Non capisce la tecnologia moderna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Er versteht die moderne Technologie nicht.</text:p>
          </table:table-cell>
          <table:table-cell table:style-name="ce6" office:value-type="string" calcext:value-type="string">
            <text:p>Technologie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Technologi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Die Erzählungen wurden hauptsächlich in Zeitschriften veröffentlicht.</text:p>
          </table:table-cell>
          <table:table-cell table:style-name="ce6" office:value-type="string" calcext:value-type="string">
            <text:p>Erzählungen</text:p>
          </table:table-cell>
          <table:table-cell table:style-name="ce11" office:value-type="string" calcext:value-type="string">
            <text:p>I primi racconti di Tom sono stati ampiamente criticati dalla critica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Toms erste Geschichten wurden von der Kritik verrissen.</text:p>
          </table:table-cell>
          <table:table-cell table:style-name="ce6" office:value-type="string" calcext:value-type="string">
            <text:p>Geschichten</text:p>
          </table:table-cell>
          <table:table-cell table:style-name="ce11" office:value-type="string" calcext:value-type="string">
            <text:p>Il suo libro comincia con un racconto sulla vita in campagna.</text:p>
          </table:table-cell>
          <table:table-cell table:style-name="Default" office:value-type="string" calcext:value-type="string">
            <text:p>racconto</text:p>
          </table:table-cell>
          <table:table-cell table:style-name="ce11" office:value-type="string" calcext:value-type="string">
            <text:p>Sein Buch beginnt mit einer Geschichte über das Landleben.</text:p>
          </table:table-cell>
          <table:table-cell table:style-name="ce6" office:value-type="string" calcext:value-type="string">
            <text:p>Geschi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organizzare una spedizione sul nuovo pianet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Wir müssen eine Expedition auf einen neuen Planeten organisieren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Sì, noi guideremo questa spedizione in Afric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Ja, wir führen die Expedition nach Afrika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Era la più grande spedizione scientifica del secolo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Es war die größte Forschungsreise des Jahrhunderts.</text:p>
          </table:table-cell>
          <table:table-cell table:style-name="ce6" office:value-type="string" calcext:value-type="string">
            <text:p>Forschungsr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a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ti spaventare, sono solo effetti speciali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nicht, das sind nur Spezialeffekte.</text:p>
          </table:table-cell>
          <table:table-cell table:style-name="ce6" office:value-type="string" calcext:value-type="string">
            <text:p>Erschrick</text:p>
          </table:table-cell>
          <table:table-cell table:style-name="ce11" office:value-type="string" calcext:value-type="string">
            <text:p>A che serve essere un fantasma che non può spaventare nessuno?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Was nutzt es, ein Geist zu sein, der niemanden erschrickt?</text:p>
          </table:table-cell>
          <table:table-cell table:style-name="ce6" office:value-type="string" calcext:value-type="string">
            <text:p>erschrickt</text:p>
          </table:table-cell>
          <table:table-cell table:style-name="ce11" office:value-type="string" calcext:value-type="string">
            <text:p>Non ti spaventare, io ti proteggerò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dich nicht, ich beschütze dich.</text:p>
          </table:table-cell>
          <table:table-cell table:style-name="ce6" office:value-type="string" calcext:value-type="string">
            <text:p>Erschric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rediente</text:p>
          </table:table-cell>
          <table:table-cell table:style-name="ce6" office:value-type="string" calcext:value-type="string">
            <text:p>NOM</text:p>
          </table:table-cell>
          <table:table-cell table:style-name="ce13" office:value-type="string" calcext:value-type="string">
            <text:p>Non ti dirò mai il mio ingrediente segreto per la pizza.</text:p>
          </table:table-cell>
          <table:table-cell table:style-name="Default" office:value-type="string" calcext:value-type="string">
            <text:p>ingrediente</text:p>
          </table:table-cell>
          <table:table-cell table:style-name="ce11" office:value-type="string" calcext:value-type="string">
            <text:p>Ich werde Ihnen niemals meine geheime Pizzazutat verraten.</text:p>
          </table:table-cell>
          <table:table-cell table:style-name="ce6" office:value-type="string" calcext:value-type="string">
            <text:p>zut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ropolit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stema di trasporto metropolitano ha una struttura molto complessa.</text:p>
          </table:table-cell>
          <table:table-cell table:style-name="Default" office:value-type="string" calcext:value-type="string">
            <text:p>metropolitano</text:p>
          </table:table-cell>
          <table:table-cell table:style-name="ce11" office:value-type="string" calcext:value-type="string">
            <text:p>Das städtische Verkehrssystem hat eine sehr komplexe Struktur.</text:p>
          </table:table-cell>
          <table:table-cell table:style-name="ce6" office:value-type="string" calcext:value-type="string">
            <text:p>städti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universit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uno student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Ich bin Unistudent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Questa lettera è da un professor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iesen Brief ist von einem Uniprofessor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Su ciò potresti tenere un corso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arüber könntest du Unikurs halten.</text:p>
          </table:table-cell>
          <table:table-cell table:style-name="ce6" office:value-type="string" calcext:value-type="string">
            <text:p>Uni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tt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fatto attendere molto lì e alla fine non è venut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Sie haben mich dort lange warten lassen und sind am Ende nicht gekommen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Mi dispiace averti fatto attendere a lung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Es tut mir leid, dass ich dich lange warten ließ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Il professore mi chiese se ero pronto e aggiunse che tutti mi attendevano al portone della scuola.</text:p>
          </table:table-cell>
          <table:table-cell table:style-name="Default" office:value-type="string" calcext:value-type="string">
            <text:p>attendevano</text:p>
          </table:table-cell>
          <table:table-cell table:style-name="ce11" office:value-type="string" calcext:value-type="string">
            <text:p>Der Lehrer fragte mich, ob ich fertig sei, und fügte hinzu, dass alle auf mich am Schultor warteten.</text:p>
          </table:table-cell>
          <table:table-cell table:style-name="ce6" office:value-type="string" calcext:value-type="string">
            <text:p>warte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ova strapazzate con salsiccia?</text:p>
          </table:table-cell>
          <table:table-cell table:style-name="Default" office:value-type="string" calcext:value-type="string">
            <text:p>salsiccia</text:p>
          </table:table-cell>
          <table:table-cell table:style-name="ce11" office:value-type="string" calcext:value-type="string">
            <text:p>Rührei mit Würstchen?</text:p>
          </table:table-cell>
          <table:table-cell table:style-name="ce6" office:value-type="string" calcext:value-type="string">
            <text:p>Würs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hiacciaio</text:p>
          </table:table-cell>
          <table:table-cell table:style-name="ce6" office:value-type="string" calcext:value-type="string">
            <text:p>NOM</text:p>
          </table:table-cell>
          <table:table-cell table:style-name="ce14"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ghiacciai</text:p>
          </table:table-cell>
          <table:table-cell table:style-name="ce11" office:value-type="string" calcext:value-type="string">
            <text:p>Der Anstieg der Temperatur der Erde ist die Hauptursache für das Abschmelzen der Gletscher.</text:p>
          </table:table-cell>
          <table:table-cell table:style-name="ce6" office:value-type="string" calcext:value-type="string">
            <text:p>Gletsch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do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 momento il personale in negozio è ridotto.</text:p>
          </table:table-cell>
          <table:table-cell table:style-name="Default" office:value-type="string" calcext:value-type="string">
            <text:p>ridotto</text:p>
          </table:table-cell>
          <table:table-cell table:style-name="ce11" office:value-type="string" calcext:value-type="string">
            <text:p>Momentan ist das Personal im Laden reduziert.</text:p>
          </table:table-cell>
          <table:table-cell table:style-name="ce6" office:value-type="string" calcext:value-type="string">
            <text:p>reduzi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u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buchi neri esistono?</text:p>
          </table:table-cell>
          <table:table-cell table:style-name="Default" office:value-type="string" calcext:value-type="string">
            <text:p>buchi</text:p>
          </table:table-cell>
          <table:table-cell table:style-name="ce11" office:value-type="string" calcext:value-type="string">
            <text:p>Existieren schwarze Löcher?</text:p>
          </table:table-cell>
          <table:table-cell table:style-name="ce6" office:value-type="string" calcext:value-type="string">
            <text:p>Löcher</text:p>
          </table:table-cell>
          <table:table-cell table:style-name="ce11" office:value-type="string" calcext:value-type="string">
            <text:p>Il muro ha un grosso buco in ess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In der Wand ist ein großes Loch.</text:p>
          </table:table-cell>
          <table:table-cell table:style-name="ce6" office:value-type="string" calcext:value-type="string">
            <text:p>Loch</text:p>
          </table:table-cell>
          <table:table-cell table:style-name="ce11"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Er bemerkte ein Loch in seiner Jacke, aber versuchte es zu ignorieren.</text:p>
          </table:table-cell>
          <table:table-cell table:style-name="ce6" office:value-type="string" calcext:value-type="string">
            <text:p>Lo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mo l'autunno, le foglie che cambiano colore, che cadono giù dai rami.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Ich liebe den Herbst und die Blätter, die sich verfärben und von den Zweigen herabfallen.</text:p>
          </table:table-cell>
          <table:table-cell table:style-name="ce6" office:value-type="string" calcext:value-type="string">
            <text:p>herabfallen</text:p>
          </table:table-cell>
          <table:table-cell table:style-name="ce11" office:value-type="string" calcext:value-type="string">
            <text:p>Se cammini con il naso per aria rischi di cadere.</text:p>
          </table:table-cell>
          <table:table-cell table:style-name="Default" office:value-type="string" calcext:value-type="string">
            <text:p>cadere</text:p>
          </table:table-cell>
          <table:table-cell table:style-name="ce11" office:value-type="string" calcext:value-type="string">
            <text:p>Wenn du beim Gehen immer in die Luft schaust, wirst du hinfallen.</text:p>
          </table:table-cell>
          <table:table-cell table:style-name="ce6" office:value-type="string" calcext:value-type="string">
            <text:p>hinfallen</text:p>
          </table:table-cell>
          <table:table-cell table:style-name="ce11" office:value-type="string" calcext:value-type="string">
            <text:p>Perché in autunno le foglie cadono dagli alberi?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Warum fallen im Herbst die Blätter von den Bäumen?</text:p>
          </table:table-cell>
          <table:table-cell table:style-name="ce6" office:value-type="string" calcext:value-type="string">
            <text:p>fa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rezzo della benzina sta aumentando.</text:p>
          </table:table-cell>
          <table:table-cell table:style-name="Default" office:value-type="string" calcext:value-type="string">
            <text:p>aumentando</text:p>
          </table:table-cell>
          <table:table-cell table:style-name="ce11" office:value-type="string" calcext:value-type="string">
            <text:p>Der Benzinpreis steigt.</text:p>
          </table:table-cell>
          <table:table-cell table:style-name="ce6" office:value-type="string" calcext:value-type="string">
            <text:p>steigt</text:p>
          </table:table-cell>
          <table:table-cell table:style-name="ce11" office:value-type="string" calcext:value-type="string">
            <text:p>Oh, a proposito, dovremo aumentare il prezz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Oh, übrigens, wir müssen den Preis erhöhen.</text:p>
          </table:table-cell>
          <table:table-cell table:style-name="ce6" office:value-type="string" calcext:value-type="string">
            <text:p>erhöhen</text:p>
          </table:table-cell>
          <table:table-cell table:style-name="ce11" office:value-type="string" calcext:value-type="string">
            <text:p>Dobbiamo aumentare il numero di agenti, anche se sarà più costos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Wir müssen die Anzahl der Agenten erhöhen, auch wenn es teurer wird.</text:p>
          </table:table-cell>
          <table:table-cell table:style-name="ce6" office:value-type="string" calcext:value-type="string">
            <text:p>erhöhen</text:p>
          </table:table-cell>
          <table:table-cell table:style-name="ce6"/>
          <table:table-cell table:style-name="ce11" office:value-type="string" calcext:value-type="string">
            <text:p>stei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tich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ofessore di Archeologia e esperto di antichità ra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Professor der Archäologie und Experte seltener Antiquitäten.</text:p>
          </table:table-cell>
          <table:table-cell table:style-name="ce6" office:value-type="string" calcext:value-type="string">
            <text:p>Antiquitäten</text:p>
          </table:table-cell>
          <table:table-cell table:style-name="ce11" office:value-type="string" calcext:value-type="string">
            <text:p>Hai comprato una falsa antichità?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Hast du eine gefälschte Antiquität gekauft?</text:p>
          </table:table-cell>
          <table:table-cell table:style-name="ce6" office:value-type="string" calcext:value-type="string">
            <text:p>Antiquität</text:p>
          </table:table-cell>
          <table:table-cell table:style-name="ce11" office:value-type="string" calcext:value-type="string">
            <text:p>Una bella antichità di valo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Eine schöne, wertvolle Antiquität.</text:p>
          </table:table-cell>
          <table:table-cell table:style-name="ce6" office:value-type="string" calcext:value-type="string">
            <text:p>Antiquitä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difi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gli inquilini di questo edificio sono artisti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ie meisten Mieter in diesem Gebäude sind Künstl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L'edificio ha cambiato più volte proprietar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as Gebäude wechselte mehrere Male den Besitz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Aspetta all'entrata di questo edific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Warte am Eingang dieses Gebäudes.</text:p>
          </table:table-cell>
          <table:table-cell table:style-name="ce6" office:value-type="string" calcext:value-type="string">
            <text:p>Gebäudes</text:p>
          </table:table-cell>
          <table:table-cell table:style-name="ce6"/>
          <table:table-cell table:style-name="ce11" office:value-type="string" calcext:value-type="string">
            <text:p>Gebäud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fessio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l è la differenza tra un principiante e un professionista?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Was ist der Unterschied zwischen einem Amateur und einem Professionellen?</text:p>
          </table:table-cell>
          <table:table-cell table:style-name="ce6" office:value-type="string" calcext:value-type="string">
            <text:p>Professionellen</text:p>
          </table:table-cell>
          <table:table-cell table:style-name="ce11" office:value-type="string" calcext:value-type="string">
            <text:p>Beh, magari un professionista potrebbe aiutarci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Vielleicht könnte uns ein Profi helfen.</text:p>
          </table:table-cell>
          <table:table-cell table:style-name="ce6" office:value-type="string" calcext:value-type="string">
            <text:p>Profi</text:p>
          </table:table-cell>
          <table:table-cell table:style-name="ce11" office:value-type="string" calcext:value-type="string">
            <text:p>Questo è il lavoro di un vero professionista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Das ist die Arbeit eines echten Profis.</text:p>
          </table:table-cell>
          <table:table-cell table:style-name="ce6" office:value-type="string" calcext:value-type="string">
            <text:p>Prof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ra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esto è stato motivo per me per intraprendere lo stesso tipo di carriera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ies war für mich der Grund, ebenfalls eine derartige Laufbahn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Dopo i tuoi esami sarai in grado di intraprendere una professione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u wirst nach deinen Prüfungen in der Lage sein, einen Beruf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Ha già pensato di rinunciare e intraprendere un altro tipo di lavoro?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Wollte Sie jemals aufgeben und einen anderen Beruf einschlagen?</text:p>
          </table:table-cell>
          <table:table-cell table:style-name="ce6" office:value-type="string" calcext:value-type="string">
            <text:p>einschlagen</text:p>
          </table:table-cell>
          <table:table-cell table:style-name="ce6"/>
          <table:table-cell table:style-name="ce11" office:value-type="string" calcext:value-type="string">
            <text:p>einzuschla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l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metti tre pallini in fila puoi vincere il gioco del tris.</text:p>
          </table:table-cell>
          <table:table-cell table:style-name="Default" office:value-type="string" calcext:value-type="string">
            <text:p>pallini</text:p>
          </table:table-cell>
          <table:table-cell table:style-name="ce11" office:value-type="string" calcext:value-type="string">
            <text:p>Wenn du drei Pünktchen in eine Reihe bringst, kannst du das Spiel Tic-tac-toe gewinnen.</text:p>
          </table:table-cell>
          <table:table-cell table:style-name="ce6" office:value-type="string" calcext:value-type="string">
            <text:p>Pünk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dibatt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dibattito sarebbe anche una bella cosa, se solo le persone fossero in grado di comportarsi civilmente, magari parlando uno alla volta!</text:p>
          </table:table-cell>
          <table:table-cell table:style-name="Default" office:value-type="string" calcext:value-type="string">
            <text:p>dibattito</text:p>
          </table:table-cell>
          <table:table-cell table:style-name="ce11" office:value-type="string" calcext:value-type="string">
            <text:p>Die Debatte wäre auch eine gute Sache, wenn sich nur die Menschen zivilisiert benehmen könnten, vielleicht einer nach dem anderen reden!</text:p>
          </table:table-cell>
          <table:table-cell table:style-name="ce6" office:value-type="string" calcext:value-type="string">
            <text:p>Debat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unico caso in cui è giusto raccogliere un uccellino è se l'animale è ferito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Der einzige Fall, in dem man einen Vogel mitnehmen darf, ist, wenn das Tier verletzt ist.</text:p>
          </table:table-cell>
          <table:table-cell table:style-name="ce6" office:value-type="string" calcext:value-type="string">
            <text:p>Fall</text:p>
          </table:table-cell>
          <table:table-cell table:style-name="ce11" office:value-type="string" calcext:value-type="string">
            <text:p>In caso di incendio rompa questa finestra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Im Falle eines Brandes zerschlagen Sie dieses Fenster!</text:p>
          </table:table-cell>
          <table:table-cell table:style-name="ce6" office:value-type="string" calcext:value-type="string">
            <text:p>Falle</text:p>
          </table:table-cell>
          <table:table-cell table:style-name="ce11" office:value-type="string" calcext:value-type="string">
            <text:p>In caso di ritardo nella consegna, abbiamo una speciale assicurazione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Für den Fall, dass sich die Lieferung verzögert, haben wir eine Sonderversicherung.</text:p>
          </table:table-cell>
          <table:table-cell table:style-name="ce6" office:value-type="string" calcext:value-type="string">
            <text:p>Fa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ti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casa mia c'è un piccolo giardino, dove coltivo alcune piante aromatiche.</text:p>
          </table:table-cell>
          <table:table-cell table:style-name="Default" office:value-type="string" calcext:value-type="string">
            <text:p>coltivo</text:p>
          </table:table-cell>
          <table:table-cell table:style-name="ce11" office:value-type="string" calcext:value-type="string">
            <text:p>Daheim habe ich einen kleinen Garten, wo ich einige duftende Pflanzen anbaue.</text:p>
          </table:table-cell>
          <table:table-cell table:style-name="ce6" office:value-type="string" calcext:value-type="string">
            <text:p>anbaue</text:p>
          </table:table-cell>
          <table:table-cell table:style-name="ce11" office:value-type="string" calcext:value-type="string">
            <text:p>Molti contadini in Hokkaido hanno coltivato patate.</text:p>
          </table:table-cell>
          <table:table-cell table:style-name="Default" office:value-type="string" calcext:value-type="string">
            <text:p>coltivato</text:p>
          </table:table-cell>
          <table:table-cell table:style-name="ce11" office:value-type="string" calcext:value-type="string">
            <text:p>Viele Bauern in Hokkaido haben Kartoffeln angebaut.</text:p>
          </table:table-cell>
          <table:table-cell table:style-name="ce6" office:value-type="string" calcext:value-type="string">
            <text:p>angebaut</text:p>
          </table:table-cell>
          <table:table-cell table:style-name="ce11" office:value-type="string" calcext:value-type="string">
            <text:p>Tom coltiverà pomodori nel suo giardino.</text:p>
          </table:table-cell>
          <table:table-cell table:style-name="Default" office:value-type="string" calcext:value-type="string">
            <text:p>coltiverà</text:p>
          </table:table-cell>
          <table:table-cell table:style-name="ce11" office:value-type="string" calcext:value-type="string">
            <text:p>Tom wird in seinem Garten Tomaten anbauen.</text:p>
          </table:table-cell>
          <table:table-cell table:style-name="ce6" office:value-type="string" calcext:value-type="string">
            <text:p>an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iv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Veramente filosofare è attività comune a tutti gli esseri uman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Tatsächlich ist Philosophieren eine Tätigkeit, die allen menschlichen Wesen gemeinsam is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Nessuna attività criminale ogg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Keine kriminellen Aktivitäten heute.</text:p>
          </table:table-cell>
          <table:table-cell table:style-name="ce6" office:value-type="string" calcext:value-type="string">
            <text:p>Aktivitä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fan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i più grandi la visita al museo del giocattolo diventa un viaggio nella propr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Für die Älteren wird der Besuch des Spielzeugmuseums zu einer Reise in die Kindheit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Questo è il villaggio in cui ho passato 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Dies ist das Dorf, in dem ich meine Kindheit verbracht habe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Io mi ricordo volentieri del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Ich erinnere mich gern an meine Kindheit.</text:p>
          </table:table-cell>
          <table:table-cell table:style-name="ce6" office:value-type="string" calcext:value-type="string">
            <text:p>Kind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ha solo due anni ma è capace a contare fino a 100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ie ist erst zwei Jahre alt, aber schon fähig, bis hundert zu zählen.</text:p>
          </table:table-cell>
          <table:table-cell table:style-name="ce6" office:value-type="string" calcext:value-type="string">
            <text:p>fähig</text:p>
          </table:table-cell>
          <table:table-cell table:style-name="ce11" office:value-type="string" calcext:value-type="string">
            <text:p>Suo fratello è un dottore molto capac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ein Bruder ist ein sehr fähiger Arzt.</text:p>
          </table:table-cell>
          <table:table-cell table:style-name="ce6" office:value-type="string" calcext:value-type="string">
            <text:p>fähiger</text:p>
          </table:table-cell>
          <table:table-cell table:style-name="ce11" office:value-type="string" calcext:value-type="string">
            <text:p>È capace di parlare dieci lingu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Er ist fähig, zehn Sprachen zu sprechen.</text:p>
          </table:table-cell>
          <table:table-cell table:style-name="ce6" office:value-type="string" calcext:value-type="string">
            <text:p>fähig</text:p>
          </table:table-cell>
          <table:table-cell table:style-name="ce6"/>
          <table:table-cell table:style-name="ce11" office:value-type="string" calcext:value-type="string">
            <text:p>in der Lage fähi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ve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si è rivelata una menzogna.</text:p>
          </table:table-cell>
          <table:table-cell table:style-name="Default" office:value-type="string" calcext:value-type="string">
            <text:p>rivelata</text:p>
          </table:table-cell>
          <table:table-cell table:style-name="ce11" office:value-type="string" calcext:value-type="string">
            <text:p>Was er sagte, hat sich als Lüge herausgestellt.</text:p>
          </table:table-cell>
          <table:table-cell table:style-name="ce6" office:value-type="string" calcext:value-type="string">
            <text:p>herausgestellt</text:p>
          </table:table-cell>
          <table:table-cell table:style-name="ce11" office:value-type="string" calcext:value-type="string">
            <text:p>Tom non ha rivelato a Mary perché l'ha fatto.</text:p>
          </table:table-cell>
          <table:table-cell table:style-name="Default" office:value-type="string" calcext:value-type="string">
            <text:p>rivelato</text:p>
          </table:table-cell>
          <table:table-cell table:style-name="ce11" office:value-type="string" calcext:value-type="string">
            <text:p>Tom hat Maria nicht verraten, warum er das gemacht hat.</text:p>
          </table:table-cell>
          <table:table-cell table:style-name="ce6" office:value-type="string" calcext:value-type="string">
            <text:p>verraten</text:p>
          </table:table-cell>
          <table:table-cell table:style-name="ce11" office:value-type="string" calcext:value-type="string">
            <text:p>Lui non rivelò la sua identità.</text:p>
          </table:table-cell>
          <table:table-cell table:style-name="Default" office:value-type="string" calcext:value-type="string">
            <text:p>rivelò</text:p>
          </table:table-cell>
          <table:table-cell table:style-name="ce11" office:value-type="string" calcext:value-type="string">
            <text:p>Er hat seine Identität nicht preisgegeben.</text:p>
          </table:table-cell>
          <table:table-cell table:style-name="ce6" office:value-type="string" calcext:value-type="string">
            <text:p>preis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d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codice è arduo da decifrare, senza conoscere il titolo del libro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Dieser Code ist schwer zu knacken, wenn man den Buchtitel nicht kennt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arduo leggere i pensieri di un robot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chwer die Gedanken eines Roboters zu lesen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molto arduo per me lasciarti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ehr schwer für mich, dich zu verlassen.</text:p>
          </table:table-cell>
          <table:table-cell table:style-name="ce6" office:value-type="string" calcext:value-type="string">
            <text:p>schw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vvi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a preso un cattivo voto a scuola ed, ovviamente, il genitore lo ha rimproverato.</text:p>
          </table:table-cell>
          <table:table-cell table:style-name="Default" office:value-type="string" calcext:value-type="string">
            <text:p>ovviamente</text:p>
          </table:table-cell>
          <table:table-cell table:style-name="ce11" office:value-type="string" calcext:value-type="string">
            <text:p>Er bekam in der Schule eine schlechte Note, und natürlich schimpften die Eltern mit ihm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pattina meglio di me perché si allena più spesso.</text:p>
          </table:table-cell>
          <table:table-cell table:style-name="Default" office:value-type="string" calcext:value-type="string">
            <text:p>allena</text:p>
          </table:table-cell>
          <table:table-cell table:style-name="ce11" office:value-type="string" calcext:value-type="string">
            <text:p>Er fährt besser Schlittschuh als ich, weil er öfter trainiert.</text:p>
          </table:table-cell>
          <table:table-cell table:style-name="ce6" office:value-type="string" calcext:value-type="string">
            <text:p>trainiert</text:p>
          </table:table-cell>
          <table:table-cell table:style-name="ce11" office:value-type="string" calcext:value-type="string">
            <text:p>Hazen ti chiederà di allenare la squadra.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Hazen wird dich bitten, das Team zu trainieren.</text:p>
          </table:table-cell>
          <table:table-cell table:style-name="ce6" office:value-type="string" calcext:value-type="string">
            <text:p>trainieren</text:p>
          </table:table-cell>
          <table:table-cell table:style-name="ce11" office:value-type="string" calcext:value-type="string">
            <text:p>Drago, come ci si sente a potersi allenare con un grande ex campione?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Drago, was ist das für ein Gefühl, mit einem großen Champion zu trainieren?</text:p>
          </table:table-cell>
          <table:table-cell table:style-name="ce6" office:value-type="string" calcext:value-type="string">
            <text:p>trai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nque minuti dopo essersi svegliata lei si è alzata.</text:p>
          </table:table-cell>
          <table:table-cell table:style-name="Default" office:value-type="string" calcext:value-type="string">
            <text:p>alzata</text:p>
          </table:table-cell>
          <table:table-cell table:style-name="ce11" office:value-type="string" calcext:value-type="string">
            <text:p>Fünf Minuten nach dem Aufwachen ist sie aufgestanden.</text:p>
          </table:table-cell>
          <table:table-cell table:style-name="ce6" office:value-type="string" calcext:value-type="string">
            <text:p>aufgestanden</text:p>
          </table:table-cell>
          <table:table-cell table:style-name="ce11" office:value-type="string" calcext:value-type="string">
            <text:p>Alzarsi presto è buono per la salute.</text:p>
          </table:table-cell>
          <table:table-cell table:style-name="Default" office:value-type="string" calcext:value-type="string">
            <text:p>Alzarsi</text:p>
          </table:table-cell>
          <table:table-cell table:style-name="ce11" office:value-type="string" calcext:value-type="string">
            <text:p>Früh aufstehen ist gut für die Gesundheit.</text:p>
          </table:table-cell>
          <table:table-cell table:style-name="ce6" office:value-type="string" calcext:value-type="string">
            <text:p>aufstehen</text:p>
          </table:table-cell>
          <table:table-cell table:style-name="ce11" office:value-type="string" calcext:value-type="string">
            <text:p>L'uomo alzò lo sguardo e vide il cielo grigio.</text:p>
          </table:table-cell>
          <table:table-cell table:style-name="Default" office:value-type="string" calcext:value-type="string">
            <text:p>alzò</text:p>
          </table:table-cell>
          <table:table-cell table:style-name="ce11" office:value-type="string" calcext:value-type="string">
            <text:p>Der Mann hob den Blick und sah den grauen Himmel.</text:p>
          </table:table-cell>
          <table:table-cell table:style-name="ce6" office:value-type="string" calcext:value-type="string">
            <text:p>ho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eri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razie all’esperienza maturata all’estero so una seconda lingu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Dank meiner im Ausland entstandenen Erfahrung, kann ich eine zweite Sprache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Noi vogliamo un assistente, preferibilmente qualcuno con dell'esperienz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Wir suchen einen Assistenten, bevorzugt jemanden mit Erfahrung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Erfahr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est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diplomato il semestre scorso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Seit dem letzten Halbjahr bin ich mit der Schule fertig.</text:p>
          </table:table-cell>
          <table:table-cell table:style-name="ce6" office:value-type="string" calcext:value-type="string">
            <text:p>Halbjahr</text:p>
          </table:table-cell>
          <table:table-cell table:style-name="ce11" office:value-type="string" calcext:value-type="string">
            <text:p>Sto facendo un corso e il prossimo semestre ne farò du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Ich mache einen Kurs und nächstes Semester mache ich zwei.</text:p>
          </table:table-cell>
          <table:table-cell table:style-name="ce6" office:value-type="string" calcext:value-type="string">
            <text:p>Semester</text:p>
          </table:table-cell>
          <table:table-cell table:style-name="ce11" office:value-type="string" calcext:value-type="string">
            <text:p>Sei stato promosso in tutte le materie questo semestr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Du hast soeben alle Prüfungen in diesem Semester bestanden.</text:p>
          </table:table-cell>
          <table:table-cell table:style-name="ce6" office:value-type="string" calcext:value-type="string">
            <text:p>Semes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quis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riuscito a convincerli all'acquisto di un letto nuovo.</text:p>
          </table:table-cell>
          <table:table-cell table:style-name="Default" office:value-type="string" calcext:value-type="string">
            <text:p>acquisto</text:p>
          </table:table-cell>
          <table:table-cell table:style-name="ce11" office:value-type="string" calcext:value-type="string">
            <text:p>Es ist mir gelungen, ihn zum Kauf eines neuen Bettes zu überreden.</text:p>
          </table:table-cell>
          <table:table-cell table:style-name="ce6" office:value-type="string" calcext:value-type="string">
            <text:p>Kauf</text:p>
          </table:table-cell>
          <table:table-cell table:style-name="ce11" office:value-type="string" calcext:value-type="string">
            <text:p>Vado a fare acquisti questo pomeriggio sebbene io non abbia molto denar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gehe heute Nachmittag Einkäufe machen, obwohl ich nicht viel Geld habe.</text:p>
          </table:table-cell>
          <table:table-cell table:style-name="ce6" office:value-type="string" calcext:value-type="string">
            <text:p>Einkäufe</text:p>
          </table:table-cell>
          <table:table-cell table:style-name="ce11" office:value-type="string" calcext:value-type="string">
            <text:p>Mi piace fare acquisti in quel grande magazzin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mag es, in diesem großen Geschäft Einkäufe zu machen.</text:p>
          </table:table-cell>
          <table:table-cell table:style-name="ce6" office:value-type="string" calcext:value-type="string">
            <text:p>Einkä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st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specializzata nell'allestimento di vetrine di negozi di scarpe.</text:p>
          </table:table-cell>
          <table:table-cell table:style-name="Default" office:value-type="string" calcext:value-type="string">
            <text:p>allestimento</text:p>
          </table:table-cell>
          <table:table-cell table:style-name="ce11" office:value-type="string" calcext:value-type="string">
            <text:p>Ich bin auf Schaufensterdekoration in Schuhgeschäften spezialisiert.</text:p>
          </table:table-cell>
          <table:table-cell table:style-name="ce6" office:value-type="string" calcext:value-type="string">
            <text:p>dekora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arm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frigorifero ben funzionante consente un risparmio energetico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Ein gut funktionierender Kühlschrank lässt eine Energieeinsparung zu.</text:p>
          </table:table-cell>
          <table:table-cell table:style-name="ce6" office:value-type="string" calcext:value-type="string">
            <text:p>einsparung</text:p>
          </table:table-cell>
          <table:table-cell table:style-name="ce11" office:value-type="string" calcext:value-type="string">
            <text:p>Il risparmio elettrico è più grande quando si spegne la televisione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Die Stromeinsparungen sind höher, wenn man den Fernseher abschaltet.</text:p>
          </table:table-cell>
          <table:table-cell table:style-name="ce6" office:value-type="string" calcext:value-type="string">
            <text:p>einsparungen</text:p>
          </table:table-cell>
          <table:table-cell table:style-name="ce11" office:value-type="string" calcext:value-type="string">
            <text:p>Non sono molto bravo nel risparmio di soldi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Ich bin nicht so gut im Sparen von Geld.</text:p>
          </table:table-cell>
          <table:table-cell table:style-name="ce6" office:value-type="string" calcext:value-type="string">
            <text:p>Spa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icl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riciclabili</text:p>
          </table:table-cell>
          <table:table-cell table:style-name="ce11" office:value-type="string" calcext:value-type="string">
            <text:p>Dieses Produkt besteht aus wiederverwertbaren Materialien.</text:p>
          </table:table-cell>
          <table:table-cell table:style-name="ce6" office:value-type="string" calcext:value-type="string">
            <text:p>wiederverwertba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ff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i trovato qualche offerta di lavoro interessante?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Hast du ein interessantes Stellenangebot gefunden?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Er dachte, es sei klug, das Angebot anzunehmen.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Gentili clienti, abbiamo una nuova offerta speciale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Liebe Kunden, wir haben ein neues Spezialangebot.</text:p>
          </table:table-cell>
          <table:table-cell table:style-name="ce6" office:value-type="string" calcext:value-type="string">
            <text:p>angebot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vid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evidente che avevano mentito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Es war offensichtlich, dass sie gelogen hatten.</text:p>
          </table:table-cell>
          <table:table-cell table:style-name="ce6" office:value-type="string" calcext:value-type="string">
            <text:p>offensichtlich</text:p>
          </table:table-cell>
          <table:table-cell table:style-name="ce11" office:value-type="string" calcext:value-type="string">
            <text:p>Avevo torto io. Miquette è la tua amante, è evidente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lag falsch. Natürlich ist Miquette deine Geliebte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on trovo così evidente che lei sia incinta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finde es nicht so offensichtlich, dass sie schwanger ist.</text:p>
          </table:table-cell>
          <table:table-cell table:style-name="ce6" office:value-type="string" calcext:value-type="string">
            <text:p>offensich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avo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onoscenza di una seconda lingua offre al bambino molte opportunità e favorisce la sua creatività.</text:p>
          </table:table-cell>
          <table:table-cell table:style-name="Default" office:value-type="string" calcext:value-type="string">
            <text:p>favorisce</text:p>
          </table:table-cell>
          <table:table-cell table:style-name="ce11" office:value-type="string" calcext:value-type="string">
            <text:p>Die Kenntnis einer zweiten Sprache bietet dem Kind viele Möglichkeiten und fördert seine Kreativität.</text:p>
          </table:table-cell>
          <table:table-cell table:style-name="ce6" office:value-type="string" calcext:value-type="string">
            <text:p>fördert</text:p>
          </table:table-cell>
          <table:table-cell table:style-name="ce11" office:value-type="string" calcext:value-type="string">
            <text:p>Andare a cena con lui potrebbe favorire la tua carriera.</text:p>
          </table:table-cell>
          <table:table-cell table:style-name="Default" office:value-type="string" calcext:value-type="string">
            <text:p>favorire</text:p>
          </table:table-cell>
          <table:table-cell table:style-name="ce11" office:value-type="string" calcext:value-type="string">
            <text:p>Es könnte ihrer Karriere begünstigen, wenn Sie mit ihm essen gehen.</text:p>
          </table:table-cell>
          <table:table-cell table:style-name="ce6" office:value-type="string" calcext:value-type="string">
            <text:p>begünst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ar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convinto un caro amico a gareggiare nei contest fotografici.</text:p>
          </table:table-cell>
          <table:table-cell table:style-name="Default" office:value-type="string" calcext:value-type="string">
            <text:p>gareggiare</text:p>
          </table:table-cell>
          <table:table-cell table:style-name="ce11" office:value-type="string" calcext:value-type="string">
            <text:p>Ein lieber Freund hat mich überzeugt, an Fotowettbewerb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nche se avevo studiato architettura, non ho mai lavorato come architett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Obwohl ich Architektur studiert hatte, arbeitete ich niemals als Architek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Das Gebäude hat ein russischer Architekt gebau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elecam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mi limitai a sorridere alla telecamera e leggere manoscritti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Aber ich hab nicht nur in die Kamera gelächelt und Manuskripte abgeles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Accendo la telecamera e tu inizi parlare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Ich schalte die Kamera an, und Sie fangen an zu red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Datemi una telecamera e vi faccio un scoop!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Gebt mir eine Kamera und ich besorge euch einen Knüller!</text:p>
          </table:table-cell>
          <table:table-cell table:style-name="ce6" office:value-type="string" calcext:value-type="string">
            <text:p>Kamer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to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arrotolato il tappeto persiano per poter lavare il pavimento.</text:p>
          </table:table-cell>
          <table:table-cell table:style-name="Default" office:value-type="string" calcext:value-type="string">
            <text:p>arrotolato</text:p>
          </table:table-cell>
          <table:table-cell table:style-name="ce12" office:value-type="string" calcext:value-type="string">
            <text:p>Ich habe den Perserteppich zusammengerollt, damit ich den Boden waschen konnte.</text:p>
          </table:table-cell>
          <table:table-cell table:style-name="ce18" office:value-type="string" calcext:value-type="string">
            <text:p>zusammengero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ser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Tom beobachtet gerne die vorbeigehenden Leute.</text:p>
          </table:table-cell>
          <table:table-cell table:style-name="ce6" office:value-type="string" calcext:value-type="string">
            <text:p>beobachtet</text:p>
          </table:table-cell>
          <table:table-cell table:style-name="ce11" office:value-type="string" calcext:value-type="string">
            <text:p>Mi piace osservare le persone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Ich beobachte gern Leute.</text:p>
          </table:table-cell>
          <table:table-cell table:style-name="ce6" office:value-type="string" calcext:value-type="string">
            <text:p>beobachte</text:p>
          </table:table-cell>
          <table:table-cell table:style-name="ce11" office:value-type="string" calcext:value-type="string">
            <text:p>La notte scorsa c'erano buone opportunità di osservare aurore boreali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Vergangene Nacht gab es gute Chancen, Polarlichter zu beobachten.</text:p>
          </table:table-cell>
          <table:table-cell table:style-name="ce6" office:value-type="string" calcext:value-type="string">
            <text:p>beoba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ess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ccuparsi di una casa tanto grande è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Sich um ein so großes Haus zu kümmern, ist sicher stressig.</text:p>
          </table:table-cell>
          <table:table-cell table:style-name="ce6" office:value-type="string" calcext:value-type="string">
            <text:p>stressig</text:p>
          </table:table-cell>
          <table:table-cell table:style-name="ce11" office:value-type="string" calcext:value-type="string">
            <text:p>Provi a vivere con quei due e capirà quanto sia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Leben Sie mal mit den beiden zusammen, dann sehen Sie, wie belastend das ist!</text:p>
          </table:table-cell>
          <table:table-cell table:style-name="ce6" office:value-type="string" calcext:value-type="string">
            <text:p>belastend</text:p>
          </table:table-cell>
          <table:table-cell table:style-name="ce11" office:value-type="string" calcext:value-type="string">
            <text:p>Sembra un lavoro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Klingt nach einem stressigen Job.</text:p>
          </table:table-cell>
          <table:table-cell table:style-name="ce6" office:value-type="string" calcext:value-type="string">
            <text:p>stress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ar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portare la spazzatura alla discarica pubblica.</text:p>
          </table:table-cell>
          <table:table-cell table:style-name="Default" office:value-type="string" calcext:value-type="string">
            <text:p>discarica</text:p>
          </table:table-cell>
          <table:table-cell table:style-name="ce11" office:value-type="string" calcext:value-type="string">
            <text:p>Wir müssen den Müll zur städtischen Müllkippe bringen</text:p>
          </table:table-cell>
          <table:table-cell table:style-name="ce6" office:value-type="string" calcext:value-type="string">
            <text:p>Müllkipp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ritengono</text:p>
          </table:table-cell>
          <table:table-cell table:style-name="ce11" office:value-type="string" calcext:value-type="string">
            <text:p>Viele Briten meinen, dass sie die Europäische Union nicht brauchen.</text:p>
          </table:table-cell>
          <table:table-cell table:style-name="ce6" office:value-type="string" calcext:value-type="string">
            <text:p>meinen</text:p>
          </table:table-cell>
          <table:table-cell table:style-name="ce11" office:value-type="string" calcext:value-type="string">
            <text:p>Non lo devi ritenere sbagliato a prescindere.</text:p>
          </table:table-cell>
          <table:table-cell table:style-name="Default" office:value-type="string" calcext:value-type="string">
            <text:p>ritenere</text:p>
          </table:table-cell>
          <table:table-cell table:style-name="ce11" office:value-type="string" calcext:value-type="string">
            <text:p>Abgesehen davon solltest du es nicht für falsch halten.</text:p>
          </table:table-cell>
          <table:table-cell table:style-name="ce6" office:value-type="string" calcext:value-type="string">
            <text:p>halten</text:p>
          </table:table-cell>
          <table:table-cell table:style-name="ce11" office:value-type="string" calcext:value-type="string">
            <text:p>Mi ritengo una persona leale e corretta.</text:p>
          </table:table-cell>
          <table:table-cell table:style-name="Default" office:value-type="string" calcext:value-type="string">
            <text:p>ritengo</text:p>
          </table:table-cell>
          <table:table-cell table:style-name="ce11" office:value-type="string" calcext:value-type="string">
            <text:p>Ich halte mich für einen aufrichtigen und korrekten Menschen.</text:p>
          </table:table-cell>
          <table:table-cell table:style-name="ce6" office:value-type="string" calcext:value-type="string">
            <text:p>hal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goccia scava la pietra.</text:p>
          </table:table-cell>
          <table:table-cell table:style-name="Default" office:value-type="string" calcext:value-type="string">
            <text:p>scava</text:p>
          </table:table-cell>
          <table:table-cell table:style-name="ce11" office:value-type="string" calcext:value-type="string">
            <text:p>Steter Tropfen höhlt den Stein.</text:p>
          </table:table-cell>
          <table:table-cell table:style-name="ce6" office:value-type="string" calcext:value-type="string">
            <text:p>höhlt</text:p>
          </table:table-cell>
          <table:table-cell table:style-name="ce11" office:value-type="string" calcext:value-type="string">
            <text:p>Non passerà anni a scavare terra e a trovare terra, come m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Er wird nicht jahrelang im Dreck wühlen und nur Dreck finden, wie ich.</text:p>
          </table:table-cell>
          <table:table-cell table:style-name="ce6" office:value-type="string" calcext:value-type="string">
            <text:p>wühlen</text:p>
          </table:table-cell>
          <table:table-cell table:style-name="ce11" office:value-type="string" calcext:value-type="string">
            <text:p>Continuo a scavare ma il buco non diventa più grand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Ich grabe und grabe, und das Loch wird nicht größer.</text:p>
          </table:table-cell>
          <table:table-cell table:style-name="ce6" office:value-type="string" calcext:value-type="string">
            <text:p>grab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in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un dolore continuo, pensavo che sarebbe durato per sempre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war ein anhaltender Schmerz, ich dachte, das bleibt für immer.</text:p>
          </table:table-cell>
          <table:table-cell table:style-name="ce6" office:value-type="string" calcext:value-type="string">
            <text:p>anhaltender</text:p>
          </table:table-cell>
          <table:table-cell table:style-name="ce11" office:value-type="string" calcext:value-type="string">
            <text:p>Il circo è potenza enorme e continuo moviment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in Zirkus ist gigantische Kraft und unaufhörliche Bewegung.</text:p>
          </table:table-cell>
          <table:table-cell table:style-name="ce6" office:value-type="string" calcext:value-type="string">
            <text:p>unaufhörliche</text:p>
          </table:table-cell>
          <table:table-cell table:style-name="ce11" office:value-type="string" calcext:value-type="string">
            <text:p>È solo che tutto cambia di continu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ist bloß so, dass sich alles ständig verändert.</text:p>
          </table:table-cell>
          <table:table-cell table:style-name="ce6" office:value-type="string" calcext:value-type="string">
            <text:p>stä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hanno accolto a braccia aperte.</text:p>
          </table:table-cell>
          <table:table-cell table:style-name="Default" office:value-type="string" calcext:value-type="string">
            <text:p>accolto</text:p>
          </table:table-cell>
          <table:table-cell table:style-name="ce11" office:value-type="string" calcext:value-type="string">
            <text:p>Sie haben ihn mit offenen Armen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osì avvertimmo lo zio di prepararsi ad accogliere una nuova nipo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o bereiteten wir Onkel George darauf vor, eine neue Nichte zu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i faccia sapere quando arriverà, in modo da poterla accogliere degnamen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agen Sie uns frühzeitig wann, um sie auf würdige Weise empfangen zu können.</text:p>
          </table:table-cell>
          <table:table-cell table:style-name="ce6" office:value-type="string" calcext:value-type="string">
            <text:p>empfan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lo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olimpico, contava ogni caloria.</text:p>
          </table:table-cell>
          <table:table-cell table:style-name="Default" office:value-type="string" calcext:value-type="string">
            <text:p>caloria</text:p>
          </table:table-cell>
          <table:table-cell table:style-name="ce11" office:value-type="string" calcext:value-type="string">
            <text:p>Wie ein olympischer Athlet, zählte sie jede Kalorie.</text:p>
          </table:table-cell>
          <table:table-cell table:style-name="ce6" office:value-type="string" calcext:value-type="string">
            <text:p>Kalor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ttor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attorino prenderà il tuo bagaglio.</text:p>
          </table:table-cell>
          <table:table-cell table:style-name="Default" office:value-type="string" calcext:value-type="string">
            <text:p>fattorino</text:p>
          </table:table-cell>
          <table:table-cell table:style-name="ce11" office:value-type="string" calcext:value-type="string">
            <text:p>Der Diener wird dein Gepäck abholen.</text:p>
          </table:table-cell>
          <table:table-cell table:style-name="ce6" office:value-type="string" calcext:value-type="string">
            <text:p>Die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bbl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esto libro è appena stato pubblicato.</text:p>
          </table:table-cell>
          <table:table-cell table:style-name="Default" office:value-type="string" calcext:value-type="string">
            <text:p>pubblicato</text:p>
          </table:table-cell>
          <table:table-cell table:style-name="ce11" office:value-type="string" calcext:value-type="string">
            <text:p>Das Buch wurde gerade herausgegeben.</text:p>
          </table:table-cell>
          <table:table-cell table:style-name="ce6" office:value-type="string" calcext:value-type="string">
            <text:p>herausgegeben</text:p>
          </table:table-cell>
          <table:table-cell table:style-name="ce11" office:value-type="string" calcext:value-type="string">
            <text:p>Scrive, ma pubblica null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Er schreibt, aber er veröffentlicht nichts.</text:p>
          </table:table-cell>
          <table:table-cell table:style-name="ce6" office:value-type="string" calcext:value-type="string">
            <text:p>veröffentlicht</text:p>
          </table:table-cell>
          <table:table-cell table:style-name="ce11" office:value-type="string" calcext:value-type="string">
            <text:p>Il mio libro fu pubblicato due anni dopo.</text:p>
          </table:table-cell>
          <table:table-cell table:style-name="Default" office:value-type="string" calcext:value-type="string">
            <text:p>pubblicato</text:p>
          </table:table-cell>
          <table:table-cell table:style-name="ce11" office:value-type="string" calcext:value-type="string">
            <text:p>Mein Buch wurde zwei Jahre später veröffentlicht.</text:p>
          </table:table-cell>
          <table:table-cell table:style-name="ce6" office:value-type="string" calcext:value-type="string">
            <text:p>veröffentl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nun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mandare la denuncia per una persona scompars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Wir müssen eine Vermißtenanzeige an die Polizei melden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La polizia gli ha chiesto di sporgere denuncia ma lui si rifiut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Der Polizist rät ihm zur Anzeige, aber er weigert sich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Non verrà fatta nessuna denunci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Es wird keine Polizeimeldung erstellt.</text:p>
          </table:table-cell>
          <table:table-cell table:style-name="ce6" office:value-type="string" calcext:value-type="string">
            <text:p>mel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tinaio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Un centinaio di matite equivale a 100 matite.</text:p>
          </table:table-cell>
          <table:table-cell table:style-name="Default" office:value-type="string" calcext:value-type="string">
            <text:p>centinaio</text:p>
          </table:table-cell>
          <table:table-cell table:style-name="ce11" office:value-type="string" calcext:value-type="string">
            <text:p>Ein Hundert an Bleistiften ist das selbe wie 100 Bleistifte.</text:p>
          </table:table-cell>
          <table:table-cell table:style-name="ce17" office:value-type="string" calcext:value-type="string">
            <text:p>Hund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durata dell'esercizio dipende dal tempo a disposizione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Dauer der Übung hängt davon ab, wie viel Zeit zur Verfügung steht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La durata del volo risulta come previsto 4 ore e 18 minut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Flugdauer wird wie geplant 4 Stunden und 1 8 Minuten betragen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E il mio matrimonio è stato una farsa di una durata di 33 ann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Meine Ehe war eine Farce von der Dauer von 33 Jahren.</text:p>
          </table:table-cell>
          <table:table-cell table:style-name="ce6" office:value-type="string" calcext:value-type="string">
            <text:p>Dau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sti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fa un rumore molto fastidioso.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Aber er macht ein lästiges Geräusch.</text:p>
          </table:table-cell>
          <table:table-cell table:style-name="ce6" office:value-type="string" calcext:value-type="string">
            <text:p>lästiges</text:p>
          </table:table-cell>
          <table:table-cell table:style-name="ce11" office:value-type="string" calcext:value-type="string">
            <text:p>Si è comportata in modo fastidioso!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Sie benahm sich sehr irrtierend.</text:p>
          </table:table-cell>
          <table:table-cell table:style-name="ce6" office:value-type="string" calcext:value-type="string">
            <text:p>irritiere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ncit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siegreiche</text:p>
          </table:table-cell>
          <table:table-cell table:style-name="ce11" office:value-type="string" calcext:value-type="string">
            <text:p>Un premio per il giocatore vincitore, il mio rispetto per il perdente.</text:p>
          </table:table-cell>
          <table:table-cell table:style-name="Default" office:value-type="string" calcext:value-type="string">
            <text:p>vincitore</text:p>
          </table:table-cell>
          <table:table-cell table:style-name="ce11" office:value-type="string" calcext:value-type="string">
            <text:p>Ein Geschenk für den siegreichen Spieler, dem Verlierer meine Anerkennung.</text:p>
          </table:table-cell>
          <table:table-cell table:style-name="ce6" office:value-type="string" calcext:value-type="string">
            <text:p>siegreichen</text:p>
          </table:table-cell>
          <table:table-cell table:style-name="ce11" office:value-type="string" calcext:value-type="string">
            <text:p>Ogni gioco ha una squadra vincitrice e una perdente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In jedem Spiel gibt es ein siegreiches und ein Verliererteam.</text:p>
          </table:table-cell>
          <table:table-cell table:style-name="ce6" office:value-type="string" calcext:value-type="string">
            <text:p>siegre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pi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hier leicht 300 Leuten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Forse dovreste farvi ospitare da parenti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Vielleicht solltest du bei Verwandten untergebracht werden.</text:p>
          </table:table-cell>
          <table:table-cell table:style-name="ce6" office:value-type="string" calcext:value-type="string">
            <text:p>untergebracht</text:p>
          </table:table-cell>
          <table:table-cell table:style-name="ce11" office:value-type="string" calcext:value-type="string">
            <text:p>Non possiamo ospitare altra gent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niemanden mehr aufnehmen.</text:p>
          </table:table-cell>
          <table:table-cell table:style-name="ce6" office:value-type="string" calcext:value-type="string">
            <text:p>auf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iale è costeggiato di alberi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 Straße ist umsäumt von Bäum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Questo sentiero ci porta di sicuro sul viale centrale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ser Pfad wird uns bestimmt zur Straße führ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limpia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che si prepara per le Olimpiadi, contava ogni caloria.</text:p>
          </table:table-cell>
          <table:table-cell table:style-name="Default" office:value-type="string" calcext:value-type="string">
            <text:p>Olimpiadi</text:p>
          </table:table-cell>
          <table:table-cell table:style-name="ce11" office:value-type="string" calcext:value-type="string">
            <text:p>Wie eine Athletin, die sich auf Olympia vorbereitet, zählte sie jede Kalorie.</text:p>
          </table:table-cell>
          <table:table-cell table:style-name="ce6" office:value-type="string" calcext:value-type="string">
            <text:p>Olympi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g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ca di scrivere in modo leggibile o lui non capirà nulla.</text:p>
          </table:table-cell>
          <table:table-cell table:style-name="Default" office:value-type="string" calcext:value-type="string">
            <text:p>leggibile</text:p>
          </table:table-cell>
          <table:table-cell table:style-name="ce11" office:value-type="string" calcext:value-type="string">
            <text:p>Versuch mal, leserlich zu schreiben, sonst wird er nichts verstehen.</text:p>
          </table:table-cell>
          <table:table-cell table:style-name="ce18" office:value-type="string" calcext:value-type="string">
            <text:p>lese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qu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Anche se nessuno mi accompagna, andrò comunque a vedere questo film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niemand mit mir mitkommt, gehe ich trotzdem in den Film.</text:p>
          </table:table-cell>
          <table:table-cell table:style-name="ce6" office:value-type="string" calcext:value-type="string">
            <text:p>trotzdem</text:p>
          </table:table-cell>
          <table:table-cell table:style-name="ce11" office:value-type="string" calcext:value-type="string">
            <text:p>Che ti piaccia o meno, devi farlo comunque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Ob es dir passt oder nicht: Du musst es gleich tun.</text:p>
          </table:table-cell>
          <table:table-cell table:style-name="ce6" office:value-type="string" calcext:value-type="string">
            <text:p>gleich</text:p>
          </table:table-cell>
          <table:table-cell table:style-name="ce11" office:value-type="string" calcext:value-type="string">
            <text:p>Sarà una follia, comunque ho deciso: Io difendo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es verrückt ist, habe ich trotzdem entschieden: ich werde ihn verteidigen!</text:p>
          </table:table-cell>
          <table:table-cell table:style-name="ce6" office:value-type="string" calcext:value-type="string">
            <text:p>trotzd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I cuoco era preoccupato di averlo lasciato troppo sul fuoco.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Koch fürchtete, es habe zu lange auf dem Grill gelegen.</text:p>
          </table:table-cell>
          <table:table-cell table:style-name="ce6" office:value-type="string" calcext:value-type="string">
            <text:p>Koch</text:p>
          </table:table-cell>
          <table:table-cell table:style-name="ce11" office:value-type="string" calcext:value-type="string">
            <text:p>II capo ha chiesto il formaggio fuso. Lo dice lei al cuoco?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Boss hat nach geschmolzenem Käse gefragt. Sagen Sie es dem Koch?</text:p>
          </table:table-cell>
          <table:table-cell table:style-name="ce6" office:value-type="string" calcext:value-type="string">
            <text:p>Koch</text:p>
          </table:table-cell>
          <table:table-cell table:style-name="ce11" office:value-type="string" calcext:value-type="string">
            <text:p>Il cuoco le preparerà da mangiare.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Koch wird eine Mahlzeit zubereiten.</text:p>
          </table:table-cell>
          <table:table-cell table:style-name="ce6" office:value-type="string" calcext:value-type="string">
            <text:p>Ko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conom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 Repubblica Ceca la birra è più economica dell'acqu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In Tschechien ist Bier billiger als Wasser.</text:p>
          </table:table-cell>
          <table:table-cell table:style-name="ce6" office:value-type="string" calcext:value-type="string">
            <text:p>billiger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ökonomischer</text:p>
          </table:table-cell>
          <table:table-cell table:style-name="ce11" office:value-type="string" calcext:value-type="string">
            <text:p>Questa macchina era così economica che è riuscito a comprarl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ses Auto war so günstig, dass er es sich kaufen konnte.</text:p>
          </table:table-cell>
          <table:table-cell table:style-name="ce6" office:value-type="string" calcext:value-type="string">
            <text:p>günst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orm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un biglietto formale di ringraziamento e tante scus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Ein formelles Dankeschön und eine große Entschuldigung.</text:p>
          </table:table-cell>
          <table:table-cell table:style-name="ce6" office:value-type="string" calcext:value-type="string">
            <text:p>formelles</text:p>
          </table:table-cell>
          <table:table-cell table:style-name="ce11" office:value-type="string" calcext:value-type="string">
            <text:p>La festa è stata una mia idea, ma è George che vuole una cena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Die Party war meine Idee, aber sie formal zu gestalten war Georges Idee.</text:p>
          </table:table-cell>
          <table:table-cell table:style-name="ce6" office:value-type="string" calcext:value-type="string">
            <text:p>formal</text:p>
          </table:table-cell>
          <table:table-cell table:style-name="ce11" office:value-type="string" calcext:value-type="string">
            <text:p>Avremo, allora, un dialogo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Wir werden eine formelle Unterhaltung führen.</text:p>
          </table:table-cell>
          <table:table-cell table:style-name="ce6" office:value-type="string" calcext:value-type="string">
            <text:p>formelle</text:p>
          </table:table-cell>
          <table:table-cell table:style-name="ce6"/>
          <table:table-cell table:style-name="ce11" office:value-type="string" calcext:value-type="string">
            <text:p>lettera form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n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erebbe incontrare qualche esponente del governo?</text:p>
          </table:table-cell>
          <table:table-cell table:style-name="Default" office:value-type="string" calcext:value-type="string">
            <text:p>esponente</text:p>
          </table:table-cell>
          <table:table-cell table:style-name="ce11" office:value-type="string" calcext:value-type="string">
            <text:p>Möchten Sie gerne Vertreter der Regierung treffen?</text:p>
          </table:table-cell>
          <table:table-cell table:style-name="ce6" office:value-type="string" calcext:value-type="string">
            <text:p>Vertre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gnit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era vestita in modo semplice e dignitos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Sie war schlicht und würdevoll gekleidet.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pensi che svuotare la toilette chimica sia poco dignitoso per un collezionista di gioielli?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Glaubst du nicht, eine Toilette zu leeren ist für einen Juwelensammler wenig würdevoll?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6" office:value-type="string" calcext:value-type="string">
            <text:p>Würdevoll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unz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condo voi perché non ha funzionato l'esperimento?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Warum hat eurer Meinung nach das Experiment nicht funktioniert?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sempre detto che il tuo cellulare non ha mai funzionato bene.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Ich habe immer gesagt, dass dein Handy nie gut funktioniert hat.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capito perché la macchina non funzionava.</text:p>
          </table:table-cell>
          <table:table-cell table:style-name="Default" office:value-type="string" calcext:value-type="string">
            <text:p>funzionava</text:p>
          </table:table-cell>
          <table:table-cell table:style-name="ce11" office:value-type="string" calcext:value-type="string">
            <text:p>Ich habe begriffen, warum das Auto nicht funktionierte.</text:p>
          </table:table-cell>
          <table:table-cell table:style-name="ce6" office:value-type="string" calcext:value-type="string">
            <text:p>funktioni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ro parlano un eccellente ingles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ie sprechen ein exzellentes Englisch.</text:p>
          </table:table-cell>
          <table:table-cell table:style-name="ce6" office:value-type="string" calcext:value-type="string">
            <text:p>exzellentes</text:p>
          </table:table-cell>
          <table:table-cell table:style-name="ce11" office:value-type="string" calcext:value-type="string">
            <text:p>Molto bene, eccellente, superbo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ehr gut, exzellent, brillant.</text:p>
          </table:table-cell>
          <table:table-cell table:style-name="ce6" office:value-type="string" calcext:value-type="string">
            <text:p>exzellent</text:p>
          </table:table-cell>
          <table:table-cell table:style-name="ce11" office:value-type="string" calcext:value-type="string">
            <text:p>Si è comportato in maniera eccellent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Er hat sich fabelhaft verhalten.</text:p>
          </table:table-cell>
          <table:table-cell table:style-name="ce6" office:value-type="string" calcext:value-type="string">
            <text:p>fabel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ado a fare la spesa e poi ti preparero una bell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gehe einkaufen, und dann koche ich dir Abendess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Devi chiedergli di venire da noi per una buon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Du musst ihn mal bitten, zu uns zu einem guten Abendessen zu komm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Ho organizzato una cenetta per due, nella mia vill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habe ein <text:s/>Abendessen für uns beide arrangiert, in meiner Villa.</text:p>
          </table:table-cell>
          <table:table-cell table:style-name="ce6" office:value-type="string" calcext:value-type="string">
            <text:p>Abendes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certo che rimarrà soddisfatto del servizi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sicher, Sie werden mit dem Service zufrieden sei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Se qualcuno non è soddisfatto del vicino, può cambiare post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st jemand nicht mit seinem Sitznachbarn zufrieden, kann er auch den Sitzplatz wechsel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Forse non gli è mai bastato per sentirsi soddisfatto. Voleva di più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Vielleicht war es nie genug, dass er sich zufrieden fühlte. Er wollte mehr.</text:p>
          </table:table-cell>
          <table:table-cell table:style-name="ce6" office:value-type="string" calcext:value-type="string">
            <text:p>zufrie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scuola non è più adatta a lui.</text:p>
          </table:table-cell>
          <table:table-cell table:style-name="Default" office:value-type="string" calcext:value-type="string">
            <text:p>adatta</text:p>
          </table:table-cell>
          <table:table-cell table:style-name="ce11" office:value-type="string" calcext:value-type="string">
            <text:p>Diese Schule ist nicht mehr für ihn geeignet.</text:p>
          </table:table-cell>
          <table:table-cell table:style-name="ce6" office:value-type="string" calcext:value-type="string">
            <text:p>geeignet</text:p>
          </table:table-cell>
          <table:table-cell table:style-name="ce11" office:value-type="string" calcext:value-type="string">
            <text:p>Questo non è il momento adatto per per fare gli spiritosi al telefon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Jetzt ist nicht der richtige Zeitpunkt, um am Telefon rumzuspinnen!</text:p>
          </table:table-cell>
          <table:table-cell table:style-name="ce6" office:value-type="string" calcext:value-type="string">
            <text:p>richtige</text:p>
          </table:table-cell>
          <table:table-cell table:style-name="ce11" office:value-type="string" calcext:value-type="string">
            <text:p>Appena trovo il luogo adatto, aprirò un uffici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Sobald ich den richtigen Ort gefunden habe, eröffne ich ein Büro.</text:p>
          </table:table-cell>
          <table:table-cell table:style-name="ce6" office:value-type="string" calcext:value-type="string">
            <text:p>richt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otre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aggiando giornalmente sullo stesso tratto di linea ferroviaria, conosco bene il capotreno.</text:p>
          </table:table-cell>
          <table:table-cell table:style-name="Default" office:value-type="string" calcext:value-type="string">
            <text:p>capotreno</text:p>
          </table:table-cell>
          <table:table-cell table:style-name="ce11" office:value-type="string" calcext:value-type="string">
            <text:p>Da ich jeden Tag auf der gleichen Bahnstrecke unterwegs bin, kenne ich den Zugbegleiter gut.</text:p>
          </table:table-cell>
          <table:table-cell table:style-name="ce6" office:value-type="string" calcext:value-type="string">
            <text:p>Zugbeglei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i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i affidato la pecora al lupo.</text:p>
          </table:table-cell>
          <table:table-cell table:style-name="Default" office:value-type="string" calcext:value-type="string">
            <text:p>affidato</text:p>
          </table:table-cell>
          <table:table-cell table:style-name="ce11" office:value-type="string" calcext:value-type="string">
            <text:p>Du hast das Schaf dem Wolf anvertraut.</text:p>
          </table:table-cell>
          <table:table-cell table:style-name="ce6" office:value-type="string" calcext:value-type="string">
            <text:p>anvertraut</text:p>
          </table:table-cell>
          <table:table-cell table:style-name="ce11" office:value-type="string" calcext:value-type="string">
            <text:p>Noi possiamo affidarci al suo giudizio.</text:p>
          </table:table-cell>
          <table:table-cell table:style-name="Default" office:value-type="string" calcext:value-type="string">
            <text:p>affidarci</text:p>
          </table:table-cell>
          <table:table-cell table:style-name="ce11" office:value-type="string" calcext:value-type="string">
            <text:p>Wir können uns auf sein Urteil verlassen.</text:p>
          </table:table-cell>
          <table:table-cell table:style-name="ce6" office:value-type="string" calcext:value-type="string">
            <text:p>verlassen</text:p>
          </table:table-cell>
          <table:table-cell table:style-name="ce11" office:value-type="string" calcext:value-type="string">
            <text:p>Oltre a te non esiste nessun altro a cui possa affidare questo compito.</text:p>
          </table:table-cell>
          <table:table-cell table:style-name="Default" office:value-type="string" calcext:value-type="string">
            <text:p>affidare</text:p>
          </table:table-cell>
          <table:table-cell table:style-name="ce11" office:value-type="string" calcext:value-type="string">
            <text:p>Außer dir gibt es niemanden, dem ich diese Dienstreise anvertrauen kann.</text:p>
          </table:table-cell>
          <table:table-cell table:style-name="ce6" office:value-type="string" calcext:value-type="string">
            <text:p>anvertr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arm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in questi ultimi due anni, è peggiorato in modo allarmante.</text:p>
          </table:table-cell>
          <table:table-cell table:style-name="Default" office:value-type="string" calcext:value-type="string">
            <text:p>allarmante</text:p>
          </table:table-cell>
          <table:table-cell table:style-name="ce11" office:value-type="string" calcext:value-type="string">
            <text:p>In den letzten zwei Jahren, hat es sich auf alarmierende Weise verschlechtert.</text:p>
          </table:table-cell>
          <table:table-cell table:style-name="ce6" office:value-type="string" calcext:value-type="string">
            <text:p>alarmierend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r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Questo è un paradosso. Ma gli scienziati hanno certamente una spiegazione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Dies ist ein Paradox. Aber die Wissenschaftler haben sicherlich eine Erklärung dafü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Lui sa certamente dove abita. Conosce tutti, qu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Er weiß bestimmt, wo er wohnt. Er kennt alle hier.</text:p>
          </table:table-cell>
          <table:table-cell table:style-name="ce6" office:value-type="string" calcext:value-type="string">
            <text:p>bestimm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condo Mr. Porringer, raramente le piante di serra sono fertili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Pflanzen aus dem Treibhaus sind laut Mr. Porringer selten fruchtbar.</text:p>
          </table:table-cell>
          <table:table-cell table:style-name="ce6" office:value-type="string" calcext:value-type="string">
            <text:p>Treibhaus</text:p>
          </table:table-cell>
          <table:table-cell table:style-name="ce11" office:value-type="string" calcext:value-type="string">
            <text:p>In una serra posso far crescere le rose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In einem Gewächshaus kann ich auch Rosen wachsen lassen.</text:p>
          </table:table-cell>
          <table:table-cell table:style-name="ce6" office:value-type="string" calcext:value-type="string">
            <text:p>Gewächshau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bbiamo giocato secondo le nuov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Wir haben nach den neuen Regeln gespielt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 volte infrango l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Manchmal breche ich die Regeln.</text:p>
          </table:table-cell>
          <table:table-cell table:style-name="ce6" office:value-type="string" calcext:value-type="string">
            <text:p>R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ill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a brillante stella del teatro inglese, Mrs. Kendal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Einer der großen Stars des englischen Theaters, Mrs. Kendal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La mia macchina è arancione brillant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Mein Auto leuchtend orange.</text:p>
          </table:table-cell>
          <table:table-cell table:style-name="ce6" office:value-type="string" calcext:value-type="string">
            <text:p>leuchtend</text:p>
          </table:table-cell>
          <table:table-cell table:style-name="ce11" office:value-type="string" calcext:value-type="string">
            <text:p>Giallo brillante, come un girasol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Leuchtendes gelb wie eine Sonnenblume.</text:p>
          </table:table-cell>
          <table:table-cell table:style-name="ce6" office:value-type="string" calcext:value-type="string">
            <text:p>Leucht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un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è se è velenoso e lo raccogli e mangi. sarà il tuo ultimo fungo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Denn wenn er schlecht ist, und ihr esst ihn, war das dein letzter Pilz. 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Se non sei sicuro di un fungo non lo raccogliere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Wenn du nicht sicher bist, ob ein Pilz gut ist, dann lass ihn stehen.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Nella foresta, c'erano un sacco di funghi cresciuti immediatamente dopo una calda pioggia estiva.</text:p>
          </table:table-cell>
          <table:table-cell table:style-name="Default" office:value-type="string" calcext:value-type="string">
            <text:p>funghi</text:p>
          </table:table-cell>
          <table:table-cell table:style-name="ce11" office:value-type="string" calcext:value-type="string">
            <text:p>Im Wald gab es viele Pilze, die unmittelbar nach einem warmen Sommerregen gewachsen waren.</text:p>
          </table:table-cell>
          <table:table-cell table:style-name="ce6" office:value-type="string" calcext:value-type="string">
            <text:p>Pil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apprim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apprima, desidero comunicare una mia decision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Zunächst möchte ich eine wichtige Entscheidung mitteilen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Rocky comincia ad affascinare un pubblico dapprima ostil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Rockys beginnt ein Publikum zu begeistern, das zunächst ablehnend gestimmt war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Ma dapprima nessuno se ne rese conto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Aber das wusste zuerst noch niemand.</text:p>
          </table:table-cell>
          <table:table-cell table:style-name="ce6" office:value-type="string" calcext:value-type="string">
            <text:p>zuer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fi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ittà continua ad affogare nei rifiuti.</text:p>
          </table:table-cell>
          <table:table-cell table:style-name="Default" office:value-type="string" calcext:value-type="string">
            <text:p>rifiuti</text:p>
          </table:table-cell>
          <table:table-cell table:style-name="ce11" office:value-type="string" calcext:value-type="string">
            <text:p>Die Stadt erstickt weiterhin im Müll.</text:p>
          </table:table-cell>
          <table:table-cell table:style-name="ce6" office:value-type="string" calcext:value-type="string">
            <text:p>Mü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mio fidanzato è un pittore e gli ho commissionato di dipingere un mio ritratto.</text:p>
          </table:table-cell>
          <table:table-cell table:style-name="Default" office:value-type="string" calcext:value-type="string">
            <text:p>commissionato</text:p>
          </table:table-cell>
          <table:table-cell table:style-name="ce11" office:value-type="string" calcext:value-type="string">
            <text:p>Mein Freund ist Maler und ich habe ihn beauftragt, ein Porträt von mir zu malen.</text:p>
          </table:table-cell>
          <table:table-cell table:style-name="ce19" office:value-type="string" calcext:value-type="string">
            <text:p>beauftra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guar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ntervenite in questioni che non vi riguardano!</text:p>
          </table:table-cell>
          <table:table-cell table:style-name="Default" office:value-type="string" calcext:value-type="string">
            <text:p>riguardano</text:p>
          </table:table-cell>
          <table:table-cell table:style-name="ce11" office:value-type="string" calcext:value-type="string">
            <text:p>Misch dich nicht in Dinge ein, die dich nichts angehen!</text:p>
          </table:table-cell>
          <table:table-cell table:style-name="ce6" office:value-type="string" calcext:value-type="string">
            <text:p>angehen</text:p>
          </table:table-cell>
          <table:table-cell table:style-name="ce11" office:value-type="string" calcext:value-type="string">
            <text:p>Ha detto che làggiù c'è una setta, riguarda la fine del mondo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Er sagt, dort gebe es eine Kult, der den Untergang der Welt betrifft.</text:p>
          </table:table-cell>
          <table:table-cell table:style-name="ce6" office:value-type="string" calcext:value-type="string">
            <text:p>betrifft</text:p>
          </table:table-cell>
          <table:table-cell table:style-name="ce11" office:value-type="string" calcext:value-type="string">
            <text:p>Capitano, con tutto il rispetto questo non la riguarda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Captain, bei allem Respekt, das betrifft Sie nicht.</text:p>
          </table:table-cell>
          <table:table-cell table:style-name="ce6" office:value-type="string" calcext:value-type="string">
            <text:p>betrif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essuno dei candidati si è accorto dell'errore?</text:p>
          </table:table-cell>
          <table:table-cell table:style-name="Default" office:value-type="string" calcext:value-type="string">
            <text:p>accorto</text:p>
          </table:table-cell>
          <table:table-cell table:style-name="ce11" office:value-type="string" calcext:value-type="string">
            <text:p>Keiner der Kandidaten hat den Fehler bemerkt?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Mi sono accorto che non eri a casa la scorsa notte.</text:p>
          </table:table-cell>
          <table:table-cell table:style-name="Default" office:value-type="string" calcext:value-type="string">
            <text:p>accorto</text:p>
          </table:table-cell>
          <table:table-cell table:style-name="ce11" office:value-type="string" calcext:value-type="string">
            <text:p>Ich habe bemerkt, dass du gestern Abend nicht zu Hause warst.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Forse un giorno ti accorgerai che ti manco.</text:p>
          </table:table-cell>
          <table:table-cell table:style-name="Default" office:value-type="string" calcext:value-type="string">
            <text:p>accorgerai</text:p>
          </table:table-cell>
          <table:table-cell table:style-name="ce11" office:value-type="string" calcext:value-type="string">
            <text:p>Vielleicht wirst du eines Tages merken, dass du mich vermisst.</text:p>
          </table:table-cell>
          <table:table-cell table:style-name="ce6" office:value-type="string" calcext:value-type="string">
            <text:p>merk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giun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Bene, ho letto il vostro rapporto. Volete aggiungere qualcosa?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Also gut. Ich habe Ihren Bericht gelesen. Wollen Sie etwas hinzufügen?</text:p>
          </table:table-cell>
          <table:table-cell table:style-name="ce6" office:value-type="string" calcext:value-type="string">
            <text:p>hinzufügen</text:p>
          </table:table-cell>
          <table:table-cell table:style-name="ce11" office:value-type="string" calcext:value-type="string">
            <text:p>Forse dovremmo aggiungere questa farfalla alla nostra collezione.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Vielleicht sollten wir diesen Schmetterling zu unserer Sammlung hinzufügen.</text:p>
          </table:table-cell>
          <table:table-cell table:style-name="ce6" office:value-type="string" calcext:value-type="string">
            <text:p>hinzufügen</text:p>
          </table:table-cell>
          <table:table-cell table:style-name="ce11" office:value-type="string" calcext:value-type="string">
            <text:p>E poi potrà aggiungere il mio nome alla lista.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Und dann können Sie meinen Namen auf der Liste hinzufügen.</text:p>
          </table:table-cell>
          <table:table-cell table:style-name="ce6" office:value-type="string" calcext:value-type="string">
            <text:p>hinzufü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era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È disperatamente innamorato di quella donna, tocca a noi aiutarl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Er ist hoffnungslos in diese Frau verliebt, wir müssen ihm helfen.</text:p>
          </table:table-cell>
          <table:table-cell table:style-name="ce6" office:value-type="string" calcext:value-type="string">
            <text:p>hoffnungslos</text:p>
          </table:table-cell>
          <table:table-cell table:style-name="ce11" office:value-type="string" calcext:value-type="string">
            <text:p>Ho cercato disperatamente di contattarti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hab verzweifelt versucht, dich zu erreichen.</text:p>
          </table:table-cell>
          <table:table-cell table:style-name="ce6" office:value-type="string" calcext:value-type="string">
            <text:p>verzweifelt</text:p>
          </table:table-cell>
          <table:table-cell table:style-name="ce11" office:value-type="string" calcext:value-type="string">
            <text:p>Ho disperatamente bisogno di aiut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brauche verzweifelt Hilfe.</text:p>
          </table:table-cell>
          <table:table-cell table:style-name="ce6" office:value-type="string" calcext:value-type="string">
            <text:p>verzweife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pa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e sorpresa! Non ero prepar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Was für eine Überraschung! Ich war einfach nicht darauf vorbereitet.</text:p>
          </table:table-cell>
          <table:table-cell table:style-name="ce6" office:value-type="string" calcext:value-type="string">
            <text:p>vorbereitet</text:p>
          </table:table-cell>
          <table:table-cell table:style-name="ce11" office:value-type="string" calcext:value-type="string">
            <text:p>Ho un equipaggio ben preparato e ben arm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Ich habe eine gut vorbereitete und bewaffnete Besatzung.</text:p>
          </table:table-cell>
          <table:table-cell table:style-name="ce6" office:value-type="string" calcext:value-type="string">
            <text:p>vorbereitete</text:p>
          </table:table-cell>
          <table:table-cell table:style-name="ce11" office:value-type="string" calcext:value-type="string">
            <text:p>Lo studente è ben preparato per l'esame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Der Schüler ist gut auf die Prüfung vorbereitet.</text:p>
          </table:table-cell>
          <table:table-cell table:style-name="ce6" office:value-type="string" calcext:value-type="string">
            <text:p>vorbereitet</text:p>
          </table:table-cell>
          <table:table-cell table:style-name="ce6"/>
          <table:table-cell table:style-name="ce11" office:value-type="string" calcext:value-type="string">
            <text:p>preparato per un esam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la nascita di mia figlia mi sono emozionato come mai nella vita.</text:p>
          </table:table-cell>
          <table:table-cell table:style-name="Default" office:value-type="string" calcext:value-type="string">
            <text:p>emozionato</text:p>
          </table:table-cell>
          <table:table-cell table:style-name="ce11" office:value-type="string" calcext:value-type="string">
            <text:p>Als meine Tochter geboren wurde, war ich so aufgeregt wie nie zuvor in meinem Leben.</text:p>
          </table:table-cell>
          <table:table-cell table:style-name="ce17" office:value-type="string" calcext:value-type="string">
            <text:p>aufgere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ter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amore eterno non esist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Die ewige Liebe gibt es nicht.</text:p>
          </table:table-cell>
          <table:table-cell table:style-name="ce6" office:value-type="string" calcext:value-type="string">
            <text:p>ewige</text:p>
          </table:table-cell>
          <table:table-cell table:style-name="ce11" office:value-type="string" calcext:value-type="string">
            <text:p>Nulla è eterno e immutabil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Nichts ist ewig und unveränderlich.</text:p>
          </table:table-cell>
          <table:table-cell table:style-name="ce6" office:value-type="string" calcext:value-type="string">
            <text:p>ewig</text:p>
          </table:table-cell>
          <table:table-cell table:style-name="ce11" office:value-type="string" calcext:value-type="string">
            <text:p>Jabo e gli altri non aspetteranno in eterno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Jabo und die Typen werden nicht ewig warten.</text:p>
          </table:table-cell>
          <table:table-cell table:style-name="ce6" office:value-type="string" calcext:value-type="string">
            <text:p>ew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Bandierina rossa, in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Roter Wimpel,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nostre forze sono in stato di massima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Ich habe unsere Truppen in Alarmbereitschaft versetz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truppe sono in stato di allerta giorno e notte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Die Truppen sind Tag und Nacht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m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escivendolo mi aveva promesso il salmone fresco.</text:p>
          </table:table-cell>
          <table:table-cell table:style-name="Default" office:value-type="string" calcext:value-type="string">
            <text:p>salmone</text:p>
          </table:table-cell>
          <table:table-cell table:style-name="ce11" office:value-type="string" calcext:value-type="string">
            <text:p>Der Fischhändler hatte mir frischen Lachs versprochen.</text:p>
          </table:table-cell>
          <table:table-cell table:style-name="ce6" office:value-type="string" calcext:value-type="string">
            <text:p>Lach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ono venuto a chiederti perdono e spero di ricostruire la nostra relazione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Ich bitte dich um Vergebung und hoffe, dass wir unsere Beziehung wiederaufbauen können.</text:p>
          </table:table-cell>
          <table:table-cell table:style-name="ce6" office:value-type="string" calcext:value-type="string">
            <text:p>wiederaufbauen</text:p>
          </table:table-cell>
          <table:table-cell table:style-name="ce11" office:value-type="string" calcext:value-type="string">
            <text:p>Ci serve ancora un giorno per ricostruire il muro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Wir brauchen noch einen Tag, um die Mauer wiederaufzubauen.</text:p>
          </table:table-cell>
          <table:table-cell table:style-name="ce6" office:value-type="string" calcext:value-type="string">
            <text:p>wiederaufzubauen</text:p>
          </table:table-cell>
          <table:table-cell table:style-name="ce11" office:value-type="string" calcext:value-type="string">
            <text:p>Dopo la guerra hanno ricostruito loro paese.</text:p>
          </table:table-cell>
          <table:table-cell table:style-name="Default" office:value-type="string" calcext:value-type="string">
            <text:p>ricostruito</text:p>
          </table:table-cell>
          <table:table-cell table:style-name="ce11" office:value-type="string" calcext:value-type="string">
            <text:p>Nach dem Krieg haben Sie lhr Land wiederaufgebaut.</text:p>
          </table:table-cell>
          <table:table-cell table:style-name="ce6" office:value-type="string" calcext:value-type="string">
            <text:p>wiederaufgebau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mani vado in città. Devo farti qualche commissione?</text:p>
          </table:table-cell>
          <table:table-cell table:style-name="Default" office:value-type="string" calcext:value-type="string">
            <text:p>commissione</text:p>
          </table:table-cell>
          <table:table-cell table:style-name="ce11" office:value-type="string" calcext:value-type="string">
            <text:p>Morgen gehe ich in die Stadt. Soll ich irgendwelche Besorgungen machen?</text:p>
          </table:table-cell>
          <table:table-cell table:style-name="ce6" office:value-type="string" calcext:value-type="string">
            <text:p>Besorg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molti aspetti gli uomini e le donne sono completamente diversi.</text:p>
          </table:table-cell>
          <table:table-cell table:style-name="Default" office:value-type="string" calcext:value-type="string">
            <text:p>aspetti</text:p>
          </table:table-cell>
          <table:table-cell table:style-name="ce11" office:value-type="string" calcext:value-type="string">
            <text:p>In vielerlei Hinsicht sind Männer und Frauen gänzlich verschieden.</text:p>
          </table:table-cell>
          <table:table-cell table:style-name="ce6" office:value-type="string" calcext:value-type="string">
            <text:p>Hinsicht</text:p>
          </table:table-cell>
          <table:table-cell table:style-name="ce11" office:value-type="string" calcext:value-type="string">
            <text:p>Perfino i programmi di formazione non tengono conto di tale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Selbst in den Ausbildungsprogrammen wird dieser Aspekt nicht berücksichtigt.</text:p>
          </table:table-cell>
          <table:table-cell table:style-name="ce6" office:value-type="string" calcext:value-type="string">
            <text:p>Aspekt</text:p>
          </table:table-cell>
          <table:table-cell table:style-name="ce11" office:value-type="string" calcext:value-type="string">
            <text:p>La nazione è in una situazione molto pericolosa, sotto ogni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Die Nation befindet sich in jeder Hinsicht in einer sehr gefährlichen Situation.</text:p>
          </table:table-cell>
          <table:table-cell table:style-name="ce6" office:value-type="string" calcext:value-type="string">
            <text:p>Hin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avi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e nave può navigare così lontano?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Welches Schiff kann so weit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La mia nave non può più navigare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Mein Schiff kann nicht mehr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Voglio risparmiare abbastanza da comprare una barca e navigare attorno al mondo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Ich will genug Geld zusammen haben, um ein Boot zu kaufen und die Welt zu umsegeln.</text:p>
          </table:table-cell>
          <table:table-cell table:style-name="ce6" office:value-type="string" calcext:value-type="string">
            <text:p>ums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intervistato rispose a tutte le domande del giornalista.</text:p>
          </table:table-cell>
          <table:table-cell table:style-name="Default" office:value-type="string" calcext:value-type="string">
            <text:p>intervistato</text:p>
          </table:table-cell>
          <table:table-cell table:style-name="ce11" office:value-type="string" calcext:value-type="string">
            <text:p>Der Interviewte beantwortete alle Fragen des Journalisten.</text:p>
          </table:table-cell>
          <table:table-cell table:style-name="ce6" office:value-type="string" calcext:value-type="string">
            <text:p>Interview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iramisù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iramisù è un tipico dolce italiano.</text:p>
          </table:table-cell>
          <table:table-cell table:style-name="Default" office:value-type="string" calcext:value-type="string">
            <text:p>tiramisù</text:p>
          </table:table-cell>
          <table:table-cell table:style-name="ce11" office:value-type="string" calcext:value-type="string">
            <text:p>Tiramisu ist ein typisch italienisches Dessert.</text:p>
          </table:table-cell>
          <table:table-cell table:style-name="ce6" office:value-type="string" calcext:value-type="string">
            <text:p>Tiramisu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natu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as è un'importante risorsa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dgas ist ein natürlicher Rohstoff.</text:p>
          </table:table-cell>
          <table:table-cell table:style-name="ce6" office:value-type="string" calcext:value-type="string">
            <text:p>natürlicher</text:p>
          </table:table-cell>
          <table:table-cell table:style-name="ce11" office:value-type="string" calcext:value-type="string">
            <text:p>Si comporta in modo mol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 benimmt sich sehr natürlich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Justin aveva un talen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Justin war ein Naturtalent.</text:p>
          </table:table-cell>
          <table:table-cell table:style-name="ce6" office:value-type="string" calcext:value-type="string">
            <text:p>Na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ocie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società sia vantaggi che svantaggi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Fortschritte in der Wissenschaft haben unserer Gesellschaft sowohl Vorteile als auch Nachteile eingebrach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Il governo assicurerà prestiti senza interesse alle società che partecipano al programma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ie Regierung garantiert den Gesellschaften, die am Programm teilnehmen, zinslose Darlehen.</text:p>
          </table:table-cell>
          <table:table-cell table:style-name="ce6" office:value-type="string" calcext:value-type="string">
            <text:p>Gesellschaften</text:p>
          </table:table-cell>
          <table:table-cell table:style-name="ce11" office:value-type="string" calcext:value-type="string">
            <text:p>L'influenza della TV sulla società è grande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er Einfluss des Fernsehens auf die Gesellschaft ist groß.</text:p>
          </table:table-cell>
          <table:table-cell table:style-name="ce6" office:value-type="string" calcext:value-type="string">
            <text:p>Gesell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d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polo meraviglioso. Cordiale, generoso, sempre di buonumor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Ein wunderbares Volk. Warmherzig, großzügig und wohlwollend.</text:p>
          </table:table-cell>
          <table:table-cell table:style-name="ce6" office:value-type="string" calcext:value-type="string">
            <text:p>Warmherzig</text:p>
          </table:table-cell>
          <table:table-cell table:style-name="ce11" office:value-type="string" calcext:value-type="string">
            <text:p>Le porgo il più cordiale benvenuto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Ich möchte Sie herzlich willkommen heißen.</text:p>
          </table:table-cell>
          <table:table-cell table:style-name="ce6" office:value-type="string" calcext:value-type="string">
            <text:p>herzlich</text:p>
          </table:table-cell>
          <table:table-cell table:style-name="ce11" office:value-type="string" calcext:value-type="string">
            <text:p>È stata gentile, generosa e cordial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Sie war freundlich, großzügig und herzlich.</text:p>
          </table:table-cell>
          <table:table-cell table:style-name="ce6" office:value-type="string" calcext:value-type="string">
            <text:p>herz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dan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é fidanzata con un bravo ragazz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ary ist verlobt mit einem netten jungen Mann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Mia sorella è fidanzata con lui e si sposa l'anno prossim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eine Schwester ist mit ihm verlobt und heiratet nächstes Jahr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à potrà rilassarsi e mettersi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a können Sie sich entspannen und es sich bequem mach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La dottoressa Fletcher è tesa e allarmata, Leonard Zelig invece sembra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r. Fletcher ist angespannt und wachsam, aber Leonard Zelig scheint sich wohl zu fühlen.</text:p>
          </table:table-cell>
          <table:table-cell table:style-name="ce6" office:value-type="string" calcext:value-type="string">
            <text:p>wohl</text:p>
          </table:table-cell>
          <table:table-cell table:style-name="ce11" office:value-type="string" calcext:value-type="string">
            <text:p>Ti senti a tuo agio e dormi profondamente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u fühlst dich wohl und schläfst ganz tief.</text:p>
          </table:table-cell>
          <table:table-cell table:style-name="ce6" office:value-type="string" calcext:value-type="string">
            <text:p>woh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viaggiato molto in giro per il mondo, ma ora è diventato vecchio.</text:p>
          </table:table-cell>
          <table:table-cell table:style-name="Default" office:value-type="string" calcext:value-type="string">
            <text:p>diventato</text:p>
          </table:table-cell>
          <table:table-cell table:style-name="ce11" office:value-type="string" calcext:value-type="string">
            <text:p>Er ist sehr viel in der Welt herumgereist, aber jetzt ist er alt geworden.</text:p>
          </table:table-cell>
          <table:table-cell table:style-name="ce6" office:value-type="string" calcext:value-type="string">
            <text:p>geworden</text:p>
          </table:table-cell>
          <table:table-cell table:style-name="ce11" office:value-type="string" calcext:value-type="string">
            <text:p>Un piccolo fuoco boschivo può diventare presto un grande incendi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Ein kleiner Waldbrand kann schnell ein großer Flächenbrand werden.</text:p>
          </table:table-cell>
          <table:table-cell table:style-name="ce6" office:value-type="string" calcext:value-type="string">
            <text:p>werden</text:p>
          </table:table-cell>
          <table:table-cell table:style-name="ce11" office:value-type="string" calcext:value-type="string">
            <text:p>Se si pianta un seme di mela, potrebbe diventare un alber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Wenn man einen Apfelkern pflanzt, könnte daraus ein Baum werden.</text:p>
          </table:table-cell>
          <table:table-cell table:style-name="ce6" office:value-type="string" calcext:value-type="string">
            <text:p>wer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magr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eoccupata per l'eccessivo dimagrimento di mia nipote, mi documentai sui sintomi e le cause delle anoressie.</text:p>
          </table:table-cell>
          <table:table-cell table:style-name="Default" office:value-type="string" calcext:value-type="string">
            <text:p>dimagrimento</text:p>
          </table:table-cell>
          <table:table-cell table:style-name="ce11" office:value-type="string" calcext:value-type="string">
            <text:p>Besorgt über den übermäßigen Gewichtsverlust meiner Enkelin dokumentierte ich die Symptome und Ursachen der Anorexie.</text:p>
          </table:table-cell>
          <table:table-cell table:style-name="ce6" office:value-type="string" calcext:value-type="string">
            <text:p>Gewichtsverlu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emme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Ich habe nicht einmal eine Minute auf der Party genossen.</text:p>
          </table:table-cell>
          <table:table-cell table:style-name="ce6" office:value-type="string" calcext:value-type="string">
            <text:p>nicht einmal</text:p>
          </table:table-cell>
          <table:table-cell table:style-name="ce11" office:value-type="string" calcext:value-type="string">
            <text:p>Mio padre non è andato nemmeno una volta all'estero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Mein Vater ist nicht ein Mal im Ausland gewesen.</text:p>
          </table:table-cell>
          <table:table-cell table:style-name="ce6" office:value-type="string" calcext:value-type="string">
            <text:p>nicht ein Mal</text:p>
          </table:table-cell>
          <table:table-cell table:style-name="ce11" office:value-type="string" calcext:value-type="string">
            <text:p>Lola, te ne vai via senza nemmeno salutare?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Lola, du gehst und sagst nicht einmal tschüss?</text:p>
          </table:table-cell>
          <table:table-cell table:style-name="ce6" office:value-type="string" calcext:value-type="string">
            <text:p>nicht einm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llarm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il terremoto il sindaco invita alla calma e cerca di non allarmare i cittadini.</text:p>
          </table:table-cell>
          <table:table-cell table:style-name="Default" office:value-type="string" calcext:value-type="string">
            <text:p>allarmare</text:p>
          </table:table-cell>
          <table:table-cell table:style-name="ce11" office:value-type="string" calcext:value-type="string">
            <text:p>Nach dem Erdbeben ruft der Bürgermeister zur Ruhe auf und versucht, die Bürger nicht zu beunruhigen.</text:p>
          </table:table-cell>
          <table:table-cell table:style-name="ce17" office:value-type="string" calcext:value-type="string">
            <text:p>beunruh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l'esame ero abbastanza preparato, dovevo solo ripassare un pochino di matematica.</text:p>
          </table:table-cell>
          <table:table-cell table:style-name="Default" office:value-type="string" calcext:value-type="string">
            <text:p>ripassare</text:p>
          </table:table-cell>
          <table:table-cell table:style-name="ce11" office:value-type="string" calcext:value-type="string">
            <text:p>Ich war ziemlich gut auf die Prüfung vorbereitet, ich musste nur etwas Mathematik auffrischen.</text:p>
          </table:table-cell>
          <table:table-cell table:style-name="ce6" office:value-type="string" calcext:value-type="string">
            <text:p>auffr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uciverb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cruciverba per allenare il cervello.</text:p>
          </table:table-cell>
          <table:table-cell table:style-name="Default" office:value-type="string" calcext:value-type="string">
            <text:p>cruciverba</text:p>
          </table:table-cell>
          <table:table-cell table:style-name="ce11" office:value-type="string" calcext:value-type="string">
            <text:p>Ich löse Kreuzworträtsel um das Gehirn zu trainieren.</text:p>
          </table:table-cell>
          <table:table-cell table:style-name="ce6" office:value-type="string" calcext:value-type="string">
            <text:p>Kreuzworträts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ndo si sale in alto in montagna è una meraviglia la vista a 360 gradi.</text:p>
          </table:table-cell>
          <table:table-cell table:style-name="Default" office:value-type="string" calcext:value-type="string">
            <text:p>meraviglia</text:p>
          </table:table-cell>
          <table:table-cell table:style-name="ce11" office:value-type="string" calcext:value-type="string">
            <text:p>Wenn man hoch in die Berge hinaufsteigt, ist die 360-Grad-Aussicht ein Wunderwerk.</text:p>
          </table:table-cell>
          <table:table-cell table:style-name="ce6" office:value-type="string" calcext:value-type="string">
            <text:p>Wunderwer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cri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gga la scritta piccol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Sieh dir das Kleingeschriebene a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Ho visto la scritta sul muro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Ich konnte die Schrift auf der Wand sehen</text:p>
          </table:table-cell>
          <table:table-cell table:style-name="ce6" office:value-type="string" calcext:value-type="string">
            <text:p>Schr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censione che ho letto sul giornale dice che quel film è un capolavoro.</text:p>
          </table:table-cell>
          <table:table-cell table:style-name="Default" office:value-type="string" calcext:value-type="string">
            <text:p>recensione</text:p>
          </table:table-cell>
          <table:table-cell table:style-name="ce11" office:value-type="string" calcext:value-type="string">
            <text:p>In der Rezension, die ich in der Zeitung gelesen habe, heißt es, der Film sei ein Meisterwerk.</text:p>
          </table:table-cell>
          <table:table-cell table:style-name="ce17" office:value-type="string" calcext:value-type="string">
            <text:p>Rezens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e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vanti alla mia finestra cresce un vecchio albero.</text:p>
          </table:table-cell>
          <table:table-cell table:style-name="Default" office:value-type="string" calcext:value-type="string">
            <text:p>cresce</text:p>
          </table:table-cell>
          <table:table-cell table:style-name="ce11" office:value-type="string" calcext:value-type="string">
            <text:p>Gegenüber meinem Fenster wächst ein alter Baum.</text:p>
          </table:table-cell>
          <table:table-cell table:style-name="ce6" office:value-type="string" calcext:value-type="string">
            <text:p>wächst</text:p>
          </table:table-cell>
          <table:table-cell table:style-name="ce11" office:value-type="string" calcext:value-type="string">
            <text:p>Mio fratello è piccolo, ma è cresciuto molto negli ultimi tempi.</text:p>
          </table:table-cell>
          <table:table-cell table:style-name="Default" office:value-type="string" calcext:value-type="string">
            <text:p>cresciuto</text:p>
          </table:table-cell>
          <table:table-cell table:style-name="ce11" office:value-type="string" calcext:value-type="string">
            <text:p>Mein Bruder ist klein, aber in der letzten Zeit ist er ein ganzes Stück gewachsen.</text:p>
          </table:table-cell>
          <table:table-cell table:style-name="ce6" office:value-type="string" calcext:value-type="string">
            <text:p>gewachsen</text:p>
          </table:table-cell>
          <table:table-cell table:style-name="ce11" office:value-type="string" calcext:value-type="string">
            <text:p>Non si smette mai di crescere ed imparare.</text:p>
          </table:table-cell>
          <table:table-cell table:style-name="Default" office:value-type="string" calcext:value-type="string">
            <text:p>crescere</text:p>
          </table:table-cell>
          <table:table-cell table:style-name="ce11" office:value-type="string" calcext:value-type="string">
            <text:p>Man hört nie auf zu wachsen und zu lernen.</text:p>
          </table:table-cell>
          <table:table-cell table:style-name="ce6" office:value-type="string" calcext:value-type="string">
            <text:p>wach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ho mai visto uno così felice per un aumento di soli 2 dollari e 50!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Noch nie hat sich jemand so über eine Erhöhung von $2,50 gefreut!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È stato registrato un aumento del consumo energetico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r haben eine Erhöhung des Energieverbrauch registriert.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Pretende un aumento di 2 dollari o si licienzia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ll $2 Gehaltserhöhung oder er kündigt.</text:p>
          </table:table-cell>
          <table:table-cell table:style-name="ce6" office:value-type="string" calcext:value-type="string">
            <text:p>erhö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nt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qualità di vita sia vantaggi ch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Fortschritte in Wissenschaft haben der Lebensqualität sowohl Vorteile als auch Nachteile eingebracht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La vita in città ha vantaggi 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Das Stadtleben hat Vorteile und Nachteile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È un vantaggio saper usare un computer.</text:p>
          </table:table-cell>
          <table:table-cell table:style-name="Default" office:value-type="string" calcext:value-type="string">
            <text:p>vantaggio</text:p>
          </table:table-cell>
          <table:table-cell table:style-name="ce11" office:value-type="string" calcext:value-type="string">
            <text:p>Es ist ein Vorteil, fähig zu sein, einen Computer zu benutzen.</text:p>
          </table:table-cell>
          <table:table-cell table:style-name="ce6" office:value-type="string" calcext:value-type="string">
            <text:p>Vorte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dolesc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adolescenti</text:p>
          </table:table-cell>
          <table:table-cell table:style-name="ce11" office:value-type="string" calcext:value-type="string">
            <text:p>Jugendliche streiten oft mit ihren Eltern.</text:p>
          </table:table-cell>
          <table:table-cell table:style-name="ce6" office:value-type="string" calcext:value-type="string">
            <text:p>Juge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le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elencati</text:p>
          </table:table-cell>
          <table:table-cell table:style-name="ce11" office:value-type="string" calcext:value-type="string">
            <text:p>Alle Namen sind in alphabetischer Reihenfolge aufgelistet.</text:p>
          </table:table-cell>
          <table:table-cell table:style-name="ce6" office:value-type="string" calcext:value-type="string">
            <text:p>aufgelist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mple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6" office:value-type="string" calcext:value-type="string">
            <text:p>ganz</text:p>
          </table:table-cell>
          <table:table-cell table:style-name="ce11" office:value-type="string" calcext:value-type="string">
            <text:p>Ho bisogno di comprare cibo, perché il frigo è completamente vuot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Ich muss Lebensmittel einkaufen, denn der Kühlschrank ist absolut leer.</text:p>
          </table:table-cell>
          <table:table-cell table:style-name="ce6" office:value-type="string" calcext:value-type="string">
            <text:p>absolut</text:p>
          </table:table-cell>
          <table:table-cell table:style-name="ce11" office:value-type="string" calcext:value-type="string">
            <text:p>Sono completamente solo ora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Jetzt bin ich ganz allein.</text:p>
          </table:table-cell>
          <table:table-cell table:style-name="ce6" office:value-type="string" calcext:value-type="string">
            <text:p>g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Das Gehalt eines Lehrers ist kleiner als das eines Anwalts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John è il mio fratello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Johann ist mein kleiner Bruder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Ho pensato, se consegnassi i soldi agli sbirri, potrei avere una condanna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Ich dachte, wenn ich das Geld den Bullen gebe, kann ich eine niedrigere Strafe haben.</text:p>
          </table:table-cell>
          <table:table-cell table:style-name="ce6" office:value-type="string" calcext:value-type="string">
            <text:p>niedrige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ua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ferita come questa dovrebbe guarire in una settimana circa.</text:p>
          </table:table-cell>
          <table:table-cell table:style-name="Default" office:value-type="string" calcext:value-type="string">
            <text:p>guarire</text:p>
          </table:table-cell>
          <table:table-cell table:style-name="ce11" office:value-type="string" calcext:value-type="string">
            <text:p>Eine Wunde wie diese sollte in ca. einer Woche heilen.</text:p>
          </table:table-cell>
          <table:table-cell table:style-name="ce6" office:value-type="string" calcext:value-type="string">
            <text:p>heilen</text:p>
          </table:table-cell>
          <table:table-cell table:style-name="ce11" office:value-type="string" calcext:value-type="string">
            <text:p>Il tempo guarisce tutte le ferite.</text:p>
          </table:table-cell>
          <table:table-cell table:style-name="Default" office:value-type="string" calcext:value-type="string">
            <text:p>guarisce</text:p>
          </table:table-cell>
          <table:table-cell table:style-name="ce11" office:value-type="string" calcext:value-type="string">
            <text:p>Die Zeit heilt alle Wunden.</text:p>
          </table:table-cell>
          <table:table-cell table:style-name="ce6" office:value-type="string" calcext:value-type="string">
            <text:p>heilt</text:p>
          </table:table-cell>
          <table:table-cell table:style-name="ce11" office:value-type="string" calcext:value-type="string">
            <text:p>Il paziente non può essere guarito.</text:p>
          </table:table-cell>
          <table:table-cell table:style-name="Default" office:value-type="string" calcext:value-type="string">
            <text:p>guarito</text:p>
          </table:table-cell>
          <table:table-cell table:style-name="ce11" office:value-type="string" calcext:value-type="string">
            <text:p>Der Patient kann nicht geheilt werden.</text:p>
          </table:table-cell>
          <table:table-cell table:style-name="ce6" office:value-type="string" calcext:value-type="string">
            <text:p>gehei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le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saltato una riga durante la lettura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habe beim Lesen eine Zeile übersprungen.</text:p>
          </table:table-cell>
          <table:table-cell table:style-name="ce6" office:value-type="string" calcext:value-type="string">
            <text:p>Lesen</text:p>
          </table:table-cell>
          <table:table-cell table:style-name="ce11" office:value-type="string" calcext:value-type="string">
            <text:p>Vi consiglio questa lettura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empfehle Ihnen diese Lektüre.</text:p>
          </table:table-cell>
          <table:table-cell table:style-name="ce6" office:value-type="string" calcext:value-type="string">
            <text:p>Lektüre</text:p>
          </table:table-cell>
          <table:table-cell table:style-name="ce11" office:value-type="string" calcext:value-type="string">
            <text:p>Sarà una lettura interessante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Es wird eine interessante Lektüre sein.</text:p>
          </table:table-cell>
          <table:table-cell table:style-name="ce6" office:value-type="string" calcext:value-type="string">
            <text:p>Lektü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rasfe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momento abito con mio zio, ma tra un po' mi trasferirò in un piccolo appartamento.</text:p>
          </table:table-cell>
          <table:table-cell table:style-name="Default" office:value-type="string" calcext:value-type="string">
            <text:p>trasferirò</text:p>
          </table:table-cell>
          <table:table-cell table:style-name="ce11" office:value-type="string" calcext:value-type="string">
            <text:p>Ich wohne jetzt erstmal bei meinem Onkel, aber später werde ich in eine kleine Wohnung einziehen.</text:p>
          </table:table-cell>
          <table:table-cell table:style-name="ce6" office:value-type="string" calcext:value-type="string">
            <text:p>einziehen</text:p>
          </table:table-cell>
          <table:table-cell table:style-name="ce11" office:value-type="string" calcext:value-type="string">
            <text:p>Non scrivermi al vecchio indirizzo! Mi sono trasferito.</text:p>
          </table:table-cell>
          <table:table-cell table:style-name="Default" office:value-type="string" calcext:value-type="string">
            <text:p>trasferito</text:p>
          </table:table-cell>
          <table:table-cell table:style-name="ce11" office:value-type="string" calcext:value-type="string">
            <text:p>Nicht an meine alte Adresse schreiben! Ich bin umgezogen.</text:p>
          </table:table-cell>
          <table:table-cell table:style-name="ce6" office:value-type="string" calcext:value-type="string">
            <text:p>umgezog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trasferirsi</text:p>
          </table:table-cell>
          <table:table-cell table:style-name="ce11" office:value-type="string" calcext:value-type="string">
            <text:p>Ihr Entschluss, nach Chicago umzuziehen, überraschte uns.</text:p>
          </table:table-cell>
          <table:table-cell table:style-name="ce6" office:value-type="string" calcext:value-type="string">
            <text:p>umzuzi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enezia, per fare un giro sul canale, scegliemmo una gondola grande.</text:p>
          </table:table-cell>
          <table:table-cell table:style-name="Default" office:value-type="string" calcext:value-type="string">
            <text:p>canale</text:p>
          </table:table-cell>
          <table:table-cell table:style-name="ce11" office:value-type="string" calcext:value-type="string">
            <text:p>In Venedig haben wir für eine Fahrt auf dem Kanal eine große Gondel gewählt.</text:p>
          </table:table-cell>
          <table:table-cell table:style-name="ce6" office:value-type="string" calcext:value-type="string">
            <text:p>Kana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anale del fium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ecchi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bevuto parecchio ieri.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r hat gestern viel getrunken.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'è parecchio da fare, desiderate aiuto?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ercarono parecchio, prima di trovare la casa che sognavano: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Sie mussten viel suchen, bis sie ihr Traumhaus fanden.</text:p>
          </table:table-cell>
          <table:table-cell table:style-name="ce6" office:value-type="string" calcext:value-type="string">
            <text:p>vi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adesso, dopo 5 anni di università, devo iniziare l'apprendistato per diventare avvocato.</text:p>
          </table:table-cell>
          <table:table-cell table:style-name="Default" office:value-type="string" calcext:value-type="string">
            <text:p>apprendistato</text:p>
          </table:table-cell>
          <table:table-cell table:style-name="ce11" office:value-type="string" calcext:value-type="string">
            <text:p>Und jetzt, nach 5 Jahren College, muss ich meine Ausbildung zum Rechtsanwalt beginnen.</text:p>
          </table:table-cell>
          <table:table-cell table:style-name="ce6" office:value-type="string" calcext:value-type="string">
            <text:p>Ausbild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vi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condividi una gioia, si moltiplica.</text:p>
          </table:table-cell>
          <table:table-cell table:style-name="Default" office:value-type="string" calcext:value-type="string">
            <text:p>condividi</text:p>
          </table:table-cell>
          <table:table-cell table:style-name="ce11" office:value-type="string" calcext:value-type="string">
            <text:p>Wenn du Freude teilst, vervielfacht sie sich.</text:p>
          </table:table-cell>
          <table:table-cell table:style-name="ce6" office:value-type="string" calcext:value-type="string">
            <text:p>teilst</text:p>
          </table:table-cell>
          <table:table-cell table:style-name="ce11" office:value-type="string" calcext:value-type="string">
            <text:p>Io ho alcune buone notizie da condividere.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Ich habe einige gute Nachrichten mitzuteilen.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Abbastanza da condividere con loro un segreto?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Genug, um ein Geheimnis zu teilen?</text:p>
          </table:table-cell>
          <table:table-cell table:style-name="ce6" office:value-type="string" calcext:value-type="string">
            <text:p>tei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it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l bimbo è di sana e robusta costituzione verrà ammesso nella squadra. </text:p>
          </table:table-cell>
          <table:table-cell table:style-name="Default" office:value-type="string" calcext:value-type="string">
            <text:p>costituzione</text:p>
          </table:table-cell>
          <table:table-cell table:style-name="ce16" office:value-type="string" calcext:value-type="string">
            <text:p>Wenn das Kind in gesunder und starker Verfassung ist, wird es in die Mannschaft aufgenommen.</text:p>
          </table:table-cell>
          <table:table-cell table:style-name="ce18" office:value-type="string" calcext:value-type="string">
            <text:p>Verfass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ostituzione fis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uomini costruiscono troppi muri intorno a se stessi.</text:p>
          </table:table-cell>
          <table:table-cell table:style-name="Default" office:value-type="string" calcext:value-type="string">
            <text:p>costruiscono</text:p>
          </table:table-cell>
          <table:table-cell table:style-name="ce11" office:value-type="string" calcext:value-type="string">
            <text:p>Die Menschen bauen zu viele Mauern um sich herum.</text:p>
          </table:table-cell>
          <table:table-cell table:style-name="ce6" office:value-type="string" calcext:value-type="string">
            <text:p>bauen</text:p>
          </table:table-cell>
          <table:table-cell table:style-name="ce11" office:value-type="string" calcext:value-type="string">
            <text:p>La casa è stata costruita agli inizi del secolo.</text:p>
          </table:table-cell>
          <table:table-cell table:style-name="Default" office:value-type="string" calcext:value-type="string">
            <text:p>costruita</text:p>
          </table:table-cell>
          <table:table-cell table:style-name="ce11" office:value-type="string" calcext:value-type="string">
            <text:p>Das Haus wurde Anfang des Jahrhunderts gebaut.</text:p>
          </table:table-cell>
          <table:table-cell table:style-name="ce6" office:value-type="string" calcext:value-type="string">
            <text:p>gebaut</text:p>
          </table:table-cell>
          <table:table-cell table:style-name="ce11" office:value-type="string" calcext:value-type="string">
            <text:p>Quando si costruisce una casa, non si inizia dal tetto.</text:p>
          </table:table-cell>
          <table:table-cell table:style-name="Default" office:value-type="string" calcext:value-type="string">
            <text:p>costruisce</text:p>
          </table:table-cell>
          <table:table-cell table:style-name="ce11" office:value-type="string" calcext:value-type="string">
            <text:p>Wenn man ein Haus baut, beginnt man nicht mit dem Dach.</text:p>
          </table:table-cell>
          <table:table-cell table:style-name="ce6" office:value-type="string" calcext:value-type="string">
            <text:p>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viz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chiamate il servizio clienti?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Warum ruft ihr nicht den Kundendienst an?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In cambio del vostro servizio, vi rendo la libertà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Im Tausch für Euren Dienst, schenke ich euch die Freiheit.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No, deve chiamare il servizio in camera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Nein, da müssen Sie den Zimmerservice rufen.</text:p>
          </table:table-cell>
          <table:table-cell table:style-name="ce6" office:value-type="string" calcext:value-type="string">
            <text:p>servic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perdo molto tempo a sognare a occhi aperti.</text:p>
          </table:table-cell>
          <table:table-cell table:style-name="Default" office:value-type="string" calcext:value-type="string">
            <text:p>aperti</text:p>
          </table:table-cell>
          <table:table-cell table:style-name="ce11" office:value-type="string" calcext:value-type="string">
            <text:p>Ich vergeude eine Menge Zeit damit, mit offenen Augen zu träumen.</text:p>
          </table:table-cell>
          <table:table-cell table:style-name="ce6" office:value-type="string" calcext:value-type="string">
            <text:p>offenen</text:p>
          </table:table-cell>
          <table:table-cell table:style-name="ce11"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aperto</text:p>
          </table:table-cell>
          <table:table-cell table:style-name="ce11" office:value-type="string" calcext:value-type="string">
            <text:p>Man sagt, die Italiener seien ein fröhliches und aufgeschlossenes Volk.</text:p>
          </table:table-cell>
          <table:table-cell table:style-name="ce6" office:value-type="string" calcext:value-type="string">
            <text:p>aufgeschlossen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apert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offen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biblioteca della città ha una sezione speciale per non vedenti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Die Stadtbibliothek hat eine besondere Abteilung für Blinde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Noi abbiamo una sorpresa speciale per voi ragazzi!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Wir haben eine besondere Überraschung für euch Jungs!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Lei vuole qualcosa di molto speciale per il suo compleanno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Sie wünscht sich zu ihrem Geburtstag etwas ganz Besonderes.</text:p>
          </table:table-cell>
          <table:table-cell table:style-name="ce6" office:value-type="string" calcext:value-type="string">
            <text:p>Besond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ins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ancora emotivamente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Er ist emotional noch zu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Il mercato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er Markt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La psiche di un giovane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ie Psyche des Jünglings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cca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Non possiamo perdere questa occasione, è troppo importante!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Wir dürfen diese Gelegenheit nicht verpassen, das ist zu wichtig!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Ogni giorno che vivi è un'occasione special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Jeder Tag, den du erlebst, ist ein besonderer Anlass.</text:p>
          </table:table-cell>
          <table:table-cell table:style-name="ce6" office:value-type="string" calcext:value-type="string">
            <text:p>Anla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r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La costruzione dell'ospedale sta per essere completata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er Bau des Krankenhauses wird bald abgeschlossen sei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I palazzi laggiù sono ancora in costruzion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ie Gebäude dort sind noch im Bau.</text:p>
          </table:table-cell>
          <table:table-cell table:style-name="ce6" office:value-type="string" calcext:value-type="string">
            <text:p>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ss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Gli amici ti dicono „Datti una mossa“ per farti capire che sei in ritardo.</text:p>
          </table:table-cell>
          <table:table-cell table:style-name="Default" office:value-type="string" calcext:value-type="string">
            <text:p>mossa</text:p>
          </table:table-cell>
          <table:table-cell table:style-name="ce11" office:value-type="string" calcext:value-type="string">
            <text:p>Deine Freunde sagen: "Beeile dich", damit du merkst, dass du zu spät kommst…</text:p>
          </table:table-cell>
          <table:table-cell table:style-name="ce6" office:value-type="string" calcext:value-type="string">
            <text:p>Beeile d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zo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<text:span text:style-name="T2">I</text:span>l buco dell'ozono diventa sempre più grande a causa dei gas serra.</text:p>
          </table:table-cell>
          <table:table-cell table:style-name="Default" office:value-type="string" calcext:value-type="string">
            <text:p>ozono</text:p>
          </table:table-cell>
          <table:table-cell table:style-name="ce11" office:value-type="string" calcext:value-type="string">
            <text:p>Das Ozonloch wird wegen der Treibhausgase immer größer.</text:p>
          </table:table-cell>
          <table:table-cell table:style-name="ce6" office:value-type="string" calcext:value-type="string">
            <text:p>Oz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nun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annuncio che vi farà morire dal rider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sage, die euch zum Lachen bringen wird.</text:p>
          </table:table-cell>
          <table:table-cell table:style-name="ce6" office:value-type="string" calcext:value-type="string">
            <text:p>Ansage</text:p>
          </table:table-cell>
          <table:table-cell table:style-name="ce11" office:value-type="string" calcext:value-type="string">
            <text:p>Vorrei mettere un annuncio sul giornal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möchte eine Annonce in der Zeitung aufgeben.</text:p>
          </table:table-cell>
          <table:table-cell table:style-name="ce6" office:value-type="string" calcext:value-type="string">
            <text:p>Annonce</text:p>
          </table:table-cell>
          <table:table-cell table:style-name="ce11" office:value-type="string" calcext:value-type="string">
            <text:p>Ho messo un annuncio sul giornale e spero di trovare un lavoro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zeige in die Zeitung gesetzt und hoffe, dass ich einen Job finde.</text:p>
          </table:table-cell>
          <table:table-cell table:style-name="ce6" office:value-type="string" calcext:value-type="string">
            <text:p>Anz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tur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disturbo se accendo la radio?</text:p>
          </table:table-cell>
          <table:table-cell table:style-name="Default" office:value-type="string" calcext:value-type="string">
            <text:p>disturbo</text:p>
          </table:table-cell>
          <table:table-cell table:style-name="ce11" office:value-type="string" calcext:value-type="string">
            <text:p>Stört es dich, wenn ich das Radio anschalte?</text:p>
          </table:table-cell>
          <table:table-cell table:style-name="ce6" office:value-type="string" calcext:value-type="string">
            <text:p>Stört</text:p>
          </table:table-cell>
          <table:table-cell table:style-name="ce11" office:value-type="string" calcext:value-type="string">
            <text:p>Vostra madre non voleva disturbare nessuno oggi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ure Mutter wollte heute niemanden stören.</text:p>
          </table:table-cell>
          <table:table-cell table:style-name="ce6" office:value-type="string" calcext:value-type="string">
            <text:p>stören</text:p>
          </table:table-cell>
          <table:table-cell table:style-name="ce11" office:value-type="string" calcext:value-type="string">
            <text:p>Mi dispiace disturbare di nuovo, ma devo parlare con il signor Gillis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s tut mir lein, nochmal stören zu müssen, aber ich muss mit Herr Gillis reden.</text:p>
          </table:table-cell>
          <table:table-cell table:style-name="ce6" office:value-type="string" calcext:value-type="string">
            <text:p>stö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e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tmosfera che circonda il nostro pianeta è molto spessa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Die Atmosphäre, die unseren Planeten umgibt, ist sehr dicht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I pianeti si muovono attorno a una stella fissa.</text:p>
          </table:table-cell>
          <table:table-cell table:style-name="Default" office:value-type="string" calcext:value-type="string">
            <text:p>pianeti</text:p>
          </table:table-cell>
          <table:table-cell table:style-name="ce11" office:value-type="string" calcext:value-type="string">
            <text:p>Planeten bewegen sich um einen Fixstern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Giove è il pianeta più grande del sistema solare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Jupiter ist der größte Planet des Sonnensystems.</text:p>
          </table:table-cell>
          <table:table-cell table:style-name="ce6" office:value-type="string" calcext:value-type="string">
            <text:p>Plan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loce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Ich bin so schnell wie möglich gerannt, aber ich habe es nicht auf den letzten Zug geschafft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Lauf schneller, sonst verpasst du den Zug.</text:p>
          </table:table-cell>
          <table:table-cell table:style-name="ce6" office:value-type="string" calcext:value-type="string">
            <text:p>schnel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l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una giornata di duro lavoro mi devo rilassare e per farlo vado in piscina!</text:p>
          </table:table-cell>
          <table:table-cell table:style-name="Default" office:value-type="string" calcext:value-type="string">
            <text:p>rilassare</text:p>
          </table:table-cell>
          <table:table-cell table:style-name="ce11" office:value-type="string" calcext:value-type="string">
            <text:p>Nach einem Tag harter Arbeit muss ich mich entspannen und dazu gehe ich ins Schwimmbad!</text:p>
          </table:table-cell>
          <table:table-cell table:style-name="ce6" office:value-type="string" calcext:value-type="string">
            <text:p>entspa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uc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imparato un nuovo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Ich habe einen neuen Trick gelernt.</text:p>
          </table:table-cell>
          <table:table-cell table:style-name="ce6" office:value-type="string" calcext:value-type="string">
            <text:p>Trick</text:p>
          </table:table-cell>
          <table:table-cell table:style-name="ce11" office:value-type="string" calcext:value-type="string">
            <text:p>Ora mi vado a lavare e poi mi rifaccio il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Jetzt Wasche ich mich und lege meine Make-up auf.</text:p>
          </table:table-cell>
          <table:table-cell table:style-name="ce6" office:value-type="string" calcext:value-type="string">
            <text:p>Make-up</text:p>
          </table:table-cell>
          <table:table-cell table:style-name="ce11" office:value-type="string" calcext:value-type="string">
            <text:p>Senza trucco sei più bella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Du bist ohne Schminke viel schöner.</text:p>
          </table:table-cell>
          <table:table-cell table:style-name="ce6" office:value-type="string" calcext:value-type="string">
            <text:p>Schmink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iv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biglietto per il museo civico è valido anche per visitare quello della ceramica.</text:p>
          </table:table-cell>
          <table:table-cell table:style-name="Default" office:value-type="string" calcext:value-type="string">
            <text:p>civico</text:p>
          </table:table-cell>
          <table:table-cell table:style-name="ce11" office:value-type="string" calcext:value-type="string">
            <text:p>Die Eintrittskarte für das Stadtmuseum ist auch für den Besuch des Keramikmuseums gültig.</text:p>
          </table:table-cell>
          <table:table-cell table:style-name="ce6" office:value-type="string" calcext:value-type="string">
            <text:p>Stad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specie che si adattano meno non sopravvivono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Die schlechter angepassten Spezien überleben nicht.</text:p>
          </table:table-cell>
          <table:table-cell table:style-name="ce6" office:value-type="string" calcext:value-type="string">
            <text:p>Spezien</text:p>
          </table:table-cell>
          <table:table-cell table:style-name="ce11" office:value-type="string" calcext:value-type="string">
            <text:p>Molte specie oggi sono estinte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Heute sind viele Arten ausgestorben.</text:p>
          </table:table-cell>
          <table:table-cell table:style-name="ce6" office:value-type="string" calcext:value-type="string">
            <text:p>Arten</text:p>
          </table:table-cell>
          <table:table-cell table:style-name="ce11" office:value-type="string" calcext:value-type="string">
            <text:p>Quante specie abitano la savana?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Wie viele Arten leben in der Savanne?</text:p>
          </table:table-cell>
          <table:table-cell table:style-name="ce6" office:value-type="string" calcext:value-type="string">
            <text:p>A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ercuo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indagini della finanza si potranno ripercuotere su tutta l'azienda.</text:p>
          </table:table-cell>
          <table:table-cell table:style-name="Default" office:value-type="string" calcext:value-type="string">
            <text:p>ripercuotere</text:p>
          </table:table-cell>
          <table:table-cell table:style-name="ce11" office:value-type="string" calcext:value-type="string">
            <text:p>Die finanziellen Untersuchungen werden sich auf das gesamte Unternehmen auswirken.</text:p>
          </table:table-cell>
          <table:table-cell table:style-name="ce6" office:value-type="string" calcext:value-type="string">
            <text:p>auswirk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 corpi dei rettili sono ricoperti di squame.</text:p>
          </table:table-cell>
          <table:table-cell table:style-name="Default" office:value-type="string" calcext:value-type="string">
            <text:p>ricoperti</text:p>
          </table:table-cell>
          <table:table-cell table:style-name="ce11" office:value-type="string" calcext:value-type="string">
            <text:p>Die Körper der Reptilien sind mit Schuppen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muro era ricoperto di graffiti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ie Mauer war mit Graffiti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tavolo era ricoperto di carta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er Tisch war mit Papier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otidi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quotidiana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L'esercizio quotidiano è essenziale per la propria salute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Tägliche sportliche Betätigung ist für die Gesundheit unabdingbar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Dacci oggi il nostro pane quotidiano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Unser tägliches Brot gib uns heute.</text:p>
          </table:table-cell>
          <table:table-cell table:style-name="ce6" office:value-type="string" calcext:value-type="string">
            <text:p>täg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in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Vuole qualche foto, stringere qualche mano, abbracciare qualche detenuto.</text:p>
          </table:table-cell>
          <table:table-cell table:style-name="Default" office:value-type="string" calcext:value-type="string">
            <text:p>stringere</text:p>
          </table:table-cell>
          <table:table-cell table:style-name="ce11" office:value-type="string" calcext:value-type="string">
            <text:p>Kann ein paar Bilder machen, Hände schütteln, einen Häftling umarmen.</text:p>
          </table:table-cell>
          <table:table-cell table:style-name="ce6" office:value-type="string" calcext:value-type="string">
            <text:p>schütt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iolo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negozio di alimentari vende solamente alimenti biologici.</text:p>
          </table:table-cell>
          <table:table-cell table:style-name="Default" office:value-type="string" calcext:value-type="string">
            <text:p>biologici</text:p>
          </table:table-cell>
          <table:table-cell table:style-name="ce11" office:value-type="string" calcext:value-type="string">
            <text:p>In diesem Lebensmittelladen gibt es nur Biokost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Biologico non significa per forza “sano“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Bio bedeutet nicht unbedingt gesund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La nascita è un processo biologico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Eine Geburt ist ein biologischer Prozess.</text:p>
          </table:table-cell>
          <table:table-cell table:style-name="ce6" office:value-type="string" calcext:value-type="string">
            <text:p>biolo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Io mi sono lamentato con il cameriere per il cibo fredd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Ich habe mich beim Kellner über das kalte Essen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Lui si lamenta spesso di mal di testa. Dovrebbe andare una volta dal medico.</text:p>
          </table:table-cell>
          <table:table-cell table:style-name="Default" office:value-type="string" calcext:value-type="string">
            <text:p>lamenta</text:p>
          </table:table-cell>
          <table:table-cell table:style-name="ce11" office:value-type="string" calcext:value-type="string">
            <text:p>Er klagt oft über Kopfschmerzen. Er sollte mal zum Arzt gehen.</text:p>
          </table:table-cell>
          <table:table-cell table:style-name="ce6" office:value-type="string" calcext:value-type="string">
            <text:p>kla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mplif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vevo cercato di semplificare al massimo le spiegazioni, ma pochi le avevano veramente capite.</text:p>
          </table:table-cell>
          <table:table-cell table:style-name="Default" office:value-type="string" calcext:value-type="string">
            <text:p>semplificare</text:p>
          </table:table-cell>
          <table:table-cell table:style-name="ce11" office:value-type="string" calcext:value-type="string">
            <text:p>Ich hatte versucht, die Erklärungen so weit wie möglich zu vereinfachen, aber nur wenige verstanden sie wirklich.</text:p>
          </table:table-cell>
          <table:table-cell table:style-name="ce6" office:value-type="string" calcext:value-type="string">
            <text:p>vereinfa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l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Manchmal ist eine freundschaftliche Geste mehr wert als tausend Worte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Roma è una città che vale la pena visitar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Rom ist eine Stadt, die einen Besuch wert ist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Lascia perdere. Non ne vale la pena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Vergiss es. Es ist die Mühe nicht wert.</text:p>
          </table:table-cell>
          <table:table-cell table:style-name="ce6" office:value-type="string" calcext:value-type="string">
            <text:p>w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lle grazie per il cibo e l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Vielen Dank für Speis und Trank.</text:p>
          </table:table-cell>
          <table:table-cell table:style-name="ce6" office:value-type="string" calcext:value-type="string">
            <text:p>Trank</text:p>
          </table:table-cell>
          <table:table-cell table:style-name="ce11" office:value-type="string" calcext:value-type="string">
            <text:p>Il signore desidera una bevanda fresca?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Möchte der Herr ein erfrischendes Getränk?</text:p>
          </table:table-cell>
          <table:table-cell table:style-name="ce6" office:value-type="string" calcext:value-type="string">
            <text:p>Getränk</text:p>
          </table:table-cell>
          <table:table-cell table:style-name="ce11" office:value-type="string" calcext:value-type="string">
            <text:p>L'ingresso include un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Im Eintritt ist ein Getränk inbegriffen.</text:p>
          </table:table-cell>
          <table:table-cell table:style-name="ce6" office:value-type="string" calcext:value-type="string">
            <text:p>Geträ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cominceranno le vacanze invernali, durano due settimane.</text:p>
          </table:table-cell>
          <table:table-cell table:style-name="Default" office:value-type="string" calcext:value-type="string">
            <text:p>durano</text:p>
          </table:table-cell>
          <table:table-cell table:style-name="ce11" office:value-type="string" calcext:value-type="string">
            <text:p>Bald fangen die Winterferien an, sie dauern zwei Woche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durerà</text:p>
          </table:table-cell>
          <table:table-cell table:style-name="ce11" office:value-type="string" calcext:value-type="string">
            <text:p>Die Zeremonie wird höchsten dreißig Minuten dauer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Il film è durato 2 ore.</text:p>
          </table:table-cell>
          <table:table-cell table:style-name="Default" office:value-type="string" calcext:value-type="string">
            <text:p>durato</text:p>
          </table:table-cell>
          <table:table-cell table:style-name="ce11" office:value-type="string" calcext:value-type="string">
            <text:p>Der Film dauerte 2 Stunden.</text:p>
          </table:table-cell>
          <table:table-cell table:style-name="ce6" office:value-type="string" calcext:value-type="string">
            <text:p>dau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Vor einem Jahr konnte Tom nicht Auto fahren, jetzt aber ist er ein erfahrener 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Mio padre è un autista di autobus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Mein Vater ist Bus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Ha una Maserati con un autista a disposizione 24 ore su 24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Er hat einen Maserati mit Fahrer rund um die Uhr.</text:p>
          </table:table-cell>
          <table:table-cell table:style-name="ce6" office:value-type="string" calcext:value-type="string">
            <text:p>Fahr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adin vola a Parigi su un tappe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Aladdin fliegt auf einem magischen Teppich nach Paris.</text:p>
          </table:table-cell>
          <table:table-cell table:style-name="ce6" office:value-type="string" calcext:value-type="string">
            <text:p>magischen</text:p>
          </table:table-cell>
          <table:table-cell table:style-name="ce11" office:value-type="string" calcext:value-type="string">
            <text:p>Questo è un filtro magico!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Das ist ein Zaubertrank</text:p>
          </table:table-cell>
          <table:table-cell table:style-name="ce6" office:value-type="string" calcext:value-type="string">
            <text:p>Zauber</text:p>
          </table:table-cell>
          <table:table-cell table:style-name="ce11" office:value-type="string" calcext:value-type="string">
            <text:p>Ci attende un momen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Ein magischer Moment wartet auf uns.</text:p>
          </table:table-cell>
          <table:table-cell table:style-name="ce6" office:value-type="string" calcext:value-type="string">
            <text:p>ma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stronomia si occupa delle stelle e dei pianeti.</text:p>
          </table:table-cell>
          <table:table-cell table:style-name="Default" office:value-type="string" calcext:value-type="string">
            <text:p>astronomia</text:p>
          </table:table-cell>
          <table:table-cell table:style-name="ce11" office:value-type="string" calcext:value-type="string">
            <text:p>Astronomie handelt von Sternen und Planeten.</text:p>
          </table:table-cell>
          <table:table-cell table:style-name="ce6" office:value-type="string" calcext:value-type="string">
            <text:p>Astronom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osc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commento perchè non sono a conoscenza dei dati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Ich kommentiere nicht, da ich keine Kenntnis von diesen Zahlen habe.</text:p>
          </table:table-cell>
          <table:table-cell table:style-name="ce6" office:value-type="string" calcext:value-type="string">
            <text:p>Kenntnis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kenntnisse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Er hat seine profunde Kenntnis des Themas unter Beweis gestellt.</text:p>
          </table:table-cell>
          <table:table-cell table:style-name="ce6" office:value-type="string" calcext:value-type="string">
            <text:p>Kennt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d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rito della vedova è morto cinque anni fa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er Ehemann der Witwe starb vor fünf Jahr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Hai sbagliato a interrogare la vedova sulla vita amorosa del marit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Sie haben den Fehler gemacht, die Witwe nach den Amouren ihres Mannes zu frag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La vedova sta arrivando nel mio ufficio piangend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ie Witwe kommt weinend in mein Büro.</text:p>
          </table:table-cell>
          <table:table-cell table:style-name="ce6" office:value-type="string" calcext:value-type="string">
            <text:p>Witw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ssai molto tempo a ricercare il materiale giusto per il film.</text:p>
          </table:table-cell>
          <table:table-cell table:style-name="Default" office:value-type="string" calcext:value-type="string">
            <text:p>ricercare</text:p>
          </table:table-cell>
          <table:table-cell table:style-name="ce11" office:value-type="string" calcext:value-type="string">
            <text:p>Ich habe viel Zeit damit verbracht, nach dem richtigen Material für den Film zu recherchieren.</text:p>
          </table:table-cell>
          <table:table-cell table:style-name="ce6" office:value-type="string" calcext:value-type="string">
            <text:p>recherch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v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Wir stellen Sensoren auf, um jegliche Bewegung zu verzeichnen.</text:p>
          </table:table-cell>
          <table:table-cell table:style-name="ce6" office:value-type="string" calcext:value-type="string">
            <text:p>Bewegung</text:p>
          </table:table-cell>
          <table:table-cell table:style-name="ce11"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Unsere Bewegungen werden ständig beobachtet.</text:p>
          </table:table-cell>
          <table:table-cell table:style-name="ce6" office:value-type="string" calcext:value-type="string">
            <text:p>Bewegungen</text:p>
          </table:table-cell>
          <table:table-cell table:style-name="ce11" office:value-type="string" calcext:value-type="string">
            <text:p>Sempre in movimento è il futur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In ständiger Bewegung ist die Zukunft.</text:p>
          </table:table-cell>
          <table:table-cell table:style-name="ce6" office:value-type="string" calcext:value-type="string">
            <text:p>Bew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b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tubatura del lavandino è rotta e perde acqua.</text:p>
          </table:table-cell>
          <table:table-cell table:style-name="Default" office:value-type="string" calcext:value-type="string">
            <text:p>tubatura</text:p>
          </table:table-cell>
          <table:table-cell table:style-name="ce11" office:value-type="string" calcext:value-type="string">
            <text:p>Das Rohr des Waschbeckens ist gebrochen und es tritt Wasser aus.</text:p>
          </table:table-cell>
          <table:table-cell table:style-name="ce18" office:value-type="string" calcext:value-type="string">
            <text:p>Roh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gi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nosci la storia di Jack e il fagiolo magico?</text:p>
          </table:table-cell>
          <table:table-cell table:style-name="Default" office:value-type="string" calcext:value-type="string">
            <text:p>fagiolo</text:p>
          </table:table-cell>
          <table:table-cell table:style-name="ce11" office:value-type="string" calcext:value-type="string">
            <text:p>Kennst du die Geschichte von Jack und der Bohnenstange?</text:p>
          </table:table-cell>
          <table:table-cell table:style-name="ce6" office:value-type="string" calcext:value-type="string">
            <text:p>Boh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enu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pensato ingenuamente che fosse una brava persona.</text:p>
          </table:table-cell>
          <table:table-cell table:style-name="Default" office:value-type="string" calcext:value-type="string">
            <text:p>ingenuamente</text:p>
          </table:table-cell>
          <table:table-cell table:style-name="ce11" office:value-type="string" calcext:value-type="string">
            <text:p>Ich dachte naiverweise, er sei ein guter Mensch.</text:p>
          </table:table-cell>
          <table:table-cell table:style-name="ce6" office:value-type="string" calcext:value-type="string">
            <text:p>naiverweis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ffici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è sufficiente volere qualcosa, bisogna anche farlo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etwas zu wollen, man muss es auch tu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Aveva a stento soldi sufficienti per comprarsi il pane e il latte.</text:p>
          </table:table-cell>
          <table:table-cell table:style-name="Default" office:value-type="string" calcext:value-type="string">
            <text:p>sufficienti</text:p>
          </table:table-cell>
          <table:table-cell table:style-name="ce11" office:value-type="string" calcext:value-type="string">
            <text:p>Er hatte kaum genug Geld, um Brot und Milch zu kaufe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Non è sufficiente conoscere solo una lingua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nur eine Sprache zu können.</text:p>
          </table:table-cell>
          <table:table-cell table:style-name="ce6" office:value-type="string" calcext:value-type="string">
            <text:p>genu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igi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ché non ho mai imparato il russo per poter leggere i testi originali, invece della traduzione?</text:p>
          </table:table-cell>
          <table:table-cell table:style-name="Default" office:value-type="string" calcext:value-type="string">
            <text:p>originali</text:p>
          </table:table-cell>
          <table:table-cell table:style-name="ce11" office:value-type="string" calcext:value-type="string">
            <text:p>Warum habe ich nie Russisch gelernt, um statt der Übersetzung die originalen Texte zu lesen.</text:p>
          </table:table-cell>
          <table:table-cell table:style-name="ce6" office:value-type="string" calcext:value-type="string">
            <text:p>originalen</text:p>
          </table:table-cell>
          <table:table-cell table:style-name="ce11" office:value-type="string" calcext:value-type="string">
            <text:p>Vede, il prezzo originale era 50 dollari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Ja, der ursprüngliche Preis $50.</text:p>
          </table:table-cell>
          <table:table-cell table:style-name="ce6" office:value-type="string" calcext:value-type="string">
            <text:p>ursprüngliche</text:p>
          </table:table-cell>
          <table:table-cell table:style-name="ce11" office:value-type="string" calcext:value-type="string">
            <text:p>Mi sono occupato dei dettagli ma il piano originale era suo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Ich kümmerte mich um die Details, aber der ursprüngliche Plan stammte von ihr.</text:p>
          </table:table-cell>
          <table:table-cell table:style-name="ce6" office:value-type="string" calcext:value-type="string">
            <text:p>ursprüngli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ermi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genere letterario ha le sue regole precise e richiederà un determinato linguaggi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Jede literarische Gattung hat ihre spezifischen Regeln und erfordert eine bestimmte Sprache.</text:p>
          </table:table-cell>
          <table:table-cell table:style-name="ce6" office:value-type="string" calcext:value-type="string">
            <text:p>bestimmte</text:p>
          </table:table-cell>
          <table:table-cell table:style-name="ce11" office:value-type="string" calcext:value-type="string">
            <text:p>Al momento, ho un determinato problema che mi impedisce di lavorare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habe zurzeit ein bestimmtes Problem, das mich am Arbeiten hindert.</text:p>
          </table:table-cell>
          <table:table-cell table:style-name="ce6" office:value-type="string" calcext:value-type="string">
            <text:p>bestimmtes</text:p>
          </table:table-cell>
          <table:table-cell table:style-name="ce11" office:value-type="string" calcext:value-type="string">
            <text:p>Lavorerò per un determinato periodo di temp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werde für eine bestimmte Zeit arbeiten.</text:p>
          </table:table-cell>
          <table:table-cell table:style-name="ce6" office:value-type="string" calcext:value-type="string">
            <text:p>bestimm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Tom, tua sorella ha un nome raro e insolito. Perché l'hanno chiamata così?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Tom, deine Schwester hat einen seltenen, ungewöhnlichen Namen. Warum hat man sie so genannt?</text:p>
          </table:table-cell>
          <table:table-cell table:style-name="ce6" office:value-type="string" calcext:value-type="string">
            <text:p>seltenen</text:p>
          </table:table-cell>
          <table:table-cell table:style-name="ce11" office:value-type="string" calcext:value-type="string">
            <text:p>Ho trovato un raro francobollo in quel negozi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Ich habe in diesem Geschäft eine seltene Briefmarke gefunden.</text:p>
          </table:table-cell>
          <table:table-cell table:style-name="ce6" office:value-type="string" calcext:value-type="string">
            <text:p>seltene</text:p>
          </table:table-cell>
          <table:table-cell table:style-name="ce11" office:value-type="string" calcext:value-type="string">
            <text:p>Questo è un caso molto rar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Das ist ein seltener Vorfall.</text:p>
          </table:table-cell>
          <table:table-cell table:style-name="ce6" office:value-type="string" calcext:value-type="string">
            <text:p>selten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on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John è disponibile adesso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Ist John jetzt verfügbar?</text:p>
          </table:table-cell>
          <table:table-cell table:style-name="ce6" office:value-type="string" calcext:value-type="string">
            <text:p>verfügbar</text:p>
          </table:table-cell>
          <table:table-cell table:style-name="ce11" office:value-type="string" calcext:value-type="string">
            <text:p>Questo è l'unico stile disponibile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Dies ist der einzige verfügbare Stil?</text:p>
          </table:table-cell>
          <table:table-cell table:style-name="ce6" office:value-type="string" calcext:value-type="string">
            <text:p>verfügbare</text:p>
          </table:table-cell>
          <table:table-cell table:style-name="ce11" office:value-type="string" calcext:value-type="string">
            <text:p>A causa del suo enorme successo, è disponibile solo in quantità limitate.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Wegen seiner enormen Beliebtheit ist es nur in begrenzter Menge verfügbar.</text:p>
          </table:table-cell>
          <table:table-cell table:style-name="ce6" office:value-type="string" calcext:value-type="string">
            <text:p>verfüg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agn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ene qua a farmi compagnia?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Wer kommt hierher, um mir Gesellschaft zu leisten?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Mi ha tenuto compagnia durante questo lungo viaggio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Sie hat mir auf der langen Reise hierher Gesellschaft geleiste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Unter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o cercando ricette per una torta al cioccolato senza cioccolat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Ich bin auf der Suche nach Rezepten für eine Schokoladentorte ohne Schokolade.</text:p>
          </table:table-cell>
          <table:table-cell table:style-name="ce6" office:value-type="string" calcext:value-type="string">
            <text:p>Rezepten</text:p>
          </table:table-cell>
          <table:table-cell table:style-name="ce11" office:value-type="string" calcext:value-type="string">
            <text:p>Che buona la pasta con i carciofi, oggi l'ho mangiata! Ora ricordo quante ricette buone ci sono al mond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6" office:value-type="string" calcext:value-type="string">
            <text:p>Rezepte</text:p>
          </table:table-cell>
          <table:table-cell table:style-name="ce11" office:value-type="string" calcext:value-type="string">
            <text:p>Qual è la tua ricetta per il successo?</text:p>
          </table:table-cell>
          <table:table-cell table:style-name="Default" office:value-type="string" calcext:value-type="string">
            <text:p>ricetta</text:p>
          </table:table-cell>
          <table:table-cell table:style-name="ce11" office:value-type="string" calcext:value-type="string">
            <text:p>Was ist dein Erfolgsrezept?</text:p>
          </table:table-cell>
          <table:table-cell table:style-name="ce6" office:value-type="string" calcext:value-type="string">
            <text:p>rezep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sim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schrecklich</text:p>
          </table:table-cell>
          <table:table-cell table:style-name="ce11" office:value-type="string" calcext:value-type="string">
            <text:p>Oggi mi è andato tutto storto e sono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Bis jetzt ging heute alles schief und ich bin recht schlecht gelaunt.</text:p>
          </table:table-cell>
          <table:table-cell table:style-name="ce6" office:value-type="string" calcext:value-type="string">
            <text:p>schlecht</text:p>
          </table:table-cell>
          <table:table-cell table:style-name="ce11" office:value-type="string" calcext:value-type="string">
            <text:p>Ero stanchissima e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Ich war müde und schrecklich gereizt.</text:p>
          </table:table-cell>
          <table:table-cell table:style-name="ce6" office:value-type="string" calcext:value-type="string">
            <text:p>schrec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ipo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agliare la cipolla fa piangere.</text:p>
          </table:table-cell>
          <table:table-cell table:style-name="Default" office:value-type="string" calcext:value-type="string">
            <text:p>cipolla</text:p>
          </table:table-cell>
          <table:table-cell table:style-name="ce11" office:value-type="string" calcext:value-type="string">
            <text:p>Das Schneiden der Zwiebel bringt zum Weinen.</text:p>
          </table:table-cell>
          <table:table-cell table:style-name="ce17" office:value-type="string" calcext:value-type="string">
            <text:p>Zwieb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te parole possono essere usate senza alcun contest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Bestimmte Wörter können ohne einen spezifischen Kontext verwendet werden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Mi ha mandato il diario per un motiv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Er schickte mir das Tagebuch aus einem spezifischen Grund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Quando sono partito ti ho lasciato un ordine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Als ich ging, gab ich Ihnen einen genauen Befehl.</text:p>
          </table:table-cell>
          <table:table-cell table:style-name="ce6" office:value-type="string" calcext:value-type="string">
            <text:p>gen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bbl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Die Zeitung spiegelt die öffentliche Meinung wider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Usiamo i trasporti pubblici.</text:p>
          </table:table-cell>
          <table:table-cell table:style-name="Default" office:value-type="string" calcext:value-type="string">
            <text:p>pubblici</text:p>
          </table:table-cell>
          <table:table-cell table:style-name="ce11" office:value-type="string" calcext:value-type="string">
            <text:p>Wir benutzen öffentliche Verkehrsmittel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Egli non può fare niente contro di me senza rendere pubblica la faccend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Er kann nichts gegen mich unternehmen, ohne dass die Sache öffentlich wird.</text:p>
          </table:table-cell>
          <table:table-cell table:style-name="ce6" office:value-type="string" calcext:value-type="string">
            <text:p>öffen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done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apitano è idoneo al comando, emotivamente e psicologicamente?</text:p>
          </table:table-cell>
          <table:table-cell table:style-name="Default" office:value-type="string" calcext:value-type="string">
            <text:p>idoneo</text:p>
          </table:table-cell>
          <table:table-cell table:style-name="ce11" office:value-type="string" calcext:value-type="string">
            <text:p>Ist der Captain emotional und psychologisch fit für das Kommando?</text:p>
          </table:table-cell>
          <table:table-cell table:style-name="ce6" office:value-type="string" calcext:value-type="string">
            <text:p>f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e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ui è Indiana Jones, il famoso archeologo.</text:p>
          </table:table-cell>
          <table:table-cell table:style-name="Default" office:value-type="string" calcext:value-type="string">
            <text:p>archeologo</text:p>
          </table:table-cell>
          <table:table-cell table:style-name="ce11" office:value-type="string" calcext:value-type="string">
            <text:p>Das ist Indiana Jones, der berühmte Archäologe.</text:p>
          </table:table-cell>
          <table:table-cell table:style-name="ce6" office:value-type="string" calcext:value-type="string">
            <text:p>Archäolo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ifiutai il suo invito a cen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Ich lehnte seine Einladung zum Abendessen ab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Adesso rifiuterai anche il mio invito per domani ser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Jetzt lehnst du auch meine Einladung für morgen Abend ab.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Ringrazi Sua Maestà, sono molto lieto di accettare il suo invito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Danken Sie ihrer Majestät, es wird mir eine Freude sein, Ihre Einladung anzunehmen.</text:p>
          </table:table-cell>
          <table:table-cell table:style-name="ce6" office:value-type="string" calcext:value-type="string">
            <text:p>Einla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ri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Ora che sei diventato maggiorenne, hai il diritto di voto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Nun, da du volljährig geworden bist, hast du das Recht, wählen zu gehen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Voglio un avvocato. Ho diritto a una telefonata!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Ich will einen Anwalt. Ich habe das Recht zu telefonieren!</text:p>
          </table:table-cell>
          <table:table-cell table:style-name="ce6" office:value-type="string" calcext:value-type="string">
            <text:p>Re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eci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partecipare</text:p>
          </table:table-cell>
          <table:table-cell table:style-name="ce11" office:value-type="string" calcext:value-type="string">
            <text:p>Meine Frau reist viel in der Welt herum, um an wissenschaftlichen Kongressen und Tagung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parteciparono</text:p>
          </table:table-cell>
          <table:table-cell table:style-name="ce11" office:value-type="string" calcext:value-type="string">
            <text:p>Es haben nur vier Pferde am Rennen teilgenommen.</text:p>
          </table:table-cell>
          <table:table-cell table:style-name="ce6" office:value-type="string" calcext:value-type="string">
            <text:p>teilgenomm</text:p>
          </table:table-cell>
          <table:table-cell table:style-name="ce11"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partecipato</text:p>
          </table:table-cell>
          <table:table-cell table:style-name="ce11" office:value-type="string" calcext:value-type="string">
            <text:p>Wie viele Leute haben an dem Kurs teilgenommen?</text:p>
          </table:table-cell>
          <table:table-cell table:style-name="ce6" office:value-type="string" calcext:value-type="string">
            <text:p>teilgenom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o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metodo di insegnamento dell'inglese è assurd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Deine Methode Englisch zu lehren ist absurd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Io preferisco un metodo sistematic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bevorzuge eine systematische Methode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Metho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volg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pensavo che lo svolgimento di questo compito fosse così difficile per te.</text:p>
          </table:table-cell>
          <table:table-cell table:style-name="Default" office:value-type="string" calcext:value-type="string">
            <text:p>svolgimento</text:p>
          </table:table-cell>
          <table:table-cell table:style-name="ce12" office:value-type="string" calcext:value-type="string">
            <text:p>Ich dachte nicht, dass die Ausführung dieser Aufgabe so schwierig für dich ist.</text:p>
          </table:table-cell>
          <table:table-cell table:style-name="ce17" office:value-type="string" calcext:value-type="string">
            <text:p>Ausführ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mpre scontato che io mi sarei comportata bene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Es war immer selbstverständlich, dass ich mich richtig verhalten würde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Ma i giovani americani sembrano dare la libertà per scontato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Aber die jungen Amerikaner nehmen die Freiheit als selbstverstandlich hin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Noi diamo per scontato che gli alieni siano una minaccia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Wir nehmen selbstverständlich an, dass Aliens eine Bedrohung sind.</text:p>
          </table:table-cell>
          <table:table-cell table:style-name="ce6" office:value-type="string" calcext:value-type="string">
            <text:p>selbstverständ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rm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Ero fermamente decisa ad aiutar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ar fest entschlossen, ihm zu helfe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Lo so che ti sembra puerile, ma io ci credo fermamente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eiß, dass es kindisch klingt, aber ich glaube fest dara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Credo fermamente che sia un miraco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glaube fest daran, dass das ein Wunder ist.</text:p>
          </table:table-cell>
          <table:table-cell table:style-name="ce6" office:value-type="string" calcext:value-type="string">
            <text:p>fe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i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libro vi aiuterà ad imparare a scrivere in maniera efficac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Dieses Buch wird ihnen dabei helfen zu lernen, auf wirksame Weise zu schreib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È perché lei è così riconoscente e mi ringrazia in maniera tanto gentil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Weil Sie immer so dankbar sind und sich so liebe Weise bei mir bedank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Parliamone in maniera civile nel mio ufficio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Besprechen wir das auf vernünftige Weise in meinem Büro.</text:p>
          </table:table-cell>
          <table:table-cell table:style-name="ce6" office:value-type="string" calcext:value-type="string">
            <text:p>W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ecip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lle lucertole si riproduce senza la partecipazione del maschio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Der Großteil der Eidechsen vermehrt sich ohne Beteiligung des Männchens.</text:p>
          </table:table-cell>
          <table:table-cell table:style-name="ce6" office:value-type="string" calcext:value-type="string">
            <text:p>Beteiligung</text:p>
          </table:table-cell>
          <table:table-cell table:style-name="ce11" office:value-type="string" calcext:value-type="string">
            <text:p>Vi ringrazio per la vostr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Ich danke euch für eure Teilnahme.</text:p>
          </table:table-cell>
          <table:table-cell table:style-name="ce6" office:value-type="string" calcext:value-type="string">
            <text:p>Teilnahme</text:p>
          </table:table-cell>
          <table:table-cell table:style-name="ce11" office:value-type="string" calcext:value-type="string">
            <text:p>Newton Crosby, è richiesta la tu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Newton Crosby, deine Teilnahme ist gefordert.</text:p>
          </table:table-cell>
          <table:table-cell table:style-name="ce6" office:value-type="string" calcext:value-type="string">
            <text:p>Teilnahm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è il tuo attore di Hollywood preferito?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Wer ist dein Lieblingsschauspieler in Hollywood?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Ich habe einen Freund, dessen Vater ein berühmter Schauspieler ist.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Un attore vuole sempre interpretare due ruoli in un film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Ein Schauspieler will immer gern zwei Rollen in einem Film übernehmen.</text:p>
          </table:table-cell>
          <table:table-cell table:style-name="ce6" office:value-type="string" calcext:value-type="string">
            <text:p>Schauspie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o figlio a scuola sta studiando la vita di Alessandro Magno.</text:p>
          </table:table-cell>
          <table:table-cell table:style-name="Default" office:value-type="string" calcext:value-type="string">
            <text:p>Magno</text:p>
          </table:table-cell>
          <table:table-cell table:style-name="ce11" office:value-type="string" calcext:value-type="string">
            <text:p>Mein Sohn studiert in der Schule das Leben von Alexander dem Großen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altri protagonisti del film sono qui e spero di poterli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Alle anderen Darsteller des Films sind hier, und ich hoffe, sie gleich interviewen zu können.</text:p>
          </table:table-cell>
          <table:table-cell table:style-name="ce6" office:value-type="string" calcext:value-type="string">
            <text:p>interviewen</text:p>
          </table:table-cell>
          <table:table-cell table:style-name="ce11" office:value-type="string" calcext:value-type="string">
            <text:p>Preferisco intervistare le donne piuttosto che gli uomini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Ich interviewe lieber Frauen als Männer.</text:p>
          </table:table-cell>
          <table:table-cell table:style-name="ce6" office:value-type="string" calcext:value-type="string">
            <text:p>interviewe</text:p>
          </table:table-cell>
          <table:table-cell table:style-name="ce11" office:value-type="string" calcext:value-type="string">
            <text:p>Non ci sono abbastanza ricchi da poter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Es gibt einfach nicht mehr genug Reiche zum Interviewen.</text:p>
          </table:table-cell>
          <table:table-cell table:style-name="ce6" office:value-type="string" calcext:value-type="string">
            <text:p>Interview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iug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à, ho dimenticato di dirti che siamo registrati come coniugi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Ja, vergaß ich Ihnen zu sagen, dass ich uns als Ehepaar eingetragen habe.</text:p>
          </table:table-cell>
          <table:table-cell table:style-name="ce6" office:value-type="string" calcext:value-type="string">
            <text:p>Ehepaar</text:p>
          </table:table-cell>
          <table:table-cell table:style-name="ce11" office:value-type="string" calcext:value-type="string">
            <text:p>I coniugi convengono che il figlio venga affidato alla madre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Die Ehepartner stimmen darin überein, dass die Mutter das Sorgerecht erhält.</text:p>
          </table:table-cell>
          <table:table-cell table:style-name="ce6" office:value-type="string" calcext:value-type="string">
            <text:p>Ehepar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gina è molto amata in Inghilterr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Die Königin ist in England sehr beliebt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Königin Viktoria war das Oberhaupt von Großbritannien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Possa la regina vivere a lungo!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Lang lebe die Königin!</text:p>
          </table:table-cell>
          <table:table-cell table:style-name="ce6" office:value-type="string" calcext:value-type="string">
            <text:p>König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sono totalmente soddisfatto dalla mia nuova casa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mit meinem neuen Haus völlig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Era soddisfatta del risultato.</text:p>
          </table:table-cell>
          <table:table-cell table:style-name="Default" office:value-type="string" calcext:value-type="string">
            <text:p>soddisfatta</text:p>
          </table:table-cell>
          <table:table-cell table:style-name="ce11" office:value-type="string" calcext:value-type="string">
            <text:p>Sie war mit dem Ergebnis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Perciò mi ha incaricato di soddisfare qualsiasi suo desiderio.</text:p>
          </table:table-cell>
          <table:table-cell table:style-name="Default" office:value-type="string" calcext:value-type="string">
            <text:p>soddisfare</text:p>
          </table:table-cell>
          <table:table-cell table:style-name="ce11" office:value-type="string" calcext:value-type="string">
            <text:p>Ich habe deshalb den Auftrag, seine Wünsche zu erfüllen.</text:p>
          </table:table-cell>
          <table:table-cell table:style-name="ce6" office:value-type="string" calcext:value-type="string">
            <text:p>erfü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za il condizionatore al massim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reh die Klimaanlage voll auf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Il condizionatore si è di nuovo scassat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ie Klimaanlage ist wohl wieder kaputt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passione è visitare templi antichi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Mein Leidenschaft ist, alte Tempel zu besichtigen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Il medico lavora con molta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Der Arzt arbeitet mit großer Leidenschaft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Ricorda: una donna ama un uomo che ama con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Eine Frau verliebt sich in den Mann, der mit Leidenschaft liebt.</text:p>
          </table:table-cell>
          <table:table-cell table:style-name="ce6" office:value-type="string" calcext:value-type="string">
            <text:p>Leid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al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sso provare questa pralina di cioccolato?</text:p>
          </table:table-cell>
          <table:table-cell table:style-name="Default" office:value-type="string" calcext:value-type="string">
            <text:p>pralina</text:p>
          </table:table-cell>
          <table:table-cell table:style-name="ce11" office:value-type="string" calcext:value-type="string">
            <text:p>Kann ich diese Schokoladenpraline probieren?</text:p>
          </table:table-cell>
          <table:table-cell table:style-name="ce6" office:value-type="string" calcext:value-type="string">
            <text:p>prali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spazzatura viene raccolta ogni lunedì.</text:p>
          </table:table-cell>
          <table:table-cell table:style-name="Default" office:value-type="string" calcext:value-type="string">
            <text:p>raccolta</text:p>
          </table:table-cell>
          <table:table-cell table:style-name="ce11" office:value-type="string" calcext:value-type="string">
            <text:p>Unser Müll wird jeden Montag abgeholt.</text:p>
          </table:table-cell>
          <table:table-cell table:style-name="ce6" office:value-type="string" calcext:value-type="string">
            <text:p>abgeholt</text:p>
          </table:table-cell>
          <table:table-cell table:style-name="ce11" office:value-type="string" calcext:value-type="string">
            <text:p>Domani andiamo nel bosco e raccogliamo mirtilli.</text:p>
          </table:table-cell>
          <table:table-cell table:style-name="Default" office:value-type="string" calcext:value-type="string">
            <text:p>raccogliamo</text:p>
          </table:table-cell>
          <table:table-cell table:style-name="ce11" office:value-type="string" calcext:value-type="string">
            <text:p>Morgen gehen wir in den Wald und sammeln Blaubeeren.</text:p>
          </table:table-cell>
          <table:table-cell table:style-name="ce6" office:value-type="string" calcext:value-type="string">
            <text:p>sammeln</text:p>
          </table:table-cell>
          <table:table-cell table:style-name="ce11" office:value-type="string" calcext:value-type="string">
            <text:p>Quali informazioni doveva raccogliere?</text:p>
          </table:table-cell>
          <table:table-cell table:style-name="Default" office:value-type="string" calcext:value-type="string">
            <text:p>raccogliere</text:p>
          </table:table-cell>
          <table:table-cell table:style-name="ce11" office:value-type="string" calcext:value-type="string">
            <text:p>Was für Informationen sollten Sie sammeln?</text:p>
          </table:table-cell>
          <table:table-cell table:style-name="ce6" office:value-type="string" calcext:value-type="string">
            <text:p>samm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uiriel è molto brava nel raccontare storie inventate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Muiriel ist sehr gut darin, erfundene Geschichten zu erzählen.</text:p>
          </table:table-cell>
          <table:table-cell table:style-name="ce6" office:value-type="string" calcext:value-type="string">
            <text:p>erfundene</text:p>
          </table:table-cell>
          <table:table-cell table:style-name="ce11"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Jeden Tag benutzen wir viele Dinge, die Edison erfunden hat.</text:p>
          </table:table-cell>
          <table:table-cell table:style-name="ce6" office:value-type="string" calcext:value-type="string">
            <text:p>erfun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i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olte bisogna avere il coraggio di prendere decisioni difficili.</text:p>
          </table:table-cell>
          <table:table-cell table:style-name="Default" office:value-type="string" calcext:value-type="string">
            <text:p>decisioni</text:p>
          </table:table-cell>
          <table:table-cell table:style-name="ce11" office:value-type="string" calcext:value-type="string">
            <text:p>Manchmal muss man den Mut haben, schwierige Entscheidungen zu treffen.</text:p>
          </table:table-cell>
          <table:table-cell table:style-name="ce6" office:value-type="string" calcext:value-type="string">
            <text:p>Entscheidungen</text:p>
          </table:table-cell>
          <table:table-cell table:style-name="ce11" office:value-type="string" calcext:value-type="string">
            <text:p>La decisione del giudice è inappellabil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Die Entscheidung des Richters ist endgültig.</text:p>
          </table:table-cell>
          <table:table-cell table:style-name="ce6" office:value-type="string" calcext:value-type="string">
            <text:p>Entscheidung</text:p>
          </table:table-cell>
          <table:table-cell table:style-name="ce11" office:value-type="string" calcext:value-type="string">
            <text:p>Io non sono in disaccordo con la vostra decision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Ich widerspreche deiner Entscheidung nicht.</text:p>
          </table:table-cell>
          <table:table-cell table:style-name="ce6" office:value-type="string" calcext:value-type="string">
            <text:p>Entschei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el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ndo una donna ha una scelta tra amore e ricchezza, cerca sempre di scegliere entrambi.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Hat eine Frau die Wahl zwischen Liebe und Reichtum, versucht sie stets beides zu wählen.</text:p>
          </table:table-cell>
          <table:table-cell table:style-name="ce6" office:value-type="string" calcext:value-type="string">
            <text:p>Wahl</text:p>
          </table:table-cell>
          <table:table-cell table:style-name="ce11" office:value-type="string" calcext:value-type="string">
            <text:p>Non scegliere è già una scelta.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Nicht wählen ist bereits eine Wahl.</text:p>
          </table:table-cell>
          <table:table-cell table:style-name="ce6" office:value-type="string" calcext:value-type="string">
            <text:p>Wahl</text:p>
          </table:table-cell>
          <table:table-cell table:style-name="ce11"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Meinst du, dich in der Wahl des Berufs geirrt zu haben?</text:p>
          </table:table-cell>
          <table:table-cell table:style-name="ce6" office:value-type="string" calcext:value-type="string">
            <text:p>Wah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u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Ich verabscheue den übermäßigen Gebrauch von Fremdwörtern, vor allem dann, wenn sie unnötig sind.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6" office:value-type="string" calcext:value-type="string">
            <text:p>Ge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è semplicemente su un altro gradino sociale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Du stehst eben auf einer anderen Gesellschaftsstufe.</text:p>
          </table:table-cell>
          <table:table-cell table:style-name="ce6" office:value-type="string" calcext:value-type="string">
            <text:p>stufe</text:p>
          </table:table-cell>
          <table:table-cell table:style-name="ce11" office:value-type="string" calcext:value-type="string">
            <text:p>Cominciamo col primo gradin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Fangen wir an mit dem ersten Schritt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Attenzione, lì c'è un gradino rott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Vorsicht, da ist ne Stufe kaputt.</text:p>
          </table:table-cell>
          <table:table-cell table:style-name="ce6" office:value-type="string" calcext:value-type="string">
            <text:p>St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isi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In den letzten Monaten erörterten die Medien nur ein Thema: die Wirtschaftskrise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Kr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molecola d’acqua è composta da tre atom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 Molekül Wasser besteht aus drei Atome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Una squadra è composta da undici giocator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e Mannschaft besteht aus elf Spieler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Dove hai imparato a comporre musica così meravigliosa?</text:p>
          </table:table-cell>
          <table:table-cell table:style-name="Default" office:value-type="string" calcext:value-type="string">
            <text:p>comporre</text:p>
          </table:table-cell>
          <table:table-cell table:style-name="ce11" office:value-type="string" calcext:value-type="string">
            <text:p>Wolf, wo haben Sie gelernt, so wunderschöne Musik zu komponieren?</text:p>
          </table:table-cell>
          <table:table-cell table:style-name="ce6" office:value-type="string" calcext:value-type="string">
            <text:p>kompo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artone è più forte rispetto alla carta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Pappe ist fester im Vergleich Papier.</text:p>
          </table:table-cell>
          <table:table-cell table:style-name="ce6" office:value-type="string" calcext:value-type="string">
            <text:p>Vergleich</text:p>
          </table:table-cell>
          <table:table-cell table:style-name="ce11" office:value-type="string" calcext:value-type="string">
            <text:p>Credo nei valori e nel rispetto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Ich glaube an Werte und an Respekt.</text:p>
          </table:table-cell>
          <table:table-cell table:style-name="ce6" office:value-type="string" calcext:value-type="string">
            <text:p>Respekt</text:p>
          </table:table-cell>
          <table:table-cell table:style-name="ce11" office:value-type="string" calcext:value-type="string">
            <text:p>Le porte funzionano in modo diverso rispetto alle tue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Die Türen funktionieren anders im Vergleich zu deinen.</text:p>
          </table:table-cell>
          <table:table-cell table:style-name="ce6" office:value-type="string" calcext:value-type="string">
            <text:p>Vergle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sab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scuola hanno montato una struttura per consentire l'accesso allo studente disabile.</text:p>
          </table:table-cell>
          <table:table-cell table:style-name="Default" office:value-type="string" calcext:value-type="string">
            <text:p>disabile</text:p>
          </table:table-cell>
          <table:table-cell table:style-name="ce11" office:value-type="string" calcext:value-type="string">
            <text:p>An der Schule haben sie eine Struktur angebracht, die den Zugang für den behinderten Schüler ermöglicht.</text:p>
          </table:table-cell>
          <table:table-cell table:style-name="ce18" office:value-type="string" calcext:value-type="string">
            <text:p>behinder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oscop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Vediamo se nell'oroscopo si dice qualcosa sull'amore.</text:p>
          </table:table-cell>
          <table:table-cell table:style-name="Default" office:value-type="string" calcext:value-type="string">
            <text:p>oroscopo</text:p>
          </table:table-cell>
          <table:table-cell table:style-name="ce11" office:value-type="string" calcext:value-type="string">
            <text:p>Sehen wir mal, ob im Horoskop etwas von Liebe steht.</text:p>
          </table:table-cell>
          <table:table-cell table:style-name="ce6" office:value-type="string" calcext:value-type="string">
            <text:p>Horoskop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si pesa ogni mattina.</text:p>
          </table:table-cell>
          <table:table-cell table:style-name="Default" office:value-type="string" calcext:value-type="string">
            <text:p>pesa</text:p>
          </table:table-cell>
          <table:table-cell table:style-name="ce11" office:value-type="string" calcext:value-type="string">
            <text:p>Maria wiegt sich jeden Morgen.</text:p>
          </table:table-cell>
          <table:table-cell table:style-name="ce6" office:value-type="string" calcext:value-type="string">
            <text:p>wiegt</text:p>
          </table:table-cell>
          <table:table-cell table:style-name="ce11" office:value-type="string" calcext:value-type="string">
            <text:p>Mi piacerebbe pesare 20 chili in più per colpirti!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Und ich möchte manchmal siebzig Pfund mehr wiegen und dir eine knallen!</text:p>
          </table:table-cell>
          <table:table-cell table:style-name="ce6" office:value-type="string" calcext:value-type="string">
            <text:p>wiegen</text:p>
          </table:table-cell>
          <table:table-cell table:style-name="ce11" office:value-type="string" calcext:value-type="string">
            <text:p>Doveva pesare 110 chili.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Er muss ungefähr 110 kg gewogen haben.</text:p>
          </table:table-cell>
          <table:table-cell table:style-name="ce6" office:value-type="string" calcext:value-type="string">
            <text:p>gew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l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beeinträchtigen</text:p>
          </table:table-cell>
          <table:table-cell table:style-name="ce11" office:value-type="string" calcext:value-type="string">
            <text:p>Può influire su tutta la mia vita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Sie könnte mein gesamtes Leben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11" office:value-type="string" calcext:value-type="string">
            <text:p>Non deve influire su di lor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sollte sie nicht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Ho comprato un meraviglioso gioiello.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Ich habe mir einen wunderschönen Schmuck gekauft.</text:p>
          </table:table-cell>
          <table:table-cell table:style-name="ce6" office:value-type="string" calcext:value-type="string">
            <text:p>wunderschönen</text:p>
          </table:table-cell>
          <table:table-cell table:style-name="ce11" office:value-type="string" calcext:value-type="string">
            <text:p>“Perché parli francese?“ “Perché il francese è meraviglioso!“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„Warum sprichst du Französisch?“ — „Weil Französisch wunderschön ist!“</text:p>
          </table:table-cell>
          <table:table-cell table:style-name="ce6" office:value-type="string" calcext:value-type="string">
            <text:p>wunderschön</text:p>
          </table:table-cell>
          <table:table-cell table:style-name="ce11" office:value-type="string" calcext:value-type="string">
            <text:p>La casa che Tom ha costruito è meravigliosa.</text:p>
          </table:table-cell>
          <table:table-cell table:style-name="Default" office:value-type="string" calcext:value-type="string">
            <text:p>meravigliosa</text:p>
          </table:table-cell>
          <table:table-cell table:style-name="ce11" office:value-type="string" calcext:value-type="string">
            <text:p>Das von Tom gebaute Haus ist wunderbar.</text:p>
          </table:table-cell>
          <table:table-cell table:style-name="ce6" office:value-type="string" calcext:value-type="string">
            <text:p>wunder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gegn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ragnatele sono piccoli capolavori di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Die Spinnweben sind kleine Meisterwerke der Ingenieurskunst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Uomini e donne addestrati in astronomia, fisica, geologia o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Männer und Frauen mit einer Ausbildung in Astronomie, Physik, Geologie und Ingenieurwesen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Hai studiato ingegneria all'università?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Hast du Ingenieurswesen an der Uni studiert?</text:p>
          </table:table-cell>
          <table:table-cell table:style-name="ce6" office:value-type="string" calcext:value-type="string">
            <text:p>Ingenie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casa è un'opera d'arte architettonica.</text:p>
          </table:table-cell>
          <table:table-cell table:style-name="Default" office:value-type="string" calcext:value-type="string">
            <text:p>architettonica</text:p>
          </table:table-cell>
          <table:table-cell table:style-name="ce11" office:value-type="string" calcext:value-type="string">
            <text:p>Dieses Haus ist ein architektonisches Kunstwerk.</text:p>
          </table:table-cell>
          <table:table-cell table:style-name="ce6" office:value-type="string" calcext:value-type="string">
            <text:p>architektonisches</text:p>
          </table:table-cell>
          <table:table-cell table:style-name="ce11" office:value-type="string" calcext:value-type="string">
            <text:p>La chiesa è ricca di elementi architettonici.</text:p>
          </table:table-cell>
          <table:table-cell table:style-name="Default" office:value-type="string" calcext:value-type="string">
            <text:p>architettonici</text:p>
          </table:table-cell>
          <table:table-cell table:style-name="ce11" office:value-type="string" calcext:value-type="string">
            <text:p>Die Kirche ist reich an architektonischen Elementen.</text:p>
          </table:table-cell>
          <table:table-cell table:style-name="ce6" office:value-type="string" calcext:value-type="string">
            <text:p>architekton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rico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Capricorno</text:p>
          </table:table-cell>
          <table:table-cell table:style-name="ce11" office:value-type="string" calcext:value-type="string">
            <text:p>Ich bin im Sternzeichen Widder und mit einem Steinbock habe ich nichts gemeinsam!</text:p>
          </table:table-cell>
          <table:table-cell table:style-name="ce6" office:value-type="string" calcext:value-type="string">
            <text:p>Steinbo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ari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lo sporco ha ostruito lo scarico del vostro lavandino, non è necessario chiamare l'idraulico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Wenn Schmutz den Abfluss Ihres Waschbeckens verstopft hat, ist es nicht notwendig den Klempner zu rufen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Mio fratello le ha pulito i tubi di scarico ostruiti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Mein Bruder hat bei Ihnen ein verstopftes Abflussrohr geputzt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 figlio studioso e sensibile. Sua madre non avrebbe potuto esserne più orgogliosa.</text:p>
          </table:table-cell>
          <table:table-cell table:style-name="Default" office:value-type="string" calcext:value-type="string">
            <text:p>studioso</text:p>
          </table:table-cell>
          <table:table-cell table:style-name="ce11" office:value-type="string" calcext:value-type="string">
            <text:p>Ein fleißiger und sensibler Sohn. Seine Mutter hätte nicht stolzer sein können.</text:p>
          </table:table-cell>
          <table:table-cell table:style-name="ce6" office:value-type="string" calcext:value-type="string">
            <text:p>fleiß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dica, lei e Keller ci metterete ancora molto a imbiancare questa stanza?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Sagen sie, brauchen sie und Keller noch lange, um diesen Raum zu streichen?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a direzione ha deciso di imbiancare i corridoi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Die Verwaltung hat entschieden, die Flure zu streichen.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ui non puô imbiancare la chiesa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Er kann die Kirche nicht streichen.</text:p>
          </table:table-cell>
          <table:table-cell table:style-name="ce6" office:value-type="string" calcext:value-type="string">
            <text:p>str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esid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orgio Napolitano è il Presidente della Repubblica in Italia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Giorgio Napolitano ist in Italien der Präsident der Republik.</text:p>
          </table:table-cell>
          <table:table-cell table:style-name="ce6" office:value-type="string" calcext:value-type="string">
            <text:p>Präsident</text:p>
          </table:table-cell>
          <table:table-cell table:style-name="ce11"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Der Pass des Präsidenten der Vereinigten Staaten ist schwarz und nicht blau wie die der gewöhnlichen Bürger.</text:p>
          </table:table-cell>
          <table:table-cell table:style-name="ce6" office:value-type="string" calcext:value-type="string">
            <text:p>Präsidenten</text:p>
          </table:table-cell>
          <table:table-cell table:style-name="ce11" office:value-type="string" calcext:value-type="string">
            <text:p>Abraham Lincoln, il 16º Presidente degli Stati Uniti, è nato in una capanna di tronchi nel Kentucky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Abraham Lincoln, der 16. Präsident der Vereinigten Staaten, wurde in einem Blockhaus in Kentucky geboren.</text:p>
          </table:table-cell>
          <table:table-cell table:style-name="ce6" office:value-type="string" calcext:value-type="string">
            <text:p>Präsid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pitale dell'Ungheria è Budapest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Die Hauptstadt Ungarns ist Budapest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Bruxelles è la capitale del Belgio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Brüssel ist die Hauptstadt Belgiens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Varsavia è la capitale della Polonia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Warschau ist die Hauptstadt von Polen.</text:p>
          </table:table-cell>
          <table:table-cell table:style-name="ce6" office:value-type="string" calcext:value-type="string">
            <text:p>Hauptstad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conomico, tuttavia nessun cliente, è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Günstig, trotzdem keine Gäste, das ist besorgniserregend.</text:p>
          </table:table-cell>
          <table:table-cell table:style-name="ce6" office:value-type="string" calcext:value-type="string">
            <text:p>besorgniserregend</text:p>
          </table:table-cell>
          <table:table-cell table:style-name="ce11" office:value-type="string" calcext:value-type="string">
            <text:p>La cosa più preoccupante sono le conseguenze internazionali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Die besorgniserregendste Sache sind die internationalen Konsequenzen.</text:p>
          </table:table-cell>
          <table:table-cell table:style-name="ce6" office:value-type="string" calcext:value-type="string">
            <text:p>besorgniserregendste</text:p>
          </table:table-cell>
          <table:table-cell table:style-name="ce11" office:value-type="string" calcext:value-type="string">
            <text:p>Non ho ancora detto niente di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Ich sagte noch nichts Beunruhigendes.</text:p>
          </table:table-cell>
          <table:table-cell table:style-name="ce6" office:value-type="string" calcext:value-type="string">
            <text:p>Beunruhi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us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Egal, welches Musikinstrument du lernen willst, das Wichtigste ist, von Anfang an keine Fehler zu machen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Tu suoni il piano e tutta la tua famiglia suona qualche tipo di strument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Du spielst Klavier und deine ganze Familie spielt irgendeine Art von Musikinstrument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Con alcuni amici, abbiamo formato un piccolo grupp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Ich habe mit Freunden eine Musikgruppe gegründet.</text:p>
          </table:table-cell>
          <table:table-cell table:style-name="ce6" office:value-type="string" calcext:value-type="string">
            <text:p>Mus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Der Rauch ist ein Anzeichen dafür, dass es irgendwo in der Nähe ein Feuer gibt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segni</text:p>
          </table:table-cell>
          <table:table-cell table:style-name="ce11" office:value-type="string" calcext:value-type="string">
            <text:p>Mary zeigt Anzeichen einer schweren Depression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Dubitare di sé stessi è il primo segno di intelligenza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An sich selbst zu zweifeln, ist das erste Zeichen von Intelligenz.</text:p>
          </table:table-cell>
          <table:table-cell table:style-name="ce6" office:value-type="string" calcext:value-type="string">
            <text:p>Z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m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somigliare di più a suo padre, si è tagliato i capelli.</text:p>
          </table:table-cell>
          <table:table-cell table:style-name="Default" office:value-type="string" calcext:value-type="string">
            <text:p>somigliare</text:p>
          </table:table-cell>
          <table:table-cell table:style-name="ce11" office:value-type="string" calcext:value-type="string">
            <text:p>Um seinem Vater zu ähneln, schnitt er sich die Haare.</text:p>
          </table:table-cell>
          <table:table-cell table:style-name="ce18" office:value-type="string" calcext:value-type="string">
            <text:p>ähn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es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lda luce del sole al tramonto illumina il paesaggio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Das warme Licht des Sonnenuntergangs beleuchtet die Landschaft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Da qui vedo molto bene il paesaggio, grazi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Von hier aus sehe ich die Landschaft sehr gut, danke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Tipico paesaggio scozzes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Typisch schottische Landschaft.</text:p>
          </table:table-cell>
          <table:table-cell table:style-name="ce6" office:value-type="string" calcext:value-type="string">
            <text:p>Land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i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ntinuerò a realizzare il mio sogno.</text:p>
          </table:table-cell>
          <table:table-cell table:style-name="Default" office:value-type="string" calcext:value-type="string">
            <text:p>realizzare</text:p>
          </table:table-cell>
          <table:table-cell table:style-name="ce11" office:value-type="string" calcext:value-type="string">
            <text:p>Ich werde fortfahren, meinen Traum zu verwirklichen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Fare un piano e realizzarlo sono due cose ben distinte.</text:p>
          </table:table-cell>
          <table:table-cell table:style-name="Default" office:value-type="string" calcext:value-type="string">
            <text:p>realizzarlo</text:p>
          </table:table-cell>
          <table:table-cell table:style-name="ce11" office:value-type="string" calcext:value-type="string">
            <text:p>Einen Plan zu machen und ihn zu verwirklichen sind zwei sehr verschiedene Dinge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Purtroppo molti progetti restano semplici dichiarazioni di intenti che non sono realizzati.</text:p>
          </table:table-cell>
          <table:table-cell table:style-name="Default" office:value-type="string" calcext:value-type="string">
            <text:p>realizzati</text:p>
          </table:table-cell>
          <table:table-cell table:style-name="ce11" office:value-type="string" calcext:value-type="string">
            <text:p>Leider bleiben viele Projekte bloße Absichtserklärungen, die nicht realisiert werden.</text:p>
          </table:table-cell>
          <table:table-cell table:style-name="ce6" office:value-type="string" calcext:value-type="string">
            <text:p>realis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a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vedo l'ora che sia sera per andare a letto e finalmente dormire senza pesi di esami sulle spalle!</text:p>
          </table:table-cell>
          <table:table-cell table:style-name="Default" office:value-type="string" calcext:value-type="string">
            <text:p>spalle</text:p>
          </table:table-cell>
          <table:table-cell table:style-name="ce11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6" office:value-type="string" calcext:value-type="string">
            <text:p>Schultern</text:p>
          </table:table-cell>
          <table:table-cell table:style-name="ce11" office:value-type="string" calcext:value-type="string">
            <text:p>La prossima volta che lo incontro, gli metto il pappagallo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Wenn ich ihn wiedersehe, setze ich ihm den Papagei auf die Schulter.</text:p>
          </table:table-cell>
          <table:table-cell table:style-name="ce6" office:value-type="string" calcext:value-type="string">
            <text:p>Schulter</text:p>
          </table:table-cell>
          <table:table-cell table:style-name="ce11" office:value-type="string" calcext:value-type="string">
            <text:p>Lascia che ti dia una pacca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Na, lass mich deine Schulter klopfen.</text:p>
          </table:table-cell>
          <table:table-cell table:style-name="ce6" office:value-type="string" calcext:value-type="string">
            <text:p>Schul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chia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olitico ha dichiarato di opporsi alla conclusione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olitiker hat erklärt, sich dem Entschluss zu widersetzen.</text:p>
          </table:table-cell>
          <table:table-cell table:style-name="ce6" office:value-type="string" calcext:value-type="string">
            <text:p>erklärt</text:p>
          </table:table-cell>
          <table:table-cell table:style-name="ce11" office:value-type="string" calcext:value-type="string">
            <text:p>Il Presidente del Consiglio d'Europa ha dichiarato la settimana scorsa la bancarotta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räsident des Europäischen Rates erklärte letzte Woche den Bankrott.</text:p>
          </table:table-cell>
          <table:table-cell table:style-name="ce6" office:value-type="string" calcext:value-type="string">
            <text:p>erklärte</text:p>
          </table:table-cell>
          <table:table-cell table:style-name="ce11" office:value-type="string" calcext:value-type="string">
            <text:p>No, non voglio dichiarare bancarotta.</text:p>
          </table:table-cell>
          <table:table-cell table:style-name="Default" office:value-type="string" calcext:value-type="string">
            <text:p>dichiarare</text:p>
          </table:table-cell>
          <table:table-cell table:style-name="ce11" office:value-type="string" calcext:value-type="string">
            <text:p>Nein, ich will mich nicht Bankrott erklären.</text:p>
          </table:table-cell>
          <table:table-cell table:style-name="ce6" office:value-type="string" calcext:value-type="string">
            <text:p>erklä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mpeg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vita è quello che ti succede mentre sei impegnato a fare altri progett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Leben ist das, was dir zustößt, während du gerade damit beschäftigt bist, andere Pläne zu machen.</text:p>
          </table:table-cell>
          <table:table-cell table:style-name="ce6" office:value-type="string" calcext:value-type="string">
            <text:p>beschäftigt</text:p>
          </table:table-cell>
          <table:table-cell table:style-name="ce11" office:value-type="string" calcext:value-type="string">
            <text:p>Tom sembra impegnato ogg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Tom macht heute einen beschäftigten Eindruck.</text:p>
          </table:table-cell>
          <table:table-cell table:style-name="ce6" office:value-type="string" calcext:value-type="string">
            <text:p>beschäftigten</text:p>
          </table:table-cell>
          <table:table-cell table:style-name="ce11" office:value-type="string" calcext:value-type="string">
            <text:p>Sono troppo impegnato per perdere tempo con questo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Ich bin zu beschäftigt, um damit Zeit zu verschwenden.</text:p>
          </table:table-cell>
          <table:table-cell table:style-name="ce6" office:value-type="string" calcext:value-type="string">
            <text:p>beschäfti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 table:number-rows-repeated="104759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context_Pia_advanced_reduced.A1:context_Pia_advanced_reduced.Q9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0/00/0000</text:date>, <text:time style:data-style-name="N2" text:time-value="14:42:06.773837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4T14:55:41.180644224</dc:date>
    <meta:editing-duration>P13DT16H7M21S</meta:editing-duration>
    <meta:editing-cycles>639</meta:editing-cycles>
    <meta:generator>LibreOffice/5.1.6.2$Linux_X86_64 LibreOffice_project/10m0$Build-2</meta:generator>
    <meta:document-statistic meta:table-count="1" meta:cell-count="14862" meta:object-count="0"/>
  </office:meta>
</office:document-meta>
</file>